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2.053cm" fo:break-before="auto" style:use-optimal-row-height="true"/>
    </style:style>
    <style:style style:name="ro3" style:family="table-row">
      <style:table-row-properties style:row-height="3.552cm" fo:break-before="auto" style:use-optimal-row-height="true"/>
    </style:style>
    <style:style style:name="ro4" style:family="table-row">
      <style:table-row-properties style:row-height="4.133cm" fo:break-before="auto" style:use-optimal-row-height="tru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4.053cm" fo:break-before="auto" style:use-optimal-row-height="true"/>
    </style:style>
    <style:style style:name="ro7" style:family="table-row">
      <style:table-row-properties style:row-height="3.237cm" fo:break-before="auto" style:use-optimal-row-height="true"/>
    </style:style>
    <style:style style:name="ro8" style:family="table-row">
      <style:table-row-properties style:row-height="2.842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2.947cm" fo:break-before="auto" style:use-optimal-row-height="true"/>
    </style:style>
    <style:style style:name="ro11" style:family="table-row">
      <style:table-row-properties style:row-height="3.133cm" fo:break-before="auto" style:use-optimal-row-height="true"/>
    </style:style>
    <style:style style:name="ro12" style:family="table-row">
      <style:table-row-properties style:row-height="4.554cm" fo:break-before="auto" style:use-optimal-row-height="true"/>
    </style:style>
    <style:style style:name="ro13" style:family="table-row">
      <style:table-row-properties style:row-height="3.027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2.237cm" fo:break-before="auto" style:use-optimal-row-height="true"/>
    </style:style>
    <style:style style:name="ro16" style:family="table-row">
      <style:table-row-properties style:row-height="1.552cm" fo:break-before="auto" style:use-optimal-row-height="true"/>
    </style:style>
    <style:style style:name="ro17" style:family="table-row">
      <style:table-row-properties style:row-height="6.528cm" fo:break-before="auto" style:use-optimal-row-height="true"/>
    </style:style>
    <style:style style:name="ro18" style:family="table-row">
      <style:table-row-properties style:row-height="2.775cm" fo:break-before="auto" style:use-optimal-row-height="true"/>
    </style:style>
    <style:style style:name="ro19" style:family="table-row">
      <style:table-row-properties style:row-height="6.001cm" fo:break-before="auto" style:use-optimal-row-height="true"/>
    </style:style>
    <style:style style:name="ro20" style:family="table-row">
      <style:table-row-properties style:row-height="2.738cm" fo:break-before="auto" style:use-optimal-row-height="true"/>
    </style:style>
    <style:style style:name="ro21" style:family="table-row">
      <style:table-row-properties style:row-height="2.342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ko" style:country-asian="KR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style:font-name="Noto Sans CJK KR1" style:font-name-asian="Noto Sans CJK KR1"/>
    </style:style>
    <style:style style:name="ce5" style:family="table-cell" style:parent-style-name="Default">
      <style:text-properties fo:color="#000000" style:font-name="돋움" style:font-name-asian="돋움"/>
    </style:style>
    <style:style style:name="T1" style:family="text">
      <style:text-properties style:font-name="Noto Serif CJK KR"/>
    </style:style>
    <style:style style:name="T2" style:family="text">
      <style:text-properties style:font-name="Noto Sans CJK KR1" style:font-name-asian="Noto Sans CJK KR1" style:font-name-complex="Noto Sans CJK KR1"/>
    </style:style>
    <style:style style:name="T3" style:family="text">
      <style:text-properties style:font-name="Noto Sans CJK K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2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Noto Sans CJK KR2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erif CJK KR"/>
    </style:style>
    <style:style style:name="T5" style:family="text">
      <style:text-properties style:font-style-asian="normal" style:text-position="0% 100%" fo:font-weight="normal" style:text-underline-style="none" style:text-underline-color="font-color" style:font-name="돋움" fo:font-size="10pt" fo:font-style="normal" style:font-size-complex="10pt" style:font-weight-asian="normal" style:font-relief="none" style:text-overline-style="none" style:text-overline-color="font-color" style:font-name-asian="돋움" style:font-name-complex="Lohit Devanagari" style:text-line-through-mode="continuous" fo:text-shadow="none" style:text-line-through-type="none" style:text-emphasize="none" style:font-size-asian="10pt" fo:language="en" fo:country="US" style:text-outline="false" style:font-weight-complex="normal" style:language-asian="ko" style:country-asian="KR" style:language-complex="hi" style:country-complex="IN" style:font-style-complex="normal"/>
    </style:style>
    <style:style style:name="T6" style:family="text">
      <style:text-properties style:font-style-asian="normal" style:text-position="0% 100%" fo:font-weight="normal" style:text-underline-style="none" style:text-underline-color="font-color" fo:font-size="10pt" fo:font-style="normal" style:font-size-complex="10pt" style:font-weight-asian="normal" style:font-relief="none" style:text-overline-style="none" style:text-overline-color="font-color" style:font-name-complex="Lohit Devanagari" style:text-line-through-mode="continuous" fo:text-shadow="none" style:text-line-through-type="none" style:text-emphasize="none" style:font-size-asian="10pt" fo:language="en" fo:country="US" style:text-outline="false" style:font-weight-complex="normal" style:language-asian="ko" style:country-asian="KR" style:language-complex="hi" style:country-complex="IN" style:font-style-complex="normal" style:font-name-asian="Noto Sans CJK KR1" style:font-name="Noto Sans CJK KR1"/>
    </style:style>
    <style:style style:name="T7" style:family="text">
      <style:text-properties style:font-style-asian="normal" style:text-position="0% 100%" fo:font-weight="normal" style:text-underline-style="none" style:text-underline-color="font-color" fo:font-size="10pt" fo:font-style="normal" style:font-size-complex="10pt" style:font-weight-asian="normal" style:font-relief="none" style:text-overline-style="none" style:text-overline-color="font-color" style:font-name-complex="Lohit Devanagari" style:text-line-through-mode="continuous" fo:text-shadow="none" style:text-line-through-type="none" style:text-emphasize="none" style:font-size-asian="10pt" fo:language="en" fo:country="US" style:text-outline="false" style:font-weight-complex="normal" style:language-asian="ko" style:country-asian="KR" style:language-complex="hi" style:country-complex="IN" style:font-style-complex="normal" style:font-name="돋움" style:font-name-asian="돋움"/>
    </style:style>
    <style:style style:name="T8" style:family="text">
      <style:text-properties style:font-style-asian="normal" style:text-position="0% 100%" fo:font-weight="normal" style:text-underline-style="none" style:text-underline-color="font-color" fo:font-size="10pt" fo:font-style="normal" style:font-size-complex="10pt" style:font-weight-asian="normal" style:font-relief="none" style:text-overline-style="none" style:text-overline-color="font-color" style:font-name-complex="Lohit Devanagari" style:text-line-through-mode="continuous" fo:text-shadow="none" style:text-line-through-type="none" style:text-emphasize="none" style:font-size-asian="10pt" fo:language="en" fo:country="US" style:text-outline="false" style:font-weight-complex="normal" style:language-asian="ko" style:country-asian="KR" style:language-complex="hi" style:country-complex="IN" style:font-style-complex="normal" style:font-name="Noto Sans CJK KR1" style:font-name-asian="Noto Sans CJK KR1"/>
    </style:style>
    <style:style style:name="T9" style:family="text">
      <style:text-properties style:font-name-asian="돋움" style:text-outline="false" fo:font-size="10pt" style:language-complex="hi" style:country-complex="IN" style:font-name-complex="Lohit Devanagari" style:font-style-complex="normal" style:font-weight-asian="normal" style:text-line-through-type="none" style:text-position="0% 100%" style:text-emphasize="none" style:language-asian="ko" style:country-asian="KR" fo:font-style="normal" style:font-size-complex="10pt" style:font-size-asian="10pt" style:font-relief="none" style:text-overline-style="none" style:text-overline-color="font-color" style:text-line-through-mode="continuous" style:font-weight-complex="normal" style:font-style-asian="normal" style:font-name="돋움" fo:language="en" fo:country="US" fo:text-shadow="none" fo:font-weight="normal" style:text-underline-style="none" style:text-underline-color="font-color"/>
    </style:style>
    <style:style style:name="T10" style:family="text">
      <style:text-properties style:text-outline="false" fo:font-size="10pt" style:language-complex="hi" style:country-complex="IN" style:font-name-complex="Lohit Devanagari" style:font-style-complex="normal" style:font-weight-asian="normal" style:text-line-through-type="none" style:text-position="0% 100%" style:text-emphasize="none" style:language-asian="ko" style:country-asian="KR" fo:font-style="normal" style:font-size-complex="10pt" style:font-size-asian="10pt" style:font-relief="none" style:text-overline-style="none" style:text-overline-color="font-color" style:text-line-through-mode="continuous" style:font-weight-complex="normal" style:font-style-asian="normal" fo:language="en" fo:country="US" fo:text-shadow="none" fo:font-weight="normal" style:text-underline-style="none" style:text-underline-color="font-color" style:font-name="Noto Sans CJK KR1" style:font-name-asian="Noto Sans CJK KR1"/>
    </style:style>
    <style:style style:name="T11" style:family="text">
      <style:text-properties style:text-outline="false" fo:font-size="10pt" style:language-complex="hi" style:country-complex="IN" style:font-name-complex="Lohit Devanagari" style:font-style-complex="normal" style:font-weight-asian="normal" style:text-line-through-type="none" style:text-position="0% 100%" style:text-emphasize="none" style:language-asian="ko" style:country-asian="KR" fo:font-style="normal" style:font-size-complex="10pt" style:font-size-asian="10pt" style:font-relief="none" style:text-overline-style="none" style:text-overline-color="font-color" style:text-line-through-mode="continuous" style:font-weight-complex="normal" style:font-style-asian="normal" fo:language="en" fo:country="US" fo:text-shadow="none" fo:font-weight="normal" style:text-underline-style="none" style:text-underline-color="font-color" style:font-name-asian="돋움" style:font-name="돋움"/>
    </style:style>
    <style:style style:name="T12" style:family="text">
      <style:text-properties style:text-outline="false" fo:font-size="10pt" style:language-complex="hi" style:country-complex="IN" style:font-name-complex="Lohit Devanagari" style:font-style-complex="normal" style:font-weight-asian="normal" style:text-line-through-type="none" style:text-position="0% 100%" style:text-emphasize="none" style:language-asian="ko" style:country-asian="KR" fo:font-style="normal" style:font-size-complex="10pt" style:font-size-asian="10pt" style:font-relief="none" style:text-overline-style="none" style:text-overline-color="font-color" style:text-line-through-mode="continuous" style:font-weight-complex="normal" style:font-style-asian="normal" fo:language="en" fo:country="US" fo:text-shadow="none" fo:font-weight="normal" style:text-underline-style="none" style:text-underline-color="font-color" style:font-name-asian="Noto Sans CJK KR1" style:font-name="Noto Sans CJK KR1"/>
    </style:style>
    <style:style style:name="T13" style:family="text">
      <style:text-properties style:text-outline="false" fo:font-size="10pt" style:language-complex="hi" style:country-complex="IN" style:font-name-complex="Lohit Devanagari" style:font-style-complex="normal" style:font-weight-asian="normal" style:text-line-through-type="none" style:text-position="0% 100%" style:text-emphasize="none" style:language-asian="ko" style:country-asian="KR" fo:font-style="normal" style:font-size-complex="10pt" style:font-size-asian="10pt" style:font-relief="none" style:text-overline-style="none" style:text-overline-color="font-color" style:text-line-through-mode="continuous" style:font-weight-complex="normal" style:font-style-asian="normal" fo:language="en" fo:country="US" fo:text-shadow="none" fo:font-weight="normal" style:text-underline-style="none" style:text-underline-color="font-color" style:font-name="돋움" style:font-name-asian="돋움"/>
    </style:style>
    <style:style style:name="T14" style:family="text">
      <style:text-properties style:font-relief="none" fo:language="en" fo:country="US" style:font-size-asian="10pt" fo:font-size="10pt" style:font-style-complex="normal" style:text-line-through-mode="continuous" style:text-overline-style="none" style:text-overline-color="font-color" style:font-weight-asian="normal" style:font-name-complex="Lohit Devanagari" style:font-size-complex="10pt" style:font-style-asian="normal" style:font-weight-complex="normal" style:language-complex="hi" style:country-complex="IN" fo:font-weight="normal" style:text-line-through-type="none" style:text-underline-style="none" style:text-underline-color="font-color" style:text-emphasize="none" style:text-position="0% 100%" style:font-name-asian="돋움" style:text-outline="false" style:language-asian="ko" style:country-asian="KR" style:font-name="돋움" fo:text-shadow="none" fo:font-style="normal"/>
    </style:style>
    <style:style style:name="T15" style:family="text">
      <style:text-properties style:font-relief="none" fo:language="en" fo:country="US" style:font-size-asian="10pt" fo:font-size="10pt" style:font-style-complex="normal" style:text-line-through-mode="continuous" style:text-overline-style="none" style:text-overline-color="font-color" style:font-weight-asian="normal" style:font-name-complex="Lohit Devanagari" style:font-size-complex="10pt" style:font-style-asian="normal" style:font-weight-complex="normal" style:language-complex="hi" style:country-complex="IN" fo:font-weight="normal" style:text-line-through-type="none" style:text-underline-style="none" style:text-underline-color="font-color" style:text-emphasize="none" style:text-position="0% 100%" style:text-outline="false" style:language-asian="ko" style:country-asian="KR" fo:text-shadow="none" fo:font-style="normal" style:font-name-asian="Noto Sans CJK KR1" style:font-name="Noto Sans CJK KR1"/>
    </style:style>
    <style:style style:name="T16" style:family="text">
      <style:text-properties style:font-relief="none" fo:language="en" fo:country="US" style:font-size-asian="10pt" fo:font-size="10pt" style:font-style-complex="normal" style:text-line-through-mode="continuous" style:text-overline-style="none" style:text-overline-color="font-color" style:font-weight-asian="normal" style:font-name-complex="Lohit Devanagari" style:font-size-complex="10pt" style:font-style-asian="normal" style:font-weight-complex="normal" style:language-complex="hi" style:country-complex="IN" fo:font-weight="normal" style:text-line-through-type="none" style:text-underline-style="none" style:text-underline-color="font-color" style:text-emphasize="none" style:text-position="0% 100%" style:text-outline="false" style:language-asian="ko" style:country-asian="KR" fo:text-shadow="none" fo:font-style="normal" style:font-name-asian="돋움" style:font-name="돋움"/>
    </style:style>
    <style:style style:name="T17" style:family="text">
      <style:text-properties style:font-relief="none" fo:language="en" fo:country="US" style:font-size-asian="10pt" fo:font-size="10pt" style:font-style-complex="normal" style:text-line-through-mode="continuous" style:text-overline-style="none" style:text-overline-color="font-color" style:font-weight-asian="normal" style:font-name-complex="Lohit Devanagari" style:font-size-complex="10pt" style:font-style-asian="normal" style:font-weight-complex="normal" style:language-complex="hi" style:country-complex="IN" fo:font-weight="normal" style:text-line-through-type="none" style:text-underline-style="none" style:text-underline-color="font-color" style:text-emphasize="none" style:text-position="0% 100%" style:text-outline="false" style:language-asian="ko" style:country-asian="KR" fo:text-shadow="none" fo:font-style="normal" style:font-name="돋움" style:font-name-asian="돋움"/>
    </style:style>
    <style:style style:name="T18" style:family="text">
      <style:text-properties fo:font-weight="normal" style:font-style-complex="normal" fo:font-size="10pt" style:font-weight-complex="normal" fo:text-shadow="none" style:text-line-through-mode="continuous" style:font-name="돋움" style:text-emphasize="none" style:font-style-asian="normal" fo:language="en" fo:country="US" style:text-line-through-type="none" style:font-relief="none" style:font-weight-asian="normal" style:font-name-asian="돋움" style:font-size-asian="10pt" style:font-name-complex="Lohit Devanagari" fo:font-style="normal" style:language-complex="hi" style:country-complex="IN" style:text-position="0% 100%" style:text-outline="false" style:font-size-complex="10pt" style:language-asian="ko" style:country-asian="KR" style:text-underline-style="none" style:text-underline-color="font-color" style:text-overline-style="none" style:text-overline-color="font-color"/>
    </style:style>
    <style:style style:name="T19" style:family="text">
      <style:text-properties fo:font-weight="normal" style:font-style-complex="normal" fo:font-size="10pt" style:font-weight-complex="normal" fo:text-shadow="none" style:text-line-through-mode="continuous" style:text-emphasize="none" style:font-style-asian="normal" fo:language="en" fo:country="US" style:text-line-through-type="none" style:font-relief="none" style:font-weight-asian="normal" style:font-size-asian="10pt" style:font-name-complex="Lohit Devanagari" fo:font-style="normal" style:language-complex="hi" style:country-complex="IN" style:text-position="0% 100%" style:text-outline="false" style:font-size-complex="10pt" style:language-asian="ko" style:country-asian="KR" style:text-underline-style="none" style:text-underline-color="font-color" style:text-overline-style="none" style:text-overline-color="font-color" style:font-name-asian="Noto Sans CJK KR1" style:font-name="Noto Sans CJK KR1"/>
    </style:style>
    <style:style style:name="T20" style:family="text">
      <style:text-properties fo:font-weight="normal" style:font-style-complex="normal" fo:font-size="10pt" style:font-weight-complex="normal" fo:text-shadow="none" style:text-line-through-mode="continuous" style:text-emphasize="none" style:font-style-asian="normal" fo:language="en" fo:country="US" style:text-line-through-type="none" style:font-relief="none" style:font-weight-asian="normal" style:font-size-asian="10pt" style:font-name-complex="Lohit Devanagari" fo:font-style="normal" style:language-complex="hi" style:country-complex="IN" style:text-position="0% 100%" style:text-outline="false" style:font-size-complex="10pt" style:language-asian="ko" style:country-asian="KR" style:text-underline-style="none" style:text-underline-color="font-color" style:text-overline-style="none" style:text-overline-color="font-color" style:font-name="돋움" style:font-name-asian="돋움"/>
    </style:style>
    <style:style style:name="T21" style:family="text">
      <style:text-properties fo:font-weight="normal" style:font-style-complex="normal" fo:font-size="10pt" style:font-weight-complex="normal" fo:text-shadow="none" style:text-line-through-mode="continuous" style:text-emphasize="none" style:font-style-asian="normal" fo:language="en" fo:country="US" style:text-line-through-type="none" style:font-relief="none" style:font-weight-asian="normal" style:font-size-asian="10pt" style:font-name-complex="Lohit Devanagari" fo:font-style="normal" style:language-complex="hi" style:country-complex="IN" style:text-position="0% 100%" style:text-outline="false" style:font-size-complex="10pt" style:language-asian="ko" style:country-asian="KR" style:text-underline-style="none" style:text-underline-color="font-color" style:text-overline-style="none" style:text-overline-color="font-color" style:font-name="Noto Sans CJK KR1" style:font-name-asian="Noto Sans CJK KR1"/>
    </style:style>
    <style:style style:name="T22" style:family="text">
      <style:text-properties fo:font-weight="normal" style:font-style-complex="normal" fo:font-size="10pt" style:font-weight-complex="normal" fo:text-shadow="none" style:text-line-through-mode="continuous" style:text-emphasize="none" style:font-style-asian="normal" fo:language="en" fo:country="US" style:text-line-through-type="none" style:font-relief="none" style:font-weight-asian="normal" style:font-size-asian="10pt" style:font-name-complex="Lohit Devanagari" fo:font-style="normal" style:language-complex="hi" style:country-complex="IN" style:text-position="0% 100%" style:text-outline="false" style:font-size-complex="10pt" style:language-asian="ko" style:country-asian="KR" style:text-underline-style="none" style:text-underline-color="font-color" style:text-overline-style="none" style:text-overline-color="font-color" style:font-name-asian="돋움" style:font-name="돋움"/>
    </style:style>
    <style:style style:name="T23" style:family="text">
      <style:text-properties style:font-style-complex="normal" style:text-emphasize="none" style:text-outline="false" style:language-asian="ko" style:country-asian="KR" style:font-size-asian="10pt" style:language-complex="hi" style:country-complex="IN" fo:font-style="normal" fo:font-size="10pt" style:font-weight-asian="normal" fo:text-shadow="none" style:font-relief="none" style:font-size-complex="10pt" style:font-style-asian="normal" style:font-name-complex="Lohit Devanagari" fo:font-weight="normal" fo:language="en" fo:country="US" style:text-line-through-mode="continuous" style:text-underline-style="none" style:text-underline-color="font-color" style:text-line-through-type="none" style:text-position="0% 100%" style:font-name-asian="돋움" style:font-weight-complex="normal" style:text-overline-style="none" style:text-overline-color="font-color" style:font-name="돋움"/>
    </style:style>
    <style:style style:name="T24" style:family="text">
      <style:text-properties style:font-style-complex="normal" style:text-emphasize="none" style:text-outline="false" style:language-asian="ko" style:country-asian="KR" style:font-size-asian="10pt" style:language-complex="hi" style:country-complex="IN" fo:font-style="normal" fo:font-size="10pt" style:font-weight-asian="normal" fo:text-shadow="none" style:font-relief="none" style:font-size-complex="10pt" style:font-style-asian="normal" style:font-name-complex="Lohit Devanagari" fo:font-weight="normal" fo:language="en" fo:country="US" style:text-line-through-mode="continuous" style:text-underline-style="none" style:text-underline-color="font-color" style:text-line-through-type="none" style:text-position="0% 100%" style:font-weight-complex="normal" style:text-overline-style="none" style:text-overline-color="font-color" style:font-name-asian="Noto Sans CJK KR1" style:font-name="Noto Sans CJK KR1"/>
    </style:style>
    <style:style style:name="T25" style:family="text">
      <style:text-properties style:font-style-complex="normal" style:text-emphasize="none" style:text-outline="false" style:language-asian="ko" style:country-asian="KR" style:font-size-asian="10pt" style:language-complex="hi" style:country-complex="IN" fo:font-style="normal" fo:font-size="10pt" style:font-weight-asian="normal" fo:text-shadow="none" style:font-relief="none" style:font-size-complex="10pt" style:font-style-asian="normal" style:font-name-complex="Lohit Devanagari" fo:font-weight="normal" fo:language="en" fo:country="US" style:text-line-through-mode="continuous" style:text-underline-style="none" style:text-underline-color="font-color" style:text-line-through-type="none" style:text-position="0% 100%" style:font-weight-complex="normal" style:text-overline-style="none" style:text-overline-color="font-color" style:font-name-asian="돋움" style:font-name="돋움"/>
    </style:style>
    <style:style style:name="T26" style:family="text">
      <style:text-properties style:font-style-complex="normal" style:text-emphasize="none" style:text-outline="false" style:language-asian="ko" style:country-asian="KR" style:font-size-asian="10pt" style:language-complex="hi" style:country-complex="IN" fo:font-style="normal" fo:font-size="10pt" style:font-weight-asian="normal" fo:text-shadow="none" style:font-relief="none" style:font-size-complex="10pt" style:font-style-asian="normal" style:font-name-complex="Lohit Devanagari" fo:font-weight="normal" fo:language="en" fo:country="US" style:text-line-through-mode="continuous" style:text-underline-style="none" style:text-underline-color="font-color" style:text-line-through-type="none" style:text-position="0% 100%" style:font-weight-complex="normal" style:text-overline-style="none" style:text-overline-color="font-color" style:font-name="Noto Sans CJK KR1" style:font-name-asian="Noto Sans CJK KR1"/>
    </style:style>
    <style:style style:name="T27" style:family="text">
      <style:text-properties style:font-style-complex="normal" style:text-emphasize="none" style:text-outline="false" style:language-asian="ko" style:country-asian="KR" style:font-size-asian="10pt" style:language-complex="hi" style:country-complex="IN" fo:font-style="normal" fo:font-size="10pt" style:font-weight-asian="normal" fo:text-shadow="none" style:font-relief="none" style:font-size-complex="10pt" style:font-style-asian="normal" style:font-name-complex="Lohit Devanagari" fo:font-weight="normal" fo:language="en" fo:country="US" style:text-line-through-mode="continuous" style:text-underline-style="none" style:text-underline-color="font-color" style:text-line-through-type="none" style:text-position="0% 100%" style:font-weight-complex="normal" style:text-overline-style="none" style:text-overline-color="font-color" style:font-name="돋움" style:font-name-asian="돋움"/>
    </style:style>
    <style:style style:name="T28" style:family="text">
      <style:text-properties style:font-style-complex="normal" style:language-asian="ko" style:country-asian="KR" fo:language="en" fo:country="US" fo:font-size="10pt" fo:font-style="normal" style:font-name="돋움" style:text-overline-style="none" style:text-overline-color="font-color" fo:text-shadow="none" style:font-size-asian="10pt" style:text-line-through-type="none" fo:font-weight="normal" style:text-underline-style="none" style:text-underline-color="font-color" style:font-name-complex="Lohit Devanagari" style:font-weight-asian="normal" style:text-outline="false" style:text-line-through-mode="continuous" style:font-relief="none" style:text-position="0% 100%" style:font-weight-complex="normal" style:font-style-asian="normal" style:font-name-asian="돋움" style:text-emphasize="none" style:language-complex="hi" style:country-complex="IN" style:font-size-complex="10pt"/>
    </style:style>
    <style:style style:name="T29" style:family="text">
      <style:text-properties style:font-style-complex="normal" style:language-asian="ko" style:country-asian="KR" fo:language="en" fo:country="US" fo:font-size="10pt" fo:font-style="normal" style:text-overline-style="none" style:text-overline-color="font-color" fo:text-shadow="none" style:font-size-asian="10pt" style:text-line-through-type="none" fo:font-weight="normal" style:text-underline-style="none" style:text-underline-color="font-color" style:font-name-complex="Lohit Devanagari" style:font-weight-asian="normal" style:text-outline="false" style:text-line-through-mode="continuous" style:font-relief="none" style:text-position="0% 100%" style:font-weight-complex="normal" style:font-style-asian="normal" style:text-emphasize="none" style:language-complex="hi" style:country-complex="IN" style:font-size-complex="10pt" style:font-name-asian="Noto Sans CJK KR1" style:font-name="Noto Sans CJK KR1"/>
    </style:style>
    <style:style style:name="T30" style:family="text">
      <style:text-properties style:font-style-complex="normal" style:language-asian="ko" style:country-asian="KR" fo:language="en" fo:country="US" fo:font-size="10pt" fo:font-style="normal" style:text-overline-style="none" style:text-overline-color="font-color" fo:text-shadow="none" style:font-size-asian="10pt" style:text-line-through-type="none" fo:font-weight="normal" style:text-underline-style="none" style:text-underline-color="font-color" style:font-name-complex="Lohit Devanagari" style:font-weight-asian="normal" style:text-outline="false" style:text-line-through-mode="continuous" style:font-relief="none" style:text-position="0% 100%" style:font-weight-complex="normal" style:font-style-asian="normal" style:text-emphasize="none" style:language-complex="hi" style:country-complex="IN" style:font-size-complex="10pt" style:font-name-asian="돋움" style:font-name="돋움"/>
    </style:style>
    <style:style style:name="T31" style:family="text">
      <style:text-properties style:font-style-complex="normal" style:language-asian="ko" style:country-asian="KR" fo:language="en" fo:country="US" fo:font-size="10pt" fo:font-style="normal" style:text-overline-style="none" style:text-overline-color="font-color" fo:text-shadow="none" style:font-size-asian="10pt" style:text-line-through-type="none" fo:font-weight="normal" style:text-underline-style="none" style:text-underline-color="font-color" style:font-name-complex="Lohit Devanagari" style:font-weight-asian="normal" style:text-outline="false" style:text-line-through-mode="continuous" style:font-relief="none" style:text-position="0% 100%" style:font-weight-complex="normal" style:font-style-asian="normal" style:text-emphasize="none" style:language-complex="hi" style:country-complex="IN" style:font-size-complex="10pt" style:font-name="돋움" style:font-name-asian="돋움"/>
    </style:style>
    <style:style style:name="T32" style:family="text">
      <style:text-properties style:font-style-complex="normal" style:language-asian="ko" style:country-asian="KR" fo:language="en" fo:country="US" fo:font-size="10pt" fo:font-style="normal" style:text-overline-style="none" style:text-overline-color="font-color" fo:text-shadow="none" style:font-size-asian="10pt" style:text-line-through-type="none" fo:font-weight="normal" style:text-underline-style="none" style:text-underline-color="font-color" style:font-name-complex="Lohit Devanagari" style:font-weight-asian="normal" style:text-outline="false" style:text-line-through-mode="continuous" style:font-relief="none" style:text-position="0% 100%" style:font-weight-complex="normal" style:font-style-asian="normal" style:text-emphasize="none" style:language-complex="hi" style:country-complex="IN" style:font-size-complex="10pt" style:font-name="Noto Sans CJK KR1" style:font-name-asian="Noto Sans CJK KR1"/>
    </style:style>
    <style:style style:name="T33" style:family="text">
      <style:text-properties fo:font-weight="normal" style:font-weight-complex="normal" style:text-underline-style="none" style:text-underline-color="font-color" fo:font-style="normal" style:font-style-asian="normal" style:language-asian="ko" style:country-asian="KR" style:text-overline-style="none" style:text-overline-color="font-color" style:text-emphasize="none" style:font-style-complex="normal" fo:font-size="10pt" style:font-relief="none" style:text-position="0% 100%" style:font-name-asian="돋움" fo:text-shadow="none" style:font-size-complex="10pt" style:text-outline="false" fo:language="en" fo:country="US" style:font-size-asian="10pt" style:font-weight-asian="normal" style:text-line-through-mode="continuous" style:language-complex="hi" style:country-complex="IN" style:text-line-through-type="none" style:font-name-complex="Lohit Devanagari" style:font-name="돋움"/>
    </style:style>
    <style:style style:name="T34" style:family="text">
      <style:text-properties fo:font-weight="normal" style:font-weight-complex="normal" style:text-underline-style="none" style:text-underline-color="font-color" fo:font-style="normal" style:font-style-asian="normal" style:language-asian="ko" style:country-asian="KR" style:text-overline-style="none" style:text-overline-color="font-color" style:text-emphasize="none" style:font-style-complex="normal" fo:font-size="10pt" style:font-relief="none" style:text-position="0% 100%" fo:text-shadow="none" style:font-size-complex="10pt" style:text-outline="false" fo:language="en" fo:country="US" style:font-size-asian="10pt" style:font-weight-asian="normal" style:text-line-through-mode="continuous" style:language-complex="hi" style:country-complex="IN" style:text-line-through-type="none" style:font-name-complex="Lohit Devanagari" style:font-name="Noto Sans CJK KR1" style:font-name-asian="Noto Sans CJK KR1"/>
    </style:style>
    <style:style style:name="T35" style:family="text">
      <style:text-properties fo:font-weight="normal" style:font-weight-complex="normal" style:text-underline-style="none" style:text-underline-color="font-color" fo:font-style="normal" style:font-style-asian="normal" style:language-asian="ko" style:country-asian="KR" style:text-overline-style="none" style:text-overline-color="font-color" style:text-emphasize="none" style:font-style-complex="normal" fo:font-size="10pt" style:font-relief="none" style:text-position="0% 100%" fo:text-shadow="none" style:font-size-complex="10pt" style:text-outline="false" fo:language="en" fo:country="US" style:font-size-asian="10pt" style:font-weight-asian="normal" style:text-line-through-mode="continuous" style:language-complex="hi" style:country-complex="IN" style:text-line-through-type="none" style:font-name-complex="Lohit Devanagari" style:font-name="돋움" style:font-name-asian="돋움"/>
    </style:style>
    <style:style style:name="T36" style:family="text">
      <style:text-properties fo:font-weight="normal" style:font-weight-complex="normal" style:text-underline-style="none" style:text-underline-color="font-color" fo:font-style="normal" style:font-style-asian="normal" style:language-asian="ko" style:country-asian="KR" style:text-overline-style="none" style:text-overline-color="font-color" style:text-emphasize="none" style:font-style-complex="normal" fo:font-size="10pt" style:font-relief="none" style:text-position="0% 100%" fo:text-shadow="none" style:font-size-complex="10pt" style:text-outline="false" fo:language="en" fo:country="US" style:font-size-asian="10pt" style:font-weight-asian="normal" style:text-line-through-mode="continuous" style:language-complex="hi" style:country-complex="IN" style:text-line-through-type="none" style:font-name-complex="Lohit Devanagari" style:font-name-asian="Noto Sans CJK KR1" style:font-name="Noto Sans CJK KR1"/>
    </style:style>
    <style:style style:name="T37" style:family="text">
      <style:text-properties fo:font-weight="normal" style:font-weight-complex="normal" style:text-underline-style="none" style:text-underline-color="font-color" fo:font-style="normal" style:font-style-asian="normal" style:language-asian="ko" style:country-asian="KR" style:text-overline-style="none" style:text-overline-color="font-color" style:text-emphasize="none" style:font-style-complex="normal" fo:font-size="10pt" style:font-relief="none" style:text-position="0% 100%" fo:text-shadow="none" style:font-size-complex="10pt" style:text-outline="false" fo:language="en" fo:country="US" style:font-size-asian="10pt" style:font-weight-asian="normal" style:text-line-through-mode="continuous" style:language-complex="hi" style:country-complex="IN" style:text-line-through-type="none" style:font-name-complex="Lohit Devanagari" style:font-name-asian="돋움" style:font-name="돋움"/>
    </style:style>
    <style:style style:name="T38" style:family="text">
      <style:text-properties style:text-line-through-mode="continuous" style:font-size-asian="10pt" fo:language="en" fo:country="US" style:text-emphasize="none" style:font-style-asian="normal" style:font-relief="none" style:font-style-complex="normal" fo:font-style="normal" style:text-line-through-type="none" style:font-name-asian="돋움" style:text-overline-style="none" style:text-overline-color="font-color" style:font-weight-asian="normal" style:text-position="0% 100%" fo:text-shadow="none" style:language-complex="hi" style:country-complex="IN" style:font-weight-complex="normal" style:font-name-complex="Lohit Devanagari" fo:font-size="10pt" style:font-name="돋움" style:text-outline="false" style:language-asian="ko" style:country-asian="KR" style:font-size-complex="10pt" fo:font-weight="normal" style:text-underline-style="none" style:text-underline-color="font-color"/>
    </style:style>
    <style:style style:name="T39" style:family="text">
      <style:text-properties style:text-line-through-mode="continuous" style:font-size-asian="10pt" fo:language="en" fo:country="US" style:text-emphasize="none" style:font-style-asian="normal" style:font-relief="none" style:font-style-complex="normal" fo:font-style="normal" style:text-line-through-type="none" style:text-overline-style="none" style:text-overline-color="font-color" style:font-weight-asian="normal" style:text-position="0% 100%" fo:text-shadow="none" style:language-complex="hi" style:country-complex="IN" style:font-weight-complex="normal" style:font-name-complex="Lohit Devanagari" fo:font-size="10pt" style:text-outline="false" style:language-asian="ko" style:country-asian="KR" style:font-size-complex="10pt" fo:font-weight="normal" style:text-underline-style="none" style:text-underline-color="font-color" style:font-name-asian="Noto Sans CJK KR1" style:font-name="Noto Sans CJK KR1"/>
    </style:style>
    <style:style style:name="T40" style:family="text">
      <style:text-properties style:text-line-through-mode="continuous" style:font-size-asian="10pt" fo:language="en" fo:country="US" style:text-emphasize="none" style:font-style-asian="normal" style:font-relief="none" style:font-style-complex="normal" fo:font-style="normal" style:text-line-through-type="none" style:text-overline-style="none" style:text-overline-color="font-color" style:font-weight-asian="normal" style:text-position="0% 100%" fo:text-shadow="none" style:language-complex="hi" style:country-complex="IN" style:font-weight-complex="normal" style:font-name-complex="Lohit Devanagari" fo:font-size="10pt" style:text-outline="false" style:language-asian="ko" style:country-asian="KR" style:font-size-complex="10pt" fo:font-weight="normal" style:text-underline-style="none" style:text-underline-color="font-color" style:font-name="돋움" style:font-name-asian="돋움"/>
    </style:style>
    <style:style style:name="T41" style:family="text">
      <style:text-properties style:text-line-through-mode="continuous" style:font-size-asian="10pt" fo:language="en" fo:country="US" style:text-emphasize="none" style:font-style-asian="normal" style:font-relief="none" style:font-style-complex="normal" fo:font-style="normal" style:text-line-through-type="none" style:text-overline-style="none" style:text-overline-color="font-color" style:font-weight-asian="normal" style:text-position="0% 100%" fo:text-shadow="none" style:language-complex="hi" style:country-complex="IN" style:font-weight-complex="normal" style:font-name-complex="Lohit Devanagari" fo:font-size="10pt" style:text-outline="false" style:language-asian="ko" style:country-asian="KR" style:font-size-complex="10pt" fo:font-weight="normal" style:text-underline-style="none" style:text-underline-color="font-color" style:font-name-asian="돋움" style:font-name="돋움"/>
    </style:style>
    <style:style style:name="T42" style:family="text">
      <style:text-properties style:text-line-through-mode="continuous" style:font-size-asian="10pt" fo:language="en" fo:country="US" style:text-emphasize="none" style:font-style-asian="normal" style:font-relief="none" style:font-style-complex="normal" fo:font-style="normal" style:text-line-through-type="none" style:text-overline-style="none" style:text-overline-color="font-color" style:font-weight-asian="normal" style:text-position="0% 100%" fo:text-shadow="none" style:language-complex="hi" style:country-complex="IN" style:font-weight-complex="normal" style:font-name-complex="Lohit Devanagari" fo:font-size="10pt" style:text-outline="false" style:language-asian="ko" style:country-asian="KR" style:font-size-complex="10pt" fo:font-weight="normal" style:text-underline-style="none" style:text-underline-color="font-color" style:font-name="Noto Sans CJK KR1" style:font-name-asian="Noto Sans CJK KR1"/>
    </style:style>
    <style:style style:name="T43" style:family="text">
      <style:text-properties style:font-name-complex="Lohit Devanagari" style:text-overline-style="none" style:text-overline-color="font-color" style:text-line-through-type="none" style:font-weight-complex="normal" style:font-name="돋움" style:text-position="0% 100%" style:font-style-complex="normal" style:font-size-asian="10pt" style:text-underline-style="none" style:text-underline-color="font-color" fo:font-size="10pt" style:font-name-asian="돋움" style:text-outline="false" style:language-complex="hi" style:country-complex="IN" fo:font-weight="normal" fo:language="en" fo:country="US" fo:text-shadow="none" style:language-asian="ko" style:country-asian="KR" style:text-emphasize="none" style:font-style-asian="normal" style:font-relief="none" style:font-size-complex="10pt" style:font-weight-asian="normal" fo:font-style="normal" style:text-line-through-mode="continuous"/>
    </style:style>
    <style:style style:name="T44" style:family="text">
      <style:text-properties style:font-name-complex="Lohit Devanagari" style:text-overline-style="none" style:text-overline-color="font-color" style:text-line-through-type="none" style:font-weight-complex="normal" style:text-position="0% 100%" style:font-style-complex="normal" style:font-size-asian="10pt" style:text-underline-style="none" style:text-underline-color="font-color" fo:font-size="10pt" style:text-outline="false" style:language-complex="hi" style:country-complex="IN" fo:font-weight="normal" fo:language="en" fo:country="US" fo:text-shadow="none" style:language-asian="ko" style:country-asian="KR" style:text-emphasize="none" style:font-style-asian="normal" style:font-relief="none" style:font-size-complex="10pt" style:font-weight-asian="normal" fo:font-style="normal" style:text-line-through-mode="continuous" style:font-name-asian="Noto Sans CJK KR1" style:font-name="Noto Sans CJK KR1"/>
    </style:style>
    <style:style style:name="T45" style:family="text">
      <style:text-properties style:font-name-complex="Lohit Devanagari" style:text-overline-style="none" style:text-overline-color="font-color" style:text-line-through-type="none" style:font-weight-complex="normal" style:text-position="0% 100%" style:font-style-complex="normal" style:font-size-asian="10pt" style:text-underline-style="none" style:text-underline-color="font-color" fo:font-size="10pt" style:text-outline="false" style:language-complex="hi" style:country-complex="IN" fo:font-weight="normal" fo:language="en" fo:country="US" fo:text-shadow="none" style:language-asian="ko" style:country-asian="KR" style:text-emphasize="none" style:font-style-asian="normal" style:font-relief="none" style:font-size-complex="10pt" style:font-weight-asian="normal" fo:font-style="normal" style:text-line-through-mode="continuous" style:font-name-asian="돋움" style:font-name="돋움"/>
    </style:style>
    <style:style style:name="T46" style:family="text">
      <style:text-properties style:font-name-complex="Lohit Devanagari" style:text-overline-style="none" style:text-overline-color="font-color" style:text-line-through-type="none" style:font-weight-complex="normal" style:text-position="0% 100%" style:font-style-complex="normal" style:font-size-asian="10pt" style:text-underline-style="none" style:text-underline-color="font-color" fo:font-size="10pt" style:text-outline="false" style:language-complex="hi" style:country-complex="IN" fo:font-weight="normal" fo:language="en" fo:country="US" fo:text-shadow="none" style:language-asian="ko" style:country-asian="KR" style:text-emphasize="none" style:font-style-asian="normal" style:font-relief="none" style:font-size-complex="10pt" style:font-weight-asian="normal" fo:font-style="normal" style:text-line-through-mode="continuous" style:font-name="돋움" style:font-name-asian="돋움"/>
    </style:style>
    <style:style style:name="T47" style:family="text">
      <style:text-properties style:font-name-complex="Lohit Devanagari" style:text-overline-style="none" style:text-overline-color="font-color" style:text-line-through-type="none" style:font-weight-complex="normal" style:text-position="0% 100%" style:font-style-complex="normal" style:font-size-asian="10pt" style:text-underline-style="none" style:text-underline-color="font-color" fo:font-size="10pt" style:text-outline="false" style:language-complex="hi" style:country-complex="IN" fo:font-weight="normal" fo:language="en" fo:country="US" fo:text-shadow="none" style:language-asian="ko" style:country-asian="KR" style:text-emphasize="none" style:font-style-asian="normal" style:font-relief="none" style:font-size-complex="10pt" style:font-weight-asian="normal" fo:font-style="normal" style:text-line-through-mode="continuous" style:font-name="Noto Sans CJK KR1" style:font-name-asian="Noto Sans CJK KR1"/>
    </style:style>
    <style:style style:name="T48" style:family="text">
      <style:text-properties style:text-underline-style="none" style:text-underline-color="font-color" style:font-relief="none" style:font-size-asian="10pt" style:font-size-complex="10pt" fo:text-shadow="none" style:text-line-through-type="none" style:language-complex="hi" style:country-complex="IN" fo:language="en" fo:country="US" style:text-position="0% 100%" style:font-weight-complex="normal" fo:font-style="normal" style:font-weight-asian="normal" style:font-name="돋움" style:font-style-complex="normal" style:font-style-asian="normal" style:text-overline-style="none" style:text-overline-color="font-color" style:text-line-through-mode="continuous" style:language-asian="ko" style:country-asian="KR" style:text-outline="false" style:text-emphasize="none" style:font-name-asian="돋움" style:font-name-complex="Lohit Devanagari" fo:font-size="10pt" fo:font-weight="normal"/>
    </style:style>
    <style:style style:name="T49" style:family="text">
      <style:text-properties style:text-underline-style="none" style:text-underline-color="font-color" style:font-relief="none" style:font-size-asian="10pt" style:font-size-complex="10pt" fo:text-shadow="none" style:text-line-through-type="none" style:language-complex="hi" style:country-complex="IN" fo:language="en" fo:country="US" style:text-position="0% 100%" style:font-weight-complex="normal" fo:font-style="normal" style:font-weight-asian="normal" style:font-style-complex="normal" style:font-style-asian="normal" style:text-overline-style="none" style:text-overline-color="font-color" style:text-line-through-mode="continuous" style:language-asian="ko" style:country-asian="KR" style:text-outline="false" style:text-emphasize="none" style:font-name-complex="Lohit Devanagari" fo:font-size="10pt" fo:font-weight="normal" style:font-name-asian="Noto Sans CJK KR1" style:font-name="Noto Sans CJK KR1"/>
    </style:style>
    <style:style style:name="T50" style:family="text">
      <style:text-properties style:text-underline-style="none" style:text-underline-color="font-color" style:font-relief="none" style:font-size-asian="10pt" style:font-size-complex="10pt" fo:text-shadow="none" style:text-line-through-type="none" style:language-complex="hi" style:country-complex="IN" fo:language="en" fo:country="US" style:text-position="0% 100%" style:font-weight-complex="normal" fo:font-style="normal" style:font-weight-asian="normal" style:font-style-complex="normal" style:font-style-asian="normal" style:text-overline-style="none" style:text-overline-color="font-color" style:text-line-through-mode="continuous" style:language-asian="ko" style:country-asian="KR" style:text-outline="false" style:text-emphasize="none" style:font-name-complex="Lohit Devanagari" fo:font-size="10pt" fo:font-weight="normal" style:font-name-asian="돋움" style:font-name="돋움"/>
    </style:style>
    <style:style style:name="T51" style:family="text">
      <style:text-properties style:text-underline-style="none" style:text-underline-color="font-color" style:font-relief="none" style:font-size-asian="10pt" style:font-size-complex="10pt" fo:text-shadow="none" style:text-line-through-type="none" style:language-complex="hi" style:country-complex="IN" fo:language="en" fo:country="US" style:text-position="0% 100%" style:font-weight-complex="normal" fo:font-style="normal" style:font-weight-asian="normal" style:font-style-complex="normal" style:font-style-asian="normal" style:text-overline-style="none" style:text-overline-color="font-color" style:text-line-through-mode="continuous" style:language-asian="ko" style:country-asian="KR" style:text-outline="false" style:text-emphasize="none" style:font-name-complex="Lohit Devanagari" fo:font-size="10pt" fo:font-weight="normal" style:font-name="돋움" style:font-name-asian="돋움"/>
    </style:style>
    <style:style style:name="T52" style:family="text">
      <style:text-properties style:text-underline-style="none" style:text-underline-color="font-color" style:font-relief="none" style:font-size-asian="10pt" style:font-size-complex="10pt" fo:text-shadow="none" style:text-line-through-type="none" style:language-complex="hi" style:country-complex="IN" fo:language="en" fo:country="US" style:text-position="0% 100%" style:font-weight-complex="normal" fo:font-style="normal" style:font-weight-asian="normal" style:font-style-complex="normal" style:font-style-asian="normal" style:text-overline-style="none" style:text-overline-color="font-color" style:text-line-through-mode="continuous" style:language-asian="ko" style:country-asian="KR" style:text-outline="false" style:text-emphasize="none" style:font-name-complex="Lohit Devanagari" fo:font-size="10pt" fo:font-weight="normal" style:font-name="Noto Sans CJK KR1" style:font-name-asian="Noto Sans CJK KR1"/>
    </style:style>
    <style:style style:name="T53" style:family="text">
      <style:text-properties style:text-emphasize="none" style:font-size-complex="10pt" style:text-line-through-type="none" fo:text-shadow="none" style:text-overline-style="none" style:text-overline-color="font-color" style:font-name-asian="돋움" style:text-position="0% 100%" style:text-line-through-mode="continuous" fo:font-weight="normal" style:text-underline-style="none" style:text-underline-color="font-color" style:font-name="돋움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/>
    </style:style>
    <style:style style:name="T54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-asian="Noto Sans CJK KR1" style:font-name="Noto Sans CJK KR1"/>
    </style:style>
    <style:style style:name="T55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="돋움" style:font-name-asian="돋움"/>
    </style:style>
    <style:style style:name="T56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="Noto Sans CJK KR1" style:font-name-asian="Noto Sans CJK KR1"/>
    </style:style>
    <style:style style:name="T57" style:family="text">
      <style:text-properties style:text-overline-style="none" style:text-overline-color="font-color" style:font-size-complex="10pt" fo:font-weight="normal" style:text-outline="false" style:font-weight-asian="normal" fo:font-style="normal" style:text-line-through-mode="continuous" fo:text-shadow="none" style:font-relief="none" style:font-size-asian="10pt" style:font-style-complex="normal" style:text-underline-style="none" style:text-underline-color="font-color" style:language-complex="hi" style:country-complex="IN" style:font-weight-complex="normal" style:font-name="돋움" style:language-asian="ko" style:country-asian="KR" fo:font-size="10pt" style:text-line-through-type="none" style:text-emphasize="none" fo:language="en" fo:country="US" style:text-position="0% 100%" style:font-name-asian="돋움" style:font-style-asian="normal" style:font-name-complex="Lohit Devanagari"/>
    </style:style>
    <style:style style:name="T58" style:family="text">
      <style:text-properties style:text-overline-style="none" style:text-overline-color="font-color" style:font-size-complex="10pt" fo:font-weight="normal" style:text-outline="false" style:font-weight-asian="normal" fo:font-style="normal" style:text-line-through-mode="continuous" fo:text-shadow="none" style:font-relief="none" style:font-size-asian="10pt" style:font-style-complex="normal" style:text-underline-style="none" style:text-underline-color="font-color" style:language-complex="hi" style:country-complex="IN" style:font-weight-complex="normal" style:language-asian="ko" style:country-asian="KR" fo:font-size="10pt" style:text-line-through-type="none" style:text-emphasize="none" fo:language="en" fo:country="US" style:text-position="0% 100%" style:font-style-asian="normal" style:font-name-complex="Lohit Devanagari" style:font-name="Noto Sans CJK KR1" style:font-name-asian="Noto Sans CJK KR1"/>
    </style:style>
    <style:style style:name="T59" style:family="text">
      <style:text-properties style:text-overline-style="none" style:text-overline-color="font-color" style:font-size-complex="10pt" fo:font-weight="normal" style:text-outline="false" style:font-weight-asian="normal" fo:font-style="normal" style:text-line-through-mode="continuous" fo:text-shadow="none" style:font-relief="none" style:font-size-asian="10pt" style:font-style-complex="normal" style:text-underline-style="none" style:text-underline-color="font-color" style:language-complex="hi" style:country-complex="IN" style:font-weight-complex="normal" style:language-asian="ko" style:country-asian="KR" fo:font-size="10pt" style:text-line-through-type="none" style:text-emphasize="none" fo:language="en" fo:country="US" style:text-position="0% 100%" style:font-style-asian="normal" style:font-name-complex="Lohit Devanagari" style:font-name-asian="돋움" style:font-name="돋움"/>
    </style:style>
    <style:style style:name="T60" style:family="text">
      <style:text-properties style:text-overline-style="none" style:text-overline-color="font-color" style:font-size-complex="10pt" fo:font-weight="normal" style:text-outline="false" style:font-weight-asian="normal" fo:font-style="normal" style:text-line-through-mode="continuous" fo:text-shadow="none" style:font-relief="none" style:font-size-asian="10pt" style:font-style-complex="normal" style:text-underline-style="none" style:text-underline-color="font-color" style:language-complex="hi" style:country-complex="IN" style:font-weight-complex="normal" style:language-asian="ko" style:country-asian="KR" fo:font-size="10pt" style:text-line-through-type="none" style:text-emphasize="none" fo:language="en" fo:country="US" style:text-position="0% 100%" style:font-style-asian="normal" style:font-name-complex="Lohit Devanagari" style:font-name="돋움" style:font-name-asian="돋움"/>
    </style:style>
    <style:style style:name="T61" style:family="text">
      <style:text-properties style:text-overline-style="none" style:text-overline-color="font-color" style:font-size-complex="10pt" fo:font-weight="normal" style:text-outline="false" style:font-weight-asian="normal" fo:font-style="normal" style:text-line-through-mode="continuous" fo:text-shadow="none" style:font-relief="none" style:font-size-asian="10pt" style:font-style-complex="normal" style:text-underline-style="none" style:text-underline-color="font-color" style:language-complex="hi" style:country-complex="IN" style:font-weight-complex="normal" style:language-asian="ko" style:country-asian="KR" fo:font-size="10pt" style:text-line-through-type="none" style:text-emphasize="none" fo:language="en" fo:country="US" style:text-position="0% 100%" style:font-style-asian="normal" style:font-name-complex="Lohit Devanagari" style:font-name-asian="Noto Sans CJK KR1" style:font-name="Noto Sans CJK KR1"/>
    </style:style>
    <style:style style:name="T62" style:family="text">
      <style:text-properties style:font-style-complex="normal" style:font-style-asian="normal" fo:font-weight="normal" fo:font-size="10pt" style:font-name="돋움" style:text-underline-style="none" style:text-underline-color="font-color" style:text-line-through-type="none" fo:text-shadow="none" style:text-position="0% 100%" style:font-name-asian="돋움" style:font-size-asian="10pt" style:font-size-complex="10pt" style:font-weight-asian="normal" style:text-overline-style="none" style:text-overline-color="font-color" style:language-complex="hi" style:country-complex="IN" style:language-asian="ko" style:country-asian="KR" style:font-weight-complex="normal" style:text-outline="false" style:font-relief="none" style:text-emphasize="none" style:font-name-complex="Lohit Devanagari" fo:font-style="normal" fo:language="en" fo:country="US" style:text-line-through-mode="continuous"/>
    </style:style>
    <style:style style:name="T63" style:family="text">
      <style:text-properties style:font-style-complex="normal" style:font-style-asian="normal" fo:font-weight="normal" fo:font-size="10pt" style:text-underline-style="none" style:text-underline-color="font-color" style:text-line-through-type="none" fo:text-shadow="none" style:text-position="0% 100%" style:font-size-asian="10pt" style:font-size-complex="10pt" style:font-weight-asian="normal" style:text-overline-style="none" style:text-overline-color="font-color" style:language-complex="hi" style:country-complex="IN" style:language-asian="ko" style:country-asian="KR" style:font-weight-complex="normal" style:text-outline="false" style:font-relief="none" style:text-emphasize="none" style:font-name-complex="Lohit Devanagari" fo:font-style="normal" fo:language="en" fo:country="US" style:text-line-through-mode="continuous" style:font-name="Noto Sans CJK KR1" style:font-name-asian="Noto Sans CJK KR1"/>
    </style:style>
    <style:style style:name="T64" style:family="text">
      <style:text-properties style:font-style-complex="normal" style:font-style-asian="normal" fo:font-weight="normal" fo:font-size="10pt" style:text-underline-style="none" style:text-underline-color="font-color" style:text-line-through-type="none" fo:text-shadow="none" style:text-position="0% 100%" style:font-size-asian="10pt" style:font-size-complex="10pt" style:font-weight-asian="normal" style:text-overline-style="none" style:text-overline-color="font-color" style:language-complex="hi" style:country-complex="IN" style:language-asian="ko" style:country-asian="KR" style:font-weight-complex="normal" style:text-outline="false" style:font-relief="none" style:text-emphasize="none" style:font-name-complex="Lohit Devanagari" fo:font-style="normal" fo:language="en" fo:country="US" style:text-line-through-mode="continuous" style:font-name="돋움" style:font-name-asian="돋움"/>
    </style:style>
    <style:style style:name="T65" style:family="text">
      <style:text-properties style:language-asian="ko" style:country-asian="KR" style:font-name="돋움" style:text-outline="false" style:font-size-asian="10pt" style:font-weight-asian="normal" style:font-weight-complex="normal" style:language-complex="hi" style:country-complex="IN" fo:language="en" fo:country="US" style:font-name-asian="돋움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style:font-style-complex="normal" style:font-relief="none" style:font-style-asian="normal" fo:font-size="10pt" style:text-line-through-type="none"/>
    </style:style>
    <style:style style:name="T66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style:font-style-complex="normal" style:font-relief="none" style:font-style-asian="normal" fo:font-size="10pt" style:text-line-through-type="none" style:font-name-asian="Noto Sans CJK KR1" style:font-name="Noto Sans CJK KR1"/>
    </style:style>
    <style:style style:name="T67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style:font-style-complex="normal" style:font-relief="none" style:font-style-asian="normal" fo:font-size="10pt" style:text-line-through-type="none" style:font-name-asian="돋움" style:font-name="돋움"/>
    </style:style>
    <style:style style:name="T68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style:font-style-complex="normal" style:font-relief="none" style:font-style-asian="normal" fo:font-size="10pt" style:text-line-through-type="none" style:font-name="Noto Sans CJK KR1" style:font-name-asian="Noto Sans CJK KR1"/>
    </style:style>
    <style:style style:name="T69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style:font-style-complex="normal" style:font-relief="none" style:font-style-asian="normal" fo:font-size="10pt" style:text-line-through-type="none" style:font-name="돋움" style:font-name-asian="돋움"/>
    </style:style>
    <style:style style:name="T70" style:family="text">
      <style:text-properties style:font-relief="none" style:font-weight-asian="normal" style:text-line-through-mode="continuous" style:text-outline="false" style:font-style-complex="normal" style:font-size-asian="10pt" style:text-overline-style="none" style:text-overline-color="font-color" style:text-position="0% 100%" style:font-name="돋움" style:text-line-through-type="none" style:font-style-asian="normal" fo:text-shadow="none" style:font-name-asian="돋움" style:language-asian="ko" style:country-asian="KR" style:font-name-complex="Lohit Devanagari" style:font-weight-complex="normal" style:text-emphasize="none" style:font-size-complex="10pt" fo:font-size="10pt" fo:language="en" fo:country="US" fo:font-style="normal" style:language-complex="hi" style:country-complex="IN" fo:font-weight="normal" style:text-underline-style="none" style:text-underline-color="font-color"/>
    </style:style>
    <style:style style:name="T71" style:family="text">
      <style:text-properties style:font-relief="none" style:font-weight-asian="normal" style:text-line-through-mode="continuous" style:text-outline="false" style:font-style-complex="normal" style:font-size-asian="10pt" style:text-overline-style="none" style:text-overline-color="font-color" style:text-position="0% 100%" style:text-line-through-type="none" style:font-style-asian="normal" fo:text-shadow="none" style:language-asian="ko" style:country-asian="KR" style:font-name-complex="Lohit Devanagari" style:font-weight-complex="normal" style:text-emphasize="none" style:font-size-complex="10pt" fo:font-size="10pt" fo:language="en" fo:country="US" fo:font-style="normal" style:language-complex="hi" style:country-complex="IN" fo:font-weight="normal" style:text-underline-style="none" style:text-underline-color="font-color" style:font-name-asian="Noto Sans CJK KR1" style:font-name="Noto Sans CJK KR1"/>
    </style:style>
    <style:style style:name="T72" style:family="text">
      <style:text-properties style:font-relief="none" style:font-weight-asian="normal" style:text-line-through-mode="continuous" style:text-outline="false" style:font-style-complex="normal" style:font-size-asian="10pt" style:text-overline-style="none" style:text-overline-color="font-color" style:text-position="0% 100%" style:text-line-through-type="none" style:font-style-asian="normal" fo:text-shadow="none" style:language-asian="ko" style:country-asian="KR" style:font-name-complex="Lohit Devanagari" style:font-weight-complex="normal" style:text-emphasize="none" style:font-size-complex="10pt" fo:font-size="10pt" fo:language="en" fo:country="US" fo:font-style="normal" style:language-complex="hi" style:country-complex="IN" fo:font-weight="normal" style:text-underline-style="none" style:text-underline-color="font-color" style:font-name-asian="돋움" style:font-name="돋움"/>
    </style:style>
    <style:style style:name="T73" style:family="text">
      <style:text-properties style:font-relief="none" style:font-weight-asian="normal" style:text-line-through-mode="continuous" style:text-outline="false" style:font-style-complex="normal" style:font-size-asian="10pt" style:text-overline-style="none" style:text-overline-color="font-color" style:text-position="0% 100%" style:text-line-through-type="none" style:font-style-asian="normal" fo:text-shadow="none" style:language-asian="ko" style:country-asian="KR" style:font-name-complex="Lohit Devanagari" style:font-weight-complex="normal" style:text-emphasize="none" style:font-size-complex="10pt" fo:font-size="10pt" fo:language="en" fo:country="US" fo:font-style="normal" style:language-complex="hi" style:country-complex="IN" fo:font-weight="normal" style:text-underline-style="none" style:text-underline-color="font-color" style:font-name="Noto Sans CJK KR1" style:font-name-asian="Noto Sans CJK KR1"/>
    </style:style>
    <style:style style:name="T74" style:family="text">
      <style:text-properties style:font-relief="none" style:font-weight-asian="normal" style:text-line-through-mode="continuous" style:text-outline="false" style:font-style-complex="normal" style:font-size-asian="10pt" style:text-overline-style="none" style:text-overline-color="font-color" style:text-position="0% 100%" style:text-line-through-type="none" style:font-style-asian="normal" fo:text-shadow="none" style:language-asian="ko" style:country-asian="KR" style:font-name-complex="Lohit Devanagari" style:font-weight-complex="normal" style:text-emphasize="none" style:font-size-complex="10pt" fo:font-size="10pt" fo:language="en" fo:country="US" fo:font-style="normal" style:language-complex="hi" style:country-complex="IN" fo:font-weight="normal" style:text-underline-style="none" style:text-underline-color="font-color" style:font-name="돋움" style:font-name-asian="돋움"/>
    </style:style>
    <style:style style:name="T75" style:family="text">
      <style:text-properties style:font-name-complex="Lohit Devanagari" style:text-emphasize="none" style:font-name="돋움" style:font-name-asian="돋움" fo:font-size="10pt" style:text-underline-style="none" style:text-underline-color="font-color" fo:font-style="normal" style:font-size-asian="10pt" style:font-style-complex="normal" style:text-line-through-type="none" style:font-relief="none" style:font-style-asian="normal" style:text-line-through-mode="continuous" style:text-position="0% 100%" style:font-size-complex="10pt" style:text-outline="false" style:text-overline-style="none" style:text-overline-color="font-color" fo:font-weight="normal" style:font-weight-complex="normal" fo:language="en" fo:country="US" fo:text-shadow="none" style:language-asian="ko" style:country-asian="KR" style:language-complex="hi" style:country-complex="IN" style:font-weight-asian="normal"/>
    </style:style>
    <style:style style:name="T76" style:family="text">
      <style:text-properties style:font-name-complex="Lohit Devanagari" style:text-emphasize="none" fo:font-size="10pt" style:text-underline-style="none" style:text-underline-color="font-color" fo:font-style="normal" style:font-size-asian="10pt" style:font-style-complex="normal" style:text-line-through-type="none" style:font-relief="none" style:font-style-asian="normal" style:text-line-through-mode="continuous" style:text-position="0% 100%" style:font-size-complex="10pt" style:text-outline="false" style:text-overline-style="none" style:text-overline-color="font-color" fo:font-weight="normal" style:font-weight-complex="normal" fo:language="en" fo:country="US" fo:text-shadow="none" style:language-asian="ko" style:country-asian="KR" style:language-complex="hi" style:country-complex="IN" style:font-weight-asian="normal" style:font-name="Noto Sans CJK KR1" style:font-name-asian="Noto Sans CJK KR1"/>
    </style:style>
    <style:style style:name="T77" style:family="text">
      <style:text-properties style:font-name-complex="Lohit Devanagari" style:text-emphasize="none" fo:font-size="10pt" style:text-underline-style="none" style:text-underline-color="font-color" fo:font-style="normal" style:font-size-asian="10pt" style:font-style-complex="normal" style:text-line-through-type="none" style:font-relief="none" style:font-style-asian="normal" style:text-line-through-mode="continuous" style:text-position="0% 100%" style:font-size-complex="10pt" style:text-outline="false" style:text-overline-style="none" style:text-overline-color="font-color" fo:font-weight="normal" style:font-weight-complex="normal" fo:language="en" fo:country="US" fo:text-shadow="none" style:language-asian="ko" style:country-asian="KR" style:language-complex="hi" style:country-complex="IN" style:font-weight-asian="normal" style:font-name-asian="돋움" style:font-name="돋움"/>
    </style:style>
    <style:style style:name="T78" style:family="text">
      <style:text-properties style:font-name-complex="Lohit Devanagari" style:text-emphasize="none" fo:font-size="10pt" style:text-underline-style="none" style:text-underline-color="font-color" fo:font-style="normal" style:font-size-asian="10pt" style:font-style-complex="normal" style:text-line-through-type="none" style:font-relief="none" style:font-style-asian="normal" style:text-line-through-mode="continuous" style:text-position="0% 100%" style:font-size-complex="10pt" style:text-outline="false" style:text-overline-style="none" style:text-overline-color="font-color" fo:font-weight="normal" style:font-weight-complex="normal" fo:language="en" fo:country="US" fo:text-shadow="none" style:language-asian="ko" style:country-asian="KR" style:language-complex="hi" style:country-complex="IN" style:font-weight-asian="normal" style:font-name-asian="Noto Sans CJK KR1" style:font-name="Noto Sans CJK KR1"/>
    </style:style>
    <style:style style:name="T79" style:family="text">
      <style:text-properties style:font-name-complex="Lohit Devanagari" style:text-emphasize="none" fo:font-size="10pt" style:text-underline-style="none" style:text-underline-color="font-color" fo:font-style="normal" style:font-size-asian="10pt" style:font-style-complex="normal" style:text-line-through-type="none" style:font-relief="none" style:font-style-asian="normal" style:text-line-through-mode="continuous" style:text-position="0% 100%" style:font-size-complex="10pt" style:text-outline="false" style:text-overline-style="none" style:text-overline-color="font-color" fo:font-weight="normal" style:font-weight-complex="normal" fo:language="en" fo:country="US" fo:text-shadow="none" style:language-asian="ko" style:country-asian="KR" style:language-complex="hi" style:country-complex="IN" style:font-weight-asian="normal" style:font-name="돋움" style:font-name-asian="돋움"/>
    </style:style>
    <style:style style:name="T80" style:family="text">
      <style:text-properties style:text-line-through-mode="continuous" fo:font-style="normal" fo:font-weight="normal" style:font-weight-asian="normal" style:font-weight-complex="normal" style:font-style-complex="normal" style:language-asian="ko" style:country-asian="KR" fo:language="en" fo:country="US" style:language-complex="hi" style:country-complex="IN" style:font-style-asian="normal" style:text-outline="false" fo:font-size="10pt" style:font-name-complex="Lohit Devanagari" style:text-line-through-type="none" style:text-position="0% 100%" style:text-emphasize="none" style:font-size-asian="10pt" fo:text-shadow="none" style:text-overline-style="none" style:text-overline-color="font-color" style:text-underline-style="none" style:text-underline-color="font-color" style:font-relief="none" style:font-size-complex="10pt" style:font-name-asian="돋움" style:font-name="돋움"/>
    </style:style>
    <style:style style:name="T81" style:family="text">
      <style:text-properties style:text-line-through-mode="continuous" fo:font-style="normal" fo:font-weight="normal" style:font-weight-asian="normal" style:font-weight-complex="normal" style:font-style-complex="normal" style:language-asian="ko" style:country-asian="KR" fo:language="en" fo:country="US" style:language-complex="hi" style:country-complex="IN" style:font-style-asian="normal" style:text-outline="false" fo:font-size="10pt" style:font-name-complex="Lohit Devanagari" style:text-line-through-type="none" style:text-position="0% 100%" style:text-emphasize="none" style:font-size-asian="10pt" fo:text-shadow="none" style:text-overline-style="none" style:text-overline-color="font-color" style:text-underline-style="none" style:text-underline-color="font-color" style:font-relief="none" style:font-size-complex="10pt" style:font-name-asian="Noto Sans CJK KR1" style:font-name="Noto Sans CJK KR1"/>
    </style:style>
    <style:style style:name="T82" style:family="text">
      <style:text-properties style:text-line-through-mode="continuous" fo:font-style="normal" fo:font-weight="normal" style:font-weight-asian="normal" style:font-weight-complex="normal" style:font-style-complex="normal" style:language-asian="ko" style:country-asian="KR" fo:language="en" fo:country="US" style:language-complex="hi" style:country-complex="IN" style:font-style-asian="normal" style:text-outline="false" fo:font-size="10pt" style:font-name-complex="Lohit Devanagari" style:text-line-through-type="none" style:text-position="0% 100%" style:text-emphasize="none" style:font-size-asian="10pt" fo:text-shadow="none" style:text-overline-style="none" style:text-overline-color="font-color" style:text-underline-style="none" style:text-underline-color="font-color" style:font-relief="none" style:font-size-complex="10pt" style:font-name="돋움" style:font-name-asian="돋움"/>
    </style:style>
    <style:style style:name="T83" style:family="text">
      <style:text-properties style:text-line-through-mode="continuous" fo:font-style="normal" fo:font-weight="normal" style:font-weight-asian="normal" style:font-weight-complex="normal" style:font-style-complex="normal" style:language-asian="ko" style:country-asian="KR" fo:language="en" fo:country="US" style:language-complex="hi" style:country-complex="IN" style:font-style-asian="normal" style:text-outline="false" fo:font-size="10pt" style:font-name-complex="Lohit Devanagari" style:text-line-through-type="none" style:text-position="0% 100%" style:text-emphasize="none" style:font-size-asian="10pt" fo:text-shadow="none" style:text-overline-style="none" style:text-overline-color="font-color" style:text-underline-style="none" style:text-underline-color="font-color" style:font-relief="none" style:font-size-complex="10pt" style:font-name="Noto Sans CJK KR1" style:font-name-asian="Noto Sans CJK KR1"/>
    </style:style>
    <style:style style:name="T84" style:family="text">
      <style:text-properties style:text-position="0% 100%" style:font-weight-complex="normal" style:text-underline-style="none" style:text-underline-color="font-color" fo:font-style="normal" style:text-outline="false" style:font-name-asian="돋움" style:font-style-asian="normal" style:font-name="돋움" style:language-complex="hi" style:country-complex="IN" style:text-line-through-type="none" style:font-style-complex="normal" fo:font-weight="normal" fo:text-shadow="none" fo:font-size="10pt" fo:language="en" fo:country="US" style:text-emphasize="none" style:text-line-through-mode="continuous" style:font-name-complex="Lohit Devanagari" style:language-asian="ko" style:country-asian="KR" style:font-weight-asian="normal" style:text-overline-style="none" style:text-overline-color="font-color" style:font-size-complex="10pt" style:font-relief="none" style:font-size-asian="10pt"/>
    </style:style>
    <style:style style:name="T85" style:family="text">
      <style:text-properties style:text-position="0% 100%" style:font-weight-complex="normal" style:text-underline-style="none" style:text-underline-color="font-color" fo:font-style="normal" style:text-outline="false" style:font-style-asian="normal" style:language-complex="hi" style:country-complex="IN" style:text-line-through-type="none" style:font-style-complex="normal" fo:font-weight="normal" fo:text-shadow="none" fo:font-size="10pt" fo:language="en" fo:country="US" style:text-emphasize="none" style:text-line-through-mode="continuous" style:font-name-complex="Lohit Devanagari" style:language-asian="ko" style:country-asian="KR" style:font-weight-asian="normal" style:text-overline-style="none" style:text-overline-color="font-color" style:font-size-complex="10pt" style:font-relief="none" style:font-size-asian="10pt" style:font-name-asian="Noto Sans CJK KR1" style:font-name="Noto Sans CJK KR1"/>
    </style:style>
    <style:style style:name="T86" style:family="text">
      <style:text-properties style:text-position="0% 100%" style:font-weight-complex="normal" style:text-underline-style="none" style:text-underline-color="font-color" fo:font-style="normal" style:text-outline="false" style:font-style-asian="normal" style:language-complex="hi" style:country-complex="IN" style:text-line-through-type="none" style:font-style-complex="normal" fo:font-weight="normal" fo:text-shadow="none" fo:font-size="10pt" fo:language="en" fo:country="US" style:text-emphasize="none" style:text-line-through-mode="continuous" style:font-name-complex="Lohit Devanagari" style:language-asian="ko" style:country-asian="KR" style:font-weight-asian="normal" style:text-overline-style="none" style:text-overline-color="font-color" style:font-size-complex="10pt" style:font-relief="none" style:font-size-asian="10pt" style:font-name-asian="돋움" style:font-name="돋움"/>
    </style:style>
    <style:style style:name="T87" style:family="text">
      <style:text-properties style:text-position="0% 100%" style:font-weight-complex="normal" style:text-underline-style="none" style:text-underline-color="font-color" fo:font-style="normal" style:text-outline="false" style:font-style-asian="normal" style:language-complex="hi" style:country-complex="IN" style:text-line-through-type="none" style:font-style-complex="normal" fo:font-weight="normal" fo:text-shadow="none" fo:font-size="10pt" fo:language="en" fo:country="US" style:text-emphasize="none" style:text-line-through-mode="continuous" style:font-name-complex="Lohit Devanagari" style:language-asian="ko" style:country-asian="KR" style:font-weight-asian="normal" style:text-overline-style="none" style:text-overline-color="font-color" style:font-size-complex="10pt" style:font-relief="none" style:font-size-asian="10pt" style:font-name="돋움" style:font-name-asian="돋움"/>
    </style:style>
    <style:style style:name="T88" style:family="text">
      <style:text-properties style:text-position="0% 100%" style:font-weight-complex="normal" style:text-underline-style="none" style:text-underline-color="font-color" fo:font-style="normal" style:text-outline="false" style:font-style-asian="normal" style:language-complex="hi" style:country-complex="IN" style:text-line-through-type="none" style:font-style-complex="normal" fo:font-weight="normal" fo:text-shadow="none" fo:font-size="10pt" fo:language="en" fo:country="US" style:text-emphasize="none" style:text-line-through-mode="continuous" style:font-name-complex="Lohit Devanagari" style:language-asian="ko" style:country-asian="KR" style:font-weight-asian="normal" style:text-overline-style="none" style:text-overline-color="font-color" style:font-size-complex="10pt" style:font-relief="none" style:font-size-asian="10pt" style:font-name="Noto Sans CJK KR1" style:font-name-asian="Noto Sans CJK KR1"/>
    </style:style>
    <style:style style:name="T89" style:family="text">
      <style:text-properties style:text-position="0% 100%" style:text-emphasize="none" fo:text-shadow="none" fo:font-weight="normal" style:font-name="돋움" style:text-line-through-mode="continuous" style:text-overline-style="none" style:text-overline-color="font-color" fo:font-style="normal" style:font-name-asian="돋움" style:font-style-complex="normal" style:font-size-complex="10pt" style:language-asian="ko" style:country-asian="KR" style:font-size-asian="10pt" style:font-relief="none" style:font-weight-complex="normal" style:font-weight-asian="normal" style:text-outline="false" fo:language="en" fo:country="US" style:text-underline-style="none" style:text-underline-color="font-color" style:text-line-through-type="none" fo:font-size="10pt" style:font-style-asian="normal" style:language-complex="hi" style:country-complex="IN" style:font-name-complex="Lohit Devanagari"/>
    </style:style>
    <style:style style:name="T90" style:family="text">
      <style:text-properties style:text-position="0% 100%" style:text-emphasize="none" fo:text-shadow="none" fo:font-weight="normal" style:text-line-through-mode="continuous" style:text-overline-style="none" style:text-overline-color="font-color" fo:font-style="normal" style:font-style-complex="normal" style:font-size-complex="10pt" style:language-asian="ko" style:country-asian="KR" style:font-size-asian="10pt" style:font-relief="none" style:font-weight-complex="normal" style:font-weight-asian="normal" style:text-outline="false" fo:language="en" fo:country="US" style:text-underline-style="none" style:text-underline-color="font-color" style:text-line-through-type="none" fo:font-size="10pt" style:font-style-asian="normal" style:language-complex="hi" style:country-complex="IN" style:font-name-complex="Lohit Devanagari" style:font-name-asian="Noto Sans CJK KR1" style:font-name="Noto Sans CJK KR1"/>
    </style:style>
    <style:style style:name="T91" style:family="text">
      <style:text-properties style:text-position="0% 100%" style:text-emphasize="none" fo:text-shadow="none" fo:font-weight="normal" style:text-line-through-mode="continuous" style:text-overline-style="none" style:text-overline-color="font-color" fo:font-style="normal" style:font-style-complex="normal" style:font-size-complex="10pt" style:language-asian="ko" style:country-asian="KR" style:font-size-asian="10pt" style:font-relief="none" style:font-weight-complex="normal" style:font-weight-asian="normal" style:text-outline="false" fo:language="en" fo:country="US" style:text-underline-style="none" style:text-underline-color="font-color" style:text-line-through-type="none" fo:font-size="10pt" style:font-style-asian="normal" style:language-complex="hi" style:country-complex="IN" style:font-name-complex="Lohit Devanagari" style:font-name-asian="돋움" style:font-name="돋움"/>
    </style:style>
    <style:style style:name="T92" style:family="text">
      <style:text-properties style:text-position="0% 100%" style:text-emphasize="none" fo:text-shadow="none" fo:font-weight="normal" style:text-line-through-mode="continuous" style:text-overline-style="none" style:text-overline-color="font-color" fo:font-style="normal" style:font-style-complex="normal" style:font-size-complex="10pt" style:language-asian="ko" style:country-asian="KR" style:font-size-asian="10pt" style:font-relief="none" style:font-weight-complex="normal" style:font-weight-asian="normal" style:text-outline="false" fo:language="en" fo:country="US" style:text-underline-style="none" style:text-underline-color="font-color" style:text-line-through-type="none" fo:font-size="10pt" style:font-style-asian="normal" style:language-complex="hi" style:country-complex="IN" style:font-name-complex="Lohit Devanagari" style:font-name="돋움" style:font-name-asian="돋움"/>
    </style:style>
    <style:style style:name="T93" style:family="text">
      <style:text-properties style:text-position="0% 100%" style:text-emphasize="none" fo:text-shadow="none" fo:font-weight="normal" style:text-line-through-mode="continuous" style:text-overline-style="none" style:text-overline-color="font-color" fo:font-style="normal" style:font-style-complex="normal" style:font-size-complex="10pt" style:language-asian="ko" style:country-asian="KR" style:font-size-asian="10pt" style:font-relief="none" style:font-weight-complex="normal" style:font-weight-asian="normal" style:text-outline="false" fo:language="en" fo:country="US" style:text-underline-style="none" style:text-underline-color="font-color" style:text-line-through-type="none" fo:font-size="10pt" style:font-style-asian="normal" style:language-complex="hi" style:country-complex="IN" style:font-name-complex="Lohit Devanagari" style:font-name="Noto Sans CJK KR1" style:font-name-asian="Noto Sans CJK KR1"/>
    </style:style>
    <style:style style:name="T94" style:family="text">
      <style:text-properties style:language-asian="ko" style:country-asian="KR" style:text-underline-style="none" style:text-underline-color="font-color" style:font-style-asian="normal" style:font-weight-complex="normal" style:font-name-complex="Lohit Devanagari" fo:text-shadow="none" style:text-outline="false" fo:font-weight="normal" style:font-weight-asian="normal" style:font-size-complex="10pt" fo:font-style="normal" style:text-line-through-mode="continuous" fo:font-size="10pt" style:language-complex="hi" style:country-complex="IN" style:text-emphasize="none" style:text-overline-style="none" style:text-overline-color="font-color" style:text-position="0% 100%" style:font-name-asian="돋움" style:font-name="돋움" style:font-style-complex="normal" style:font-relief="none" style:text-line-through-type="none" fo:language="en" fo:country="US" style:font-size-asian="10pt"/>
    </style:style>
    <style:style style:name="T95" style:family="text">
      <style:text-properties style:language-asian="ko" style:country-asian="KR" style:text-underline-style="none" style:text-underline-color="font-color" style:font-style-asian="normal" style:font-weight-complex="normal" style:font-name-complex="Lohit Devanagari" fo:text-shadow="none" style:text-outline="false" fo:font-weight="normal" style:font-weight-asian="normal" style:font-size-complex="10pt" fo:font-style="normal" style:text-line-through-mode="continuous" fo:font-size="10pt" style:language-complex="hi" style:country-complex="IN" style:text-emphasize="none" style:text-overline-style="none" style:text-overline-color="font-color" style:text-position="0% 100%" style:font-style-complex="normal" style:font-relief="none" style:text-line-through-type="none" fo:language="en" fo:country="US" style:font-size-asian="10pt" style:font-name-asian="Noto Sans CJK KR1" style:font-name="Noto Sans CJK KR1"/>
    </style:style>
    <style:style style:name="T96" style:family="text">
      <style:text-properties style:language-asian="ko" style:country-asian="KR" style:text-underline-style="none" style:text-underline-color="font-color" style:font-style-asian="normal" style:font-weight-complex="normal" style:font-name-complex="Lohit Devanagari" fo:text-shadow="none" style:text-outline="false" fo:font-weight="normal" style:font-weight-asian="normal" style:font-size-complex="10pt" fo:font-style="normal" style:text-line-through-mode="continuous" fo:font-size="10pt" style:language-complex="hi" style:country-complex="IN" style:text-emphasize="none" style:text-overline-style="none" style:text-overline-color="font-color" style:text-position="0% 100%" style:font-style-complex="normal" style:font-relief="none" style:text-line-through-type="none" fo:language="en" fo:country="US" style:font-size-asian="10pt" style:font-name-asian="돋움" style:font-name="돋움"/>
    </style:style>
    <style:style style:name="T97" style:family="text">
      <style:text-properties style:language-asian="ko" style:country-asian="KR" style:text-underline-style="none" style:text-underline-color="font-color" style:font-style-asian="normal" style:font-weight-complex="normal" style:font-name-complex="Lohit Devanagari" fo:text-shadow="none" style:text-outline="false" fo:font-weight="normal" style:font-weight-asian="normal" style:font-size-complex="10pt" fo:font-style="normal" style:text-line-through-mode="continuous" fo:font-size="10pt" style:language-complex="hi" style:country-complex="IN" style:text-emphasize="none" style:text-overline-style="none" style:text-overline-color="font-color" style:text-position="0% 100%" style:font-style-complex="normal" style:font-relief="none" style:text-line-through-type="none" fo:language="en" fo:country="US" style:font-size-asian="10pt" style:font-name="돋움" style:font-name-asian="돋움"/>
    </style:style>
    <style:style style:name="T98" style:family="text">
      <style:text-properties fo:font-style="normal" fo:text-shadow="none" fo:language="en" fo:country="US" style:font-name-asian="돋움" style:font-name="돋움" style:font-style-asian="normal" style:font-style-complex="normal" style:text-line-through-mode="continuous" style:language-asian="ko" style:country-asian="KR" style:language-complex="hi" style:country-complex="IN" style:text-position="0% 100%" style:text-outline="false" style:text-emphasize="none" style:text-underline-style="none" style:text-underline-color="font-color" style:text-line-through-type="none" style:font-weight-complex="normal" style:text-overline-style="none" style:text-overline-color="font-color" style:font-weight-asian="normal" style:font-name-complex="Lohit Devanagari" fo:font-weight="normal" style:font-size-complex="10pt" style:font-size-asian="10pt" style:font-relief="none" fo:font-size="10pt"/>
    </style:style>
    <style:style style:name="T99" style:family="text">
      <style:text-properties fo:font-style="normal" fo:text-shadow="none" fo:language="en" fo:country="US" style:font-style-asian="normal" style:font-style-complex="normal" style:text-line-through-mode="continuous" style:language-asian="ko" style:country-asian="KR" style:language-complex="hi" style:country-complex="IN" style:text-position="0% 100%" style:text-outline="false" style:text-emphasize="none" style:text-underline-style="none" style:text-underline-color="font-color" style:text-line-through-type="none" style:font-weight-complex="normal" style:text-overline-style="none" style:text-overline-color="font-color" style:font-weight-asian="normal" style:font-name-complex="Lohit Devanagari" fo:font-weight="normal" style:font-size-complex="10pt" style:font-size-asian="10pt" style:font-relief="none" fo:font-size="10pt" style:font-name-asian="Noto Sans CJK KR1" style:font-name="Noto Sans CJK KR1"/>
    </style:style>
    <style:style style:name="T100" style:family="text">
      <style:text-properties fo:font-style="normal" fo:text-shadow="none" fo:language="en" fo:country="US" style:font-style-asian="normal" style:font-style-complex="normal" style:text-line-through-mode="continuous" style:language-asian="ko" style:country-asian="KR" style:language-complex="hi" style:country-complex="IN" style:text-position="0% 100%" style:text-outline="false" style:text-emphasize="none" style:text-underline-style="none" style:text-underline-color="font-color" style:text-line-through-type="none" style:font-weight-complex="normal" style:text-overline-style="none" style:text-overline-color="font-color" style:font-weight-asian="normal" style:font-name-complex="Lohit Devanagari" fo:font-weight="normal" style:font-size-complex="10pt" style:font-size-asian="10pt" style:font-relief="none" fo:font-size="10pt" style:font-name-asian="돋움" style:font-name="돋움"/>
    </style:style>
    <style:style style:name="T101" style:family="text">
      <style:text-properties fo:font-style="normal" fo:text-shadow="none" fo:language="en" fo:country="US" style:font-style-asian="normal" style:font-style-complex="normal" style:text-line-through-mode="continuous" style:language-asian="ko" style:country-asian="KR" style:language-complex="hi" style:country-complex="IN" style:text-position="0% 100%" style:text-outline="false" style:text-emphasize="none" style:text-underline-style="none" style:text-underline-color="font-color" style:text-line-through-type="none" style:font-weight-complex="normal" style:text-overline-style="none" style:text-overline-color="font-color" style:font-weight-asian="normal" style:font-name-complex="Lohit Devanagari" fo:font-weight="normal" style:font-size-complex="10pt" style:font-size-asian="10pt" style:font-relief="none" fo:font-size="10pt" style:font-name="돋움" style:font-name-asian="돋움"/>
    </style:style>
    <style:style style:name="T102" style:family="text">
      <style:text-properties fo:font-style="normal" fo:text-shadow="none" fo:language="en" fo:country="US" style:font-style-asian="normal" style:font-style-complex="normal" style:text-line-through-mode="continuous" style:language-asian="ko" style:country-asian="KR" style:language-complex="hi" style:country-complex="IN" style:text-position="0% 100%" style:text-outline="false" style:text-emphasize="none" style:text-underline-style="none" style:text-underline-color="font-color" style:text-line-through-type="none" style:font-weight-complex="normal" style:text-overline-style="none" style:text-overline-color="font-color" style:font-weight-asian="normal" style:font-name-complex="Lohit Devanagari" fo:font-weight="normal" style:font-size-complex="10pt" style:font-size-asian="10pt" style:font-relief="none" fo:font-size="10pt" style:font-name="Noto Sans CJK KR1" style:font-name-asian="Noto Sans CJK KR1"/>
    </style:style>
    <style:style style:name="T103" style:family="text">
      <style:text-properties style:font-name="돋움" fo:font-style="normal" style:font-relief="none" style:text-overline-style="none" style:text-overline-color="font-color" style:text-position="0% 100%" style:font-style-asian="normal" style:font-size-complex="10pt" style:text-outline="false" style:text-line-through-mode="continuous" fo:font-size="10pt" style:font-style-complex="normal" fo:font-weight="normal" style:language-asian="ko" style:country-asian="KR" style:font-name-complex="Lohit Devanagari" style:text-underline-style="none" style:text-underline-color="font-color" style:font-size-asian="10pt" style:font-weight-asian="normal" style:text-line-through-type="none" style:font-weight-complex="normal" fo:language="en" fo:country="US" style:language-complex="hi" style:country-complex="IN" fo:text-shadow="none" style:font-name-asian="돋움" style:text-emphasize="none"/>
    </style:style>
    <style:style style:name="T104" style:family="text">
      <style:text-properties fo:font-style="normal" style:font-relief="none" style:text-overline-style="none" style:text-overline-color="font-color" style:text-position="0% 100%" style:font-style-asian="normal" style:font-size-complex="10pt" style:text-outline="false" style:text-line-through-mode="continuous" fo:font-size="10pt" style:font-style-complex="normal" fo:font-weight="normal" style:language-asian="ko" style:country-asian="KR" style:font-name-complex="Lohit Devanagari" style:text-underline-style="none" style:text-underline-color="font-color" style:font-size-asian="10pt" style:font-weight-asian="normal" style:text-line-through-type="none" style:font-weight-complex="normal" fo:language="en" fo:country="US" style:language-complex="hi" style:country-complex="IN" fo:text-shadow="none" style:text-emphasize="none" style:font-name="Noto Sans CJK KR1" style:font-name-asian="Noto Sans CJK KR1"/>
    </style:style>
    <style:style style:name="T105" style:family="text">
      <style:text-properties fo:font-style="normal" style:font-relief="none" style:text-overline-style="none" style:text-overline-color="font-color" style:text-position="0% 100%" style:font-style-asian="normal" style:font-size-complex="10pt" style:text-outline="false" style:text-line-through-mode="continuous" fo:font-size="10pt" style:font-style-complex="normal" fo:font-weight="normal" style:language-asian="ko" style:country-asian="KR" style:font-name-complex="Lohit Devanagari" style:text-underline-style="none" style:text-underline-color="font-color" style:font-size-asian="10pt" style:font-weight-asian="normal" style:text-line-through-type="none" style:font-weight-complex="normal" fo:language="en" fo:country="US" style:language-complex="hi" style:country-complex="IN" fo:text-shadow="none" style:text-emphasize="none" style:font-name="돋움" style:font-name-asian="돋움"/>
    </style:style>
    <style:style style:name="T106" style:family="text">
      <style:text-properties fo:font-style="normal" style:font-relief="none" style:text-overline-style="none" style:text-overline-color="font-color" style:text-position="0% 100%" style:font-style-asian="normal" style:font-size-complex="10pt" style:text-outline="false" style:text-line-through-mode="continuous" fo:font-size="10pt" style:font-style-complex="normal" fo:font-weight="normal" style:language-asian="ko" style:country-asian="KR" style:font-name-complex="Lohit Devanagari" style:text-underline-style="none" style:text-underline-color="font-color" style:font-size-asian="10pt" style:font-weight-asian="normal" style:text-line-through-type="none" style:font-weight-complex="normal" fo:language="en" fo:country="US" style:language-complex="hi" style:country-complex="IN" fo:text-shadow="none" style:text-emphasize="none" style:font-name-asian="Noto Sans CJK KR1" style:font-name="Noto Sans CJK KR1"/>
    </style:style>
    <style:style style:name="T107" style:family="text">
      <style:text-properties fo:font-style="normal" style:font-relief="none" style:text-overline-style="none" style:text-overline-color="font-color" style:text-position="0% 100%" style:font-style-asian="normal" style:font-size-complex="10pt" style:text-outline="false" style:text-line-through-mode="continuous" fo:font-size="10pt" style:font-style-complex="normal" fo:font-weight="normal" style:language-asian="ko" style:country-asian="KR" style:font-name-complex="Lohit Devanagari" style:text-underline-style="none" style:text-underline-color="font-color" style:font-size-asian="10pt" style:font-weight-asian="normal" style:text-line-through-type="none" style:font-weight-complex="normal" fo:language="en" fo:country="US" style:language-complex="hi" style:country-complex="IN" fo:text-shadow="none" style:text-emphasize="none" style:font-name-asian="돋움" style:font-name="돋움"/>
    </style:style>
    <style:style style:name="T108" style:family="text">
      <style:text-properties style:language-asian="ko" style:country-asian="KR" fo:language="en" fo:country="US" style:font-style-complex="normal" style:font-style-asian="normal" style:language-complex="hi" style:country-complex="IN" style:text-line-through-type="none" style:text-underline-style="none" style:text-underline-color="font-color" style:text-emphasize="none" style:font-weight-complex="normal" style:font-size-asian="10pt" style:text-line-through-mode="continuous" style:text-outline="false" style:font-weight-asian="normal" style:font-name="돋움" fo:font-style="normal" fo:text-shadow="none" fo:font-weight="normal" style:font-name-asian="돋움" style:font-relief="none" style:text-overline-style="none" style:text-overline-color="font-color" style:font-size-complex="10pt" style:text-position="0% 100%" style:font-name-complex="Lohit Devanagari" fo:font-size="10pt"/>
    </style:style>
    <style:style style:name="T109" style:family="text">
      <style:text-properties style:language-asian="ko" style:country-asian="KR" fo:language="en" fo:country="US" style:font-style-complex="normal" style:font-style-asian="normal" style:language-complex="hi" style:country-complex="IN" style:text-line-through-type="none" style:text-underline-style="none" style:text-underline-color="font-color" style:text-emphasize="none" style:font-weight-complex="normal" style:font-size-asian="10pt" style:text-line-through-mode="continuous" style:text-outline="false" style:font-weight-asian="normal" fo:font-style="normal" fo:text-shadow="none" fo:font-weight="normal" style:font-relief="none" style:text-overline-style="none" style:text-overline-color="font-color" style:font-size-complex="10pt" style:text-position="0% 100%" style:font-name-complex="Lohit Devanagari" fo:font-size="10pt" style:font-name-asian="Noto Sans CJK KR1" style:font-name="Noto Sans CJK KR1"/>
    </style:style>
    <style:style style:name="T110" style:family="text">
      <style:text-properties style:language-asian="ko" style:country-asian="KR" fo:language="en" fo:country="US" style:font-style-complex="normal" style:font-style-asian="normal" style:language-complex="hi" style:country-complex="IN" style:text-line-through-type="none" style:text-underline-style="none" style:text-underline-color="font-color" style:text-emphasize="none" style:font-weight-complex="normal" style:font-size-asian="10pt" style:text-line-through-mode="continuous" style:text-outline="false" style:font-weight-asian="normal" fo:font-style="normal" fo:text-shadow="none" fo:font-weight="normal" style:font-relief="none" style:text-overline-style="none" style:text-overline-color="font-color" style:font-size-complex="10pt" style:text-position="0% 100%" style:font-name-complex="Lohit Devanagari" fo:font-size="10pt" style:font-name-asian="돋움" style:font-name="돋움"/>
    </style:style>
    <style:style style:name="T111" style:family="text">
      <style:text-properties style:language-asian="ko" style:country-asian="KR" fo:language="en" fo:country="US" style:font-style-complex="normal" style:font-style-asian="normal" style:language-complex="hi" style:country-complex="IN" style:text-line-through-type="none" style:text-underline-style="none" style:text-underline-color="font-color" style:text-emphasize="none" style:font-weight-complex="normal" style:font-size-asian="10pt" style:text-line-through-mode="continuous" style:text-outline="false" style:font-weight-asian="normal" fo:font-style="normal" fo:text-shadow="none" fo:font-weight="normal" style:font-relief="none" style:text-overline-style="none" style:text-overline-color="font-color" style:font-size-complex="10pt" style:text-position="0% 100%" style:font-name-complex="Lohit Devanagari" fo:font-size="10pt" style:font-name="Noto Sans CJK KR1" style:font-name-asian="Noto Sans CJK KR1"/>
    </style:style>
    <style:style style:name="T112" style:family="text">
      <style:text-properties style:language-asian="ko" style:country-asian="KR" fo:language="en" fo:country="US" style:font-style-complex="normal" style:font-style-asian="normal" style:language-complex="hi" style:country-complex="IN" style:text-line-through-type="none" style:text-underline-style="none" style:text-underline-color="font-color" style:text-emphasize="none" style:font-weight-complex="normal" style:font-size-asian="10pt" style:text-line-through-mode="continuous" style:text-outline="false" style:font-weight-asian="normal" fo:font-style="normal" fo:text-shadow="none" fo:font-weight="normal" style:font-relief="none" style:text-overline-style="none" style:text-overline-color="font-color" style:font-size-complex="10pt" style:text-position="0% 100%" style:font-name-complex="Lohit Devanagari" fo:font-size="10pt" style:font-name="돋움" style:font-name-asian="돋움"/>
    </style:style>
    <style:style style:name="T113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font-size="10pt" fo:font-weight="normal" fo:text-shadow="none" style:font-name-asian="돋움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name="돋움" style:font-size-complex="10pt" style:text-outline="false"/>
    </style:style>
    <style:style style:name="T114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-asian="Noto Sans CJK KR1" style:font-name="Noto Sans CJK KR1"/>
    </style:style>
    <style:style style:name="T115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-asian="돋움" style:font-name="돋움"/>
    </style:style>
    <style:style style:name="T116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="Noto Sans CJK KR1" style:font-name-asian="Noto Sans CJK KR1"/>
    </style:style>
    <style:style style:name="T117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="돋움" style:font-name-asian="돋움"/>
    </style:style>
    <style:style style:name="T118" style:family="text">
      <style:text-properties style:text-line-through-type="none" style:font-size-complex="10pt" fo:text-shadow="none" style:font-name-asian="돋움" style:text-position="0% 100%" style:font-name-complex="Lohit Devanagari" fo:font-weight="normal" style:font-name="돋움" fo:font-size="10pt" style:text-emphasize="none" fo:language="en" fo:country="US" style:text-underline-style="none" style:text-underline-color="font-color" style:font-style-complex="normal" style:font-weight-complex="normal" fo:font-style="normal" style:font-relief="none" style:font-style-asian="normal" style:text-line-through-mode="continuous" style:language-complex="hi" style:country-complex="IN" style:language-asian="ko" style:country-asian="KR" style:text-outline="false" style:font-size-asian="10pt" style:font-weight-asian="normal" style:text-overline-style="none" style:text-overline-color="font-color"/>
    </style:style>
    <style:style style:name="T119" style:family="text">
      <style:text-properties style:text-line-through-type="none" style:font-size-complex="10pt" fo:text-shadow="none" style:text-position="0% 100%" style:font-name-complex="Lohit Devanagari" fo:font-weight="normal" fo:font-size="10pt" style:text-emphasize="none" fo:language="en" fo:country="US" style:text-underline-style="none" style:text-underline-color="font-color" style:font-style-complex="normal" style:font-weight-complex="normal" fo:font-style="normal" style:font-relief="none" style:font-style-asian="normal" style:text-line-through-mode="continuous" style:language-complex="hi" style:country-complex="IN" style:language-asian="ko" style:country-asian="KR" style:text-outline="false" style:font-size-asian="10pt" style:font-weight-asian="normal" style:text-overline-style="none" style:text-overline-color="font-color" style:font-name-asian="Noto Sans CJK KR1" style:font-name="Noto Sans CJK KR1"/>
    </style:style>
    <style:style style:name="T120" style:family="text">
      <style:text-properties style:text-line-through-type="none" style:font-size-complex="10pt" fo:text-shadow="none" style:text-position="0% 100%" style:font-name-complex="Lohit Devanagari" fo:font-weight="normal" fo:font-size="10pt" style:text-emphasize="none" fo:language="en" fo:country="US" style:text-underline-style="none" style:text-underline-color="font-color" style:font-style-complex="normal" style:font-weight-complex="normal" fo:font-style="normal" style:font-relief="none" style:font-style-asian="normal" style:text-line-through-mode="continuous" style:language-complex="hi" style:country-complex="IN" style:language-asian="ko" style:country-asian="KR" style:text-outline="false" style:font-size-asian="10pt" style:font-weight-asian="normal" style:text-overline-style="none" style:text-overline-color="font-color" style:font-name-asian="돋움" style:font-name="돋움"/>
    </style:style>
    <style:style style:name="T121" style:family="text">
      <style:text-properties style:text-line-through-type="none" style:font-size-complex="10pt" fo:text-shadow="none" style:text-position="0% 100%" style:font-name-complex="Lohit Devanagari" fo:font-weight="normal" fo:font-size="10pt" style:text-emphasize="none" fo:language="en" fo:country="US" style:text-underline-style="none" style:text-underline-color="font-color" style:font-style-complex="normal" style:font-weight-complex="normal" fo:font-style="normal" style:font-relief="none" style:font-style-asian="normal" style:text-line-through-mode="continuous" style:language-complex="hi" style:country-complex="IN" style:language-asian="ko" style:country-asian="KR" style:text-outline="false" style:font-size-asian="10pt" style:font-weight-asian="normal" style:text-overline-style="none" style:text-overline-color="font-color" style:font-name="Noto Sans CJK KR1" style:font-name-asian="Noto Sans CJK KR1"/>
    </style:style>
    <style:style style:name="T122" style:family="text">
      <style:text-properties style:text-line-through-type="none" style:font-size-complex="10pt" fo:text-shadow="none" style:text-position="0% 100%" style:font-name-complex="Lohit Devanagari" fo:font-weight="normal" fo:font-size="10pt" style:text-emphasize="none" fo:language="en" fo:country="US" style:text-underline-style="none" style:text-underline-color="font-color" style:font-style-complex="normal" style:font-weight-complex="normal" fo:font-style="normal" style:font-relief="none" style:font-style-asian="normal" style:text-line-through-mode="continuous" style:language-complex="hi" style:country-complex="IN" style:language-asian="ko" style:country-asian="KR" style:text-outline="false" style:font-size-asian="10pt" style:font-weight-asian="normal" style:text-overline-style="none" style:text-overline-color="font-color" style:font-name="돋움" style:font-name-asian="돋움"/>
    </style:style>
    <style:style style:name="T123" style:family="text">
      <style:text-properties style:font-style-complex="normal" style:font-name-asian="돋움" style:font-style-asian="normal" style:text-outline="false" style:font-size-complex="10pt" style:text-position="0% 100%" style:font-name="돋움" style:text-underline-style="none" style:text-underline-color="font-color" style:font-name-complex="Lohit Devanagari" style:font-weight-asian="normal" style:language-asian="ko" style:country-asian="KR" style:text-line-through-mode="continuous" style:text-line-through-type="none" style:font-size-asian="10pt" style:text-emphasize="none" style:font-relief="none" fo:font-size="10pt" style:text-overline-style="none" style:text-overline-color="font-color" fo:font-weight="normal" fo:text-shadow="none" fo:language="en" fo:country="US" style:font-weight-complex="normal" style:language-complex="hi" style:country-complex="IN" fo:font-style="normal"/>
    </style:style>
    <style:style style:name="T124" style:family="text">
      <style:text-properties style:font-style-complex="normal" style:font-style-asian="normal" style:text-outline="false" style:font-size-complex="10pt" style:text-position="0% 100%" style:text-underline-style="none" style:text-underline-color="font-color" style:font-name-complex="Lohit Devanagari" style:font-weight-asian="normal" style:language-asian="ko" style:country-asian="KR" style:text-line-through-mode="continuous" style:text-line-through-type="none" style:font-size-asian="10pt" style:text-emphasize="none" style:font-relief="none" fo:font-size="10pt" style:text-overline-style="none" style:text-overline-color="font-color" fo:font-weight="normal" fo:text-shadow="none" fo:language="en" fo:country="US" style:font-weight-complex="normal" style:language-complex="hi" style:country-complex="IN" fo:font-style="normal" style:font-name="Noto Sans CJK KR1" style:font-name-asian="Noto Sans CJK KR1"/>
    </style:style>
    <style:style style:name="T125" style:family="text">
      <style:text-properties style:font-style-complex="normal" style:font-style-asian="normal" style:text-outline="false" style:font-size-complex="10pt" style:text-position="0% 100%" style:text-underline-style="none" style:text-underline-color="font-color" style:font-name-complex="Lohit Devanagari" style:font-weight-asian="normal" style:language-asian="ko" style:country-asian="KR" style:text-line-through-mode="continuous" style:text-line-through-type="none" style:font-size-asian="10pt" style:text-emphasize="none" style:font-relief="none" fo:font-size="10pt" style:text-overline-style="none" style:text-overline-color="font-color" fo:font-weight="normal" fo:text-shadow="none" fo:language="en" fo:country="US" style:font-weight-complex="normal" style:language-complex="hi" style:country-complex="IN" fo:font-style="normal" style:font-name="돋움" style:font-name-asian="돋움"/>
    </style:style>
    <style:style style:name="T126" style:family="text">
      <style:text-properties style:font-style-complex="normal" style:font-style-asian="normal" style:text-outline="false" style:font-size-complex="10pt" style:text-position="0% 100%" style:text-underline-style="none" style:text-underline-color="font-color" style:font-name-complex="Lohit Devanagari" style:font-weight-asian="normal" style:language-asian="ko" style:country-asian="KR" style:text-line-through-mode="continuous" style:text-line-through-type="none" style:font-size-asian="10pt" style:text-emphasize="none" style:font-relief="none" fo:font-size="10pt" style:text-overline-style="none" style:text-overline-color="font-color" fo:font-weight="normal" fo:text-shadow="none" fo:language="en" fo:country="US" style:font-weight-complex="normal" style:language-complex="hi" style:country-complex="IN" fo:font-style="normal" style:font-name-asian="Noto Sans CJK KR1" style:font-name="Noto Sans CJK KR1"/>
    </style:style>
    <style:style style:name="T127" style:family="text">
      <style:text-properties style:font-style-complex="normal" style:font-style-asian="normal" style:text-outline="false" style:font-size-complex="10pt" style:text-position="0% 100%" style:text-underline-style="none" style:text-underline-color="font-color" style:font-name-complex="Lohit Devanagari" style:font-weight-asian="normal" style:language-asian="ko" style:country-asian="KR" style:text-line-through-mode="continuous" style:text-line-through-type="none" style:font-size-asian="10pt" style:text-emphasize="none" style:font-relief="none" fo:font-size="10pt" style:text-overline-style="none" style:text-overline-color="font-color" fo:font-weight="normal" fo:text-shadow="none" fo:language="en" fo:country="US" style:font-weight-complex="normal" style:language-complex="hi" style:country-complex="IN" fo:font-style="normal" style:font-name-asian="돋움" style:font-name="돋움"/>
    </style:style>
    <style:style style:name="T128" style:family="text">
      <style:text-properties style:font-name="돋움" style:text-position="0% 100%" style:language-asian="ko" style:country-asian="KR" fo:font-size="10pt" style:text-underline-style="none" style:text-underline-color="font-color" style:font-name-asian="돋움" fo:text-shadow="none" style:font-size-complex="10pt" style:text-emphasize="none" style:text-outline="false" fo:font-weight="normal" style:text-overline-style="none" style:text-overline-color="font-color" style:font-style-complex="normal" style:font-relief="none" style:font-style-asian="normal" style:font-name-complex="Lohit Devanagari" fo:language="en" fo:country="US" style:font-weight-asian="normal" style:text-line-through-type="none" style:font-weight-complex="normal" fo:font-style="normal" style:font-size-asian="10pt" style:text-line-through-mode="continuous" style:language-complex="hi" style:country-complex="IN"/>
    </style:style>
    <style:style style:name="T129" style:family="text">
      <style:text-properties style:text-position="0% 100%" style:language-asian="ko" style:country-asian="KR" fo:font-size="10pt" style:text-underline-style="none" style:text-underline-color="font-color" fo:text-shadow="none" style:font-size-complex="10pt" style:text-emphasize="none" style:text-outline="false" fo:font-weight="normal" style:text-overline-style="none" style:text-overline-color="font-color" style:font-style-complex="normal" style:font-relief="none" style:font-style-asian="normal" style:font-name-complex="Lohit Devanagari" fo:language="en" fo:country="US" style:font-weight-asian="normal" style:text-line-through-type="none" style:font-weight-complex="normal" fo:font-style="normal" style:font-size-asian="10pt" style:text-line-through-mode="continuous" style:language-complex="hi" style:country-complex="IN" style:font-name="Noto Sans CJK KR1" style:font-name-asian="Noto Sans CJK KR1"/>
    </style:style>
    <style:style style:name="T130" style:family="text">
      <style:text-properties style:text-position="0% 100%" style:language-asian="ko" style:country-asian="KR" fo:font-size="10pt" style:text-underline-style="none" style:text-underline-color="font-color" fo:text-shadow="none" style:font-size-complex="10pt" style:text-emphasize="none" style:text-outline="false" fo:font-weight="normal" style:text-overline-style="none" style:text-overline-color="font-color" style:font-style-complex="normal" style:font-relief="none" style:font-style-asian="normal" style:font-name-complex="Lohit Devanagari" fo:language="en" fo:country="US" style:font-weight-asian="normal" style:text-line-through-type="none" style:font-weight-complex="normal" fo:font-style="normal" style:font-size-asian="10pt" style:text-line-through-mode="continuous" style:language-complex="hi" style:country-complex="IN" style:font-name-asian="돋움" style:font-name="돋움"/>
    </style:style>
    <style:style style:name="T131" style:family="text">
      <style:text-properties style:text-position="0% 100%" style:language-asian="ko" style:country-asian="KR" fo:font-size="10pt" style:text-underline-style="none" style:text-underline-color="font-color" fo:text-shadow="none" style:font-size-complex="10pt" style:text-emphasize="none" style:text-outline="false" fo:font-weight="normal" style:text-overline-style="none" style:text-overline-color="font-color" style:font-style-complex="normal" style:font-relief="none" style:font-style-asian="normal" style:font-name-complex="Lohit Devanagari" fo:language="en" fo:country="US" style:font-weight-asian="normal" style:text-line-through-type="none" style:font-weight-complex="normal" fo:font-style="normal" style:font-size-asian="10pt" style:text-line-through-mode="continuous" style:language-complex="hi" style:country-complex="IN" style:font-name-asian="Noto Sans CJK KR1" style:font-name="Noto Sans CJK KR1"/>
    </style:style>
    <style:style style:name="T132" style:family="text">
      <style:text-properties style:text-position="0% 100%" style:language-asian="ko" style:country-asian="KR" fo:font-size="10pt" style:text-underline-style="none" style:text-underline-color="font-color" fo:text-shadow="none" style:font-size-complex="10pt" style:text-emphasize="none" style:text-outline="false" fo:font-weight="normal" style:text-overline-style="none" style:text-overline-color="font-color" style:font-style-complex="normal" style:font-relief="none" style:font-style-asian="normal" style:font-name-complex="Lohit Devanagari" fo:language="en" fo:country="US" style:font-weight-asian="normal" style:text-line-through-type="none" style:font-weight-complex="normal" fo:font-style="normal" style:font-size-asian="10pt" style:text-line-through-mode="continuous" style:language-complex="hi" style:country-complex="IN" style:font-name="돋움" style:font-name-asian="돋움"/>
    </style:style>
    <style:style style:name="T133" style:family="text">
      <style:text-properties style:font-weight-complex="normal" style:font-name="돋움" style:font-weight-asian="normal" style:language-asian="ko" style:country-asian="KR" style:text-underline-style="none" style:text-underline-color="font-color" fo:font-weight="normal" style:language-complex="hi" style:country-complex="IN" style:text-overline-style="none" style:text-overline-color="font-color" style:text-emphasize="none" style:font-name-asian="돋움" style:font-size-complex="10pt" fo:language="en" fo:country="US" fo:font-style="normal" fo:font-size="10pt" fo:text-shadow="none" style:text-line-through-type="none" style:font-relief="none" style:font-size-asian="10pt" style:font-style-asian="normal" style:text-position="0% 100%" style:text-line-through-mode="continuous" style:font-style-complex="normal" style:font-name-complex="Lohit Devanagari" style:text-outline="false"/>
    </style:style>
    <style:style style:name="T134" style:family="text">
      <style:text-properties style:font-weight-complex="normal" style:font-weight-asian="normal" style:language-asian="ko" style:country-asian="KR" style:text-underline-style="none" style:text-underline-color="font-color" fo:font-weight="normal" style:language-complex="hi" style:country-complex="IN" style:text-overline-style="none" style:text-overline-color="font-color" style:text-emphasize="none" style:font-size-complex="10pt" fo:language="en" fo:country="US" fo:font-style="normal" fo:font-size="10pt" fo:text-shadow="none" style:text-line-through-type="none" style:font-relief="none" style:font-size-asian="10pt" style:font-style-asian="normal" style:text-position="0% 100%" style:text-line-through-mode="continuous" style:font-style-complex="normal" style:font-name-complex="Lohit Devanagari" style:text-outline="false" style:font-name-asian="Noto Sans CJK KR1" style:font-name="Noto Sans CJK KR1"/>
    </style:style>
    <style:style style:name="T135" style:family="text">
      <style:text-properties style:font-weight-complex="normal" style:font-weight-asian="normal" style:language-asian="ko" style:country-asian="KR" style:text-underline-style="none" style:text-underline-color="font-color" fo:font-weight="normal" style:language-complex="hi" style:country-complex="IN" style:text-overline-style="none" style:text-overline-color="font-color" style:text-emphasize="none" style:font-size-complex="10pt" fo:language="en" fo:country="US" fo:font-style="normal" fo:font-size="10pt" fo:text-shadow="none" style:text-line-through-type="none" style:font-relief="none" style:font-size-asian="10pt" style:font-style-asian="normal" style:text-position="0% 100%" style:text-line-through-mode="continuous" style:font-style-complex="normal" style:font-name-complex="Lohit Devanagari" style:text-outline="false" style:font-name="돋움" style:font-name-asian="돋움"/>
    </style:style>
    <style:style style:name="T136" style:family="text">
      <style:text-properties style:font-weight-complex="normal" style:font-weight-asian="normal" style:language-asian="ko" style:country-asian="KR" style:text-underline-style="none" style:text-underline-color="font-color" fo:font-weight="normal" style:language-complex="hi" style:country-complex="IN" style:text-overline-style="none" style:text-overline-color="font-color" style:text-emphasize="none" style:font-size-complex="10pt" fo:language="en" fo:country="US" fo:font-style="normal" fo:font-size="10pt" fo:text-shadow="none" style:text-line-through-type="none" style:font-relief="none" style:font-size-asian="10pt" style:font-style-asian="normal" style:text-position="0% 100%" style:text-line-through-mode="continuous" style:font-style-complex="normal" style:font-name-complex="Lohit Devanagari" style:text-outline="false" style:font-name-asian="돋움" style:font-name="돋움"/>
    </style:style>
    <style:style style:name="T137" style:family="text">
      <style:text-properties style:font-weight-complex="normal" style:font-weight-asian="normal" style:language-asian="ko" style:country-asian="KR" style:text-underline-style="none" style:text-underline-color="font-color" fo:font-weight="normal" style:language-complex="hi" style:country-complex="IN" style:text-overline-style="none" style:text-overline-color="font-color" style:text-emphasize="none" style:font-size-complex="10pt" fo:language="en" fo:country="US" fo:font-style="normal" fo:font-size="10pt" fo:text-shadow="none" style:text-line-through-type="none" style:font-relief="none" style:font-size-asian="10pt" style:font-style-asian="normal" style:text-position="0% 100%" style:text-line-through-mode="continuous" style:font-style-complex="normal" style:font-name-complex="Lohit Devanagari" style:text-outline="false" style:font-name="Noto Sans CJK KR1" style:font-name-asian="Noto Sans CJK KR1"/>
    </style:style>
    <style:style style:name="T138" style:family="text">
      <style:text-properties style:font-weight-complex="normal" style:text-line-through-type="none" style:language-asian="ko" style:country-asian="KR" fo:font-style="normal" style:language-complex="hi" style:country-complex="IN" style:font-name-asian="돋움" style:font-weight-asian="normal" style:text-underline-style="none" style:text-underline-color="font-color" style:font-style-asian="normal" fo:text-shadow="none" style:text-position="0% 100%" style:font-size-asian="10pt" style:font-relief="none" fo:language="en" fo:country="US" style:font-size-complex="10pt" style:text-outline="false" style:font-style-complex="normal" style:text-line-through-mode="continuous" style:text-overline-style="none" style:text-overline-color="font-color" style:text-emphasize="none" style:font-name="돋움" fo:font-size="10pt" style:font-name-complex="Lohit Devanagari" fo:font-weight="normal"/>
    </style:style>
    <style:style style:name="T139" style:family="text">
      <style:text-properties style:font-weight-complex="normal" style:text-line-through-type="none" style:language-asian="ko" style:country-asian="KR" fo:font-style="normal" style:language-complex="hi" style:country-complex="IN" style:font-weight-asian="normal" style:text-underline-style="none" style:text-underline-color="font-color" style:font-style-asian="normal" fo:text-shadow="none" style:text-position="0% 100%" style:font-size-asian="10pt" style:font-relief="none" fo:language="en" fo:country="US" style:font-size-complex="10pt" style:text-outline="false" style:font-style-complex="normal" style:text-line-through-mode="continuous" style:text-overline-style="none" style:text-overline-color="font-color" style:text-emphasize="none" fo:font-size="10pt" style:font-name-complex="Lohit Devanagari" fo:font-weight="normal" style:font-name-asian="Noto Sans CJK KR1" style:font-name="Noto Sans CJK KR1"/>
    </style:style>
    <style:style style:name="T140" style:family="text">
      <style:text-properties style:font-weight-complex="normal" style:text-line-through-type="none" style:language-asian="ko" style:country-asian="KR" fo:font-style="normal" style:language-complex="hi" style:country-complex="IN" style:font-weight-asian="normal" style:text-underline-style="none" style:text-underline-color="font-color" style:font-style-asian="normal" fo:text-shadow="none" style:text-position="0% 100%" style:font-size-asian="10pt" style:font-relief="none" fo:language="en" fo:country="US" style:font-size-complex="10pt" style:text-outline="false" style:font-style-complex="normal" style:text-line-through-mode="continuous" style:text-overline-style="none" style:text-overline-color="font-color" style:text-emphasize="none" fo:font-size="10pt" style:font-name-complex="Lohit Devanagari" fo:font-weight="normal" style:font-name-asian="돋움" style:font-name="돋움"/>
    </style:style>
    <style:style style:name="T141" style:family="text">
      <style:text-properties style:font-weight-complex="normal" style:text-line-through-type="none" style:language-asian="ko" style:country-asian="KR" fo:font-style="normal" style:language-complex="hi" style:country-complex="IN" style:font-weight-asian="normal" style:text-underline-style="none" style:text-underline-color="font-color" style:font-style-asian="normal" fo:text-shadow="none" style:text-position="0% 100%" style:font-size-asian="10pt" style:font-relief="none" fo:language="en" fo:country="US" style:font-size-complex="10pt" style:text-outline="false" style:font-style-complex="normal" style:text-line-through-mode="continuous" style:text-overline-style="none" style:text-overline-color="font-color" style:text-emphasize="none" fo:font-size="10pt" style:font-name-complex="Lohit Devanagari" fo:font-weight="normal" style:font-name="돋움" style:font-name-asian="돋움"/>
    </style:style>
    <style:style style:name="T142" style:family="text">
      <style:text-properties style:font-weight-complex="normal" style:text-line-through-type="none" style:language-asian="ko" style:country-asian="KR" fo:font-style="normal" style:language-complex="hi" style:country-complex="IN" style:font-weight-asian="normal" style:text-underline-style="none" style:text-underline-color="font-color" style:font-style-asian="normal" fo:text-shadow="none" style:text-position="0% 100%" style:font-size-asian="10pt" style:font-relief="none" fo:language="en" fo:country="US" style:font-size-complex="10pt" style:text-outline="false" style:font-style-complex="normal" style:text-line-through-mode="continuous" style:text-overline-style="none" style:text-overline-color="font-color" style:text-emphasize="none" fo:font-size="10pt" style:font-name-complex="Lohit Devanagari" fo:font-weight="normal" style:font-name="Noto Sans CJK KR1" style:font-name-asian="Noto Sans CJK KR1"/>
    </style:style>
    <style:style style:name="T143" style:family="text">
      <style:text-properties fo:font-size="10pt" style:font-style-asian="normal" fo:font-weight="normal" style:font-weight-asian="normal" style:text-overline-style="none" style:text-overline-color="font-color" fo:font-style="normal" style:text-underline-style="none" style:text-underline-color="font-color" style:font-name-asian="돋움" style:font-name="돋움" style:font-name-complex="Lohit Devanagari" style:text-position="0% 100%" style:font-size-complex="10pt" style:text-outline="false" style:font-style-complex="normal" style:text-line-through-type="none" style:font-weight-complex="normal" fo:text-shadow="none" style:language-asian="ko" style:country-asian="KR" style:language-complex="hi" style:country-complex="IN" style:font-relief="none" style:font-size-asian="10pt" fo:language="en" fo:country="US" style:text-emphasize="none" style:text-line-through-mode="continuous"/>
    </style:style>
    <style:style style:name="T144" style:family="text">
      <style:text-properties fo:font-size="10pt" style:font-style-asian="normal" fo:font-weight="normal" style:font-weight-asian="normal" style:text-overline-style="none" style:text-overline-color="font-color" fo:font-style="normal" style:text-underline-style="none" style:text-underline-color="font-color" style:font-name-complex="Lohit Devanagari" style:text-position="0% 100%" style:font-size-complex="10pt" style:text-outline="false" style:font-style-complex="normal" style:text-line-through-type="none" style:font-weight-complex="normal" fo:text-shadow="none" style:language-asian="ko" style:country-asian="KR" style:language-complex="hi" style:country-complex="IN" style:font-relief="none" style:font-size-asian="10pt" fo:language="en" fo:country="US" style:text-emphasize="none" style:text-line-through-mode="continuous" style:font-name-asian="Noto Sans CJK KR1" style:font-name="Noto Sans CJK KR1"/>
    </style:style>
    <style:style style:name="T145" style:family="text">
      <style:text-properties fo:font-size="10pt" style:font-style-asian="normal" fo:font-weight="normal" style:font-weight-asian="normal" style:text-overline-style="none" style:text-overline-color="font-color" fo:font-style="normal" style:text-underline-style="none" style:text-underline-color="font-color" style:font-name-complex="Lohit Devanagari" style:text-position="0% 100%" style:font-size-complex="10pt" style:text-outline="false" style:font-style-complex="normal" style:text-line-through-type="none" style:font-weight-complex="normal" fo:text-shadow="none" style:language-asian="ko" style:country-asian="KR" style:language-complex="hi" style:country-complex="IN" style:font-relief="none" style:font-size-asian="10pt" fo:language="en" fo:country="US" style:text-emphasize="none" style:text-line-through-mode="continuous" style:font-name-asian="돋움" style:font-name="돋움"/>
    </style:style>
    <style:style style:name="T146" style:family="text">
      <style:text-properties fo:font-size="10pt" style:font-style-asian="normal" fo:font-weight="normal" style:font-weight-asian="normal" style:text-overline-style="none" style:text-overline-color="font-color" fo:font-style="normal" style:text-underline-style="none" style:text-underline-color="font-color" style:font-name-complex="Lohit Devanagari" style:text-position="0% 100%" style:font-size-complex="10pt" style:text-outline="false" style:font-style-complex="normal" style:text-line-through-type="none" style:font-weight-complex="normal" fo:text-shadow="none" style:language-asian="ko" style:country-asian="KR" style:language-complex="hi" style:country-complex="IN" style:font-relief="none" style:font-size-asian="10pt" fo:language="en" fo:country="US" style:text-emphasize="none" style:text-line-through-mode="continuous" style:font-name="돋움" style:font-name-asian="돋움"/>
    </style:style>
    <style:style style:name="T147" style:family="text">
      <style:text-properties fo:font-size="10pt" style:font-style-asian="normal" fo:font-weight="normal" style:font-weight-asian="normal" style:text-overline-style="none" style:text-overline-color="font-color" fo:font-style="normal" style:text-underline-style="none" style:text-underline-color="font-color" style:font-name-complex="Lohit Devanagari" style:text-position="0% 100%" style:font-size-complex="10pt" style:text-outline="false" style:font-style-complex="normal" style:text-line-through-type="none" style:font-weight-complex="normal" fo:text-shadow="none" style:language-asian="ko" style:country-asian="KR" style:language-complex="hi" style:country-complex="IN" style:font-relief="none" style:font-size-asian="10pt" fo:language="en" fo:country="US" style:text-emphasize="none" style:text-line-through-mode="continuous" style:font-name="Noto Sans CJK KR1" style:font-name-asian="Noto Sans CJK KR1"/>
    </style:style>
    <style:style style:name="T148" style:family="text">
      <style:text-properties style:font-size-asian="10pt" style:text-outline="false" fo:font-style="normal" fo:language="en" fo:country="US" fo:font-weight="normal" style:font-name-asian="돋움" style:text-line-through-mode="continuous" style:text-line-through-type="none" style:font-weight-asian="normal" style:text-emphasize="none" style:font-name="돋움" style:font-style-asian="normal" style:font-size-complex="10pt" style:language-asian="ko" style:country-asian="KR" style:font-style-complex="normal" fo:font-size="10pt" style:text-underline-style="none" style:text-underline-color="font-color" style:text-position="0% 100%" style:font-name-complex="Lohit Devanagari" style:language-complex="hi" style:country-complex="IN" fo:text-shadow="none" style:text-overline-style="none" style:text-overline-color="font-color" style:font-relief="none" style:font-weight-complex="normal"/>
    </style:style>
    <style:style style:name="T149" style:family="text">
      <style:text-properties style:font-size-asian="10pt" style:text-outline="false" fo:font-style="normal" fo:language="en" fo:country="US" fo:font-weight="normal" style:text-line-through-mode="continuous" style:text-line-through-type="none" style:font-weight-asian="normal" style:text-emphasize="none" style:font-style-asian="normal" style:font-size-complex="10pt" style:language-asian="ko" style:country-asian="KR" style:font-style-complex="normal" fo:font-size="10pt" style:text-underline-style="none" style:text-underline-color="font-color" style:text-position="0% 100%" style:font-name-complex="Lohit Devanagari" style:language-complex="hi" style:country-complex="IN" fo:text-shadow="none" style:text-overline-style="none" style:text-overline-color="font-color" style:font-relief="none" style:font-weight-complex="normal" style:font-name-asian="Noto Sans CJK KR1" style:font-name="Noto Sans CJK KR1"/>
    </style:style>
    <style:style style:name="T150" style:family="text">
      <style:text-properties style:font-size-asian="10pt" style:text-outline="false" fo:font-style="normal" fo:language="en" fo:country="US" fo:font-weight="normal" style:text-line-through-mode="continuous" style:text-line-through-type="none" style:font-weight-asian="normal" style:text-emphasize="none" style:font-style-asian="normal" style:font-size-complex="10pt" style:language-asian="ko" style:country-asian="KR" style:font-style-complex="normal" fo:font-size="10pt" style:text-underline-style="none" style:text-underline-color="font-color" style:text-position="0% 100%" style:font-name-complex="Lohit Devanagari" style:language-complex="hi" style:country-complex="IN" fo:text-shadow="none" style:text-overline-style="none" style:text-overline-color="font-color" style:font-relief="none" style:font-weight-complex="normal" style:font-name-asian="돋움" style:font-name="돋움"/>
    </style:style>
    <style:style style:name="T151" style:family="text">
      <style:text-properties style:font-size-asian="10pt" style:text-outline="false" fo:font-style="normal" fo:language="en" fo:country="US" fo:font-weight="normal" style:text-line-through-mode="continuous" style:text-line-through-type="none" style:font-weight-asian="normal" style:text-emphasize="none" style:font-style-asian="normal" style:font-size-complex="10pt" style:language-asian="ko" style:country-asian="KR" style:font-style-complex="normal" fo:font-size="10pt" style:text-underline-style="none" style:text-underline-color="font-color" style:text-position="0% 100%" style:font-name-complex="Lohit Devanagari" style:language-complex="hi" style:country-complex="IN" fo:text-shadow="none" style:text-overline-style="none" style:text-overline-color="font-color" style:font-relief="none" style:font-weight-complex="normal" style:font-name="돋움" style:font-name-asian="돋움"/>
    </style:style>
    <style:style style:name="T152" style:family="text">
      <style:text-properties style:font-size-asian="10pt" style:text-outline="false" fo:font-style="normal" fo:language="en" fo:country="US" fo:font-weight="normal" style:text-line-through-mode="continuous" style:text-line-through-type="none" style:font-weight-asian="normal" style:text-emphasize="none" style:font-style-asian="normal" style:font-size-complex="10pt" style:language-asian="ko" style:country-asian="KR" style:font-style-complex="normal" fo:font-size="10pt" style:text-underline-style="none" style:text-underline-color="font-color" style:text-position="0% 100%" style:font-name-complex="Lohit Devanagari" style:language-complex="hi" style:country-complex="IN" fo:text-shadow="none" style:text-overline-style="none" style:text-overline-color="font-color" style:font-relief="none" style:font-weight-complex="normal" style:font-name="Noto Sans CJK KR1" style:font-name-asian="Noto Sans CJK KR1"/>
    </style:style>
    <style:style style:name="T153" style:family="text">
      <style:text-properties style:text-overline-style="none" style:text-overline-color="font-color" style:font-size-complex="10pt" style:font-relief="none" style:language-asian="ko" style:country-asian="KR" style:font-size-asian="10pt" style:font-weight-complex="normal" fo:font-style="normal" style:font-name-complex="Lohit Devanagari" style:language-complex="hi" style:country-complex="IN" style:text-outline="false" fo:text-shadow="none" style:font-style-complex="normal" style:font-name-asian="돋움" fo:font-size="10pt" style:font-style-asian="normal" style:text-underline-style="none" style:text-underline-color="font-color" fo:language="en" fo:country="US" style:font-weight-asian="normal" style:font-name="돋움" style:text-emphasize="none" style:text-line-through-type="none" style:text-position="0% 100%" fo:font-weight="normal" style:text-line-through-mode="continuous"/>
    </style:style>
    <style:style style:name="T154" style:family="text">
      <style:text-properties style:text-overline-style="none" style:text-overline-color="font-color" style:font-size-complex="10pt" style:font-relief="none" style:language-asian="ko" style:country-asian="KR" style:font-size-asian="10pt" style:font-weight-complex="normal" fo:font-style="normal" style:font-name-complex="Lohit Devanagari" style:language-complex="hi" style:country-complex="IN" style:text-outline="false" fo:text-shadow="none" style:font-style-complex="normal" fo:font-size="10pt" style:font-style-asian="normal" style:text-underline-style="none" style:text-underline-color="font-color" fo:language="en" fo:country="US" style:font-weight-asian="normal" style:text-emphasize="none" style:text-line-through-type="none" style:text-position="0% 100%" fo:font-weight="normal" style:text-line-through-mode="continuous" style:font-name-asian="Noto Sans CJK KR1" style:font-name="Noto Sans CJK KR1"/>
    </style:style>
    <style:style style:name="T155" style:family="text">
      <style:text-properties style:text-overline-style="none" style:text-overline-color="font-color" style:font-size-complex="10pt" style:font-relief="none" style:language-asian="ko" style:country-asian="KR" style:font-size-asian="10pt" style:font-weight-complex="normal" fo:font-style="normal" style:font-name-complex="Lohit Devanagari" style:language-complex="hi" style:country-complex="IN" style:text-outline="false" fo:text-shadow="none" style:font-style-complex="normal" fo:font-size="10pt" style:font-style-asian="normal" style:text-underline-style="none" style:text-underline-color="font-color" fo:language="en" fo:country="US" style:font-weight-asian="normal" style:text-emphasize="none" style:text-line-through-type="none" style:text-position="0% 100%" fo:font-weight="normal" style:text-line-through-mode="continuous" style:font-name-asian="돋움" style:font-name="돋움"/>
    </style:style>
    <style:style style:name="T156" style:family="text">
      <style:text-properties style:text-overline-style="none" style:text-overline-color="font-color" style:font-size-complex="10pt" style:font-relief="none" style:language-asian="ko" style:country-asian="KR" style:font-size-asian="10pt" style:font-weight-complex="normal" fo:font-style="normal" style:font-name-complex="Lohit Devanagari" style:language-complex="hi" style:country-complex="IN" style:text-outline="false" fo:text-shadow="none" style:font-style-complex="normal" fo:font-size="10pt" style:font-style-asian="normal" style:text-underline-style="none" style:text-underline-color="font-color" fo:language="en" fo:country="US" style:font-weight-asian="normal" style:text-emphasize="none" style:text-line-through-type="none" style:text-position="0% 100%" fo:font-weight="normal" style:text-line-through-mode="continuous" style:font-name="돋움" style:font-name-asian="돋움"/>
    </style:style>
    <style:style style:name="T157" style:family="text">
      <style:text-properties style:text-overline-style="none" style:text-overline-color="font-color" style:font-size-complex="10pt" style:font-relief="none" style:language-asian="ko" style:country-asian="KR" style:font-size-asian="10pt" style:font-weight-complex="normal" fo:font-style="normal" style:font-name-complex="Lohit Devanagari" style:language-complex="hi" style:country-complex="IN" style:text-outline="false" fo:text-shadow="none" style:font-style-complex="normal" fo:font-size="10pt" style:font-style-asian="normal" style:text-underline-style="none" style:text-underline-color="font-color" fo:language="en" fo:country="US" style:font-weight-asian="normal" style:text-emphasize="none" style:text-line-through-type="none" style:text-position="0% 100%" fo:font-weight="normal" style:text-line-through-mode="continuous" style:font-name="Noto Sans CJK KR1" style:font-name-asian="Noto Sans CJK KR1"/>
    </style:style>
    <style:style style:name="T158" style:family="text">
      <style:text-properties fo:font-style="normal" style:font-weight-asian="normal" style:text-overline-style="none" style:text-overline-color="font-color" style:font-size-complex="10pt" style:text-line-through-type="none" fo:language="en" fo:country="US" fo:font-weight="normal" style:font-size-asian="10pt" style:font-style-complex="normal" style:font-name-complex="Lohit Devanagari" style:text-emphasize="none" fo:text-shadow="none" style:language-asian="ko" style:country-asian="KR" style:font-weight-complex="normal" style:font-style-asian="normal" style:font-name-asian="돋움" style:font-name="돋움" style:text-line-through-mode="continuous" style:font-relief="none" style:text-position="0% 100%" style:language-complex="hi" style:country-complex="IN" fo:font-size="10pt" style:text-outline="false" style:text-underline-style="none" style:text-underline-color="font-color"/>
    </style:style>
    <style:style style:name="T159" style:family="text">
      <style:text-properties fo:font-style="normal" style:font-weight-asian="normal" style:text-overline-style="none" style:text-overline-color="font-color" style:font-size-complex="10pt" style:text-line-through-type="none" fo:language="en" fo:country="US" fo:font-weight="normal" style:font-size-asian="10pt" style:font-style-complex="normal" style:font-name-complex="Lohit Devanagari" style:text-emphasize="none" fo:text-shadow="none" style:language-asian="ko" style:country-asian="KR" style:font-weight-complex="normal" style:font-style-asian="normal" style:text-line-through-mode="continuous" style:font-relief="none" style:text-position="0% 100%" style:language-complex="hi" style:country-complex="IN" fo:font-size="10pt" style:text-outline="false" style:text-underline-style="none" style:text-underline-color="font-color" style:font-name="Noto Sans CJK KR1" style:font-name-asian="Noto Sans CJK KR1"/>
    </style:style>
    <style:style style:name="T160" style:family="text">
      <style:text-properties fo:font-style="normal" style:font-weight-asian="normal" style:text-overline-style="none" style:text-overline-color="font-color" style:font-size-complex="10pt" style:text-line-through-type="none" fo:language="en" fo:country="US" fo:font-weight="normal" style:font-size-asian="10pt" style:font-style-complex="normal" style:font-name-complex="Lohit Devanagari" style:text-emphasize="none" fo:text-shadow="none" style:language-asian="ko" style:country-asian="KR" style:font-weight-complex="normal" style:font-style-asian="normal" style:text-line-through-mode="continuous" style:font-relief="none" style:text-position="0% 100%" style:language-complex="hi" style:country-complex="IN" fo:font-size="10pt" style:text-outline="false" style:text-underline-style="none" style:text-underline-color="font-color" style:font-name-asian="돋움" style:font-name="돋움"/>
    </style:style>
    <style:style style:name="T161" style:family="text">
      <style:text-properties fo:font-style="normal" style:font-weight-asian="normal" style:text-overline-style="none" style:text-overline-color="font-color" style:font-size-complex="10pt" style:text-line-through-type="none" fo:language="en" fo:country="US" fo:font-weight="normal" style:font-size-asian="10pt" style:font-style-complex="normal" style:font-name-complex="Lohit Devanagari" style:text-emphasize="none" fo:text-shadow="none" style:language-asian="ko" style:country-asian="KR" style:font-weight-complex="normal" style:font-style-asian="normal" style:text-line-through-mode="continuous" style:font-relief="none" style:text-position="0% 100%" style:language-complex="hi" style:country-complex="IN" fo:font-size="10pt" style:text-outline="false" style:text-underline-style="none" style:text-underline-color="font-color" style:font-name-asian="Noto Sans CJK KR1" style:font-name="Noto Sans CJK KR1"/>
    </style:style>
    <style:style style:name="T162" style:family="text">
      <style:text-properties fo:font-style="normal" style:font-weight-asian="normal" style:text-overline-style="none" style:text-overline-color="font-color" style:font-size-complex="10pt" style:text-line-through-type="none" fo:language="en" fo:country="US" fo:font-weight="normal" style:font-size-asian="10pt" style:font-style-complex="normal" style:font-name-complex="Lohit Devanagari" style:text-emphasize="none" fo:text-shadow="none" style:language-asian="ko" style:country-asian="KR" style:font-weight-complex="normal" style:font-style-asian="normal" style:text-line-through-mode="continuous" style:font-relief="none" style:text-position="0% 100%" style:language-complex="hi" style:country-complex="IN" fo:font-size="10pt" style:text-outline="false" style:text-underline-style="none" style:text-underline-color="font-color" style:font-name="돋움" style:font-name-asian="돋움"/>
    </style:style>
    <style:style style:name="T163" style:family="text">
      <style:text-properties style:text-emphasize="none" style:text-underline-style="none" style:text-underline-color="font-color" style:font-style-complex="normal" fo:language="en" fo:country="US" style:font-style-asian="normal" fo:font-size="10pt" fo:text-shadow="none" style:text-outline="false" style:text-position="0% 100%" style:font-name-complex="Lohit Devanagari" fo:font-style="normal" style:font-name="돋움" style:font-name-asian="돋움" style:font-size-asian="10pt" style:text-overline-style="none" style:text-overline-color="font-color" style:font-size-complex="10pt" style:font-weight-asian="normal" fo:font-weight="normal" style:font-weight-complex="normal" style:text-line-through-type="none" style:language-asian="ko" style:country-asian="KR" style:font-relief="none" style:language-complex="hi" style:country-complex="IN" style:text-line-through-mode="continuous"/>
    </style:style>
    <style:style style:name="T164" style:family="text">
      <style:text-properties style:text-emphasize="none" style:text-underline-style="none" style:text-underline-color="font-color" style:font-style-complex="normal" fo:language="en" fo:country="US" style:font-style-asian="normal" fo:font-size="10pt" fo:text-shadow="none" style:text-outline="false" style:text-position="0% 100%" style:font-name-complex="Lohit Devanagari" fo:font-style="normal" style:font-size-asian="10pt" style:text-overline-style="none" style:text-overline-color="font-color" style:font-size-complex="10pt" style:font-weight-asian="normal" fo:font-weight="normal" style:font-weight-complex="normal" style:text-line-through-type="none" style:language-asian="ko" style:country-asian="KR" style:font-relief="none" style:language-complex="hi" style:country-complex="IN" style:text-line-through-mode="continuous" style:font-name-asian="Noto Sans CJK KR1" style:font-name="Noto Sans CJK KR1"/>
    </style:style>
    <style:style style:name="T165" style:family="text">
      <style:text-properties style:text-emphasize="none" style:text-underline-style="none" style:text-underline-color="font-color" style:font-style-complex="normal" fo:language="en" fo:country="US" style:font-style-asian="normal" fo:font-size="10pt" fo:text-shadow="none" style:text-outline="false" style:text-position="0% 100%" style:font-name-complex="Lohit Devanagari" fo:font-style="normal" style:font-size-asian="10pt" style:text-overline-style="none" style:text-overline-color="font-color" style:font-size-complex="10pt" style:font-weight-asian="normal" fo:font-weight="normal" style:font-weight-complex="normal" style:text-line-through-type="none" style:language-asian="ko" style:country-asian="KR" style:font-relief="none" style:language-complex="hi" style:country-complex="IN" style:text-line-through-mode="continuous" style:font-name-asian="돋움" style:font-name="돋움"/>
    </style:style>
    <style:style style:name="T166" style:family="text">
      <style:text-properties style:text-emphasize="none" style:text-underline-style="none" style:text-underline-color="font-color" style:font-style-complex="normal" fo:language="en" fo:country="US" style:font-style-asian="normal" fo:font-size="10pt" fo:text-shadow="none" style:text-outline="false" style:text-position="0% 100%" style:font-name-complex="Lohit Devanagari" fo:font-style="normal" style:font-size-asian="10pt" style:text-overline-style="none" style:text-overline-color="font-color" style:font-size-complex="10pt" style:font-weight-asian="normal" fo:font-weight="normal" style:font-weight-complex="normal" style:text-line-through-type="none" style:language-asian="ko" style:country-asian="KR" style:font-relief="none" style:language-complex="hi" style:country-complex="IN" style:text-line-through-mode="continuous" style:font-name="돋움" style:font-name-asian="돋움"/>
    </style:style>
    <style:style style:name="T167" style:family="text">
      <style:text-properties style:text-emphasize="none" style:text-underline-style="none" style:text-underline-color="font-color" style:font-style-complex="normal" fo:language="en" fo:country="US" style:font-style-asian="normal" fo:font-size="10pt" fo:text-shadow="none" style:text-outline="false" style:text-position="0% 100%" style:font-name-complex="Lohit Devanagari" fo:font-style="normal" style:font-size-asian="10pt" style:text-overline-style="none" style:text-overline-color="font-color" style:font-size-complex="10pt" style:font-weight-asian="normal" fo:font-weight="normal" style:font-weight-complex="normal" style:text-line-through-type="none" style:language-asian="ko" style:country-asian="KR" style:font-relief="none" style:language-complex="hi" style:country-complex="IN" style:text-line-through-mode="continuous" style:font-name="Noto Sans CJK KR1" style:font-name-asian="Noto Sans CJK KR1"/>
    </style:style>
    <style:style style:name="T168" style:family="text">
      <style:text-properties style:font-name="돋움" style:text-line-through-mode="continuous" style:language-complex="hi" style:country-complex="IN" fo:text-shadow="none" style:text-position="0% 100%" style:text-line-through-type="none" style:language-asian="ko" style:country-asian="KR" fo:font-weight="normal" style:font-weight-asian="normal" style:font-weight-complex="normal" fo:font-style="normal" style:text-underline-style="none" style:text-underline-color="font-color" style:text-emphasize="none" fo:language="en" fo:country="US" style:text-outline="false" fo:font-size="10pt" style:text-overline-style="none" style:text-overline-color="font-color" style:font-relief="none" style:font-style-complex="normal" style:font-style-asian="normal" style:font-name-asian="돋움" style:font-name-complex="Lohit Devanagari" style:font-size-asian="10pt" style:font-size-complex="10pt"/>
    </style:style>
    <style:style style:name="T169" style:family="text">
      <style:text-properties style:text-line-through-mode="continuous" style:language-complex="hi" style:country-complex="IN" fo:text-shadow="none" style:text-position="0% 100%" style:text-line-through-type="none" style:language-asian="ko" style:country-asian="KR" fo:font-weight="normal" style:font-weight-asian="normal" style:font-weight-complex="normal" fo:font-style="normal" style:text-underline-style="none" style:text-underline-color="font-color" style:text-emphasize="none" fo:language="en" fo:country="US" style:text-outline="false" fo:font-size="10pt" style:text-overline-style="none" style:text-overline-color="font-color" style:font-relief="none" style:font-style-complex="normal" style:font-style-asian="normal" style:font-name-complex="Lohit Devanagari" style:font-size-asian="10pt" style:font-size-complex="10pt" style:font-name-asian="Noto Sans CJK KR1" style:font-name="Noto Sans CJK KR1"/>
    </style:style>
    <style:style style:name="T170" style:family="text">
      <style:text-properties style:text-line-through-mode="continuous" style:language-complex="hi" style:country-complex="IN" fo:text-shadow="none" style:text-position="0% 100%" style:text-line-through-type="none" style:language-asian="ko" style:country-asian="KR" fo:font-weight="normal" style:font-weight-asian="normal" style:font-weight-complex="normal" fo:font-style="normal" style:text-underline-style="none" style:text-underline-color="font-color" style:text-emphasize="none" fo:language="en" fo:country="US" style:text-outline="false" fo:font-size="10pt" style:text-overline-style="none" style:text-overline-color="font-color" style:font-relief="none" style:font-style-complex="normal" style:font-style-asian="normal" style:font-name-complex="Lohit Devanagari" style:font-size-asian="10pt" style:font-size-complex="10pt" style:font-name="돋움" style:font-name-asian="돋움"/>
    </style:style>
    <style:style style:name="T171" style:family="text">
      <style:text-properties style:text-line-through-mode="continuous" style:language-complex="hi" style:country-complex="IN" fo:text-shadow="none" style:text-position="0% 100%" style:text-line-through-type="none" style:language-asian="ko" style:country-asian="KR" fo:font-weight="normal" style:font-weight-asian="normal" style:font-weight-complex="normal" fo:font-style="normal" style:text-underline-style="none" style:text-underline-color="font-color" style:text-emphasize="none" fo:language="en" fo:country="US" style:text-outline="false" fo:font-size="10pt" style:text-overline-style="none" style:text-overline-color="font-color" style:font-relief="none" style:font-style-complex="normal" style:font-style-asian="normal" style:font-name-complex="Lohit Devanagari" style:font-size-asian="10pt" style:font-size-complex="10pt" style:font-name-asian="돋움" style:font-name="돋움"/>
    </style:style>
    <style:style style:name="T172" style:family="text">
      <style:text-properties style:text-line-through-mode="continuous" style:language-complex="hi" style:country-complex="IN" fo:text-shadow="none" style:text-position="0% 100%" style:text-line-through-type="none" style:language-asian="ko" style:country-asian="KR" fo:font-weight="normal" style:font-weight-asian="normal" style:font-weight-complex="normal" fo:font-style="normal" style:text-underline-style="none" style:text-underline-color="font-color" style:text-emphasize="none" fo:language="en" fo:country="US" style:text-outline="false" fo:font-size="10pt" style:text-overline-style="none" style:text-overline-color="font-color" style:font-relief="none" style:font-style-complex="normal" style:font-style-asian="normal" style:font-name-complex="Lohit Devanagari" style:font-size-asian="10pt" style:font-size-complex="10pt" style:font-name="Noto Sans CJK KR1" style:font-name-asian="Noto Sans CJK KR1"/>
    </style:style>
    <style:style style:name="T173" style:family="text">
      <style:text-properties style:font-name="돋움" style:text-overline-style="none" style:text-overline-color="font-color" style:language-complex="hi" style:country-complex="IN" fo:font-style="normal" style:language-asian="ko" style:country-asian="KR" style:font-size-asian="10pt" fo:font-weight="normal" style:font-style-asian="normal" style:text-line-through-mode="continuous" style:text-emphasize="none" style:font-weight-asian="normal" style:font-style-complex="normal" style:text-position="0% 100%" style:font-name-asian="돋움" fo:font-size="10pt" style:text-underline-style="none" style:text-underline-color="font-color" style:text-line-through-type="none" style:font-size-complex="10pt" style:font-relief="none" fo:text-shadow="none" style:text-outline="false" style:font-weight-complex="normal" style:font-name-complex="Lohit Devanagari" fo:language="en" fo:country="US"/>
    </style:style>
    <style:style style:name="T174" style:family="text">
      <style:text-properties style:text-overline-style="none" style:text-overline-color="font-color" style:language-complex="hi" style:country-complex="IN" fo:font-style="normal" style:language-asian="ko" style:country-asian="KR" style:font-size-asian="10pt" fo:font-weight="normal" style:font-style-asian="normal" style:text-line-through-mode="continuous" style:text-emphasize="none" style:font-weight-asian="normal" style:font-style-complex="normal" style:text-position="0% 100%" fo:font-size="10pt" style:text-underline-style="none" style:text-underline-color="font-color" style:text-line-through-type="none" style:font-size-complex="10pt" style:font-relief="none" fo:text-shadow="none" style:text-outline="false" style:font-weight-complex="normal" style:font-name-complex="Lohit Devanagari" fo:language="en" fo:country="US" style:font-name-asian="Noto Sans CJK KR1" style:font-name="Noto Sans CJK KR1"/>
    </style:style>
    <style:style style:name="T175" style:family="text">
      <style:text-properties style:text-overline-style="none" style:text-overline-color="font-color" style:language-complex="hi" style:country-complex="IN" fo:font-style="normal" style:language-asian="ko" style:country-asian="KR" style:font-size-asian="10pt" fo:font-weight="normal" style:font-style-asian="normal" style:text-line-through-mode="continuous" style:text-emphasize="none" style:font-weight-asian="normal" style:font-style-complex="normal" style:text-position="0% 100%" fo:font-size="10pt" style:text-underline-style="none" style:text-underline-color="font-color" style:text-line-through-type="none" style:font-size-complex="10pt" style:font-relief="none" fo:text-shadow="none" style:text-outline="false" style:font-weight-complex="normal" style:font-name-complex="Lohit Devanagari" fo:language="en" fo:country="US" style:font-name-asian="돋움" style:font-name="돋움"/>
    </style:style>
    <style:style style:name="T176" style:family="text">
      <style:text-properties style:text-overline-style="none" style:text-overline-color="font-color" style:language-complex="hi" style:country-complex="IN" fo:font-style="normal" style:language-asian="ko" style:country-asian="KR" style:font-size-asian="10pt" fo:font-weight="normal" style:font-style-asian="normal" style:text-line-through-mode="continuous" style:text-emphasize="none" style:font-weight-asian="normal" style:font-style-complex="normal" style:text-position="0% 100%" fo:font-size="10pt" style:text-underline-style="none" style:text-underline-color="font-color" style:text-line-through-type="none" style:font-size-complex="10pt" style:font-relief="none" fo:text-shadow="none" style:text-outline="false" style:font-weight-complex="normal" style:font-name-complex="Lohit Devanagari" fo:language="en" fo:country="US" style:font-name="돋움" style:font-name-asian="돋움"/>
    </style:style>
    <style:style style:name="T177" style:family="text">
      <style:text-properties style:text-overline-style="none" style:text-overline-color="font-color" style:language-complex="hi" style:country-complex="IN" fo:font-style="normal" style:language-asian="ko" style:country-asian="KR" style:font-size-asian="10pt" fo:font-weight="normal" style:font-style-asian="normal" style:text-line-through-mode="continuous" style:text-emphasize="none" style:font-weight-asian="normal" style:font-style-complex="normal" style:text-position="0% 100%" fo:font-size="10pt" style:text-underline-style="none" style:text-underline-color="font-color" style:text-line-through-type="none" style:font-size-complex="10pt" style:font-relief="none" fo:text-shadow="none" style:text-outline="false" style:font-weight-complex="normal" style:font-name-complex="Lohit Devanagari" fo:language="en" fo:country="US" style:font-name="Noto Sans CJK KR1" style:font-name-asian="Noto Sans CJK KR1"/>
    </style:style>
    <style:style style:name="T178" style:family="text">
      <style:text-properties fo:font-weight="normal" style:font-relief="none" style:text-position="0% 100%" style:font-weight-asian="normal" fo:font-style="normal" style:font-name="돋움" fo:language="en" fo:country="US" style:text-emphasize="none" style:text-outline="false" style:font-style-asian="normal" style:text-underline-style="none" style:text-underline-color="font-color" fo:text-shadow="none" style:language-asian="ko" style:country-asian="KR" fo:font-size="10pt" style:text-line-through-mode="continuous" style:font-name-asian="돋움" style:font-weight-complex="normal" style:font-name-complex="Lohit Devanagari" style:text-line-through-type="none" style:language-complex="hi" style:country-complex="IN" style:font-size-complex="10pt" style:text-overline-style="none" style:text-overline-color="font-color" style:font-size-asian="10pt" style:font-style-complex="normal"/>
    </style:style>
    <style:style style:name="T179" style:family="text">
      <style:text-properties fo:font-weight="normal" style:font-relief="none" style:text-position="0% 100%" style:font-weight-asian="normal" fo:font-style="normal" fo:language="en" fo:country="US" style:text-emphasize="none" style:text-outline="false" style:font-style-asian="normal" style:text-underline-style="none" style:text-underline-color="font-color" fo:text-shadow="none" style:language-asian="ko" style:country-asian="KR" fo:font-size="10pt" style:text-line-through-mode="continuous" style:font-weight-complex="normal" style:font-name-complex="Lohit Devanagari" style:text-line-through-type="none" style:language-complex="hi" style:country-complex="IN" style:font-size-complex="10pt" style:text-overline-style="none" style:text-overline-color="font-color" style:font-size-asian="10pt" style:font-style-complex="normal" style:font-name-asian="Noto Sans CJK KR1" style:font-name="Noto Sans CJK KR1"/>
    </style:style>
    <style:style style:name="T180" style:family="text">
      <style:text-properties fo:font-weight="normal" style:font-relief="none" style:text-position="0% 100%" style:font-weight-asian="normal" fo:font-style="normal" fo:language="en" fo:country="US" style:text-emphasize="none" style:text-outline="false" style:font-style-asian="normal" style:text-underline-style="none" style:text-underline-color="font-color" fo:text-shadow="none" style:language-asian="ko" style:country-asian="KR" fo:font-size="10pt" style:text-line-through-mode="continuous" style:font-weight-complex="normal" style:font-name-complex="Lohit Devanagari" style:text-line-through-type="none" style:language-complex="hi" style:country-complex="IN" style:font-size-complex="10pt" style:text-overline-style="none" style:text-overline-color="font-color" style:font-size-asian="10pt" style:font-style-complex="normal" style:font-name-asian="돋움" style:font-name="돋움"/>
    </style:style>
    <style:style style:name="T181" style:family="text">
      <style:text-properties fo:font-weight="normal" style:font-relief="none" style:text-position="0% 100%" style:font-weight-asian="normal" fo:font-style="normal" fo:language="en" fo:country="US" style:text-emphasize="none" style:text-outline="false" style:font-style-asian="normal" style:text-underline-style="none" style:text-underline-color="font-color" fo:text-shadow="none" style:language-asian="ko" style:country-asian="KR" fo:font-size="10pt" style:text-line-through-mode="continuous" style:font-weight-complex="normal" style:font-name-complex="Lohit Devanagari" style:text-line-through-type="none" style:language-complex="hi" style:country-complex="IN" style:font-size-complex="10pt" style:text-overline-style="none" style:text-overline-color="font-color" style:font-size-asian="10pt" style:font-style-complex="normal" style:font-name="돋움" style:font-name-asian="돋움"/>
    </style:style>
    <style:style style:name="T182" style:family="text">
      <style:text-properties fo:font-weight="normal" style:font-relief="none" style:text-position="0% 100%" style:font-weight-asian="normal" fo:font-style="normal" fo:language="en" fo:country="US" style:text-emphasize="none" style:text-outline="false" style:font-style-asian="normal" style:text-underline-style="none" style:text-underline-color="font-color" fo:text-shadow="none" style:language-asian="ko" style:country-asian="KR" fo:font-size="10pt" style:text-line-through-mode="continuous" style:font-weight-complex="normal" style:font-name-complex="Lohit Devanagari" style:text-line-through-type="none" style:language-complex="hi" style:country-complex="IN" style:font-size-complex="10pt" style:text-overline-style="none" style:text-overline-color="font-color" style:font-size-asian="10pt" style:font-style-complex="normal" style:font-name="Noto Sans CJK KR1" style:font-name-asian="Noto Sans CJK KR1"/>
    </style:style>
    <style:style style:name="T183" style:family="text">
      <style:text-properties style:font-name-asian="돋움" style:font-name="돋움" style:font-name-complex="Lohit Devanagari" fo:text-shadow="none" style:text-line-through-mode="continuous" style:text-line-through-type="none" style:text-position="0% 100%" fo:font-weight="normal" style:font-weight-complex="normal" fo:font-style="normal" style:language-complex="hi" style:country-complex="IN" style:font-style-asian="normal" style:font-relief="none" style:text-emphasize="none" style:text-overline-style="none" style:text-overline-color="font-color" style:font-style-complex="normal" style:text-outline="false" style:font-size-asian="10pt" fo:font-size="10pt" fo:language="en" fo:country="US" style:font-weight-asian="normal" style:language-asian="ko" style:country-asian="KR" style:font-size-complex="10pt" style:text-underline-style="none" style:text-underline-color="font-color"/>
    </style:style>
    <style:style style:name="T184" style:family="text">
      <style:text-properties style:font-name-complex="Lohit Devanagari" fo:text-shadow="none" style:text-line-through-mode="continuous" style:text-line-through-type="none" style:text-position="0% 100%" fo:font-weight="normal" style:font-weight-complex="normal" fo:font-style="normal" style:language-complex="hi" style:country-complex="IN" style:font-style-asian="normal" style:font-relief="none" style:text-emphasize="none" style:text-overline-style="none" style:text-overline-color="font-color" style:font-style-complex="normal" style:text-outline="false" style:font-size-asian="10pt" fo:font-size="10pt" fo:language="en" fo:country="US" style:font-weight-asian="normal" style:language-asian="ko" style:country-asian="KR" style:font-size-complex="10pt" style:text-underline-style="none" style:text-underline-color="font-color" style:font-name-asian="Noto Sans CJK KR1" style:font-name="Noto Sans CJK KR1"/>
    </style:style>
    <style:style style:name="T185" style:family="text">
      <style:text-properties style:font-name-complex="Lohit Devanagari" fo:text-shadow="none" style:text-line-through-mode="continuous" style:text-line-through-type="none" style:text-position="0% 100%" fo:font-weight="normal" style:font-weight-complex="normal" fo:font-style="normal" style:language-complex="hi" style:country-complex="IN" style:font-style-asian="normal" style:font-relief="none" style:text-emphasize="none" style:text-overline-style="none" style:text-overline-color="font-color" style:font-style-complex="normal" style:text-outline="false" style:font-size-asian="10pt" fo:font-size="10pt" fo:language="en" fo:country="US" style:font-weight-asian="normal" style:language-asian="ko" style:country-asian="KR" style:font-size-complex="10pt" style:text-underline-style="none" style:text-underline-color="font-color" style:font-name="돋움" style:font-name-asian="돋움"/>
    </style:style>
    <style:style style:name="T186" style:family="text">
      <style:text-properties style:font-name-complex="Lohit Devanagari" fo:text-shadow="none" style:text-line-through-mode="continuous" style:text-line-through-type="none" style:text-position="0% 100%" fo:font-weight="normal" style:font-weight-complex="normal" fo:font-style="normal" style:language-complex="hi" style:country-complex="IN" style:font-style-asian="normal" style:font-relief="none" style:text-emphasize="none" style:text-overline-style="none" style:text-overline-color="font-color" style:font-style-complex="normal" style:text-outline="false" style:font-size-asian="10pt" fo:font-size="10pt" fo:language="en" fo:country="US" style:font-weight-asian="normal" style:language-asian="ko" style:country-asian="KR" style:font-size-complex="10pt" style:text-underline-style="none" style:text-underline-color="font-color" style:font-name-asian="돋움" style:font-name="돋움"/>
    </style:style>
    <style:style style:name="T187" style:family="text">
      <style:text-properties style:font-name-complex="Lohit Devanagari" fo:text-shadow="none" style:text-line-through-mode="continuous" style:text-line-through-type="none" style:text-position="0% 100%" fo:font-weight="normal" style:font-weight-complex="normal" fo:font-style="normal" style:language-complex="hi" style:country-complex="IN" style:font-style-asian="normal" style:font-relief="none" style:text-emphasize="none" style:text-overline-style="none" style:text-overline-color="font-color" style:font-style-complex="normal" style:text-outline="false" style:font-size-asian="10pt" fo:font-size="10pt" fo:language="en" fo:country="US" style:font-weight-asian="normal" style:language-asian="ko" style:country-asian="KR" style:font-size-complex="10pt" style:text-underline-style="none" style:text-underline-color="font-color" style:font-name="Noto Sans CJK KR1" style:font-name-asian="Noto Sans CJK KR1"/>
    </style:style>
    <style:style style:name="T188" style:family="text">
      <style:text-properties style:text-position="0% 100%" style:text-outline="false" style:font-style-complex="normal" style:text-underline-style="none" style:text-underline-color="font-color" style:font-size-complex="10pt" fo:text-shadow="none" style:font-relief="none" style:font-name-asian="돋움" fo:font-style="normal" style:text-line-through-mode="continuous" style:font-name="돋움" fo:font-weight="normal" style:font-weight-asian="normal" style:language-complex="hi" style:country-complex="IN" fo:language="en" fo:country="US" style:text-line-through-type="none" fo:font-size="10pt" style:font-style-asian="normal" style:text-emphasize="none" style:language-asian="ko" style:country-asian="KR" style:font-weight-complex="normal" style:font-name-complex="Lohit Devanagari" style:text-overline-style="none" style:text-overline-color="font-color" style:font-size-asian="10pt"/>
    </style:style>
    <style:style style:name="T189" style:family="text">
      <style:text-properties style:text-position="0% 100%" style:text-outline="false" style:font-style-complex="normal" style:text-underline-style="none" style:text-underline-color="font-color" style:font-size-complex="10pt" fo:text-shadow="none" style:font-relief="none" fo:font-style="normal" style:text-line-through-mode="continuous" fo:font-weight="normal" style:font-weight-asian="normal" style:language-complex="hi" style:country-complex="IN" fo:language="en" fo:country="US" style:text-line-through-type="none" fo:font-size="10pt" style:font-style-asian="normal" style:text-emphasize="none" style:language-asian="ko" style:country-asian="KR" style:font-weight-complex="normal" style:font-name-complex="Lohit Devanagari" style:text-overline-style="none" style:text-overline-color="font-color" style:font-size-asian="10pt" style:font-name="Noto Sans CJK KR1" style:font-name-asian="Noto Sans CJK KR1"/>
    </style:style>
    <style:style style:name="T190" style:family="text">
      <style:text-properties style:text-position="0% 100%" style:text-outline="false" style:font-style-complex="normal" style:text-underline-style="none" style:text-underline-color="font-color" style:font-size-complex="10pt" fo:text-shadow="none" style:font-relief="none" fo:font-style="normal" style:text-line-through-mode="continuous" fo:font-weight="normal" style:font-weight-asian="normal" style:language-complex="hi" style:country-complex="IN" fo:language="en" fo:country="US" style:text-line-through-type="none" fo:font-size="10pt" style:font-style-asian="normal" style:text-emphasize="none" style:language-asian="ko" style:country-asian="KR" style:font-weight-complex="normal" style:font-name-complex="Lohit Devanagari" style:text-overline-style="none" style:text-overline-color="font-color" style:font-size-asian="10pt" style:font-name-asian="돋움" style:font-name="돋움"/>
    </style:style>
    <style:style style:name="T191" style:family="text">
      <style:text-properties style:text-position="0% 100%" style:text-outline="false" style:font-style-complex="normal" style:text-underline-style="none" style:text-underline-color="font-color" style:font-size-complex="10pt" fo:text-shadow="none" style:font-relief="none" fo:font-style="normal" style:text-line-through-mode="continuous" fo:font-weight="normal" style:font-weight-asian="normal" style:language-complex="hi" style:country-complex="IN" fo:language="en" fo:country="US" style:text-line-through-type="none" fo:font-size="10pt" style:font-style-asian="normal" style:text-emphasize="none" style:language-asian="ko" style:country-asian="KR" style:font-weight-complex="normal" style:font-name-complex="Lohit Devanagari" style:text-overline-style="none" style:text-overline-color="font-color" style:font-size-asian="10pt" style:font-name-asian="Noto Sans CJK KR1" style:font-name="Noto Sans CJK KR1"/>
    </style:style>
    <style:style style:name="T192" style:family="text">
      <style:text-properties style:text-position="0% 100%" style:text-outline="false" style:font-style-complex="normal" style:text-underline-style="none" style:text-underline-color="font-color" style:font-size-complex="10pt" fo:text-shadow="none" style:font-relief="none" fo:font-style="normal" style:text-line-through-mode="continuous" fo:font-weight="normal" style:font-weight-asian="normal" style:language-complex="hi" style:country-complex="IN" fo:language="en" fo:country="US" style:text-line-through-type="none" fo:font-size="10pt" style:font-style-asian="normal" style:text-emphasize="none" style:language-asian="ko" style:country-asian="KR" style:font-weight-complex="normal" style:font-name-complex="Lohit Devanagari" style:text-overline-style="none" style:text-overline-color="font-color" style:font-size-asian="10pt" style:font-name="돋움" style:font-name-asian="돋움"/>
    </style:style>
    <style:style style:name="T193" style:family="text">
      <style:text-properties style:font-name-asian="돋움" style:text-position="0% 100%" style:font-style-asian="normal" fo:text-shadow="none" fo:font-weight="normal" style:font-name-complex="Lohit Devanagari" style:text-line-through-mode="continuous" style:language-asian="ko" style:country-asian="KR" style:text-line-through-type="none" style:text-outline="false" fo:font-style="normal" style:font-weight-complex="normal" style:text-emphasize="none" style:font-weight-asian="normal" style:font-style-complex="normal" style:font-relief="none" fo:language="en" fo:country="US" style:text-underline-style="none" style:text-underline-color="font-color" style:font-size-complex="10pt" style:text-overline-style="none" style:text-overline-color="font-color" style:font-size-asian="10pt" fo:font-size="10pt" style:font-name="돋움" style:language-complex="hi" style:country-complex="IN"/>
    </style:style>
    <style:style style:name="T194" style:family="text">
      <style:text-properties style:text-position="0% 100%" style:font-style-asian="normal" fo:text-shadow="none" fo:font-weight="normal" style:font-name-complex="Lohit Devanagari" style:text-line-through-mode="continuous" style:language-asian="ko" style:country-asian="KR" style:text-line-through-type="none" style:text-outline="false" fo:font-style="normal" style:font-weight-complex="normal" style:text-emphasize="none" style:font-weight-asian="normal" style:font-style-complex="normal" style:font-relief="none" fo:language="en" fo:country="US" style:text-underline-style="none" style:text-underline-color="font-color" style:font-size-complex="10pt" style:text-overline-style="none" style:text-overline-color="font-color" style:font-size-asian="10pt" fo:font-size="10pt" style:language-complex="hi" style:country-complex="IN" style:font-name="Noto Sans CJK KR1" style:font-name-asian="Noto Sans CJK KR1"/>
    </style:style>
    <style:style style:name="T195" style:family="text">
      <style:text-properties style:text-position="0% 100%" style:font-style-asian="normal" fo:text-shadow="none" fo:font-weight="normal" style:font-name-complex="Lohit Devanagari" style:text-line-through-mode="continuous" style:language-asian="ko" style:country-asian="KR" style:text-line-through-type="none" style:text-outline="false" fo:font-style="normal" style:font-weight-complex="normal" style:text-emphasize="none" style:font-weight-asian="normal" style:font-style-complex="normal" style:font-relief="none" fo:language="en" fo:country="US" style:text-underline-style="none" style:text-underline-color="font-color" style:font-size-complex="10pt" style:text-overline-style="none" style:text-overline-color="font-color" style:font-size-asian="10pt" fo:font-size="10pt" style:language-complex="hi" style:country-complex="IN" style:font-name="돋움" style:font-name-asian="돋움"/>
    </style:style>
    <style:style style:name="T196" style:family="text">
      <style:text-properties style:text-position="0% 100%" style:font-style-asian="normal" fo:text-shadow="none" fo:font-weight="normal" style:font-name-complex="Lohit Devanagari" style:text-line-through-mode="continuous" style:language-asian="ko" style:country-asian="KR" style:text-line-through-type="none" style:text-outline="false" fo:font-style="normal" style:font-weight-complex="normal" style:text-emphasize="none" style:font-weight-asian="normal" style:font-style-complex="normal" style:font-relief="none" fo:language="en" fo:country="US" style:text-underline-style="none" style:text-underline-color="font-color" style:font-size-complex="10pt" style:text-overline-style="none" style:text-overline-color="font-color" style:font-size-asian="10pt" fo:font-size="10pt" style:language-complex="hi" style:country-complex="IN" style:font-name-asian="돋움" style:font-name="돋움"/>
    </style:style>
    <style:style style:name="T197" style:family="text">
      <style:text-properties style:text-position="0% 100%" style:font-style-asian="normal" fo:text-shadow="none" fo:font-weight="normal" style:font-name-complex="Lohit Devanagari" style:text-line-through-mode="continuous" style:language-asian="ko" style:country-asian="KR" style:text-line-through-type="none" style:text-outline="false" fo:font-style="normal" style:font-weight-complex="normal" style:text-emphasize="none" style:font-weight-asian="normal" style:font-style-complex="normal" style:font-relief="none" fo:language="en" fo:country="US" style:text-underline-style="none" style:text-underline-color="font-color" style:font-size-complex="10pt" style:text-overline-style="none" style:text-overline-color="font-color" style:font-size-asian="10pt" fo:font-size="10pt" style:language-complex="hi" style:country-complex="IN" style:font-name-asian="Noto Sans CJK KR1" style:font-name="Noto Sans CJK KR1"/>
    </style:style>
    <style:style style:name="T198" style:family="text">
      <style:text-properties style:text-emphasize="none" style:font-name="돋움" style:language-asian="ko" style:country-asian="KR" style:font-style-complex="normal" style:font-style-asian="normal" style:font-weight-complex="normal" style:font-weight-asian="normal" fo:font-weight="normal" fo:font-size="10pt" style:text-line-through-type="none" style:font-name-asian="돋움" style:text-overline-style="none" style:text-overline-color="font-color" style:font-name-complex="Lohit Devanagari" style:text-position="0% 100%" style:text-underline-style="none" style:text-underline-color="font-color" fo:language="en" fo:country="US" fo:text-shadow="none" style:text-outline="false" style:text-line-through-mode="continuous" style:language-complex="hi" style:country-complex="IN" style:font-size-asian="10pt" fo:font-style="normal" style:font-relief="none" style:font-size-complex="10pt"/>
    </style:style>
    <style:style style:name="T199" style:family="text">
      <style:text-properties style:text-emphasize="none" style:language-asian="ko" style:country-asian="KR" style:font-style-complex="normal" style:font-style-asian="normal" style:font-weight-complex="normal" style:font-weight-asian="normal" fo:font-weight="normal" fo:font-size="10pt" style:text-line-through-type="none" style:text-overline-style="none" style:text-overline-color="font-color" style:font-name-complex="Lohit Devanagari" style:text-position="0% 100%" style:text-underline-style="none" style:text-underline-color="font-color" fo:language="en" fo:country="US" fo:text-shadow="none" style:text-outline="false" style:text-line-through-mode="continuous" style:language-complex="hi" style:country-complex="IN" style:font-size-asian="10pt" fo:font-style="normal" style:font-relief="none" style:font-size-complex="10pt" style:font-name-asian="Noto Sans CJK KR1" style:font-name="Noto Sans CJK KR1"/>
    </style:style>
    <style:style style:name="T200" style:family="text">
      <style:text-properties style:text-emphasize="none" style:language-asian="ko" style:country-asian="KR" style:font-style-complex="normal" style:font-style-asian="normal" style:font-weight-complex="normal" style:font-weight-asian="normal" fo:font-weight="normal" fo:font-size="10pt" style:text-line-through-type="none" style:text-overline-style="none" style:text-overline-color="font-color" style:font-name-complex="Lohit Devanagari" style:text-position="0% 100%" style:text-underline-style="none" style:text-underline-color="font-color" fo:language="en" fo:country="US" fo:text-shadow="none" style:text-outline="false" style:text-line-through-mode="continuous" style:language-complex="hi" style:country-complex="IN" style:font-size-asian="10pt" fo:font-style="normal" style:font-relief="none" style:font-size-complex="10pt" style:font-name-asian="돋움" style:font-name="돋움"/>
    </style:style>
    <style:style style:name="T201" style:family="text">
      <style:text-properties style:text-emphasize="none" style:language-asian="ko" style:country-asian="KR" style:font-style-complex="normal" style:font-style-asian="normal" style:font-weight-complex="normal" style:font-weight-asian="normal" fo:font-weight="normal" fo:font-size="10pt" style:text-line-through-type="none" style:text-overline-style="none" style:text-overline-color="font-color" style:font-name-complex="Lohit Devanagari" style:text-position="0% 100%" style:text-underline-style="none" style:text-underline-color="font-color" fo:language="en" fo:country="US" fo:text-shadow="none" style:text-outline="false" style:text-line-through-mode="continuous" style:language-complex="hi" style:country-complex="IN" style:font-size-asian="10pt" fo:font-style="normal" style:font-relief="none" style:font-size-complex="10pt" style:font-name="Noto Sans CJK KR1" style:font-name-asian="Noto Sans CJK KR1"/>
    </style:style>
    <style:style style:name="T202" style:family="text">
      <style:text-properties style:text-emphasize="none" style:language-asian="ko" style:country-asian="KR" style:font-style-complex="normal" style:font-style-asian="normal" style:font-weight-complex="normal" style:font-weight-asian="normal" fo:font-weight="normal" fo:font-size="10pt" style:text-line-through-type="none" style:text-overline-style="none" style:text-overline-color="font-color" style:font-name-complex="Lohit Devanagari" style:text-position="0% 100%" style:text-underline-style="none" style:text-underline-color="font-color" fo:language="en" fo:country="US" fo:text-shadow="none" style:text-outline="false" style:text-line-through-mode="continuous" style:language-complex="hi" style:country-complex="IN" style:font-size-asian="10pt" fo:font-style="normal" style:font-relief="none" style:font-size-complex="10pt" style:font-name="돋움" style:font-name-asian="돋움"/>
    </style:style>
    <style:style style:name="T203" style:family="text">
      <style:text-properties style:text-position="0% 100%" style:text-overline-style="none" style:text-overline-color="font-color" style:text-line-through-mode="continuous" style:font-style-complex="normal" style:font-name-asian="돋움" style:font-size-asian="10pt" style:font-relief="none" style:text-emphasize="none" style:font-weight-asian="normal" style:text-line-through-type="none" fo:language="en" fo:country="US" fo:text-shadow="none" fo:font-style="normal" style:font-name-complex="Lohit Devanagari" style:font-size-complex="10pt" style:font-weight-complex="normal" style:text-underline-style="none" style:text-underline-color="font-color" style:text-outline="false" fo:font-weight="normal" style:language-asian="ko" style:country-asian="KR" style:language-complex="hi" style:country-complex="IN" style:font-style-asian="normal" fo:font-size="10pt" style:font-name="돋움"/>
    </style:style>
    <style:style style:name="T204" style:family="text">
      <style:text-properties style:text-position="0% 100%" style:text-overline-style="none" style:text-overline-color="font-color" style:text-line-through-mode="continuous" style:font-style-complex="normal" style:font-size-asian="10pt" style:font-relief="none" style:text-emphasize="none" style:font-weight-asian="normal" style:text-line-through-type="none" fo:language="en" fo:country="US" fo:text-shadow="none" fo:font-style="normal" style:font-name-complex="Lohit Devanagari" style:font-size-complex="10pt" style:font-weight-complex="normal" style:text-underline-style="none" style:text-underline-color="font-color" style:text-outline="false" fo:font-weight="normal" style:language-asian="ko" style:country-asian="KR" style:language-complex="hi" style:country-complex="IN" style:font-style-asian="normal" fo:font-size="10pt" style:font-name-asian="Noto Sans CJK KR1" style:font-name="Noto Sans CJK KR1"/>
    </style:style>
    <style:style style:name="T205" style:family="text">
      <style:text-properties style:text-position="0% 100%" style:text-overline-style="none" style:text-overline-color="font-color" style:text-line-through-mode="continuous" style:font-style-complex="normal" style:font-size-asian="10pt" style:font-relief="none" style:text-emphasize="none" style:font-weight-asian="normal" style:text-line-through-type="none" fo:language="en" fo:country="US" fo:text-shadow="none" fo:font-style="normal" style:font-name-complex="Lohit Devanagari" style:font-size-complex="10pt" style:font-weight-complex="normal" style:text-underline-style="none" style:text-underline-color="font-color" style:text-outline="false" fo:font-weight="normal" style:language-asian="ko" style:country-asian="KR" style:language-complex="hi" style:country-complex="IN" style:font-style-asian="normal" fo:font-size="10pt" style:font-name="돋움" style:font-name-asian="돋움"/>
    </style:style>
    <style:style style:name="T206" style:family="text">
      <style:text-properties style:text-position="0% 100%" style:text-overline-style="none" style:text-overline-color="font-color" style:text-line-through-mode="continuous" style:font-style-complex="normal" style:font-size-asian="10pt" style:font-relief="none" style:text-emphasize="none" style:font-weight-asian="normal" style:text-line-through-type="none" fo:language="en" fo:country="US" fo:text-shadow="none" fo:font-style="normal" style:font-name-complex="Lohit Devanagari" style:font-size-complex="10pt" style:font-weight-complex="normal" style:text-underline-style="none" style:text-underline-color="font-color" style:text-outline="false" fo:font-weight="normal" style:language-asian="ko" style:country-asian="KR" style:language-complex="hi" style:country-complex="IN" style:font-style-asian="normal" fo:font-size="10pt" style:font-name-asian="돋움" style:font-name="돋움"/>
    </style:style>
    <style:style style:name="T207" style:family="text">
      <style:text-properties style:text-position="0% 100%" style:text-overline-style="none" style:text-overline-color="font-color" style:text-line-through-mode="continuous" style:font-style-complex="normal" style:font-size-asian="10pt" style:font-relief="none" style:text-emphasize="none" style:font-weight-asian="normal" style:text-line-through-type="none" fo:language="en" fo:country="US" fo:text-shadow="none" fo:font-style="normal" style:font-name-complex="Lohit Devanagari" style:font-size-complex="10pt" style:font-weight-complex="normal" style:text-underline-style="none" style:text-underline-color="font-color" style:text-outline="false" fo:font-weight="normal" style:language-asian="ko" style:country-asian="KR" style:language-complex="hi" style:country-complex="IN" style:font-style-asian="normal" fo:font-size="10pt" style:font-name="Noto Sans CJK KR1" style:font-name-asian="Noto Sans CJK KR1"/>
    </style:style>
    <style:style style:name="T208" style:family="text">
      <style:text-properties style:text-line-through-type="none" style:language-complex="hi" style:country-complex="IN" style:font-style-complex="normal" style:font-size-asian="10pt" style:font-name-complex="Lohit Devanagari" fo:font-style="normal" style:text-underline-style="none" style:text-underline-color="font-color" fo:text-shadow="none" style:text-line-through-mode="continuous" style:text-position="0% 100%" fo:language="en" fo:country="US" style:font-weight-complex="normal" style:text-emphasize="none" style:font-weight-asian="normal" style:font-relief="none" style:font-style-asian="normal" fo:font-size="10pt" style:font-name="돋움" style:font-size-complex="10pt" style:language-asian="ko" style:country-asian="KR" style:text-outline="false" style:text-overline-style="none" style:text-overline-color="font-color" fo:font-weight="normal" style:font-name-asian="돋움"/>
    </style:style>
    <style:style style:name="T209" style:family="text">
      <style:text-properties style:text-line-through-type="none" style:language-complex="hi" style:country-complex="IN" style:font-style-complex="normal" style:font-size-asian="10pt" style:font-name-complex="Lohit Devanagari" fo:font-style="normal" style:text-underline-style="none" style:text-underline-color="font-color" fo:text-shadow="none" style:text-line-through-mode="continuous" style:text-position="0% 100%" fo:language="en" fo:country="US" style:font-weight-complex="normal" style:text-emphasize="none" style:font-weight-asian="normal" style:font-relief="none" style:font-style-asian="normal" fo:font-size="10pt" style:font-size-complex="10pt" style:language-asian="ko" style:country-asian="KR" style:text-outline="false" style:text-overline-style="none" style:text-overline-color="font-color" fo:font-weight="normal" style:font-name-asian="Noto Sans CJK KR1" style:font-name="Noto Sans CJK KR1"/>
    </style:style>
    <style:style style:name="T210" style:family="text">
      <style:text-properties style:text-line-through-type="none" style:language-complex="hi" style:country-complex="IN" style:font-style-complex="normal" style:font-size-asian="10pt" style:font-name-complex="Lohit Devanagari" fo:font-style="normal" style:text-underline-style="none" style:text-underline-color="font-color" fo:text-shadow="none" style:text-line-through-mode="continuous" style:text-position="0% 100%" fo:language="en" fo:country="US" style:font-weight-complex="normal" style:text-emphasize="none" style:font-weight-asian="normal" style:font-relief="none" style:font-style-asian="normal" fo:font-size="10pt" style:font-size-complex="10pt" style:language-asian="ko" style:country-asian="KR" style:text-outline="false" style:text-overline-style="none" style:text-overline-color="font-color" fo:font-weight="normal" style:font-name-asian="돋움" style:font-name="돋움"/>
    </style:style>
    <style:style style:name="T211" style:family="text">
      <style:text-properties style:text-line-through-type="none" style:language-complex="hi" style:country-complex="IN" style:font-style-complex="normal" style:font-size-asian="10pt" style:font-name-complex="Lohit Devanagari" fo:font-style="normal" style:text-underline-style="none" style:text-underline-color="font-color" fo:text-shadow="none" style:text-line-through-mode="continuous" style:text-position="0% 100%" fo:language="en" fo:country="US" style:font-weight-complex="normal" style:text-emphasize="none" style:font-weight-asian="normal" style:font-relief="none" style:font-style-asian="normal" fo:font-size="10pt" style:font-size-complex="10pt" style:language-asian="ko" style:country-asian="KR" style:text-outline="false" style:text-overline-style="none" style:text-overline-color="font-color" fo:font-weight="normal" style:font-name="돋움" style:font-name-asian="돋움"/>
    </style:style>
    <style:style style:name="T212" style:family="text">
      <style:text-properties style:text-outline="false" style:font-relief="none" style:text-line-through-type="none" style:text-position="0% 100%" fo:font-weight="normal" style:font-weight-complex="normal" style:text-underline-style="none" style:text-underline-color="font-color" style:font-weight-asian="normal" style:font-name-asian="돋움" fo:text-shadow="none" style:text-line-through-mode="continuous" style:text-emphasize="none" style:font-size-asian="10pt" fo:font-style="normal" fo:language="en" fo:country="US" style:font-name-complex="Lohit Devanagari" fo:font-size="10pt" style:font-style-asian="normal" style:font-size-complex="10pt" style:font-style-complex="normal" style:font-name="돋움" style:text-overline-style="none" style:text-overline-color="font-color" style:language-asian="ko" style:country-asian="KR" style:language-complex="hi" style:country-complex="IN"/>
    </style:style>
    <style:style style:name="T213" style:family="text">
      <style:text-properties style:text-outline="false" style:font-relief="none" style:text-line-through-type="none" style:text-position="0% 100%" fo:font-weight="normal" style:font-weight-complex="normal" style:text-underline-style="none" style:text-underline-color="font-color" style:font-weight-asian="normal" fo:text-shadow="none" style:text-line-through-mode="continuous" style:text-emphasize="none" style:font-size-asian="10pt" fo:font-style="normal" fo:language="en" fo:country="US" style:font-name-complex="Lohit Devanagari" fo:font-size="10pt" style:font-style-asian="normal" style:font-size-complex="10pt" style:font-style-complex="normal" style:text-overline-style="none" style:text-overline-color="font-color" style:language-asian="ko" style:country-asian="KR" style:language-complex="hi" style:country-complex="IN" style:font-name="Noto Sans CJK KR1" style:font-name-asian="Noto Sans CJK KR1"/>
    </style:style>
    <style:style style:name="T214" style:family="text">
      <style:text-properties style:text-outline="false" style:font-relief="none" style:text-line-through-type="none" style:text-position="0% 100%" fo:font-weight="normal" style:font-weight-complex="normal" style:text-underline-style="none" style:text-underline-color="font-color" style:font-weight-asian="normal" fo:text-shadow="none" style:text-line-through-mode="continuous" style:text-emphasize="none" style:font-size-asian="10pt" fo:font-style="normal" fo:language="en" fo:country="US" style:font-name-complex="Lohit Devanagari" fo:font-size="10pt" style:font-style-asian="normal" style:font-size-complex="10pt" style:font-style-complex="normal" style:text-overline-style="none" style:text-overline-color="font-color" style:language-asian="ko" style:country-asian="KR" style:language-complex="hi" style:country-complex="IN" style:font-name-asian="돋움" style:font-name="돋움"/>
    </style:style>
    <style:style style:name="T215" style:family="text">
      <style:text-properties style:text-outline="false" style:font-relief="none" style:text-line-through-type="none" style:text-position="0% 100%" fo:font-weight="normal" style:font-weight-complex="normal" style:text-underline-style="none" style:text-underline-color="font-color" style:font-weight-asian="normal" fo:text-shadow="none" style:text-line-through-mode="continuous" style:text-emphasize="none" style:font-size-asian="10pt" fo:font-style="normal" fo:language="en" fo:country="US" style:font-name-complex="Lohit Devanagari" fo:font-size="10pt" style:font-style-asian="normal" style:font-size-complex="10pt" style:font-style-complex="normal" style:text-overline-style="none" style:text-overline-color="font-color" style:language-asian="ko" style:country-asian="KR" style:language-complex="hi" style:country-complex="IN" style:font-name-asian="Noto Sans CJK KR1" style:font-name="Noto Sans CJK KR1"/>
    </style:style>
    <style:style style:name="T216" style:family="text">
      <style:text-properties style:text-outline="false" style:font-relief="none" style:text-line-through-type="none" style:text-position="0% 100%" fo:font-weight="normal" style:font-weight-complex="normal" style:text-underline-style="none" style:text-underline-color="font-color" style:font-weight-asian="normal" fo:text-shadow="none" style:text-line-through-mode="continuous" style:text-emphasize="none" style:font-size-asian="10pt" fo:font-style="normal" fo:language="en" fo:country="US" style:font-name-complex="Lohit Devanagari" fo:font-size="10pt" style:font-style-asian="normal" style:font-size-complex="10pt" style:font-style-complex="normal" style:text-overline-style="none" style:text-overline-color="font-color" style:language-asian="ko" style:country-asian="KR" style:language-complex="hi" style:country-complex="IN" style:font-name="돋움" style:font-name-asian="돋움"/>
    </style:style>
    <style:style style:name="T217" style:family="text">
      <style:text-properties style:text-overline-style="none" style:text-overline-color="font-color" style:text-position="0% 100%" fo:language="en" fo:country="US" style:font-name-complex="Lohit Devanagari" style:font-name-asian="돋움" style:font-size-complex="10pt" style:font-weight-complex="normal" style:text-outline="false" style:font-style-complex="normal" style:font-name="돋움" style:text-underline-style="none" style:text-underline-color="font-color" style:text-emphasize="none" style:text-line-through-mode="continuous" style:font-size-asian="10pt" fo:font-weight="normal" style:font-weight-asian="normal" fo:text-shadow="none" style:language-asian="ko" style:country-asian="KR" style:text-line-through-type="none" style:font-relief="none" fo:font-size="10pt" fo:font-style="normal" style:font-style-asian="normal" style:language-complex="hi" style:country-complex="IN"/>
    </style:style>
    <style:style style:name="T218" style:family="text">
      <style:text-properties style:text-overline-style="none" style:text-overline-color="font-color" style:text-position="0% 100%" fo:language="en" fo:country="US" style:font-name-complex="Lohit Devanagari" style:font-size-complex="10pt" style:font-weight-complex="normal" style:text-outline="false" style:font-style-complex="normal" style:text-underline-style="none" style:text-underline-color="font-color" style:text-emphasize="none" style:text-line-through-mode="continuous" style:font-size-asian="10pt" fo:font-weight="normal" style:font-weight-asian="normal" fo:text-shadow="none" style:language-asian="ko" style:country-asian="KR" style:text-line-through-type="none" style:font-relief="none" fo:font-size="10pt" fo:font-style="normal" style:font-style-asian="normal" style:language-complex="hi" style:country-complex="IN" style:font-name-asian="Noto Sans CJK KR1" style:font-name="Noto Sans CJK KR1"/>
    </style:style>
    <style:style style:name="T219" style:family="text">
      <style:text-properties style:text-overline-style="none" style:text-overline-color="font-color" style:text-position="0% 100%" fo:language="en" fo:country="US" style:font-name-complex="Lohit Devanagari" style:font-size-complex="10pt" style:font-weight-complex="normal" style:text-outline="false" style:font-style-complex="normal" style:text-underline-style="none" style:text-underline-color="font-color" style:text-emphasize="none" style:text-line-through-mode="continuous" style:font-size-asian="10pt" fo:font-weight="normal" style:font-weight-asian="normal" fo:text-shadow="none" style:language-asian="ko" style:country-asian="KR" style:text-line-through-type="none" style:font-relief="none" fo:font-size="10pt" fo:font-style="normal" style:font-style-asian="normal" style:language-complex="hi" style:country-complex="IN" style:font-name-asian="돋움" style:font-name="돋움"/>
    </style:style>
    <style:style style:name="T220" style:family="text">
      <style:text-properties style:text-overline-style="none" style:text-overline-color="font-color" style:text-position="0% 100%" fo:language="en" fo:country="US" style:font-name-complex="Lohit Devanagari" style:font-size-complex="10pt" style:font-weight-complex="normal" style:text-outline="false" style:font-style-complex="normal" style:text-underline-style="none" style:text-underline-color="font-color" style:text-emphasize="none" style:text-line-through-mode="continuous" style:font-size-asian="10pt" fo:font-weight="normal" style:font-weight-asian="normal" fo:text-shadow="none" style:language-asian="ko" style:country-asian="KR" style:text-line-through-type="none" style:font-relief="none" fo:font-size="10pt" fo:font-style="normal" style:font-style-asian="normal" style:language-complex="hi" style:country-complex="IN" style:font-name="돋움" style:font-name-asian="돋움"/>
    </style:style>
    <style:style style:name="T221" style:family="text">
      <style:text-properties style:text-overline-style="none" style:text-overline-color="font-color" style:text-position="0% 100%" fo:language="en" fo:country="US" style:font-name-complex="Lohit Devanagari" style:font-size-complex="10pt" style:font-weight-complex="normal" style:text-outline="false" style:font-style-complex="normal" style:text-underline-style="none" style:text-underline-color="font-color" style:text-emphasize="none" style:text-line-through-mode="continuous" style:font-size-asian="10pt" fo:font-weight="normal" style:font-weight-asian="normal" fo:text-shadow="none" style:language-asian="ko" style:country-asian="KR" style:text-line-through-type="none" style:font-relief="none" fo:font-size="10pt" fo:font-style="normal" style:font-style-asian="normal" style:language-complex="hi" style:country-complex="IN" style:font-name="Noto Sans CJK KR1" style:font-name-asian="Noto Sans CJK KR1"/>
    </style:style>
    <style:style style:name="T222" style:family="text">
      <style:text-properties style:text-overline-style="none" style:text-overline-color="font-color" style:font-size-complex="10pt" style:text-outline="false" fo:language="en" fo:country="US" fo:text-shadow="none" style:text-line-through-mode="continuous" style:font-relief="none" style:text-emphasize="none" style:font-weight-asian="normal" style:font-style-complex="normal" style:font-name-asian="돋움" style:text-line-through-type="none" style:language-complex="hi" style:country-complex="IN" fo:font-size="10pt" style:font-weight-complex="normal" style:font-name-complex="Lohit Devanagari" fo:font-style="normal" style:text-position="0% 100%" fo:font-weight="normal" style:language-asian="ko" style:country-asian="KR" style:font-size-asian="10pt" style:text-underline-style="none" style:text-underline-color="font-color" style:font-name="돋움" style:font-style-asian="normal"/>
    </style:style>
    <style:style style:name="T223" style:family="text">
      <style:text-properties style:text-overline-style="none" style:text-overline-color="font-color" style:font-size-complex="10pt" style:text-outline="false" fo:language="en" fo:country="US" fo:text-shadow="none" style:text-line-through-mode="continuous" style:font-relief="none" style:text-emphasize="none" style:font-weight-asian="normal" style:font-style-complex="normal" style:text-line-through-type="none" style:language-complex="hi" style:country-complex="IN" fo:font-size="10pt" style:font-weight-complex="normal" style:font-name-complex="Lohit Devanagari" fo:font-style="normal" style:text-position="0% 100%" fo:font-weight="normal" style:language-asian="ko" style:country-asian="KR" style:font-size-asian="10pt" style:text-underline-style="none" style:text-underline-color="font-color" style:font-style-asian="normal" style:font-name-asian="Noto Sans CJK KR1" style:font-name="Noto Sans CJK KR1"/>
    </style:style>
    <style:style style:name="T224" style:family="text">
      <style:text-properties style:text-overline-style="none" style:text-overline-color="font-color" style:font-size-complex="10pt" style:text-outline="false" fo:language="en" fo:country="US" fo:text-shadow="none" style:text-line-through-mode="continuous" style:font-relief="none" style:text-emphasize="none" style:font-weight-asian="normal" style:font-style-complex="normal" style:text-line-through-type="none" style:language-complex="hi" style:country-complex="IN" fo:font-size="10pt" style:font-weight-complex="normal" style:font-name-complex="Lohit Devanagari" fo:font-style="normal" style:text-position="0% 100%" fo:font-weight="normal" style:language-asian="ko" style:country-asian="KR" style:font-size-asian="10pt" style:text-underline-style="none" style:text-underline-color="font-color" style:font-style-asian="normal" style:font-name="돋움" style:font-name-asian="돋움"/>
    </style:style>
    <style:style style:name="T225" style:family="text">
      <style:text-properties style:text-overline-style="none" style:text-overline-color="font-color" style:font-size-complex="10pt" style:text-outline="false" fo:language="en" fo:country="US" fo:text-shadow="none" style:text-line-through-mode="continuous" style:font-relief="none" style:text-emphasize="none" style:font-weight-asian="normal" style:font-style-complex="normal" style:text-line-through-type="none" style:language-complex="hi" style:country-complex="IN" fo:font-size="10pt" style:font-weight-complex="normal" style:font-name-complex="Lohit Devanagari" fo:font-style="normal" style:text-position="0% 100%" fo:font-weight="normal" style:language-asian="ko" style:country-asian="KR" style:font-size-asian="10pt" style:text-underline-style="none" style:text-underline-color="font-color" style:font-style-asian="normal" style:font-name-asian="돋움" style:font-name="돋움"/>
    </style:style>
    <style:style style:name="T226" style:family="text">
      <style:text-properties style:text-overline-style="none" style:text-overline-color="font-color" style:font-size-complex="10pt" style:text-outline="false" fo:language="en" fo:country="US" fo:text-shadow="none" style:text-line-through-mode="continuous" style:font-relief="none" style:text-emphasize="none" style:font-weight-asian="normal" style:font-style-complex="normal" style:text-line-through-type="none" style:language-complex="hi" style:country-complex="IN" fo:font-size="10pt" style:font-weight-complex="normal" style:font-name-complex="Lohit Devanagari" fo:font-style="normal" style:text-position="0% 100%" fo:font-weight="normal" style:language-asian="ko" style:country-asian="KR" style:font-size-asian="10pt" style:text-underline-style="none" style:text-underline-color="font-color" style:font-style-asian="normal" style:font-name="Noto Sans CJK KR1" style:font-name-asian="Noto Sans CJK KR1"/>
    </style:style>
    <style:style style:name="T227" style:family="text">
      <style:text-properties fo:font-size="10pt" style:language-asian="ko" style:country-asian="KR" style:font-name-complex="Lohit Devanagari" style:font-relief="none" style:text-position="0% 100%" fo:font-weight="normal" style:text-line-through-type="none" style:font-name="돋움" style:font-name-asian="돋움" fo:font-style="normal" style:text-overline-style="none" style:text-overline-color="font-color" style:font-weight-asian="normal" fo:text-shadow="none" style:text-emphasize="none" style:language-complex="hi" style:country-complex="IN" style:font-size-asian="10pt" fo:language="en" fo:country="US" style:font-style-asian="normal" style:text-outline="false" style:font-size-complex="10pt" style:font-weight-complex="normal" style:text-line-through-mode="continuous" style:text-underline-style="none" style:text-underline-color="font-color" style:font-style-complex="normal"/>
    </style:style>
    <style:style style:name="T228" style:family="text">
      <style:text-properties fo:font-size="10pt" style:language-asian="ko" style:country-asian="KR" style:font-name-complex="Lohit Devanagari" style:font-relief="none" style:text-position="0% 100%" fo:font-weight="normal" style:text-line-through-type="none" fo:font-style="normal" style:text-overline-style="none" style:text-overline-color="font-color" style:font-weight-asian="normal" fo:text-shadow="none" style:text-emphasize="none" style:language-complex="hi" style:country-complex="IN" style:font-size-asian="10pt" fo:language="en" fo:country="US" style:font-style-asian="normal" style:text-outline="false" style:font-size-complex="10pt" style:font-weight-complex="normal" style:text-line-through-mode="continuous" style:text-underline-style="none" style:text-underline-color="font-color" style:font-style-complex="normal" style:font-name="Noto Sans CJK KR1" style:font-name-asian="Noto Sans CJK KR1"/>
    </style:style>
    <style:style style:name="T229" style:family="text">
      <style:text-properties fo:font-size="10pt" style:language-asian="ko" style:country-asian="KR" style:font-name-complex="Lohit Devanagari" style:font-relief="none" style:text-position="0% 100%" fo:font-weight="normal" style:text-line-through-type="none" fo:font-style="normal" style:text-overline-style="none" style:text-overline-color="font-color" style:font-weight-asian="normal" fo:text-shadow="none" style:text-emphasize="none" style:language-complex="hi" style:country-complex="IN" style:font-size-asian="10pt" fo:language="en" fo:country="US" style:font-style-asian="normal" style:text-outline="false" style:font-size-complex="10pt" style:font-weight-complex="normal" style:text-line-through-mode="continuous" style:text-underline-style="none" style:text-underline-color="font-color" style:font-style-complex="normal" style:font-name-asian="돋움" style:font-name="돋움"/>
    </style:style>
    <style:style style:name="T230" style:family="text">
      <style:text-properties fo:font-size="10pt" style:language-asian="ko" style:country-asian="KR" style:font-name-complex="Lohit Devanagari" style:font-relief="none" style:text-position="0% 100%" fo:font-weight="normal" style:text-line-through-type="none" fo:font-style="normal" style:text-overline-style="none" style:text-overline-color="font-color" style:font-weight-asian="normal" fo:text-shadow="none" style:text-emphasize="none" style:language-complex="hi" style:country-complex="IN" style:font-size-asian="10pt" fo:language="en" fo:country="US" style:font-style-asian="normal" style:text-outline="false" style:font-size-complex="10pt" style:font-weight-complex="normal" style:text-line-through-mode="continuous" style:text-underline-style="none" style:text-underline-color="font-color" style:font-style-complex="normal" style:font-name-asian="Noto Sans CJK KR1" style:font-name="Noto Sans CJK KR1"/>
    </style:style>
    <style:style style:name="T231" style:family="text">
      <style:text-properties fo:font-size="10pt" style:language-asian="ko" style:country-asian="KR" style:font-name-complex="Lohit Devanagari" style:font-relief="none" style:text-position="0% 100%" fo:font-weight="normal" style:text-line-through-type="none" fo:font-style="normal" style:text-overline-style="none" style:text-overline-color="font-color" style:font-weight-asian="normal" fo:text-shadow="none" style:text-emphasize="none" style:language-complex="hi" style:country-complex="IN" style:font-size-asian="10pt" fo:language="en" fo:country="US" style:font-style-asian="normal" style:text-outline="false" style:font-size-complex="10pt" style:font-weight-complex="normal" style:text-line-through-mode="continuous" style:text-underline-style="none" style:text-underline-color="font-color" style:font-style-complex="normal" style:font-name="돋움" style:font-name-asian="돋움"/>
    </style:style>
    <style:style style:name="T232" style:family="text">
      <style:text-properties style:language-complex="hi" style:country-complex="IN" style:text-emphasize="none" style:text-outline="false" fo:language="en" fo:country="US" fo:text-shadow="none" style:font-style-complex="normal" style:font-weight-asian="normal" style:font-style-asian="normal" style:font-name-asian="돋움" style:font-name-complex="Lohit Devanagari" fo:font-style="normal" style:language-asian="ko" style:country-asian="KR" style:font-size-asian="10pt" style:font-size-complex="10pt" fo:font-size="10pt" fo:font-weight="normal" style:font-weight-complex="normal" style:font-name="돋움" style:font-relief="none" style:text-overline-style="none" style:text-overline-color="font-color" style:text-line-through-type="none" style:text-underline-style="none" style:text-underline-color="font-color" style:text-line-through-mode="continuous" style:text-position="0% 100%"/>
    </style:style>
    <style:style style:name="T233" style:family="text">
      <style:text-properties style:language-complex="hi" style:country-complex="IN" style:text-emphasize="none" style:text-outline="false" fo:language="en" fo:country="US" fo:text-shadow="none" style:font-style-complex="normal" style:font-weight-asian="normal" style:font-style-asian="normal" style:font-name-complex="Lohit Devanagari" fo:font-style="normal" style:language-asian="ko" style:country-asian="KR" style:font-size-asian="10pt" style:font-size-complex="10pt" fo:font-size="10pt" fo:font-weight="normal" style:font-weight-complex="normal" style:font-relief="none" style:text-overline-style="none" style:text-overline-color="font-color" style:text-line-through-type="none" style:text-underline-style="none" style:text-underline-color="font-color" style:text-line-through-mode="continuous" style:text-position="0% 100%" style:font-name="Noto Sans CJK KR1" style:font-name-asian="Noto Sans CJK KR1"/>
    </style:style>
    <style:style style:name="T234" style:family="text">
      <style:text-properties style:language-complex="hi" style:country-complex="IN" style:text-emphasize="none" style:text-outline="false" fo:language="en" fo:country="US" fo:text-shadow="none" style:font-style-complex="normal" style:font-weight-asian="normal" style:font-style-asian="normal" style:font-name-complex="Lohit Devanagari" fo:font-style="normal" style:language-asian="ko" style:country-asian="KR" style:font-size-asian="10pt" style:font-size-complex="10pt" fo:font-size="10pt" fo:font-weight="normal" style:font-weight-complex="normal" style:font-relief="none" style:text-overline-style="none" style:text-overline-color="font-color" style:text-line-through-type="none" style:text-underline-style="none" style:text-underline-color="font-color" style:text-line-through-mode="continuous" style:text-position="0% 100%" style:font-name="돋움" style:font-name-asian="돋움"/>
    </style:style>
    <style:style style:name="T235" style:family="text">
      <style:text-properties style:language-complex="hi" style:country-complex="IN" style:text-emphasize="none" style:text-outline="false" fo:language="en" fo:country="US" fo:text-shadow="none" style:font-style-complex="normal" style:font-weight-asian="normal" style:font-style-asian="normal" style:font-name-complex="Lohit Devanagari" fo:font-style="normal" style:language-asian="ko" style:country-asian="KR" style:font-size-asian="10pt" style:font-size-complex="10pt" fo:font-size="10pt" fo:font-weight="normal" style:font-weight-complex="normal" style:font-relief="none" style:text-overline-style="none" style:text-overline-color="font-color" style:text-line-through-type="none" style:text-underline-style="none" style:text-underline-color="font-color" style:text-line-through-mode="continuous" style:text-position="0% 100%" style:font-name-asian="돋움" style:font-name="돋움"/>
    </style:style>
    <style:style style:name="T236" style:family="text">
      <style:text-properties style:language-complex="hi" style:country-complex="IN" style:text-emphasize="none" style:text-outline="false" fo:language="en" fo:country="US" fo:text-shadow="none" style:font-style-complex="normal" style:font-weight-asian="normal" style:font-style-asian="normal" style:font-name-complex="Lohit Devanagari" fo:font-style="normal" style:language-asian="ko" style:country-asian="KR" style:font-size-asian="10pt" style:font-size-complex="10pt" fo:font-size="10pt" fo:font-weight="normal" style:font-weight-complex="normal" style:font-relief="none" style:text-overline-style="none" style:text-overline-color="font-color" style:text-line-through-type="none" style:text-underline-style="none" style:text-underline-color="font-color" style:text-line-through-mode="continuous" style:text-position="0% 100%" style:font-name-asian="Noto Sans CJK KR1" style:font-name="Noto Sans CJK KR1"/>
    </style:style>
    <style:style style:name="T237" style:family="text">
      <style:text-properties style:font-weight-asian="normal" style:text-position="0% 100%" style:text-outline="false" style:text-overline-style="none" style:text-overline-color="font-color" style:font-name="돋움" style:font-size-asian="10pt" fo:text-shadow="none" style:font-name-asian="돋움" style:text-emphasize="none" style:text-line-through-type="none" fo:font-weight="normal" style:font-style-complex="normal" style:font-name-complex="Lohit Devanagari" style:text-line-through-mode="continuous" style:language-asian="ko" style:country-asian="KR" style:font-size-complex="10pt" style:font-relief="none" fo:font-size="10pt" fo:font-style="normal" style:text-underline-style="none" style:text-underline-color="font-color" fo:language="en" fo:country="US" style:font-weight-complex="normal" style:font-style-asian="normal" style:language-complex="hi" style:country-complex="IN"/>
    </style:style>
    <style:style style:name="T238" style:family="text">
      <style:text-properties style:font-weight-asian="normal" style:text-position="0% 100%" style:text-outline="false" style:text-overline-style="none" style:text-overline-color="font-color" style:font-size-asian="10pt" fo:text-shadow="none" style:text-emphasize="none" style:text-line-through-type="none" fo:font-weight="normal" style:font-style-complex="normal" style:font-name-complex="Lohit Devanagari" style:text-line-through-mode="continuous" style:language-asian="ko" style:country-asian="KR" style:font-size-complex="10pt" style:font-relief="none" fo:font-size="10pt" fo:font-style="normal" style:text-underline-style="none" style:text-underline-color="font-color" fo:language="en" fo:country="US" style:font-weight-complex="normal" style:font-style-asian="normal" style:language-complex="hi" style:country-complex="IN" style:font-name="Noto Sans CJK KR1" style:font-name-asian="Noto Sans CJK KR1"/>
    </style:style>
    <style:style style:name="T239" style:family="text">
      <style:text-properties style:font-weight-asian="normal" style:text-position="0% 100%" style:text-outline="false" style:text-overline-style="none" style:text-overline-color="font-color" style:font-size-asian="10pt" fo:text-shadow="none" style:text-emphasize="none" style:text-line-through-type="none" fo:font-weight="normal" style:font-style-complex="normal" style:font-name-complex="Lohit Devanagari" style:text-line-through-mode="continuous" style:language-asian="ko" style:country-asian="KR" style:font-size-complex="10pt" style:font-relief="none" fo:font-size="10pt" fo:font-style="normal" style:text-underline-style="none" style:text-underline-color="font-color" fo:language="en" fo:country="US" style:font-weight-complex="normal" style:font-style-asian="normal" style:language-complex="hi" style:country-complex="IN" style:font-name="돋움" style:font-name-asian="돋움"/>
    </style:style>
    <style:style style:name="T240" style:family="text">
      <style:text-properties style:font-weight-asian="normal" style:text-position="0% 100%" style:text-outline="false" style:text-overline-style="none" style:text-overline-color="font-color" style:font-size-asian="10pt" fo:text-shadow="none" style:text-emphasize="none" style:text-line-through-type="none" fo:font-weight="normal" style:font-style-complex="normal" style:font-name-complex="Lohit Devanagari" style:text-line-through-mode="continuous" style:language-asian="ko" style:country-asian="KR" style:font-size-complex="10pt" style:font-relief="none" fo:font-size="10pt" fo:font-style="normal" style:text-underline-style="none" style:text-underline-color="font-color" fo:language="en" fo:country="US" style:font-weight-complex="normal" style:font-style-asian="normal" style:language-complex="hi" style:country-complex="IN" style:font-name-asian="돋움" style:font-name="돋움"/>
    </style:style>
    <style:style style:name="T241" style:family="text">
      <style:text-properties style:font-weight-asian="normal" style:text-position="0% 100%" style:text-outline="false" style:text-overline-style="none" style:text-overline-color="font-color" style:font-size-asian="10pt" fo:text-shadow="none" style:text-emphasize="none" style:text-line-through-type="none" fo:font-weight="normal" style:font-style-complex="normal" style:font-name-complex="Lohit Devanagari" style:text-line-through-mode="continuous" style:language-asian="ko" style:country-asian="KR" style:font-size-complex="10pt" style:font-relief="none" fo:font-size="10pt" fo:font-style="normal" style:text-underline-style="none" style:text-underline-color="font-color" fo:language="en" fo:country="US" style:font-weight-complex="normal" style:font-style-asian="normal" style:language-complex="hi" style:country-complex="IN" style:font-name-asian="Noto Sans CJK KR1" style:font-name="Noto Sans CJK KR1"/>
    </style:style>
    <style:style style:name="T242" style:family="text">
      <style:text-properties style:font-size-complex="10pt" style:font-style-asian="normal" style:font-name-asian="돋움" style:font-weight-complex="normal" style:language-asian="ko" style:country-asian="KR" style:text-line-through-mode="continuous" fo:language="en" fo:country="US" style:font-style-complex="normal" style:text-emphasize="none" fo:font-style="normal" style:language-complex="hi" style:country-complex="IN" style:text-overline-style="none" style:text-overline-color="font-color" style:font-relief="none" style:text-underline-style="none" style:text-underline-color="font-color" style:text-line-through-type="none" style:text-position="0% 100%" style:font-size-asian="10pt" fo:text-shadow="none" style:font-weight-asian="normal" style:font-name-complex="Lohit Devanagari" style:font-name="돋움" fo:font-weight="normal" style:text-outline="false" fo:font-size="10pt"/>
    </style:style>
    <style:style style:name="T243" style:family="text">
      <style:text-properties style:font-size-complex="10pt" style:font-style-asian="normal" style:font-weight-complex="normal" style:language-asian="ko" style:country-asian="KR" style:text-line-through-mode="continuous" fo:language="en" fo:country="US" style:font-style-complex="normal" style:text-emphasize="none" fo:font-style="normal" style:language-complex="hi" style:country-complex="IN" style:text-overline-style="none" style:text-overline-color="font-color" style:font-relief="none" style:text-underline-style="none" style:text-underline-color="font-color" style:text-line-through-type="none" style:text-position="0% 100%" style:font-size-asian="10pt" fo:text-shadow="none" style:font-weight-asian="normal" style:font-name-complex="Lohit Devanagari" fo:font-weight="normal" style:text-outline="false" fo:font-size="10pt" style:font-name-asian="Noto Sans CJK KR1" style:font-name="Noto Sans CJK KR1"/>
    </style:style>
    <style:style style:name="T244" style:family="text">
      <style:text-properties style:font-size-complex="10pt" style:font-style-asian="normal" style:font-weight-complex="normal" style:language-asian="ko" style:country-asian="KR" style:text-line-through-mode="continuous" fo:language="en" fo:country="US" style:font-style-complex="normal" style:text-emphasize="none" fo:font-style="normal" style:language-complex="hi" style:country-complex="IN" style:text-overline-style="none" style:text-overline-color="font-color" style:font-relief="none" style:text-underline-style="none" style:text-underline-color="font-color" style:text-line-through-type="none" style:text-position="0% 100%" style:font-size-asian="10pt" fo:text-shadow="none" style:font-weight-asian="normal" style:font-name-complex="Lohit Devanagari" fo:font-weight="normal" style:text-outline="false" fo:font-size="10pt" style:font-name="돋움" style:font-name-asian="돋움"/>
    </style:style>
    <style:style style:name="T245" style:family="text">
      <style:text-properties style:font-size-complex="10pt" style:font-style-asian="normal" style:font-weight-complex="normal" style:language-asian="ko" style:country-asian="KR" style:text-line-through-mode="continuous" fo:language="en" fo:country="US" style:font-style-complex="normal" style:text-emphasize="none" fo:font-style="normal" style:language-complex="hi" style:country-complex="IN" style:text-overline-style="none" style:text-overline-color="font-color" style:font-relief="none" style:text-underline-style="none" style:text-underline-color="font-color" style:text-line-through-type="none" style:text-position="0% 100%" style:font-size-asian="10pt" fo:text-shadow="none" style:font-weight-asian="normal" style:font-name-complex="Lohit Devanagari" fo:font-weight="normal" style:text-outline="false" fo:font-size="10pt" style:font-name="Noto Sans CJK KR1" style:font-name-asian="Noto Sans CJK KR1"/>
    </style:style>
    <style:style style:name="T246" style:family="text">
      <style:text-properties style:font-size-complex="10pt" style:font-style-asian="normal" style:font-weight-complex="normal" style:language-asian="ko" style:country-asian="KR" style:text-line-through-mode="continuous" fo:language="en" fo:country="US" style:font-style-complex="normal" style:text-emphasize="none" fo:font-style="normal" style:language-complex="hi" style:country-complex="IN" style:text-overline-style="none" style:text-overline-color="font-color" style:font-relief="none" style:text-underline-style="none" style:text-underline-color="font-color" style:text-line-through-type="none" style:text-position="0% 100%" style:font-size-asian="10pt" fo:text-shadow="none" style:font-weight-asian="normal" style:font-name-complex="Lohit Devanagari" fo:font-weight="normal" style:text-outline="false" fo:font-size="10pt" style:font-name-asian="돋움" style:font-name="돋움"/>
    </style:style>
    <style:style style:name="T247" style:family="text">
      <style:text-properties style:font-size-complex="10pt" style:font-size-asian="10pt" fo:font-style="normal" style:font-relief="none" fo:text-shadow="none" style:text-underline-style="none" style:text-underline-color="font-color" style:language-asian="ko" style:country-asian="KR" style:text-position="0% 100%" style:font-name-asian="돋움" style:font-style-complex="normal" style:font-name-complex="Lohit Devanagari" style:text-emphasize="none" style:text-line-through-type="none" fo:font-size="10pt" style:font-weight-asian="normal" style:font-weight-complex="normal" fo:language="en" fo:country="US" style:font-style-asian="normal" style:text-line-through-mode="continuous" style:text-outline="false" style:text-overline-style="none" style:text-overline-color="font-color" style:font-name="돋움" fo:font-weight="normal" style:language-complex="hi" style:country-complex="IN"/>
    </style:style>
    <style:style style:name="T248" style:family="text">
      <style:text-properties style:font-size-complex="10pt" style:font-size-asian="10pt" fo:font-style="normal" style:font-relief="none" fo:text-shadow="none" style:text-underline-style="none" style:text-underline-color="font-color" style:language-asian="ko" style:country-asian="KR" style:text-position="0% 100%" style:font-style-complex="normal" style:font-name-complex="Lohit Devanagari" style:text-emphasize="none" style:text-line-through-type="none" fo:font-size="10pt" style:font-weight-asian="normal" style:font-weight-complex="normal" fo:language="en" fo:country="US" style:font-style-asian="normal" style:text-line-through-mode="continuous" style:text-outline="false" style:text-overline-style="none" style:text-overline-color="font-color" fo:font-weight="normal" style:language-complex="hi" style:country-complex="IN" style:font-name-asian="Noto Sans CJK KR1" style:font-name="Noto Sans CJK KR1"/>
    </style:style>
    <style:style style:name="T249" style:family="text">
      <style:text-properties style:font-size-complex="10pt" style:font-size-asian="10pt" fo:font-style="normal" style:font-relief="none" fo:text-shadow="none" style:text-underline-style="none" style:text-underline-color="font-color" style:language-asian="ko" style:country-asian="KR" style:text-position="0% 100%" style:font-style-complex="normal" style:font-name-complex="Lohit Devanagari" style:text-emphasize="none" style:text-line-through-type="none" fo:font-size="10pt" style:font-weight-asian="normal" style:font-weight-complex="normal" fo:language="en" fo:country="US" style:font-style-asian="normal" style:text-line-through-mode="continuous" style:text-outline="false" style:text-overline-style="none" style:text-overline-color="font-color" fo:font-weight="normal" style:language-complex="hi" style:country-complex="IN" style:font-name-asian="돋움" style:font-name="돋움"/>
    </style:style>
    <style:style style:name="T250" style:family="text">
      <style:text-properties style:font-size-complex="10pt" style:font-size-asian="10pt" fo:font-style="normal" style:font-relief="none" fo:text-shadow="none" style:text-underline-style="none" style:text-underline-color="font-color" style:language-asian="ko" style:country-asian="KR" style:text-position="0% 100%" style:font-style-complex="normal" style:font-name-complex="Lohit Devanagari" style:text-emphasize="none" style:text-line-through-type="none" fo:font-size="10pt" style:font-weight-asian="normal" style:font-weight-complex="normal" fo:language="en" fo:country="US" style:font-style-asian="normal" style:text-line-through-mode="continuous" style:text-outline="false" style:text-overline-style="none" style:text-overline-color="font-color" fo:font-weight="normal" style:language-complex="hi" style:country-complex="IN" style:font-name="Noto Sans CJK KR1" style:font-name-asian="Noto Sans CJK KR1"/>
    </style:style>
    <style:style style:name="T251" style:family="text">
      <style:text-properties style:font-size-complex="10pt" style:font-size-asian="10pt" fo:font-style="normal" style:font-relief="none" fo:text-shadow="none" style:text-underline-style="none" style:text-underline-color="font-color" style:language-asian="ko" style:country-asian="KR" style:text-position="0% 100%" style:font-style-complex="normal" style:font-name-complex="Lohit Devanagari" style:text-emphasize="none" style:text-line-through-type="none" fo:font-size="10pt" style:font-weight-asian="normal" style:font-weight-complex="normal" fo:language="en" fo:country="US" style:font-style-asian="normal" style:text-line-through-mode="continuous" style:text-outline="false" style:text-overline-style="none" style:text-overline-color="font-color" fo:font-weight="normal" style:language-complex="hi" style:country-complex="IN" style:font-name="돋움" style:font-name-asian="돋움"/>
    </style:style>
    <style:style style:name="T252" style:family="text">
      <style:text-properties fo:font-size="10pt" style:font-name-complex="Lohit Devanagari" style:font-style-asian="normal" fo:text-shadow="none" style:font-weight-complex="normal" style:font-relief="none" style:font-style-complex="normal" style:font-name="돋움" style:text-emphasize="none" style:text-overline-style="none" style:text-overline-color="font-color" style:font-name-asian="돋움" fo:font-style="normal" style:text-line-through-type="none" style:text-position="0% 100%" style:language-asian="ko" style:country-asian="KR" style:font-weight-asian="normal" fo:font-weight="normal" style:text-outline="false" fo:language="en" fo:country="US" style:font-size-complex="10pt" style:font-size-asian="10pt" style:text-line-through-mode="continuous" style:text-underline-style="none" style:text-underline-color="font-color" style:language-complex="hi" style:country-complex="IN"/>
    </style:style>
    <style:style style:name="T253" style:family="text">
      <style:text-properties fo:font-size="10pt" style:font-name-complex="Lohit Devanagari" style:font-style-asian="normal" fo:text-shadow="none" style:font-weight-complex="normal" style:font-relief="none" style:font-style-complex="normal" style:text-emphasize="none" style:text-overline-style="none" style:text-overline-color="font-color" fo:font-style="normal" style:text-line-through-type="none" style:text-position="0% 100%" style:language-asian="ko" style:country-asian="KR" style:font-weight-asian="normal" fo:font-weight="normal" style:text-outline="false" fo:language="en" fo:country="US" style:font-size-complex="10pt" style:font-size-asian="10pt" style:text-line-through-mode="continuous" style:text-underline-style="none" style:text-underline-color="font-color" style:language-complex="hi" style:country-complex="IN" style:font-name-asian="Noto Sans CJK KR1" style:font-name="Noto Sans CJK KR1"/>
    </style:style>
    <style:style style:name="T254" style:family="text">
      <style:text-properties fo:font-size="10pt" style:font-name-complex="Lohit Devanagari" style:font-style-asian="normal" fo:text-shadow="none" style:font-weight-complex="normal" style:font-relief="none" style:font-style-complex="normal" style:text-emphasize="none" style:text-overline-style="none" style:text-overline-color="font-color" fo:font-style="normal" style:text-line-through-type="none" style:text-position="0% 100%" style:language-asian="ko" style:country-asian="KR" style:font-weight-asian="normal" fo:font-weight="normal" style:text-outline="false" fo:language="en" fo:country="US" style:font-size-complex="10pt" style:font-size-asian="10pt" style:text-line-through-mode="continuous" style:text-underline-style="none" style:text-underline-color="font-color" style:language-complex="hi" style:country-complex="IN" style:font-name-asian="돋움" style:font-name="돋움"/>
    </style:style>
    <style:style style:name="T255" style:family="text">
      <style:text-properties fo:font-size="10pt" style:font-name-complex="Lohit Devanagari" style:font-style-asian="normal" fo:text-shadow="none" style:font-weight-complex="normal" style:font-relief="none" style:font-style-complex="normal" style:text-emphasize="none" style:text-overline-style="none" style:text-overline-color="font-color" fo:font-style="normal" style:text-line-through-type="none" style:text-position="0% 100%" style:language-asian="ko" style:country-asian="KR" style:font-weight-asian="normal" fo:font-weight="normal" style:text-outline="false" fo:language="en" fo:country="US" style:font-size-complex="10pt" style:font-size-asian="10pt" style:text-line-through-mode="continuous" style:text-underline-style="none" style:text-underline-color="font-color" style:language-complex="hi" style:country-complex="IN" style:font-name="돋움" style:font-name-asian="돋움"/>
    </style:style>
    <style:style style:name="T256" style:family="text">
      <style:text-properties fo:font-size="10pt" style:font-name-complex="Lohit Devanagari" style:font-style-asian="normal" fo:text-shadow="none" style:font-weight-complex="normal" style:font-relief="none" style:font-style-complex="normal" style:text-emphasize="none" style:text-overline-style="none" style:text-overline-color="font-color" fo:font-style="normal" style:text-line-through-type="none" style:text-position="0% 100%" style:language-asian="ko" style:country-asian="KR" style:font-weight-asian="normal" fo:font-weight="normal" style:text-outline="false" fo:language="en" fo:country="US" style:font-size-complex="10pt" style:font-size-asian="10pt" style:text-line-through-mode="continuous" style:text-underline-style="none" style:text-underline-color="font-color" style:language-complex="hi" style:country-complex="IN" style:font-name="Noto Sans CJK KR1" style:font-name-asian="Noto Sans CJK KR1"/>
    </style:style>
    <style:style style:name="T257" style:family="text">
      <style:text-properties fo:font-weight="normal" style:text-line-through-type="none" style:font-style-complex="normal" style:font-size-asian="10pt" style:language-complex="hi" style:country-complex="IN" style:text-line-through-mode="continuous" style:font-size-complex="10pt" style:text-emphasize="none" fo:font-size="10pt" style:text-overline-style="none" style:text-overline-color="font-color" fo:font-style="normal" style:font-weight-asian="normal" style:language-asian="ko" style:country-asian="KR" fo:text-shadow="none" style:font-name="돋움" style:text-underline-style="none" style:text-underline-color="font-color" style:font-name-asian="돋움" style:text-position="0% 100%" style:font-weight-complex="normal" style:font-style-asian="normal" fo:language="en" fo:country="US" style:text-outline="false" style:font-relief="none" style:font-name-complex="Lohit Devanagari"/>
    </style:style>
    <style:style style:name="T258" style:family="text">
      <style:text-properties fo:font-weight="normal" style:text-line-through-type="none" style:font-style-complex="normal" style:font-size-asian="10pt" style:language-complex="hi" style:country-complex="IN" style:text-line-through-mode="continuous" style:font-size-complex="10pt" style:text-emphasize="none" fo:font-size="10pt" style:text-overline-style="none" style:text-overline-color="font-color" fo:font-style="normal" style:font-weight-asian="normal" style:language-asian="ko" style:country-asian="KR" fo:text-shadow="none" style:text-underline-style="none" style:text-underline-color="font-color" style:text-position="0% 100%" style:font-weight-complex="normal" style:font-style-asian="normal" fo:language="en" fo:country="US" style:text-outline="false" style:font-relief="none" style:font-name-complex="Lohit Devanagari" style:font-name-asian="Noto Sans CJK KR1" style:font-name="Noto Sans CJK KR1"/>
    </style:style>
    <style:style style:name="T259" style:family="text">
      <style:text-properties fo:font-weight="normal" style:text-line-through-type="none" style:font-style-complex="normal" style:font-size-asian="10pt" style:language-complex="hi" style:country-complex="IN" style:text-line-through-mode="continuous" style:font-size-complex="10pt" style:text-emphasize="none" fo:font-size="10pt" style:text-overline-style="none" style:text-overline-color="font-color" fo:font-style="normal" style:font-weight-asian="normal" style:language-asian="ko" style:country-asian="KR" fo:text-shadow="none" style:text-underline-style="none" style:text-underline-color="font-color" style:text-position="0% 100%" style:font-weight-complex="normal" style:font-style-asian="normal" fo:language="en" fo:country="US" style:text-outline="false" style:font-relief="none" style:font-name-complex="Lohit Devanagari" style:font-name="돋움" style:font-name-asian="돋움"/>
    </style:style>
    <style:style style:name="T260" style:family="text">
      <style:text-properties fo:font-weight="normal" style:text-line-through-type="none" style:font-style-complex="normal" style:font-size-asian="10pt" style:language-complex="hi" style:country-complex="IN" style:text-line-through-mode="continuous" style:font-size-complex="10pt" style:text-emphasize="none" fo:font-size="10pt" style:text-overline-style="none" style:text-overline-color="font-color" fo:font-style="normal" style:font-weight-asian="normal" style:language-asian="ko" style:country-asian="KR" fo:text-shadow="none" style:text-underline-style="none" style:text-underline-color="font-color" style:text-position="0% 100%" style:font-weight-complex="normal" style:font-style-asian="normal" fo:language="en" fo:country="US" style:text-outline="false" style:font-relief="none" style:font-name-complex="Lohit Devanagari" style:font-name="Noto Sans CJK KR1" style:font-name-asian="Noto Sans CJK KR1"/>
    </style:style>
    <style:style style:name="T261" style:family="text">
      <style:text-properties fo:font-weight="normal" style:text-line-through-type="none" style:font-style-complex="normal" style:font-size-asian="10pt" style:language-complex="hi" style:country-complex="IN" style:text-line-through-mode="continuous" style:font-size-complex="10pt" style:text-emphasize="none" fo:font-size="10pt" style:text-overline-style="none" style:text-overline-color="font-color" fo:font-style="normal" style:font-weight-asian="normal" style:language-asian="ko" style:country-asian="KR" fo:text-shadow="none" style:text-underline-style="none" style:text-underline-color="font-color" style:text-position="0% 100%" style:font-weight-complex="normal" style:font-style-asian="normal" fo:language="en" fo:country="US" style:text-outline="false" style:font-relief="none" style:font-name-complex="Lohit Devanagari" style:font-name-asian="돋움" style:font-name="돋움"/>
    </style:style>
    <style:style style:name="T262" style:family="text">
      <style:text-properties style:font-style-complex="normal" style:language-complex="hi" style:country-complex="IN" style:font-name-asian="돋움" fo:font-style="normal" style:text-position="0% 100%" style:text-overline-style="none" style:text-overline-color="font-color" style:text-line-through-mode="continuous" fo:font-size="10pt" style:font-size-asian="10pt" style:font-relief="none" style:text-line-through-type="none" style:text-underline-style="none" style:text-underline-color="font-color" style:text-emphasize="none" style:font-name-complex="Lohit Devanagari" style:font-size-complex="10pt" style:language-asian="ko" style:country-asian="KR" style:font-name="돋움" fo:text-shadow="none" style:font-weight-complex="normal" style:font-style-asian="normal" style:font-weight-asian="normal" style:text-outline="false" fo:language="en" fo:country="US" fo:font-weight="normal"/>
    </style:style>
    <style:style style:name="T263" style:family="text">
      <style:text-properties style:font-style-complex="normal" style:language-complex="hi" style:country-complex="IN" fo:font-style="normal" style:text-position="0% 100%" style:text-overline-style="none" style:text-overline-color="font-color" style:text-line-through-mode="continuous" fo:font-size="10pt" style:font-size-asian="10pt" style:font-relief="none" style:text-line-through-type="none" style:text-underline-style="none" style:text-underline-color="font-color" style:text-emphasize="none" style:font-name-complex="Lohit Devanagari" style:font-size-complex="10pt" style:language-asian="ko" style:country-asian="KR" fo:text-shadow="none" style:font-weight-complex="normal" style:font-style-asian="normal" style:font-weight-asian="normal" style:text-outline="false" fo:language="en" fo:country="US" fo:font-weight="normal" style:font-name="Noto Sans CJK KR1" style:font-name-asian="Noto Sans CJK KR1"/>
    </style:style>
    <style:style style:name="T264" style:family="text">
      <style:text-properties style:font-style-complex="normal" style:language-complex="hi" style:country-complex="IN" fo:font-style="normal" style:text-position="0% 100%" style:text-overline-style="none" style:text-overline-color="font-color" style:text-line-through-mode="continuous" fo:font-size="10pt" style:font-size-asian="10pt" style:font-relief="none" style:text-line-through-type="none" style:text-underline-style="none" style:text-underline-color="font-color" style:text-emphasize="none" style:font-name-complex="Lohit Devanagari" style:font-size-complex="10pt" style:language-asian="ko" style:country-asian="KR" fo:text-shadow="none" style:font-weight-complex="normal" style:font-style-asian="normal" style:font-weight-asian="normal" style:text-outline="false" fo:language="en" fo:country="US" fo:font-weight="normal" style:font-name-asian="돋움" style:font-name="돋움"/>
    </style:style>
    <style:style style:name="T265" style:family="text">
      <style:text-properties style:font-style-complex="normal" style:language-complex="hi" style:country-complex="IN" fo:font-style="normal" style:text-position="0% 100%" style:text-overline-style="none" style:text-overline-color="font-color" style:text-line-through-mode="continuous" fo:font-size="10pt" style:font-size-asian="10pt" style:font-relief="none" style:text-line-through-type="none" style:text-underline-style="none" style:text-underline-color="font-color" style:text-emphasize="none" style:font-name-complex="Lohit Devanagari" style:font-size-complex="10pt" style:language-asian="ko" style:country-asian="KR" fo:text-shadow="none" style:font-weight-complex="normal" style:font-style-asian="normal" style:font-weight-asian="normal" style:text-outline="false" fo:language="en" fo:country="US" fo:font-weight="normal" style:font-name-asian="Noto Sans CJK KR1" style:font-name="Noto Sans CJK KR1"/>
    </style:style>
    <style:style style:name="T266" style:family="text">
      <style:text-properties style:font-style-complex="normal" style:language-complex="hi" style:country-complex="IN" fo:font-style="normal" style:text-position="0% 100%" style:text-overline-style="none" style:text-overline-color="font-color" style:text-line-through-mode="continuous" fo:font-size="10pt" style:font-size-asian="10pt" style:font-relief="none" style:text-line-through-type="none" style:text-underline-style="none" style:text-underline-color="font-color" style:text-emphasize="none" style:font-name-complex="Lohit Devanagari" style:font-size-complex="10pt" style:language-asian="ko" style:country-asian="KR" fo:text-shadow="none" style:font-weight-complex="normal" style:font-style-asian="normal" style:font-weight-asian="normal" style:text-outline="false" fo:language="en" fo:country="US" fo:font-weight="normal" style:font-name="돋움" style:font-name-asian="돋움"/>
    </style:style>
    <style:style style:name="T267" style:family="text">
      <style:text-properties fo:language="en" fo:country="US" style:font-style-asian="normal" style:text-overline-style="none" style:text-overline-color="font-color" style:font-style-complex="normal" fo:font-size="10pt" style:language-complex="hi" style:country-complex="IN" style:text-line-through-type="none" style:font-size-complex="10pt" style:font-name="돋움" style:font-name-asian="돋움" style:font-weight-asian="normal" style:text-underline-style="none" style:text-underline-color="font-color" style:language-asian="ko" style:country-asian="KR" style:text-emphasize="none" style:text-outline="false" style:font-relief="none" style:font-weight-complex="normal" fo:font-style="normal" style:font-size-asian="10pt" fo:text-shadow="none" style:text-position="0% 100%" style:font-name-complex="Lohit Devanagari" fo:font-weight="normal" style:text-line-through-mode="continuous"/>
    </style:style>
    <style:style style:name="T268" style:family="text">
      <style:text-properties fo:language="en" fo:country="US" style:font-style-asian="normal" style:text-overline-style="none" style:text-overline-color="font-color" style:font-style-complex="normal" fo:font-size="10pt" style:language-complex="hi" style:country-complex="IN" style:text-line-through-type="none" style:font-size-complex="10pt" style:font-weight-asian="normal" style:text-underline-style="none" style:text-underline-color="font-color" style:language-asian="ko" style:country-asian="KR" style:text-emphasize="none" style:text-outline="false" style:font-relief="none" style:font-weight-complex="normal" fo:font-style="normal" style:font-size-asian="10pt" fo:text-shadow="none" style:text-position="0% 100%" style:font-name-complex="Lohit Devanagari" fo:font-weight="normal" style:text-line-through-mode="continuous" style:font-name="Noto Sans CJK KR1" style:font-name-asian="Noto Sans CJK KR1"/>
    </style:style>
    <style:style style:name="T269" style:family="text">
      <style:text-properties fo:language="en" fo:country="US" style:font-style-asian="normal" style:text-overline-style="none" style:text-overline-color="font-color" style:font-style-complex="normal" fo:font-size="10pt" style:language-complex="hi" style:country-complex="IN" style:text-line-through-type="none" style:font-size-complex="10pt" style:font-weight-asian="normal" style:text-underline-style="none" style:text-underline-color="font-color" style:language-asian="ko" style:country-asian="KR" style:text-emphasize="none" style:text-outline="false" style:font-relief="none" style:font-weight-complex="normal" fo:font-style="normal" style:font-size-asian="10pt" fo:text-shadow="none" style:text-position="0% 100%" style:font-name-complex="Lohit Devanagari" fo:font-weight="normal" style:text-line-through-mode="continuous" style:font-name="돋움" style:font-name-asian="돋움"/>
    </style:style>
    <style:style style:name="T270" style:family="text">
      <style:text-properties fo:language="en" fo:country="US" style:font-style-asian="normal" style:text-overline-style="none" style:text-overline-color="font-color" style:font-style-complex="normal" fo:font-size="10pt" style:language-complex="hi" style:country-complex="IN" style:text-line-through-type="none" style:font-size-complex="10pt" style:font-weight-asian="normal" style:text-underline-style="none" style:text-underline-color="font-color" style:language-asian="ko" style:country-asian="KR" style:text-emphasize="none" style:text-outline="false" style:font-relief="none" style:font-weight-complex="normal" fo:font-style="normal" style:font-size-asian="10pt" fo:text-shadow="none" style:text-position="0% 100%" style:font-name-complex="Lohit Devanagari" fo:font-weight="normal" style:text-line-through-mode="continuous" style:font-name-asian="Noto Sans CJK KR1" style:font-name="Noto Sans CJK KR1"/>
    </style:style>
    <style:style style:name="T271" style:family="text">
      <style:text-properties fo:language="en" fo:country="US" style:font-style-asian="normal" style:text-overline-style="none" style:text-overline-color="font-color" style:font-style-complex="normal" fo:font-size="10pt" style:language-complex="hi" style:country-complex="IN" style:text-line-through-type="none" style:font-size-complex="10pt" style:font-weight-asian="normal" style:text-underline-style="none" style:text-underline-color="font-color" style:language-asian="ko" style:country-asian="KR" style:text-emphasize="none" style:text-outline="false" style:font-relief="none" style:font-weight-complex="normal" fo:font-style="normal" style:font-size-asian="10pt" fo:text-shadow="none" style:text-position="0% 100%" style:font-name-complex="Lohit Devanagari" fo:font-weight="normal" style:text-line-through-mode="continuous" style:font-name-asian="돋움" style:font-name="돋움"/>
    </style:style>
    <style:style style:name="T272" style:family="text">
      <style:text-properties fo:font-style="normal" style:font-name="돋움" style:language-asian="ko" style:country-asian="KR" style:font-size-complex="10pt" style:font-name-complex="Lohit Devanagari" style:text-overline-style="none" style:text-overline-color="font-color" fo:language="en" fo:country="US" style:font-relief="none" style:language-complex="hi" style:country-complex="IN" style:text-emphasize="none" style:text-line-through-mode="continuous" fo:font-weight="normal" style:font-size-asian="10pt" style:text-underline-style="none" style:text-underline-color="font-color" fo:text-shadow="none" style:text-position="0% 100%" style:font-weight-asian="normal" style:text-outline="false" style:text-line-through-type="none" style:font-style-asian="normal" fo:font-size="10pt" style:font-name-asian="돋움" style:font-weight-complex="normal" style:font-style-complex="normal"/>
    </style:style>
    <style:style style:name="T273" style:family="text">
      <style:text-properties fo:font-style="normal" style:language-asian="ko" style:country-asian="KR" style:font-size-complex="10pt" style:font-name-complex="Lohit Devanagari" style:text-overline-style="none" style:text-overline-color="font-color" fo:language="en" fo:country="US" style:font-relief="none" style:language-complex="hi" style:country-complex="IN" style:text-emphasize="none" style:text-line-through-mode="continuous" fo:font-weight="normal" style:font-size-asian="10pt" style:text-underline-style="none" style:text-underline-color="font-color" fo:text-shadow="none" style:text-position="0% 100%" style:font-weight-asian="normal" style:text-outline="false" style:text-line-through-type="none" style:font-style-asian="normal" fo:font-size="10pt" style:font-weight-complex="normal" style:font-style-complex="normal" style:font-name-asian="Noto Sans CJK KR1" style:font-name="Noto Sans CJK KR1"/>
    </style:style>
    <style:style style:name="T274" style:family="text">
      <style:text-properties fo:font-style="normal" style:language-asian="ko" style:country-asian="KR" style:font-size-complex="10pt" style:font-name-complex="Lohit Devanagari" style:text-overline-style="none" style:text-overline-color="font-color" fo:language="en" fo:country="US" style:font-relief="none" style:language-complex="hi" style:country-complex="IN" style:text-emphasize="none" style:text-line-through-mode="continuous" fo:font-weight="normal" style:font-size-asian="10pt" style:text-underline-style="none" style:text-underline-color="font-color" fo:text-shadow="none" style:text-position="0% 100%" style:font-weight-asian="normal" style:text-outline="false" style:text-line-through-type="none" style:font-style-asian="normal" fo:font-size="10pt" style:font-weight-complex="normal" style:font-style-complex="normal" style:font-name-asian="돋움" style:font-name="돋움"/>
    </style:style>
    <style:style style:name="T275" style:family="text">
      <style:text-properties fo:font-style="normal" style:language-asian="ko" style:country-asian="KR" style:font-size-complex="10pt" style:font-name-complex="Lohit Devanagari" style:text-overline-style="none" style:text-overline-color="font-color" fo:language="en" fo:country="US" style:font-relief="none" style:language-complex="hi" style:country-complex="IN" style:text-emphasize="none" style:text-line-through-mode="continuous" fo:font-weight="normal" style:font-size-asian="10pt" style:text-underline-style="none" style:text-underline-color="font-color" fo:text-shadow="none" style:text-position="0% 100%" style:font-weight-asian="normal" style:text-outline="false" style:text-line-through-type="none" style:font-style-asian="normal" fo:font-size="10pt" style:font-weight-complex="normal" style:font-style-complex="normal" style:font-name="Noto Sans CJK KR1" style:font-name-asian="Noto Sans CJK KR1"/>
    </style:style>
    <style:style style:name="T276" style:family="text">
      <style:text-properties fo:font-style="normal" style:language-asian="ko" style:country-asian="KR" style:font-size-complex="10pt" style:font-name-complex="Lohit Devanagari" style:text-overline-style="none" style:text-overline-color="font-color" fo:language="en" fo:country="US" style:font-relief="none" style:language-complex="hi" style:country-complex="IN" style:text-emphasize="none" style:text-line-through-mode="continuous" fo:font-weight="normal" style:font-size-asian="10pt" style:text-underline-style="none" style:text-underline-color="font-color" fo:text-shadow="none" style:text-position="0% 100%" style:font-weight-asian="normal" style:text-outline="false" style:text-line-through-type="none" style:font-style-asian="normal" fo:font-size="10pt" style:font-weight-complex="normal" style:font-style-complex="normal" style:font-name="돋움" style:font-name-asian="돋움"/>
    </style:style>
    <style:style style:name="T277" style:family="text">
      <style:text-properties style:language-asian="ko" style:country-asian="KR" style:text-line-through-type="none" fo:font-size="10pt" style:font-weight-asian="normal" style:font-weight-complex="normal" style:font-relief="none" fo:text-shadow="none" style:font-name="돋움" fo:font-weight="normal" fo:font-style="normal" style:font-style-asian="normal" style:font-style-complex="normal" style:font-name-asian="돋움" style:language-complex="hi" style:country-complex="IN" style:text-line-through-mode="continuous" style:font-size-asian="10pt" fo:language="en" fo:country="US" style:text-position="0% 100%" style:font-name-complex="Lohit Devanagari" style:font-size-complex="10pt" style:text-overline-style="none" style:text-overline-color="font-color" style:text-underline-style="none" style:text-underline-color="font-color" style:text-outline="false" style:text-emphasize="none"/>
    </style:style>
    <style:style style:name="T278" style:family="text">
      <style:text-properties style:language-asian="ko" style:country-asian="KR" style:text-line-through-type="none" fo:font-size="10pt" style:font-weight-asian="normal" style:font-weight-complex="normal" style:font-relief="none" fo:text-shadow="none" fo:font-weight="normal" fo:font-style="normal" style:font-style-asian="normal" style:font-style-complex="normal" style:language-complex="hi" style:country-complex="IN" style:text-line-through-mode="continuous" style:font-size-asian="10pt" fo:language="en" fo:country="US" style:text-position="0% 100%" style:font-name-complex="Lohit Devanagari" style:font-size-complex="10pt" style:text-overline-style="none" style:text-overline-color="font-color" style:text-underline-style="none" style:text-underline-color="font-color" style:text-outline="false" style:text-emphasize="none" style:font-name="Noto Sans CJK KR1" style:font-name-asian="Noto Sans CJK KR1"/>
    </style:style>
    <style:style style:name="T279" style:family="text">
      <style:text-properties style:language-asian="ko" style:country-asian="KR" style:text-line-through-type="none" fo:font-size="10pt" style:font-weight-asian="normal" style:font-weight-complex="normal" style:font-relief="none" fo:text-shadow="none" fo:font-weight="normal" fo:font-style="normal" style:font-style-asian="normal" style:font-style-complex="normal" style:language-complex="hi" style:country-complex="IN" style:text-line-through-mode="continuous" style:font-size-asian="10pt" fo:language="en" fo:country="US" style:text-position="0% 100%" style:font-name-complex="Lohit Devanagari" style:font-size-complex="10pt" style:text-overline-style="none" style:text-overline-color="font-color" style:text-underline-style="none" style:text-underline-color="font-color" style:text-outline="false" style:text-emphasize="none" style:font-name-asian="돋움" style:font-name="돋움"/>
    </style:style>
    <style:style style:name="T280" style:family="text">
      <style:text-properties style:language-asian="ko" style:country-asian="KR" style:text-line-through-type="none" fo:font-size="10pt" style:font-weight-asian="normal" style:font-weight-complex="normal" style:font-relief="none" fo:text-shadow="none" fo:font-weight="normal" fo:font-style="normal" style:font-style-asian="normal" style:font-style-complex="normal" style:language-complex="hi" style:country-complex="IN" style:text-line-through-mode="continuous" style:font-size-asian="10pt" fo:language="en" fo:country="US" style:text-position="0% 100%" style:font-name-complex="Lohit Devanagari" style:font-size-complex="10pt" style:text-overline-style="none" style:text-overline-color="font-color" style:text-underline-style="none" style:text-underline-color="font-color" style:text-outline="false" style:text-emphasize="none" style:font-name-asian="Noto Sans CJK KR1" style:font-name="Noto Sans CJK KR1"/>
    </style:style>
    <style:style style:name="T281" style:family="text">
      <style:text-properties style:language-asian="ko" style:country-asian="KR" style:text-line-through-type="none" fo:font-size="10pt" style:font-weight-asian="normal" style:font-weight-complex="normal" style:font-relief="none" fo:text-shadow="none" fo:font-weight="normal" fo:font-style="normal" style:font-style-asian="normal" style:font-style-complex="normal" style:language-complex="hi" style:country-complex="IN" style:text-line-through-mode="continuous" style:font-size-asian="10pt" fo:language="en" fo:country="US" style:text-position="0% 100%" style:font-name-complex="Lohit Devanagari" style:font-size-complex="10pt" style:text-overline-style="none" style:text-overline-color="font-color" style:text-underline-style="none" style:text-underline-color="font-color" style:text-outline="false" style:text-emphasize="none" style:font-name="돋움" style:font-name-asian="돋움"/>
    </style:style>
    <style:style style:name="T282" style:family="text">
      <style:text-properties style:text-outline="false" style:font-style-complex="normal" style:font-weight-asian="normal" style:text-overline-style="none" style:text-overline-color="font-color" style:font-name-complex="Lohit Devanagari" style:text-line-through-type="none" style:font-style-asian="normal" style:font-size-complex="10pt" style:font-size-asian="10pt" style:font-relief="none" style:text-line-through-mode="continuous" style:font-weight-complex="normal" fo:language="en" fo:country="US" style:language-asian="ko" style:country-asian="KR" style:font-name="돋움" style:language-complex="hi" style:country-complex="IN" style:text-emphasize="none" fo:text-shadow="none" style:font-name-asian="돋움" fo:font-size="10pt" fo:font-weight="normal" fo:font-style="normal" style:text-underline-style="none" style:text-underline-color="font-color" style:text-position="0% 100%"/>
    </style:style>
    <style:style style:name="T283" style:family="text">
      <style:text-properties style:text-outline="false" style:font-style-complex="normal" style:font-weight-asian="normal" style:text-overline-style="none" style:text-overline-color="font-color" style:font-name-complex="Lohit Devanagari" style:text-line-through-type="none" style:font-style-asian="normal" style:font-size-complex="10pt" style:font-size-asian="10pt" style:font-relief="none" style:text-line-through-mode="continuous" style:font-weight-complex="normal" fo:language="en" fo:country="US" style:language-asian="ko" style:country-asian="KR" style:language-complex="hi" style:country-complex="IN" style:text-emphasize="none" fo:text-shadow="none" fo:font-size="10pt" fo:font-weight="normal" fo:font-style="normal" style:text-underline-style="none" style:text-underline-color="font-color" style:text-position="0% 100%" style:font-name-asian="Noto Sans CJK KR1" style:font-name="Noto Sans CJK KR1"/>
    </style:style>
    <style:style style:name="T284" style:family="text">
      <style:text-properties style:text-outline="false" style:font-style-complex="normal" style:font-weight-asian="normal" style:text-overline-style="none" style:text-overline-color="font-color" style:font-name-complex="Lohit Devanagari" style:text-line-through-type="none" style:font-style-asian="normal" style:font-size-complex="10pt" style:font-size-asian="10pt" style:font-relief="none" style:text-line-through-mode="continuous" style:font-weight-complex="normal" fo:language="en" fo:country="US" style:language-asian="ko" style:country-asian="KR" style:language-complex="hi" style:country-complex="IN" style:text-emphasize="none" fo:text-shadow="none" fo:font-size="10pt" fo:font-weight="normal" fo:font-style="normal" style:text-underline-style="none" style:text-underline-color="font-color" style:text-position="0% 100%" style:font-name-asian="돋움" style:font-name="돋움"/>
    </style:style>
    <style:style style:name="T285" style:family="text">
      <style:text-properties style:text-outline="false" style:font-style-complex="normal" style:font-weight-asian="normal" style:text-overline-style="none" style:text-overline-color="font-color" style:font-name-complex="Lohit Devanagari" style:text-line-through-type="none" style:font-style-asian="normal" style:font-size-complex="10pt" style:font-size-asian="10pt" style:font-relief="none" style:text-line-through-mode="continuous" style:font-weight-complex="normal" fo:language="en" fo:country="US" style:language-asian="ko" style:country-asian="KR" style:language-complex="hi" style:country-complex="IN" style:text-emphasize="none" fo:text-shadow="none" fo:font-size="10pt" fo:font-weight="normal" fo:font-style="normal" style:text-underline-style="none" style:text-underline-color="font-color" style:text-position="0% 100%" style:font-name="Noto Sans CJK KR1" style:font-name-asian="Noto Sans CJK KR1"/>
    </style:style>
    <style:style style:name="T286" style:family="text">
      <style:text-properties style:text-outline="false" style:font-style-complex="normal" style:font-weight-asian="normal" style:text-overline-style="none" style:text-overline-color="font-color" style:font-name-complex="Lohit Devanagari" style:text-line-through-type="none" style:font-style-asian="normal" style:font-size-complex="10pt" style:font-size-asian="10pt" style:font-relief="none" style:text-line-through-mode="continuous" style:font-weight-complex="normal" fo:language="en" fo:country="US" style:language-asian="ko" style:country-asian="KR" style:language-complex="hi" style:country-complex="IN" style:text-emphasize="none" fo:text-shadow="none" fo:font-size="10pt" fo:font-weight="normal" fo:font-style="normal" style:text-underline-style="none" style:text-underline-color="font-color" style:text-position="0% 100%" style:font-name="돋움" style:font-name-asian="돋움"/>
    </style:style>
    <style:style style:name="T287" style:family="text">
      <style:text-properties fo:font-weight="normal" style:font-size-asian="10pt" style:font-weight-asian="normal" style:text-overline-style="none" style:text-overline-color="font-color" style:font-style-asian="normal" style:font-size-complex="10pt" style:text-outline="false" fo:font-size="10pt" style:font-name="돋움" style:font-name-complex="Lohit Devanagari" fo:font-style="normal" style:text-underline-style="none" style:text-underline-color="font-color" style:language-asian="ko" style:country-asian="KR" style:font-style-complex="normal" style:text-line-through-type="none" fo:text-shadow="none" style:font-weight-complex="normal" style:text-emphasize="none" fo:language="en" fo:country="US" style:text-line-through-mode="continuous" style:font-relief="none" style:text-position="0% 100%" style:language-complex="hi" style:country-complex="IN" style:font-name-asian="돋움"/>
    </style:style>
    <style:style style:name="T288" style:family="text">
      <style:text-properties fo:font-weight="normal" style:font-size-asian="10pt" style:font-weight-asian="normal" style:text-overline-style="none" style:text-overline-color="font-color" style:font-style-asian="normal" style:font-size-complex="10pt" style:text-outline="false" fo:font-size="10pt" style:font-name-complex="Lohit Devanagari" fo:font-style="normal" style:text-underline-style="none" style:text-underline-color="font-color" style:language-asian="ko" style:country-asian="KR" style:font-style-complex="normal" style:text-line-through-type="none" fo:text-shadow="none" style:font-weight-complex="normal" style:text-emphasize="none" fo:language="en" fo:country="US" style:text-line-through-mode="continuous" style:font-relief="none" style:text-position="0% 100%" style:language-complex="hi" style:country-complex="IN" style:font-name-asian="Noto Sans CJK KR1" style:font-name="Noto Sans CJK KR1"/>
    </style:style>
    <style:style style:name="T289" style:family="text">
      <style:text-properties fo:font-weight="normal" style:font-size-asian="10pt" style:font-weight-asian="normal" style:text-overline-style="none" style:text-overline-color="font-color" style:font-style-asian="normal" style:font-size-complex="10pt" style:text-outline="false" fo:font-size="10pt" style:font-name-complex="Lohit Devanagari" fo:font-style="normal" style:text-underline-style="none" style:text-underline-color="font-color" style:language-asian="ko" style:country-asian="KR" style:font-style-complex="normal" style:text-line-through-type="none" fo:text-shadow="none" style:font-weight-complex="normal" style:text-emphasize="none" fo:language="en" fo:country="US" style:text-line-through-mode="continuous" style:font-relief="none" style:text-position="0% 100%" style:language-complex="hi" style:country-complex="IN" style:font-name-asian="돋움" style:font-name="돋움"/>
    </style:style>
    <style:style style:name="T290" style:family="text">
      <style:text-properties fo:font-weight="normal" style:font-size-asian="10pt" style:font-weight-asian="normal" style:text-overline-style="none" style:text-overline-color="font-color" style:font-style-asian="normal" style:font-size-complex="10pt" style:text-outline="false" fo:font-size="10pt" style:font-name-complex="Lohit Devanagari" fo:font-style="normal" style:text-underline-style="none" style:text-underline-color="font-color" style:language-asian="ko" style:country-asian="KR" style:font-style-complex="normal" style:text-line-through-type="none" fo:text-shadow="none" style:font-weight-complex="normal" style:text-emphasize="none" fo:language="en" fo:country="US" style:text-line-through-mode="continuous" style:font-relief="none" style:text-position="0% 100%" style:language-complex="hi" style:country-complex="IN" style:font-name="Noto Sans CJK KR1" style:font-name-asian="Noto Sans CJK KR1"/>
    </style:style>
    <style:style style:name="T291" style:family="text">
      <style:text-properties fo:font-weight="normal" style:font-size-asian="10pt" style:font-weight-asian="normal" style:text-overline-style="none" style:text-overline-color="font-color" style:font-style-asian="normal" style:font-size-complex="10pt" style:text-outline="false" fo:font-size="10pt" style:font-name-complex="Lohit Devanagari" fo:font-style="normal" style:text-underline-style="none" style:text-underline-color="font-color" style:language-asian="ko" style:country-asian="KR" style:font-style-complex="normal" style:text-line-through-type="none" fo:text-shadow="none" style:font-weight-complex="normal" style:text-emphasize="none" fo:language="en" fo:country="US" style:text-line-through-mode="continuous" style:font-relief="none" style:text-position="0% 100%" style:language-complex="hi" style:country-complex="IN" style:font-name="돋움" style:font-name-asian="돋움"/>
    </style:style>
    <style:style style:name="T292" style:family="text">
      <style:text-properties style:text-underline-style="none" style:text-underline-color="font-color" style:language-complex="hi" style:country-complex="IN" style:font-style-complex="normal" style:font-weight-asian="normal" style:font-name-asian="돋움" fo:language="en" fo:country="US" style:font-name="돋움" style:font-weight-complex="normal" style:text-line-through-mode="continuous" style:text-overline-style="none" style:text-overline-color="font-color" style:font-name-complex="Lohit Devanagari" style:text-position="0% 100%" style:font-relief="none" style:font-size-asian="10pt" style:font-size-complex="10pt" style:text-outline="false" style:font-style-asian="normal" fo:font-style="normal" style:language-asian="ko" style:country-asian="KR" fo:text-shadow="none" fo:font-size="10pt" style:text-emphasize="none" style:text-line-through-type="none" fo:font-weight="normal"/>
    </style:style>
    <style:style style:name="T293" style:family="text">
      <style:text-properties style:text-underline-style="none" style:text-underline-color="font-color" style:language-complex="hi" style:country-complex="IN" style:font-style-complex="normal" style:font-weight-asian="normal" fo:language="en" fo:country="US" style:font-weight-complex="normal" style:text-line-through-mode="continuous" style:text-overline-style="none" style:text-overline-color="font-color" style:font-name-complex="Lohit Devanagari" style:text-position="0% 100%" style:font-relief="none" style:font-size-asian="10pt" style:font-size-complex="10pt" style:text-outline="false" style:font-style-asian="normal" fo:font-style="normal" style:language-asian="ko" style:country-asian="KR" fo:text-shadow="none" fo:font-size="10pt" style:text-emphasize="none" style:text-line-through-type="none" fo:font-weight="normal" style:font-name="Noto Sans CJK KR1" style:font-name-asian="Noto Sans CJK KR1"/>
    </style:style>
    <style:style style:name="T294" style:family="text">
      <style:text-properties style:text-underline-style="none" style:text-underline-color="font-color" style:language-complex="hi" style:country-complex="IN" style:font-style-complex="normal" style:font-weight-asian="normal" fo:language="en" fo:country="US" style:font-weight-complex="normal" style:text-line-through-mode="continuous" style:text-overline-style="none" style:text-overline-color="font-color" style:font-name-complex="Lohit Devanagari" style:text-position="0% 100%" style:font-relief="none" style:font-size-asian="10pt" style:font-size-complex="10pt" style:text-outline="false" style:font-style-asian="normal" fo:font-style="normal" style:language-asian="ko" style:country-asian="KR" fo:text-shadow="none" fo:font-size="10pt" style:text-emphasize="none" style:text-line-through-type="none" fo:font-weight="normal" style:font-name-asian="돋움" style:font-name="돋움"/>
    </style:style>
    <style:style style:name="T295" style:family="text">
      <style:text-properties style:text-underline-style="none" style:text-underline-color="font-color" style:language-complex="hi" style:country-complex="IN" style:font-style-complex="normal" style:font-weight-asian="normal" fo:language="en" fo:country="US" style:font-weight-complex="normal" style:text-line-through-mode="continuous" style:text-overline-style="none" style:text-overline-color="font-color" style:font-name-complex="Lohit Devanagari" style:text-position="0% 100%" style:font-relief="none" style:font-size-asian="10pt" style:font-size-complex="10pt" style:text-outline="false" style:font-style-asian="normal" fo:font-style="normal" style:language-asian="ko" style:country-asian="KR" fo:text-shadow="none" fo:font-size="10pt" style:text-emphasize="none" style:text-line-through-type="none" fo:font-weight="normal" style:font-name-asian="Noto Sans CJK KR1" style:font-name="Noto Sans CJK KR1"/>
    </style:style>
    <style:style style:name="T296" style:family="text">
      <style:text-properties style:text-underline-style="none" style:text-underline-color="font-color" style:language-complex="hi" style:country-complex="IN" style:font-style-complex="normal" style:font-weight-asian="normal" fo:language="en" fo:country="US" style:font-weight-complex="normal" style:text-line-through-mode="continuous" style:text-overline-style="none" style:text-overline-color="font-color" style:font-name-complex="Lohit Devanagari" style:text-position="0% 100%" style:font-relief="none" style:font-size-asian="10pt" style:font-size-complex="10pt" style:text-outline="false" style:font-style-asian="normal" fo:font-style="normal" style:language-asian="ko" style:country-asian="KR" fo:text-shadow="none" fo:font-size="10pt" style:text-emphasize="none" style:text-line-through-type="none" fo:font-weight="normal" style:font-name="돋움" style:font-name-asian="돋움"/>
    </style:style>
    <style:style style:name="T297" style:family="text">
      <style:text-properties style:font-name-complex="Lohit Devanagari" style:font-name-asian="돋움" style:font-relief="none" style:font-size-asian="10pt" style:font-style-asian="normal" style:text-overline-style="none" style:text-overline-color="font-color" style:text-outline="false" style:text-position="0% 100%" style:language-asian="ko" style:country-asian="KR" fo:font-style="normal" style:text-line-through-mode="continuous" style:font-size-complex="10pt" style:text-underline-style="none" style:text-underline-color="font-color" fo:font-weight="normal" style:text-emphasize="none" style:font-style-complex="normal" style:text-line-through-type="none" style:font-weight-asian="normal" fo:text-shadow="none" style:font-weight-complex="normal" style:font-name="돋움" fo:font-size="10pt" fo:language="en" fo:country="US" style:language-complex="hi" style:country-complex="IN"/>
    </style:style>
    <style:style style:name="T298" style:family="text">
      <style:text-properties style:font-name-complex="Lohit Devanagari" style:font-relief="none" style:font-size-asian="10pt" style:font-style-asian="normal" style:text-overline-style="none" style:text-overline-color="font-color" style:text-outline="false" style:text-position="0% 100%" style:language-asian="ko" style:country-asian="KR" fo:font-style="normal" style:text-line-through-mode="continuous" style:font-size-complex="10pt" style:text-underline-style="none" style:text-underline-color="font-color" fo:font-weight="normal" style:text-emphasize="none" style:font-style-complex="normal" style:text-line-through-type="none" style:font-weight-asian="normal" fo:text-shadow="none" style:font-weight-complex="normal" fo:font-size="10pt" fo:language="en" fo:country="US" style:language-complex="hi" style:country-complex="IN" style:font-name="Noto Sans CJK KR1" style:font-name-asian="Noto Sans CJK KR1"/>
    </style:style>
    <style:style style:name="T299" style:family="text">
      <style:text-properties style:font-name-complex="Lohit Devanagari" style:font-relief="none" style:font-size-asian="10pt" style:font-style-asian="normal" style:text-overline-style="none" style:text-overline-color="font-color" style:text-outline="false" style:text-position="0% 100%" style:language-asian="ko" style:country-asian="KR" fo:font-style="normal" style:text-line-through-mode="continuous" style:font-size-complex="10pt" style:text-underline-style="none" style:text-underline-color="font-color" fo:font-weight="normal" style:text-emphasize="none" style:font-style-complex="normal" style:text-line-through-type="none" style:font-weight-asian="normal" fo:text-shadow="none" style:font-weight-complex="normal" fo:font-size="10pt" fo:language="en" fo:country="US" style:language-complex="hi" style:country-complex="IN" style:font-name-asian="돋움" style:font-name="돋움"/>
    </style:style>
    <style:style style:name="T300" style:family="text">
      <style:text-properties style:font-name-complex="Lohit Devanagari" style:font-relief="none" style:font-size-asian="10pt" style:font-style-asian="normal" style:text-overline-style="none" style:text-overline-color="font-color" style:text-outline="false" style:text-position="0% 100%" style:language-asian="ko" style:country-asian="KR" fo:font-style="normal" style:text-line-through-mode="continuous" style:font-size-complex="10pt" style:text-underline-style="none" style:text-underline-color="font-color" fo:font-weight="normal" style:text-emphasize="none" style:font-style-complex="normal" style:text-line-through-type="none" style:font-weight-asian="normal" fo:text-shadow="none" style:font-weight-complex="normal" fo:font-size="10pt" fo:language="en" fo:country="US" style:language-complex="hi" style:country-complex="IN" style:font-name-asian="Noto Sans CJK KR1" style:font-name="Noto Sans CJK KR1"/>
    </style:style>
    <style:style style:name="T301" style:family="text">
      <style:text-properties style:font-name-complex="Lohit Devanagari" style:font-relief="none" style:font-size-asian="10pt" style:font-style-asian="normal" style:text-overline-style="none" style:text-overline-color="font-color" style:text-outline="false" style:text-position="0% 100%" style:language-asian="ko" style:country-asian="KR" fo:font-style="normal" style:text-line-through-mode="continuous" style:font-size-complex="10pt" style:text-underline-style="none" style:text-underline-color="font-color" fo:font-weight="normal" style:text-emphasize="none" style:font-style-complex="normal" style:text-line-through-type="none" style:font-weight-asian="normal" fo:text-shadow="none" style:font-weight-complex="normal" fo:font-size="10pt" fo:language="en" fo:country="US" style:language-complex="hi" style:country-complex="IN" style:font-name="돋움" style:font-name-asian="돋움"/>
    </style:style>
    <style:style style:name="T302" style:family="text">
      <style:text-properties style:text-line-through-type="none" fo:font-weight="normal" style:language-asian="ko" style:country-asian="KR" style:font-size-asian="10pt" style:text-overline-style="none" style:text-overline-color="font-color" style:font-style-complex="normal" style:font-relief="none" style:font-name-complex="Lohit Devanagari" style:font-name-asian="돋움" style:text-emphasize="none" fo:text-shadow="none" style:text-position="0% 100%" style:font-size-complex="10pt" style:font-weight-complex="normal" style:text-underline-style="none" style:text-underline-color="font-color" style:text-line-through-mode="continuous" style:font-name="돋움" style:text-outline="false" style:font-style-asian="normal" style:language-complex="hi" style:country-complex="IN" fo:language="en" fo:country="US" fo:font-size="10pt" fo:font-style="normal" style:font-weight-asian="normal"/>
    </style:style>
    <style:style style:name="T303" style:family="text">
      <style:text-properties style:text-line-through-type="none" fo:font-weight="normal" style:language-asian="ko" style:country-asian="KR" style:font-size-asian="10pt" style:text-overline-style="none" style:text-overline-color="font-color" style:font-style-complex="normal" style:font-relief="none" style:font-name-complex="Lohit Devanagari" style:text-emphasize="none" fo:text-shadow="none" style:text-position="0% 100%" style:font-size-complex="10pt" style:font-weight-complex="normal" style:text-underline-style="none" style:text-underline-color="font-color" style:text-line-through-mode="continuous" style:text-outline="false" style:font-style-asian="normal" style:language-complex="hi" style:country-complex="IN" fo:language="en" fo:country="US" fo:font-size="10pt" fo:font-style="normal" style:font-weight-asian="normal" style:font-name-asian="Noto Sans CJK KR1" style:font-name="Noto Sans CJK KR1"/>
    </style:style>
    <style:style style:name="T304" style:family="text">
      <style:text-properties style:text-line-through-type="none" fo:font-weight="normal" style:language-asian="ko" style:country-asian="KR" style:font-size-asian="10pt" style:text-overline-style="none" style:text-overline-color="font-color" style:font-style-complex="normal" style:font-relief="none" style:font-name-complex="Lohit Devanagari" style:text-emphasize="none" fo:text-shadow="none" style:text-position="0% 100%" style:font-size-complex="10pt" style:font-weight-complex="normal" style:text-underline-style="none" style:text-underline-color="font-color" style:text-line-through-mode="continuous" style:text-outline="false" style:font-style-asian="normal" style:language-complex="hi" style:country-complex="IN" fo:language="en" fo:country="US" fo:font-size="10pt" fo:font-style="normal" style:font-weight-asian="normal" style:font-name-asian="돋움" style:font-name="돋움"/>
    </style:style>
    <style:style style:name="T305" style:family="text">
      <style:text-properties style:text-line-through-type="none" fo:font-weight="normal" style:language-asian="ko" style:country-asian="KR" style:font-size-asian="10pt" style:text-overline-style="none" style:text-overline-color="font-color" style:font-style-complex="normal" style:font-relief="none" style:font-name-complex="Lohit Devanagari" style:text-emphasize="none" fo:text-shadow="none" style:text-position="0% 100%" style:font-size-complex="10pt" style:font-weight-complex="normal" style:text-underline-style="none" style:text-underline-color="font-color" style:text-line-through-mode="continuous" style:text-outline="false" style:font-style-asian="normal" style:language-complex="hi" style:country-complex="IN" fo:language="en" fo:country="US" fo:font-size="10pt" fo:font-style="normal" style:font-weight-asian="normal" style:font-name="Noto Sans CJK KR1" style:font-name-asian="Noto Sans CJK KR1"/>
    </style:style>
    <style:style style:name="T306" style:family="text">
      <style:text-properties style:text-line-through-type="none" fo:font-weight="normal" style:language-asian="ko" style:country-asian="KR" style:font-size-asian="10pt" style:text-overline-style="none" style:text-overline-color="font-color" style:font-style-complex="normal" style:font-relief="none" style:font-name-complex="Lohit Devanagari" style:text-emphasize="none" fo:text-shadow="none" style:text-position="0% 100%" style:font-size-complex="10pt" style:font-weight-complex="normal" style:text-underline-style="none" style:text-underline-color="font-color" style:text-line-through-mode="continuous" style:text-outline="false" style:font-style-asian="normal" style:language-complex="hi" style:country-complex="IN" fo:language="en" fo:country="US" fo:font-size="10pt" fo:font-style="normal" style:font-weight-asian="normal" style:font-name="돋움" style:font-name-asian="돋움"/>
    </style:style>
    <style:style style:name="T307" style:family="text">
      <style:text-properties fo:language="en" fo:country="US" style:font-name-asian="돋움" fo:font-size="10pt" style:font-weight-complex="normal" style:font-relief="none" style:text-outline="false" style:font-name="돋움" style:font-size-complex="10pt" style:text-position="0% 100%" style:font-style-complex="normal" style:font-name-complex="Lohit Devanagari" style:text-underline-style="none" style:text-underline-color="font-color" fo:font-style="normal" style:font-style-asian="normal" style:font-size-asian="10pt" style:text-emphasize="none" style:text-line-through-type="none" fo:font-weight="normal" fo:text-shadow="none" style:language-asian="ko" style:country-asian="KR" style:text-overline-style="none" style:text-overline-color="font-color" style:language-complex="hi" style:country-complex="IN" style:text-line-through-mode="continuous" style:font-weight-asian="normal"/>
    </style:style>
    <style:style style:name="T308" style:family="text">
      <style:text-properties fo:language="en" fo:country="US" fo:font-size="10pt" style:font-weight-complex="normal" style:font-relief="none" style:text-outline="false" style:font-size-complex="10pt" style:text-position="0% 100%" style:font-style-complex="normal" style:font-name-complex="Lohit Devanagari" style:text-underline-style="none" style:text-underline-color="font-color" fo:font-style="normal" style:font-style-asian="normal" style:font-size-asian="10pt" style:text-emphasize="none" style:text-line-through-type="none" fo:font-weight="normal" fo:text-shadow="none" style:language-asian="ko" style:country-asian="KR" style:text-overline-style="none" style:text-overline-color="font-color" style:language-complex="hi" style:country-complex="IN" style:text-line-through-mode="continuous" style:font-weight-asian="normal" style:font-name="Noto Sans CJK KR1" style:font-name-asian="Noto Sans CJK KR1"/>
    </style:style>
    <style:style style:name="T309" style:family="text">
      <style:text-properties fo:language="en" fo:country="US" fo:font-size="10pt" style:font-weight-complex="normal" style:font-relief="none" style:text-outline="false" style:font-size-complex="10pt" style:text-position="0% 100%" style:font-style-complex="normal" style:font-name-complex="Lohit Devanagari" style:text-underline-style="none" style:text-underline-color="font-color" fo:font-style="normal" style:font-style-asian="normal" style:font-size-asian="10pt" style:text-emphasize="none" style:text-line-through-type="none" fo:font-weight="normal" fo:text-shadow="none" style:language-asian="ko" style:country-asian="KR" style:text-overline-style="none" style:text-overline-color="font-color" style:language-complex="hi" style:country-complex="IN" style:text-line-through-mode="continuous" style:font-weight-asian="normal" style:font-name="돋움" style:font-name-asian="돋움"/>
    </style:style>
    <style:style style:name="T310" style:family="text">
      <style:text-properties fo:language="en" fo:country="US" fo:font-size="10pt" style:font-weight-complex="normal" style:font-relief="none" style:text-outline="false" style:font-size-complex="10pt" style:text-position="0% 100%" style:font-style-complex="normal" style:font-name-complex="Lohit Devanagari" style:text-underline-style="none" style:text-underline-color="font-color" fo:font-style="normal" style:font-style-asian="normal" style:font-size-asian="10pt" style:text-emphasize="none" style:text-line-through-type="none" fo:font-weight="normal" fo:text-shadow="none" style:language-asian="ko" style:country-asian="KR" style:text-overline-style="none" style:text-overline-color="font-color" style:language-complex="hi" style:country-complex="IN" style:text-line-through-mode="continuous" style:font-weight-asian="normal" style:font-name-asian="Noto Sans CJK KR1" style:font-name="Noto Sans CJK KR1"/>
    </style:style>
    <style:style style:name="T311" style:family="text">
      <style:text-properties fo:language="en" fo:country="US" fo:font-size="10pt" style:font-weight-complex="normal" style:font-relief="none" style:text-outline="false" style:font-size-complex="10pt" style:text-position="0% 100%" style:font-style-complex="normal" style:font-name-complex="Lohit Devanagari" style:text-underline-style="none" style:text-underline-color="font-color" fo:font-style="normal" style:font-style-asian="normal" style:font-size-asian="10pt" style:text-emphasize="none" style:text-line-through-type="none" fo:font-weight="normal" fo:text-shadow="none" style:language-asian="ko" style:country-asian="KR" style:text-overline-style="none" style:text-overline-color="font-color" style:language-complex="hi" style:country-complex="IN" style:text-line-through-mode="continuous" style:font-weight-asian="normal" style:font-name-asian="돋움" style:font-name="돋움"/>
    </style:style>
    <style:style style:name="T312" style:family="text">
      <style:text-properties style:text-overline-style="none" style:text-overline-color="font-color" style:text-line-through-type="none" fo:language="en" fo:country="US" style:font-size-asian="10pt" fo:font-weight="normal" fo:font-style="normal" style:font-style-asian="normal" style:font-name-asian="돋움" style:font-weight-complex="normal" style:font-name-complex="Lohit Devanagari" style:font-name="돋움" style:font-style-complex="normal" style:font-size-complex="10pt" style:text-underline-style="none" style:text-underline-color="font-color" fo:font-size="10pt" style:language-asian="ko" style:country-asian="KR" style:text-emphasize="none" style:text-line-through-mode="continuous" style:text-outline="false" style:font-weight-asian="normal" style:text-position="0% 100%" style:language-complex="hi" style:country-complex="IN" style:font-relief="none" fo:text-shadow="none"/>
    </style:style>
    <style:style style:name="T313" style:family="text">
      <style:text-properties style:text-overline-style="none" style:text-overline-color="font-color" style:text-line-through-type="none" fo:language="en" fo:country="US" style:font-size-asian="10pt" fo:font-weight="normal" fo:font-style="normal" style:font-style-asian="normal" style:font-weight-complex="normal" style:font-name-complex="Lohit Devanagari" style:font-style-complex="normal" style:font-size-complex="10pt" style:text-underline-style="none" style:text-underline-color="font-color" fo:font-size="10pt" style:language-asian="ko" style:country-asian="KR" style:text-emphasize="none" style:text-line-through-mode="continuous" style:text-outline="false" style:font-weight-asian="normal" style:text-position="0% 100%" style:language-complex="hi" style:country-complex="IN" style:font-relief="none" fo:text-shadow="none" style:font-name="Noto Sans CJK KR1" style:font-name-asian="Noto Sans CJK KR1"/>
    </style:style>
    <style:style style:name="T314" style:family="text">
      <style:text-properties style:text-overline-style="none" style:text-overline-color="font-color" style:text-line-through-type="none" fo:language="en" fo:country="US" style:font-size-asian="10pt" fo:font-weight="normal" fo:font-style="normal" style:font-style-asian="normal" style:font-weight-complex="normal" style:font-name-complex="Lohit Devanagari" style:font-style-complex="normal" style:font-size-complex="10pt" style:text-underline-style="none" style:text-underline-color="font-color" fo:font-size="10pt" style:language-asian="ko" style:country-asian="KR" style:text-emphasize="none" style:text-line-through-mode="continuous" style:text-outline="false" style:font-weight-asian="normal" style:text-position="0% 100%" style:language-complex="hi" style:country-complex="IN" style:font-relief="none" fo:text-shadow="none" style:font-name-asian="돋움" style:font-name="돋움"/>
    </style:style>
    <style:style style:name="T315" style:family="text">
      <style:text-properties style:text-overline-style="none" style:text-overline-color="font-color" style:text-line-through-type="none" fo:language="en" fo:country="US" style:font-size-asian="10pt" fo:font-weight="normal" fo:font-style="normal" style:font-style-asian="normal" style:font-weight-complex="normal" style:font-name-complex="Lohit Devanagari" style:font-style-complex="normal" style:font-size-complex="10pt" style:text-underline-style="none" style:text-underline-color="font-color" fo:font-size="10pt" style:language-asian="ko" style:country-asian="KR" style:text-emphasize="none" style:text-line-through-mode="continuous" style:text-outline="false" style:font-weight-asian="normal" style:text-position="0% 100%" style:language-complex="hi" style:country-complex="IN" style:font-relief="none" fo:text-shadow="none" style:font-name-asian="Noto Sans CJK KR1" style:font-name="Noto Sans CJK KR1"/>
    </style:style>
    <style:style style:name="T316" style:family="text">
      <style:text-properties style:text-overline-style="none" style:text-overline-color="font-color" style:text-line-through-type="none" fo:language="en" fo:country="US" style:font-size-asian="10pt" fo:font-weight="normal" fo:font-style="normal" style:font-style-asian="normal" style:font-weight-complex="normal" style:font-name-complex="Lohit Devanagari" style:font-style-complex="normal" style:font-size-complex="10pt" style:text-underline-style="none" style:text-underline-color="font-color" fo:font-size="10pt" style:language-asian="ko" style:country-asian="KR" style:text-emphasize="none" style:text-line-through-mode="continuous" style:text-outline="false" style:font-weight-asian="normal" style:text-position="0% 100%" style:language-complex="hi" style:country-complex="IN" style:font-relief="none" fo:text-shadow="none" style:font-name="돋움" style:font-name-asian="돋움"/>
    </style:style>
    <style:style style:name="T317" style:family="text">
      <style:text-properties fo:font-style="normal" style:font-name="돋움" style:text-outline="false" style:font-name-asian="돋움" style:font-size-asian="10pt" style:font-style-asian="normal" fo:text-shadow="none" fo:font-size="10pt" style:text-line-through-type="none" style:font-weight-complex="normal" style:text-emphasize="none" fo:language="en" fo:country="US" style:font-style-complex="normal" style:text-line-through-mode="continuous" style:font-relief="none" style:language-asian="ko" style:country-asian="KR" style:text-overline-style="none" style:text-overline-color="font-color" style:text-position="0% 100%" style:text-underline-style="none" style:text-underline-color="font-color" style:font-name-complex="Lohit Devanagari" style:font-size-complex="10pt" style:font-weight-asian="normal" fo:font-weight="normal" style:language-complex="hi" style:country-complex="IN"/>
    </style:style>
    <style:style style:name="T318" style:family="text">
      <style:text-properties fo:font-style="normal" style:text-outline="false" style:font-size-asian="10pt" style:font-style-asian="normal" fo:text-shadow="none" fo:font-size="10pt" style:text-line-through-type="none" style:font-weight-complex="normal" style:text-emphasize="none" fo:language="en" fo:country="US" style:font-style-complex="normal" style:text-line-through-mode="continuous" style:font-relief="none" style:language-asian="ko" style:country-asian="KR" style:text-overline-style="none" style:text-overline-color="font-color" style:text-position="0% 100%" style:text-underline-style="none" style:text-underline-color="font-color" style:font-name-complex="Lohit Devanagari" style:font-size-complex="10pt" style:font-weight-asian="normal" fo:font-weight="normal" style:language-complex="hi" style:country-complex="IN" style:font-name="Noto Sans CJK KR1" style:font-name-asian="Noto Sans CJK KR1"/>
    </style:style>
    <style:style style:name="T319" style:family="text">
      <style:text-properties fo:font-style="normal" style:text-outline="false" style:font-size-asian="10pt" style:font-style-asian="normal" fo:text-shadow="none" fo:font-size="10pt" style:text-line-through-type="none" style:font-weight-complex="normal" style:text-emphasize="none" fo:language="en" fo:country="US" style:font-style-complex="normal" style:text-line-through-mode="continuous" style:font-relief="none" style:language-asian="ko" style:country-asian="KR" style:text-overline-style="none" style:text-overline-color="font-color" style:text-position="0% 100%" style:text-underline-style="none" style:text-underline-color="font-color" style:font-name-complex="Lohit Devanagari" style:font-size-complex="10pt" style:font-weight-asian="normal" fo:font-weight="normal" style:language-complex="hi" style:country-complex="IN" style:font-name-asian="돋움" style:font-name="돋움"/>
    </style:style>
    <style:style style:name="T320" style:family="text">
      <style:text-properties fo:font-style="normal" style:text-outline="false" style:font-size-asian="10pt" style:font-style-asian="normal" fo:text-shadow="none" fo:font-size="10pt" style:text-line-through-type="none" style:font-weight-complex="normal" style:text-emphasize="none" fo:language="en" fo:country="US" style:font-style-complex="normal" style:text-line-through-mode="continuous" style:font-relief="none" style:language-asian="ko" style:country-asian="KR" style:text-overline-style="none" style:text-overline-color="font-color" style:text-position="0% 100%" style:text-underline-style="none" style:text-underline-color="font-color" style:font-name-complex="Lohit Devanagari" style:font-size-complex="10pt" style:font-weight-asian="normal" fo:font-weight="normal" style:language-complex="hi" style:country-complex="IN" style:font-name-asian="Noto Sans CJK KR1" style:font-name="Noto Sans CJK KR1"/>
    </style:style>
    <style:style style:name="T321" style:family="text">
      <style:text-properties fo:font-style="normal" style:text-outline="false" style:font-size-asian="10pt" style:font-style-asian="normal" fo:text-shadow="none" fo:font-size="10pt" style:text-line-through-type="none" style:font-weight-complex="normal" style:text-emphasize="none" fo:language="en" fo:country="US" style:font-style-complex="normal" style:text-line-through-mode="continuous" style:font-relief="none" style:language-asian="ko" style:country-asian="KR" style:text-overline-style="none" style:text-overline-color="font-color" style:text-position="0% 100%" style:text-underline-style="none" style:text-underline-color="font-color" style:font-name-complex="Lohit Devanagari" style:font-size-complex="10pt" style:font-weight-asian="normal" fo:font-weight="normal" style:language-complex="hi" style:country-complex="IN" style:font-name="돋움" style:font-name-asian="돋움"/>
    </style:style>
    <style:style style:name="T322" style:family="text">
      <style:text-properties fo:font-size="10pt" fo:language="en" fo:country="US" style:text-position="0% 100%" style:text-line-through-type="none" fo:font-weight="normal" style:font-name-complex="Lohit Devanagari" style:language-complex="hi" style:country-complex="IN" style:font-name="돋움" style:font-size-asian="10pt" style:text-line-through-mode="continuous" style:text-underline-style="none" style:text-underline-color="font-color" style:language-asian="ko" style:country-asian="KR" fo:font-style="normal" style:font-style-asian="normal" style:text-emphasize="none" style:font-relief="none" style:text-overline-style="none" style:text-overline-color="font-color" style:text-outline="false" style:font-size-complex="10pt" style:font-name-asian="돋움" fo:text-shadow="none" style:font-weight-complex="normal" style:font-weight-asian="normal" style:font-style-complex="normal"/>
    </style:style>
    <style:style style:name="T323" style:family="text">
      <style:text-properties fo:font-size="10pt" fo:language="en" fo:country="US" style:text-position="0% 100%" style:text-line-through-type="none" fo:font-weight="normal" style:font-name-complex="Lohit Devanagari" style:language-complex="hi" style:country-complex="IN" style:font-size-asian="10pt" style:text-line-through-mode="continuous" style:text-underline-style="none" style:text-underline-color="font-color" style:language-asian="ko" style:country-asian="KR" fo:font-style="normal" style:font-style-asian="normal" style:text-emphasize="none" style:font-relief="none" style:text-overline-style="none" style:text-overline-color="font-color" style:text-outline="false" style:font-size-complex="10pt" fo:text-shadow="none" style:font-weight-complex="normal" style:font-weight-asian="normal" style:font-style-complex="normal" style:font-name-asian="Noto Sans CJK KR1" style:font-name="Noto Sans CJK KR1"/>
    </style:style>
    <style:style style:name="T324" style:family="text">
      <style:text-properties fo:font-size="10pt" fo:language="en" fo:country="US" style:text-position="0% 100%" style:text-line-through-type="none" fo:font-weight="normal" style:font-name-complex="Lohit Devanagari" style:language-complex="hi" style:country-complex="IN" style:font-size-asian="10pt" style:text-line-through-mode="continuous" style:text-underline-style="none" style:text-underline-color="font-color" style:language-asian="ko" style:country-asian="KR" fo:font-style="normal" style:font-style-asian="normal" style:text-emphasize="none" style:font-relief="none" style:text-overline-style="none" style:text-overline-color="font-color" style:text-outline="false" style:font-size-complex="10pt" fo:text-shadow="none" style:font-weight-complex="normal" style:font-weight-asian="normal" style:font-style-complex="normal" style:font-name-asian="돋움" style:font-name="돋움"/>
    </style:style>
    <style:style style:name="T325" style:family="text">
      <style:text-properties fo:font-size="10pt" fo:language="en" fo:country="US" style:text-position="0% 100%" style:text-line-through-type="none" fo:font-weight="normal" style:font-name-complex="Lohit Devanagari" style:language-complex="hi" style:country-complex="IN" style:font-size-asian="10pt" style:text-line-through-mode="continuous" style:text-underline-style="none" style:text-underline-color="font-color" style:language-asian="ko" style:country-asian="KR" fo:font-style="normal" style:font-style-asian="normal" style:text-emphasize="none" style:font-relief="none" style:text-overline-style="none" style:text-overline-color="font-color" style:text-outline="false" style:font-size-complex="10pt" fo:text-shadow="none" style:font-weight-complex="normal" style:font-weight-asian="normal" style:font-style-complex="normal" style:font-name="Noto Sans CJK KR1" style:font-name-asian="Noto Sans CJK KR1"/>
    </style:style>
    <style:style style:name="T326" style:family="text">
      <style:text-properties fo:font-size="10pt" fo:language="en" fo:country="US" style:text-position="0% 100%" style:text-line-through-type="none" fo:font-weight="normal" style:font-name-complex="Lohit Devanagari" style:language-complex="hi" style:country-complex="IN" style:font-size-asian="10pt" style:text-line-through-mode="continuous" style:text-underline-style="none" style:text-underline-color="font-color" style:language-asian="ko" style:country-asian="KR" fo:font-style="normal" style:font-style-asian="normal" style:text-emphasize="none" style:font-relief="none" style:text-overline-style="none" style:text-overline-color="font-color" style:text-outline="false" style:font-size-complex="10pt" fo:text-shadow="none" style:font-weight-complex="normal" style:font-weight-asian="normal" style:font-style-complex="normal" style:font-name="돋움" style:font-name-asian="돋움"/>
    </style:style>
    <style:style style:name="T327" style:family="text">
      <style:text-properties fo:text-shadow="none" style:font-style-asian="normal" style:text-outline="false" style:font-name="돋움" style:text-position="0% 100%" fo:font-size="10pt" style:text-emphasize="none" style:language-complex="hi" style:country-complex="IN" style:font-name-complex="Lohit Devanagari" fo:font-weight="normal" fo:font-style="normal" style:font-size-asian="10pt" style:font-relief="none" style:text-underline-style="none" style:text-underline-color="font-color" style:text-line-through-mode="continuous" style:font-name-asian="돋움" style:font-size-complex="10pt" fo:language="en" fo:country="US" style:text-overline-style="none" style:text-overline-color="font-color" style:font-weight-asian="normal" style:text-line-through-type="none" style:font-weight-complex="normal" style:language-asian="ko" style:country-asian="KR" style:font-style-complex="normal"/>
    </style:style>
    <style:style style:name="T328" style:family="text">
      <style:text-properties fo:text-shadow="none" style:font-style-asian="normal" style:text-outline="false" style:text-position="0% 100%" fo:font-size="10pt" style:text-emphasize="none" style:language-complex="hi" style:country-complex="IN" style:font-name-complex="Lohit Devanagari" fo:font-weight="normal" fo:font-style="normal" style:font-size-asian="10pt" style:font-relief="none" style:text-underline-style="none" style:text-underline-color="font-color" style:text-line-through-mode="continuous" style:font-size-complex="10pt" fo:language="en" fo:country="US" style:text-overline-style="none" style:text-overline-color="font-color" style:font-weight-asian="normal" style:text-line-through-type="none" style:font-weight-complex="normal" style:language-asian="ko" style:country-asian="KR" style:font-style-complex="normal" style:font-name-asian="Noto Sans CJK KR1" style:font-name="Noto Sans CJK KR1"/>
    </style:style>
    <style:style style:name="T329" style:family="text">
      <style:text-properties fo:text-shadow="none" style:font-style-asian="normal" style:text-outline="false" style:text-position="0% 100%" fo:font-size="10pt" style:text-emphasize="none" style:language-complex="hi" style:country-complex="IN" style:font-name-complex="Lohit Devanagari" fo:font-weight="normal" fo:font-style="normal" style:font-size-asian="10pt" style:font-relief="none" style:text-underline-style="none" style:text-underline-color="font-color" style:text-line-through-mode="continuous" style:font-size-complex="10pt" fo:language="en" fo:country="US" style:text-overline-style="none" style:text-overline-color="font-color" style:font-weight-asian="normal" style:text-line-through-type="none" style:font-weight-complex="normal" style:language-asian="ko" style:country-asian="KR" style:font-style-complex="normal" style:font-name="돋움" style:font-name-asian="돋움"/>
    </style:style>
    <style:style style:name="T330" style:family="text">
      <style:text-properties fo:text-shadow="none" style:font-style-asian="normal" style:text-outline="false" style:text-position="0% 100%" fo:font-size="10pt" style:text-emphasize="none" style:language-complex="hi" style:country-complex="IN" style:font-name-complex="Lohit Devanagari" fo:font-weight="normal" fo:font-style="normal" style:font-size-asian="10pt" style:font-relief="none" style:text-underline-style="none" style:text-underline-color="font-color" style:text-line-through-mode="continuous" style:font-size-complex="10pt" fo:language="en" fo:country="US" style:text-overline-style="none" style:text-overline-color="font-color" style:font-weight-asian="normal" style:text-line-through-type="none" style:font-weight-complex="normal" style:language-asian="ko" style:country-asian="KR" style:font-style-complex="normal" style:font-name-asian="돋움" style:font-name="돋움"/>
    </style:style>
    <style:style style:name="T331" style:family="text">
      <style:text-properties fo:text-shadow="none" style:font-style-asian="normal" style:text-outline="false" style:text-position="0% 100%" fo:font-size="10pt" style:text-emphasize="none" style:language-complex="hi" style:country-complex="IN" style:font-name-complex="Lohit Devanagari" fo:font-weight="normal" fo:font-style="normal" style:font-size-asian="10pt" style:font-relief="none" style:text-underline-style="none" style:text-underline-color="font-color" style:text-line-through-mode="continuous" style:font-size-complex="10pt" fo:language="en" fo:country="US" style:text-overline-style="none" style:text-overline-color="font-color" style:font-weight-asian="normal" style:text-line-through-type="none" style:font-weight-complex="normal" style:language-asian="ko" style:country-asian="KR" style:font-style-complex="normal" style:font-name="Noto Sans CJK KR1" style:font-name-asian="Noto Sans CJK KR1"/>
    </style:style>
    <style:style style:name="T332" style:family="text">
      <style:text-properties style:font-name-complex="Lohit Devanagari" style:font-size-asian="10pt" style:font-style-complex="normal" style:language-asian="ko" style:country-asian="KR" style:font-size-complex="10pt" style:font-weight-asian="normal" fo:text-shadow="none" style:font-relief="none" style:font-style-asian="normal" fo:font-size="10pt" style:font-name-asian="돋움" style:text-line-through-type="none" style:font-weight-complex="normal" fo:font-style="normal" style:language-complex="hi" style:country-complex="IN" style:text-position="0% 100%" style:font-name="돋움" fo:font-weight="normal" style:text-line-through-mode="continuous" fo:language="en" fo:country="US" style:text-emphasize="none" style:text-underline-style="none" style:text-underline-color="font-color" style:text-outline="false" style:text-overline-style="none" style:text-overline-color="font-color"/>
    </style:style>
    <style:style style:name="T333" style:family="text">
      <style:text-properties style:font-name-complex="Lohit Devanagari" style:font-size-asian="10pt" style:font-style-complex="normal" style:language-asian="ko" style:country-asian="KR" style:font-size-complex="10pt" style:font-weight-asian="normal" fo:text-shadow="none" style:font-relief="none" style:font-style-asian="normal" fo:font-size="10pt" style:text-line-through-type="none" style:font-weight-complex="normal" fo:font-style="normal" style:language-complex="hi" style:country-complex="IN" style:text-position="0% 100%" fo:font-weight="normal" style:text-line-through-mode="continuous" fo:language="en" fo:country="US" style:text-emphasize="none" style:text-underline-style="none" style:text-underline-color="font-color" style:text-outline="false" style:text-overline-style="none" style:text-overline-color="font-color" style:font-name-asian="Noto Sans CJK KR1" style:font-name="Noto Sans CJK KR1"/>
    </style:style>
    <style:style style:name="T334" style:family="text">
      <style:text-properties style:font-name-complex="Lohit Devanagari" style:font-size-asian="10pt" style:font-style-complex="normal" style:language-asian="ko" style:country-asian="KR" style:font-size-complex="10pt" style:font-weight-asian="normal" fo:text-shadow="none" style:font-relief="none" style:font-style-asian="normal" fo:font-size="10pt" style:text-line-through-type="none" style:font-weight-complex="normal" fo:font-style="normal" style:language-complex="hi" style:country-complex="IN" style:text-position="0% 100%" fo:font-weight="normal" style:text-line-through-mode="continuous" fo:language="en" fo:country="US" style:text-emphasize="none" style:text-underline-style="none" style:text-underline-color="font-color" style:text-outline="false" style:text-overline-style="none" style:text-overline-color="font-color" style:font-name-asian="돋움" style:font-name="돋움"/>
    </style:style>
    <style:style style:name="T335" style:family="text">
      <style:text-properties style:font-name-complex="Lohit Devanagari" style:font-size-asian="10pt" style:font-style-complex="normal" style:language-asian="ko" style:country-asian="KR" style:font-size-complex="10pt" style:font-weight-asian="normal" fo:text-shadow="none" style:font-relief="none" style:font-style-asian="normal" fo:font-size="10pt" style:text-line-through-type="none" style:font-weight-complex="normal" fo:font-style="normal" style:language-complex="hi" style:country-complex="IN" style:text-position="0% 100%" fo:font-weight="normal" style:text-line-through-mode="continuous" fo:language="en" fo:country="US" style:text-emphasize="none" style:text-underline-style="none" style:text-underline-color="font-color" style:text-outline="false" style:text-overline-style="none" style:text-overline-color="font-color" style:font-name="돋움" style:font-name-asian="돋움"/>
    </style:style>
    <style:style style:name="T336" style:family="text">
      <style:text-properties style:font-name-complex="Lohit Devanagari" style:font-size-asian="10pt" style:font-style-complex="normal" style:language-asian="ko" style:country-asian="KR" style:font-size-complex="10pt" style:font-weight-asian="normal" fo:text-shadow="none" style:font-relief="none" style:font-style-asian="normal" fo:font-size="10pt" style:text-line-through-type="none" style:font-weight-complex="normal" fo:font-style="normal" style:language-complex="hi" style:country-complex="IN" style:text-position="0% 100%" fo:font-weight="normal" style:text-line-through-mode="continuous" fo:language="en" fo:country="US" style:text-emphasize="none" style:text-underline-style="none" style:text-underline-color="font-color" style:text-outline="false" style:text-overline-style="none" style:text-overline-color="font-color" style:font-name="Noto Sans CJK KR1" style:font-name-asian="Noto Sans CJK KR1"/>
    </style:style>
    <style:style style:name="T337" style:family="text">
      <style:text-properties style:language-asian="ko" style:country-asian="KR" style:font-name="돋움" style:text-outline="false" style:font-size-asian="10pt" style:font-weight-asian="normal" style:font-weight-complex="normal" style:language-complex="hi" style:country-complex="IN" fo:language="en" fo:country="US" style:font-name-asian="돋움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fo:color="#000000" style:font-style-complex="normal" style:font-relief="none" style:font-style-asian="normal" fo:font-size="10pt" style:text-line-through-type="none"/>
    </style:style>
    <style:style style:name="T338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fo:color="#000000" style:font-style-complex="normal" style:font-relief="none" style:font-style-asian="normal" fo:font-size="10pt" style:text-line-through-type="none" style:font-name-asian="Noto Sans CJK KR1" style:font-name="Noto Sans CJK KR1"/>
    </style:style>
    <style:style style:name="T339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fo:color="#000000" style:font-style-complex="normal" style:font-relief="none" style:font-style-asian="normal" fo:font-size="10pt" style:text-line-through-type="none" style:font-name-asian="돋움" style:font-name="돋움"/>
    </style:style>
    <style:style style:name="T340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fo:color="#000000" style:font-style-complex="normal" style:font-relief="none" style:font-style-asian="normal" fo:font-size="10pt" style:text-line-through-type="none" style:font-name="Noto Sans CJK KR1" style:font-name-asian="Noto Sans CJK KR1"/>
    </style:style>
    <style:style style:name="T341" style:family="text">
      <style:text-properties style:language-asian="ko" style:country-asian="KR" style:text-outline="false" style:font-size-asian="10pt" style:font-weight-asian="normal" style:font-weight-complex="normal" style:language-complex="hi" style:country-complex="IN" fo:language="en" fo:country="US" style:text-position="0% 100%" style:text-line-through-mode="continuous" style:font-size-complex="10pt" fo:text-shadow="none" style:text-underline-style="none" style:text-underline-color="font-color" fo:font-style="normal" style:font-name-complex="Lohit Devanagari" style:text-emphasize="none" style:text-overline-style="none" style:text-overline-color="font-color" fo:font-weight="normal" fo:color="#000000" style:font-style-complex="normal" style:font-relief="none" style:font-style-asian="normal" fo:font-size="10pt" style:text-line-through-type="none" style:font-name="돋움" style:font-name-asian="돋움"/>
    </style:style>
    <style:style style:name="T342" style:family="text">
      <style:text-properties fo:font-style="normal" fo:language="en" fo:country="US" fo:font-weight="normal" style:text-line-through-mode="continuous" style:font-name-asian="돋움" style:font-size-asian="10pt" style:language-asian="ko" style:country-asian="KR" style:font-style-complex="normal" style:font-size-complex="10pt" style:font-weight-asian="normal" fo:font-size="10pt" style:text-line-through-type="none" fo:color="#000000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돋움"/>
    </style:style>
    <style:style style:name="T343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fo:color="#000000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-asian="Noto Sans CJK KR1" style:font-name="Noto Sans CJK KR1"/>
    </style:style>
    <style:style style:name="T344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fo:color="#000000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-asian="돋움" style:font-name="돋움"/>
    </style:style>
    <style:style style:name="T345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fo:color="#000000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돋움" style:font-name-asian="돋움"/>
    </style:style>
    <style:style style:name="T346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fo:color="#000000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Noto Sans CJK KR1" style:font-name-asian="Noto Sans CJK KR1"/>
    </style:style>
    <style:style style:name="T347" style:family="text">
      <style:text-properties style:text-emphasize="none" style:font-size-complex="10pt" style:text-line-through-type="none" fo:text-shadow="none" style:text-overline-style="none" style:text-overline-color="font-color" style:font-name-asian="돋움" style:text-position="0% 100%" style:text-line-through-mode="continuous" fo:color="#000000" fo:font-weight="normal" style:text-underline-style="none" style:text-underline-color="font-color" style:font-name="돋움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/>
    </style:style>
    <style:style style:name="T348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color="#000000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-asian="Noto Sans CJK KR1" style:font-name="Noto Sans CJK KR1"/>
    </style:style>
    <style:style style:name="T349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color="#000000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="돋움" style:font-name-asian="돋움"/>
    </style:style>
    <style:style style:name="T350" style:family="text">
      <style:text-properties style:text-emphasize="none" style:font-size-complex="10pt" style:text-line-through-type="none" fo:text-shadow="none" style:text-overline-style="none" style:text-overline-color="font-color" style:text-position="0% 100%" style:text-line-through-mode="continuous" fo:color="#000000" fo:font-weight="normal" style:text-underline-style="none" style:text-underline-color="font-color" fo:font-style="normal" style:font-style-complex="normal" style:font-name-complex="Lohit Devanagari" style:font-weight-asian="normal" style:font-relief="none" style:language-complex="hi" style:country-complex="IN" fo:font-size="10pt" style:font-style-asian="normal" style:language-asian="ko" style:country-asian="KR" style:font-weight-complex="normal" style:text-outline="false" fo:language="en" fo:country="US" style:font-size-asian="10pt" style:font-name="Noto Sans CJK KR1" style:font-name-asian="Noto Sans CJK KR1"/>
    </style:style>
    <style:style style:name="T351" style:family="text">
      <style:text-properties style:font-weight-complex="normal" style:font-relief="none" style:text-emphasize="none" style:text-underline-style="none" style:text-underline-color="font-color" fo:font-size="10pt" fo:font-style="normal" style:font-name-complex="Lohit Devanagari" style:font-style-complex="normal" style:text-line-through-mode="continuous" style:font-style-asian="normal" style:font-name="돋움" style:text-outline="false" style:text-overline-style="none" style:text-overline-color="font-color" fo:color="#000000" style:language-asian="ko" style:country-asian="KR" fo:text-shadow="none" style:font-weight-asian="normal" fo:font-weight="normal" style:font-size-asian="10pt" style:font-name-asian="돋움" style:text-line-through-type="none" style:text-position="0% 100%" fo:language="en" fo:country="US" style:language-complex="hi" style:country-complex="IN" style:font-size-complex="10pt"/>
    </style:style>
    <style:style style:name="T352" style:family="text">
      <style:text-properties style:font-weight-complex="normal" style:font-relief="none" style:text-emphasize="none" style:text-underline-style="none" style:text-underline-color="font-color" fo:font-size="10pt" fo:font-style="normal" style:font-name-complex="Lohit Devanagari" style:font-style-complex="normal" style:text-line-through-mode="continuous" style:font-style-asian="normal" style:text-outline="false" style:text-overline-style="none" style:text-overline-color="font-color" fo:color="#000000" style:language-asian="ko" style:country-asian="KR" fo:text-shadow="none" style:font-weight-asian="normal" fo:font-weight="normal" style:font-size-asian="10pt" style:text-line-through-type="none" style:text-position="0% 100%" fo:language="en" fo:country="US" style:language-complex="hi" style:country-complex="IN" style:font-size-complex="10pt" style:font-name-asian="Noto Sans CJK KR1" style:font-name="Noto Sans CJK KR1"/>
    </style:style>
    <style:style style:name="T353" style:family="text">
      <style:text-properties style:font-weight-complex="normal" style:font-relief="none" style:text-emphasize="none" style:text-underline-style="none" style:text-underline-color="font-color" fo:font-size="10pt" fo:font-style="normal" style:font-name-complex="Lohit Devanagari" style:font-style-complex="normal" style:text-line-through-mode="continuous" style:font-style-asian="normal" style:text-outline="false" style:text-overline-style="none" style:text-overline-color="font-color" fo:color="#000000" style:language-asian="ko" style:country-asian="KR" fo:text-shadow="none" style:font-weight-asian="normal" fo:font-weight="normal" style:font-size-asian="10pt" style:text-line-through-type="none" style:text-position="0% 100%" fo:language="en" fo:country="US" style:language-complex="hi" style:country-complex="IN" style:font-size-complex="10pt" style:font-name="돋움" style:font-name-asian="돋움"/>
    </style:style>
    <style:style style:name="T354" style:family="text">
      <style:text-properties style:font-weight-complex="normal" style:font-relief="none" style:text-emphasize="none" style:text-underline-style="none" style:text-underline-color="font-color" fo:font-size="10pt" fo:font-style="normal" style:font-name-complex="Lohit Devanagari" style:font-style-complex="normal" style:text-line-through-mode="continuous" style:font-style-asian="normal" style:text-outline="false" style:text-overline-style="none" style:text-overline-color="font-color" fo:color="#000000" style:language-asian="ko" style:country-asian="KR" fo:text-shadow="none" style:font-weight-asian="normal" fo:font-weight="normal" style:font-size-asian="10pt" style:text-line-through-type="none" style:text-position="0% 100%" fo:language="en" fo:country="US" style:language-complex="hi" style:country-complex="IN" style:font-size-complex="10pt" style:font-name="Noto Sans CJK KR1" style:font-name-asian="Noto Sans CJK KR1"/>
    </style:style>
    <style:style style:name="T355" style:family="text">
      <style:text-properties style:font-weight-complex="normal" style:font-relief="none" style:text-emphasize="none" style:text-underline-style="none" style:text-underline-color="font-color" fo:font-size="10pt" fo:font-style="normal" style:font-name-complex="Lohit Devanagari" style:font-style-complex="normal" style:text-line-through-mode="continuous" style:font-style-asian="normal" style:text-outline="false" style:text-overline-style="none" style:text-overline-color="font-color" fo:color="#000000" style:language-asian="ko" style:country-asian="KR" fo:text-shadow="none" style:font-weight-asian="normal" fo:font-weight="normal" style:font-size-asian="10pt" style:text-line-through-type="none" style:text-position="0% 100%" fo:language="en" fo:country="US" style:language-complex="hi" style:country-complex="IN" style:font-size-complex="10pt" style:font-name-asian="돋움" style:font-name="돋움"/>
    </style:style>
    <style:style style:name="T356" style:family="text">
      <style:text-properties style:text-position="0% 100%" style:font-relief="none" fo:font-style="normal" style:font-size-complex="10pt" style:font-name-asian="돋움" style:text-line-through-type="none" fo:language="en" fo:country="US" style:font-style-complex="normal" style:font-name-complex="Lohit Devanagari" style:language-asian="ko" style:country-asian="KR" style:font-size-asian="10pt" style:text-outline="false" style:text-emphasize="none" style:font-name="돋움" fo:color="#000000" style:text-overline-style="none" style:text-overline-color="font-color" style:text-line-through-mode="continuous" fo:font-size="10pt" style:text-underline-style="none" style:text-underline-color="font-color" fo:text-shadow="none" fo:font-weight="normal" style:font-style-asian="normal" style:font-weight-complex="normal" style:language-complex="hi" style:country-complex="IN" style:font-weight-asian="normal"/>
    </style:style>
    <style:style style:name="T357" style:family="text">
      <style:text-properties style:text-position="0% 100%" style:font-relief="none" fo:font-style="normal" style:font-size-complex="10pt" style:text-line-through-type="none" fo:language="en" fo:country="US" style:font-style-complex="normal" style:font-name-complex="Lohit Devanagari" style:language-asian="ko" style:country-asian="KR" style:font-size-asian="10pt" style:text-outline="false" style:text-emphasize="none" fo:color="#000000" style:text-overline-style="none" style:text-overline-color="font-color" style:text-line-through-mode="continuous" fo:font-size="10pt" style:text-underline-style="none" style:text-underline-color="font-color" fo:text-shadow="none" fo:font-weight="normal" style:font-style-asian="normal" style:font-weight-complex="normal" style:language-complex="hi" style:country-complex="IN" style:font-weight-asian="normal" style:font-name-asian="Noto Sans CJK KR1" style:font-name="Noto Sans CJK KR1"/>
    </style:style>
    <style:style style:name="T358" style:family="text">
      <style:text-properties style:text-position="0% 100%" style:font-relief="none" fo:font-style="normal" style:font-size-complex="10pt" style:text-line-through-type="none" fo:language="en" fo:country="US" style:font-style-complex="normal" style:font-name-complex="Lohit Devanagari" style:language-asian="ko" style:country-asian="KR" style:font-size-asian="10pt" style:text-outline="false" style:text-emphasize="none" fo:color="#000000" style:text-overline-style="none" style:text-overline-color="font-color" style:text-line-through-mode="continuous" fo:font-size="10pt" style:text-underline-style="none" style:text-underline-color="font-color" fo:text-shadow="none" fo:font-weight="normal" style:font-style-asian="normal" style:font-weight-complex="normal" style:language-complex="hi" style:country-complex="IN" style:font-weight-asian="normal" style:font-name-asian="돋움" style:font-name="돋움"/>
    </style:style>
    <style:style style:name="T359" style:family="text">
      <style:text-properties style:text-position="0% 100%" style:font-relief="none" fo:font-style="normal" style:font-size-complex="10pt" style:text-line-through-type="none" fo:language="en" fo:country="US" style:font-style-complex="normal" style:font-name-complex="Lohit Devanagari" style:language-asian="ko" style:country-asian="KR" style:font-size-asian="10pt" style:text-outline="false" style:text-emphasize="none" fo:color="#000000" style:text-overline-style="none" style:text-overline-color="font-color" style:text-line-through-mode="continuous" fo:font-size="10pt" style:text-underline-style="none" style:text-underline-color="font-color" fo:text-shadow="none" fo:font-weight="normal" style:font-style-asian="normal" style:font-weight-complex="normal" style:language-complex="hi" style:country-complex="IN" style:font-weight-asian="normal" style:font-name="돋움" style:font-name-asian="돋움"/>
    </style:style>
    <style:style style:name="T360" style:family="text">
      <style:text-properties style:text-position="0% 100%" style:font-relief="none" fo:font-style="normal" style:font-size-complex="10pt" style:text-line-through-type="none" fo:language="en" fo:country="US" style:font-style-complex="normal" style:font-name-complex="Lohit Devanagari" style:language-asian="ko" style:country-asian="KR" style:font-size-asian="10pt" style:text-outline="false" style:text-emphasize="none" fo:color="#000000" style:text-overline-style="none" style:text-overline-color="font-color" style:text-line-through-mode="continuous" fo:font-size="10pt" style:text-underline-style="none" style:text-underline-color="font-color" fo:text-shadow="none" fo:font-weight="normal" style:font-style-asian="normal" style:font-weight-complex="normal" style:language-complex="hi" style:country-complex="IN" style:font-weight-asian="normal" style:font-name="Noto Sans CJK KR1" style:font-name-asian="Noto Sans CJK KR1"/>
    </style:style>
    <style:style style:name="T361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color="#000000" fo:font-size="10pt" fo:font-weight="normal" fo:text-shadow="none" style:font-name-asian="돋움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name="돋움" style:font-size-complex="10pt" style:text-outline="false"/>
    </style:style>
    <style:style style:name="T362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color="#000000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-asian="Noto Sans CJK KR1" style:font-name="Noto Sans CJK KR1"/>
    </style:style>
    <style:style style:name="T363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color="#000000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-asian="돋움" style:font-name="돋움"/>
    </style:style>
    <style:style style:name="T364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color="#000000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="Noto Sans CJK KR1" style:font-name-asian="Noto Sans CJK KR1"/>
    </style:style>
    <style:style style:name="T365" style:family="text">
      <style:text-properties style:font-size-asian="10pt" fo:font-style="normal" style:text-underline-style="none" style:text-underline-color="font-color" style:text-emphasize="none" style:text-position="0% 100%" style:text-line-through-mode="continuous" style:text-line-through-type="none" fo:color="#000000" fo:font-size="10pt" fo:font-weight="normal" fo:text-shadow="none" style:language-asian="ko" style:country-asian="KR" style:font-weight-asian="normal" style:font-style-complex="normal" style:font-weight-complex="normal" style:font-name-complex="Lohit Devanagari" style:font-relief="none" style:font-style-asian="normal" fo:language="en" fo:country="US" style:text-overline-style="none" style:text-overline-color="font-color" style:language-complex="hi" style:country-complex="IN" style:font-size-complex="10pt" style:text-outline="false" style:font-name="돋움" style:font-name-asian="돋움"/>
    </style:style>
    <style:style style:name="T366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font-name-asian="돋움" style:text-position="0% 100%" fo:text-shadow="none" style:text-line-through-type="none" style:text-underline-style="none" style:text-underline-color="font-color" style:font-name="돋움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color="#000000" fo:font-weight="normal" fo:font-style="normal"/>
    </style:style>
    <style:style style:name="T367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text-position="0% 100%" fo:text-shadow="none" style:text-line-through-type="none" style:text-underline-style="none" style:text-underline-color="font-color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color="#000000" fo:font-weight="normal" fo:font-style="normal" style:font-name-asian="Noto Sans CJK KR1" style:font-name="Noto Sans CJK KR1"/>
    </style:style>
    <style:style style:name="T368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text-position="0% 100%" fo:text-shadow="none" style:text-line-through-type="none" style:text-underline-style="none" style:text-underline-color="font-color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color="#000000" fo:font-weight="normal" fo:font-style="normal" style:font-name="돋움" style:font-name-asian="돋움"/>
    </style:style>
    <style:style style:name="T369" style:family="text">
      <style:text-properties style:font-style-asian="normal" style:text-line-through-type="none" style:text-underline-style="none" style:text-underline-color="font-color" style:font-weight-complex="normal" style:font-size-complex="10pt" style:font-name-asian="돋움" fo:language="en" fo:country="US" fo:font-style="normal" style:text-position="0% 100%" style:text-line-through-mode="continuous" style:font-style-complex="normal" style:font-name-complex="Lohit Devanagari" style:font-weight-asian="normal" style:font-size-asian="10pt" style:language-asian="ko" style:country-asian="KR" style:language-complex="hi" style:country-complex="IN" style:text-outline="false" fo:text-shadow="none" style:text-overline-style="none" style:text-overline-color="font-color" style:font-relief="none" fo:color="#000000" style:text-emphasize="none" style:font-name="돋움" fo:font-weight="normal" fo:font-size="10pt"/>
    </style:style>
    <style:style style:name="T370" style:family="text">
      <style:text-properties style:font-style-asian="normal" style:text-line-through-type="none" style:text-underline-style="none" style:text-underline-color="font-color" style:font-weight-complex="normal" style:font-size-complex="10pt" fo:language="en" fo:country="US" fo:font-style="normal" style:text-position="0% 100%" style:text-line-through-mode="continuous" style:font-style-complex="normal" style:font-name-complex="Lohit Devanagari" style:font-weight-asian="normal" style:font-size-asian="10pt" style:language-asian="ko" style:country-asian="KR" style:language-complex="hi" style:country-complex="IN" style:text-outline="false" fo:text-shadow="none" style:text-overline-style="none" style:text-overline-color="font-color" style:font-relief="none" fo:color="#000000" style:text-emphasize="none" fo:font-weight="normal" fo:font-size="10pt" style:font-name-asian="Noto Sans CJK KR1" style:font-name="Noto Sans CJK KR1"/>
    </style:style>
    <style:style style:name="T371" style:family="text">
      <style:text-properties style:font-style-asian="normal" style:text-line-through-type="none" style:text-underline-style="none" style:text-underline-color="font-color" style:font-weight-complex="normal" style:font-size-complex="10pt" fo:language="en" fo:country="US" fo:font-style="normal" style:text-position="0% 100%" style:text-line-through-mode="continuous" style:font-style-complex="normal" style:font-name-complex="Lohit Devanagari" style:font-weight-asian="normal" style:font-size-asian="10pt" style:language-asian="ko" style:country-asian="KR" style:language-complex="hi" style:country-complex="IN" style:text-outline="false" fo:text-shadow="none" style:text-overline-style="none" style:text-overline-color="font-color" style:font-relief="none" fo:color="#000000" style:text-emphasize="none" fo:font-weight="normal" fo:font-size="10pt" style:font-name-asian="돋움" style:font-name="돋움"/>
    </style:style>
    <style:style style:name="T372" style:family="text">
      <style:text-properties style:font-style-asian="normal" style:text-line-through-type="none" style:text-underline-style="none" style:text-underline-color="font-color" style:font-weight-complex="normal" style:font-size-complex="10pt" fo:language="en" fo:country="US" fo:font-style="normal" style:text-position="0% 100%" style:text-line-through-mode="continuous" style:font-style-complex="normal" style:font-name-complex="Lohit Devanagari" style:font-weight-asian="normal" style:font-size-asian="10pt" style:language-asian="ko" style:country-asian="KR" style:language-complex="hi" style:country-complex="IN" style:text-outline="false" fo:text-shadow="none" style:text-overline-style="none" style:text-overline-color="font-color" style:font-relief="none" fo:color="#000000" style:text-emphasize="none" fo:font-weight="normal" fo:font-size="10pt" style:font-name="Noto Sans CJK KR1" style:font-name-asian="Noto Sans CJK KR1"/>
    </style:style>
    <style:style style:name="T373" style:family="text">
      <style:text-properties style:font-style-asian="normal" style:text-line-through-type="none" style:text-underline-style="none" style:text-underline-color="font-color" style:font-weight-complex="normal" style:font-size-complex="10pt" fo:language="en" fo:country="US" fo:font-style="normal" style:text-position="0% 100%" style:text-line-through-mode="continuous" style:font-style-complex="normal" style:font-name-complex="Lohit Devanagari" style:font-weight-asian="normal" style:font-size-asian="10pt" style:language-asian="ko" style:country-asian="KR" style:language-complex="hi" style:country-complex="IN" style:text-outline="false" fo:text-shadow="none" style:text-overline-style="none" style:text-overline-color="font-color" style:font-relief="none" fo:color="#000000" style:text-emphasize="none" fo:font-weight="normal" fo:font-size="10pt" style:font-name="돋움" style:font-name-asian="돋움"/>
    </style:style>
    <style:style style:name="T374" style:family="text">
      <style:text-properties style:font-size-asian="10pt" style:language-complex="hi" style:country-complex="IN" style:language-asian="ko" style:country-asian="KR" style:text-outline="false" fo:font-size="10pt" fo:language="en" fo:country="US" style:text-line-through-mode="continuous" style:text-position="0% 100%" fo:font-weight="normal" style:font-weight-asian="normal" style:text-underline-style="none" style:text-underline-color="font-color" style:text-emphasize="none" style:font-style-complex="normal" fo:text-shadow="none" style:font-style-asian="normal" style:font-name-complex="Lohit Devanagari" style:text-overline-style="none" style:text-overline-color="font-color" style:text-line-through-type="none" style:font-relief="none" style:font-size-complex="10pt" fo:font-style="normal" style:font-weight-complex="normal" style:font-name="돋움" style:font-name-asian="돋움"/>
    </style:style>
    <style:style style:name="T375" style:family="text">
      <style:text-properties style:font-size-asian="10pt" style:language-complex="hi" style:country-complex="IN" style:language-asian="ko" style:country-asian="KR" style:text-outline="false" fo:font-size="10pt" fo:language="en" fo:country="US" style:text-line-through-mode="continuous" style:text-position="0% 100%" fo:font-weight="normal" style:font-weight-asian="normal" style:text-underline-style="none" style:text-underline-color="font-color" style:text-emphasize="none" style:font-style-complex="normal" fo:text-shadow="none" style:font-style-asian="normal" style:font-name-complex="Lohit Devanagari" style:text-overline-style="none" style:text-overline-color="font-color" style:text-line-through-type="none" style:font-relief="none" style:font-size-complex="10pt" fo:font-style="normal" style:font-weight-complex="normal" style:font-name-asian="Noto Sans CJK KR1" style:font-name="Noto Sans CJK KR1"/>
    </style:style>
    <style:style style:name="T376" style:family="text">
      <style:text-properties style:font-size-asian="10pt" style:language-complex="hi" style:country-complex="IN" style:language-asian="ko" style:country-asian="KR" style:text-outline="false" fo:font-size="10pt" fo:language="en" fo:country="US" style:text-line-through-mode="continuous" style:text-position="0% 100%" fo:font-weight="normal" style:font-weight-asian="normal" style:text-underline-style="none" style:text-underline-color="font-color" style:text-emphasize="none" style:font-style-complex="normal" fo:text-shadow="none" style:font-style-asian="normal" style:font-name-complex="Lohit Devanagari" style:text-overline-style="none" style:text-overline-color="font-color" style:text-line-through-type="none" style:font-relief="none" style:font-size-complex="10pt" fo:font-style="normal" style:font-weight-complex="normal" style:font-name-asian="돋움" style:font-name="돋움"/>
    </style:style>
    <style:style style:name="T377" style:family="text">
      <style:text-properties style:font-size-asian="10pt" style:language-complex="hi" style:country-complex="IN" style:language-asian="ko" style:country-asian="KR" style:text-outline="false" fo:font-size="10pt" fo:language="en" fo:country="US" style:text-line-through-mode="continuous" style:text-position="0% 100%" fo:font-weight="normal" style:font-weight-asian="normal" style:text-underline-style="none" style:text-underline-color="font-color" style:text-emphasize="none" style:font-style-complex="normal" fo:text-shadow="none" style:font-style-asian="normal" style:font-name-complex="Lohit Devanagari" style:text-overline-style="none" style:text-overline-color="font-color" style:text-line-through-type="none" style:font-relief="none" style:font-size-complex="10pt" fo:font-style="normal" style:font-weight-complex="normal" style:font-name="Noto Sans CJK KR1" style:font-name-asian="Noto Sans CJK KR1"/>
    </style:style>
    <style:style style:name="T378" style:family="text">
      <style:text-properties style:language-asian="ko" style:country-asian="KR" style:text-underline-style="none" style:text-underline-color="font-color" style:text-position="0% 100%" style:language-complex="hi" style:country-complex="IN" fo:font-weight="normal" style:text-overline-style="none" style:text-overline-color="font-color" style:text-line-through-mode="continuous" fo:font-size="10pt" fo:language="en" fo:country="US" style:font-weight-asian="normal" style:font-weight-complex="normal" style:text-line-through-type="none" style:text-outline="false" style:font-style-complex="normal" style:font-name-asian="돋움" style:text-emphasize="none" style:font-relief="none" fo:font-style="normal" style:font-size-asian="10pt" style:font-style-asian="normal" style:font-name-complex="Lohit Devanagari" style:font-size-complex="10pt" fo:text-shadow="none" style:font-name="돋움"/>
    </style:style>
    <style:style style:name="T379" style:family="text">
      <style:text-properties style:language-asian="ko" style:country-asian="KR" style:text-underline-style="none" style:text-underline-color="font-color" style:text-position="0% 100%" style:language-complex="hi" style:country-complex="IN" fo:font-weight="normal" style:text-overline-style="none" style:text-overline-color="font-color" style:text-line-through-mode="continuous" fo:font-size="10pt" fo:language="en" fo:country="US" style:font-weight-asian="normal" style:font-weight-complex="normal" style:text-line-through-type="none" style:text-outline="false" style:font-style-complex="normal" style:text-emphasize="none" style:font-relief="none" fo:font-style="normal" style:font-size-asian="10pt" style:font-style-asian="normal" style:font-name-complex="Lohit Devanagari" style:font-size-complex="10pt" fo:text-shadow="none" style:font-name="Noto Sans CJK KR1" style:font-name-asian="Noto Sans CJK KR1"/>
    </style:style>
    <style:style style:name="T380" style:family="text">
      <style:text-properties style:language-asian="ko" style:country-asian="KR" style:text-underline-style="none" style:text-underline-color="font-color" style:text-position="0% 100%" style:language-complex="hi" style:country-complex="IN" fo:font-weight="normal" style:text-overline-style="none" style:text-overline-color="font-color" style:text-line-through-mode="continuous" fo:font-size="10pt" fo:language="en" fo:country="US" style:font-weight-asian="normal" style:font-weight-complex="normal" style:text-line-through-type="none" style:text-outline="false" style:font-style-complex="normal" style:text-emphasize="none" style:font-relief="none" fo:font-style="normal" style:font-size-asian="10pt" style:font-style-asian="normal" style:font-name-complex="Lohit Devanagari" style:font-size-complex="10pt" fo:text-shadow="none" style:font-name="돋움" style:font-name-asian="돋움"/>
    </style:style>
    <style:style style:name="T381" style:family="text">
      <style:text-properties style:language-asian="ko" style:country-asian="KR" style:text-underline-style="none" style:text-underline-color="font-color" style:text-position="0% 100%" style:language-complex="hi" style:country-complex="IN" fo:font-weight="normal" style:text-overline-style="none" style:text-overline-color="font-color" style:text-line-through-mode="continuous" fo:font-size="10pt" fo:language="en" fo:country="US" style:font-weight-asian="normal" style:font-weight-complex="normal" style:text-line-through-type="none" style:text-outline="false" style:font-style-complex="normal" style:text-emphasize="none" style:font-relief="none" fo:font-style="normal" style:font-size-asian="10pt" style:font-style-asian="normal" style:font-name-complex="Lohit Devanagari" style:font-size-complex="10pt" fo:text-shadow="none" style:font-name-asian="돋움" style:font-name="돋움"/>
    </style:style>
    <style:style style:name="T382" style:family="text">
      <style:text-properties style:language-asian="ko" style:country-asian="KR" style:text-underline-style="none" style:text-underline-color="font-color" style:text-position="0% 100%" style:language-complex="hi" style:country-complex="IN" fo:font-weight="normal" style:text-overline-style="none" style:text-overline-color="font-color" style:text-line-through-mode="continuous" fo:font-size="10pt" fo:language="en" fo:country="US" style:font-weight-asian="normal" style:font-weight-complex="normal" style:text-line-through-type="none" style:text-outline="false" style:font-style-complex="normal" style:text-emphasize="none" style:font-relief="none" fo:font-style="normal" style:font-size-asian="10pt" style:font-style-asian="normal" style:font-name-complex="Lohit Devanagari" style:font-size-complex="10pt" fo:text-shadow="none" style:font-name-asian="Noto Sans CJK KR1" style:font-name="Noto Sans CJK KR1"/>
    </style:style>
    <style:style style:name="T383" style:family="text">
      <style:text-properties fo:font-style="normal" style:font-style-asian="normal" style:text-outline="false" style:font-name-asian="돋움" fo:text-shadow="none" style:language-complex="hi" style:country-complex="IN" style:font-name-complex="Lohit Devanagari" style:font-style-complex="normal" style:text-line-through-type="none" style:font-weight-complex="normal" style:font-weight-asian="normal" fo:language="en" fo:country="US" style:font-size-asian="10pt" style:text-emphasize="none" style:text-line-through-mode="continuous" style:font-size-complex="10pt" fo:font-size="10pt" style:text-overline-style="none" style:text-overline-color="font-color" style:font-name="돋움" fo:font-weight="normal" style:font-relief="none" style:text-underline-style="none" style:text-underline-color="font-color" style:text-position="0% 100%" style:language-asian="ko" style:country-asian="KR"/>
    </style:style>
    <style:style style:name="T384" style:family="text">
      <style:text-properties fo:font-style="normal" style:font-style-asian="normal" style:text-outline="false" fo:text-shadow="none" style:language-complex="hi" style:country-complex="IN" style:font-name-complex="Lohit Devanagari" style:font-style-complex="normal" style:text-line-through-type="none" style:font-weight-complex="normal" style:font-weight-asian="normal" fo:language="en" fo:country="US" style:font-size-asian="10pt" style:text-emphasize="none" style:text-line-through-mode="continuous" style:font-size-complex="10pt" fo:font-size="10pt" style:text-overline-style="none" style:text-overline-color="font-color" fo:font-weight="normal" style:font-relief="none" style:text-underline-style="none" style:text-underline-color="font-color" style:text-position="0% 100%" style:language-asian="ko" style:country-asian="KR" style:font-name-asian="Noto Sans CJK KR1" style:font-name="Noto Sans CJK KR1"/>
    </style:style>
    <style:style style:name="T385" style:family="text">
      <style:text-properties fo:font-style="normal" style:font-style-asian="normal" style:text-outline="false" fo:text-shadow="none" style:language-complex="hi" style:country-complex="IN" style:font-name-complex="Lohit Devanagari" style:font-style-complex="normal" style:text-line-through-type="none" style:font-weight-complex="normal" style:font-weight-asian="normal" fo:language="en" fo:country="US" style:font-size-asian="10pt" style:text-emphasize="none" style:text-line-through-mode="continuous" style:font-size-complex="10pt" fo:font-size="10pt" style:text-overline-style="none" style:text-overline-color="font-color" fo:font-weight="normal" style:font-relief="none" style:text-underline-style="none" style:text-underline-color="font-color" style:text-position="0% 100%" style:language-asian="ko" style:country-asian="KR" style:font-name-asian="돋움" style:font-name="돋움"/>
    </style:style>
    <style:style style:name="T386" style:family="text">
      <style:text-properties fo:font-style="normal" style:font-style-asian="normal" style:text-outline="false" fo:text-shadow="none" style:language-complex="hi" style:country-complex="IN" style:font-name-complex="Lohit Devanagari" style:font-style-complex="normal" style:text-line-through-type="none" style:font-weight-complex="normal" style:font-weight-asian="normal" fo:language="en" fo:country="US" style:font-size-asian="10pt" style:text-emphasize="none" style:text-line-through-mode="continuous" style:font-size-complex="10pt" fo:font-size="10pt" style:text-overline-style="none" style:text-overline-color="font-color" fo:font-weight="normal" style:font-relief="none" style:text-underline-style="none" style:text-underline-color="font-color" style:text-position="0% 100%" style:language-asian="ko" style:country-asian="KR" style:font-name="Noto Sans CJK KR1" style:font-name-asian="Noto Sans CJK KR1"/>
    </style:style>
    <style:style style:name="T387" style:family="text">
      <style:text-properties fo:font-style="normal" style:font-style-asian="normal" style:text-outline="false" fo:text-shadow="none" style:language-complex="hi" style:country-complex="IN" style:font-name-complex="Lohit Devanagari" style:font-style-complex="normal" style:text-line-through-type="none" style:font-weight-complex="normal" style:font-weight-asian="normal" fo:language="en" fo:country="US" style:font-size-asian="10pt" style:text-emphasize="none" style:text-line-through-mode="continuous" style:font-size-complex="10pt" fo:font-size="10pt" style:text-overline-style="none" style:text-overline-color="font-color" fo:font-weight="normal" style:font-relief="none" style:text-underline-style="none" style:text-underline-color="font-color" style:text-position="0% 100%" style:language-asian="ko" style:country-asian="KR" style:font-name="돋움" style:font-name-asian="돋움"/>
    </style:style>
    <style:style style:name="T388" style:family="text">
      <style:text-properties style:text-emphasize="none" style:font-weight-asian="normal" style:font-name-asian="돋움" style:font-size-asian="10pt" style:font-style-complex="normal" fo:text-shadow="none" style:font-relief="none" style:font-name-complex="Lohit Devanagari" fo:language="en" fo:country="US" style:language-complex="hi" style:country-complex="IN" style:text-line-through-type="none" style:text-line-through-mode="continuous" fo:font-weight="normal" style:font-size-complex="10pt" style:text-outline="false" style:font-name="돋움" fo:font-size="10pt" style:font-style-asian="normal" style:text-underline-style="none" style:text-underline-color="font-color" style:text-overline-style="none" style:text-overline-color="font-color" style:text-position="0% 100%" fo:font-style="normal" style:font-weight-complex="normal" style:language-asian="ko" style:country-asian="KR"/>
    </style:style>
    <style:style style:name="T389" style:family="text">
      <style:text-properties style:text-emphasize="none" style:font-weight-asian="normal" style:font-size-asian="10pt" style:font-style-complex="normal" fo:text-shadow="none" style:font-relief="none" style:font-name-complex="Lohit Devanagari" fo:language="en" fo:country="US" style:language-complex="hi" style:country-complex="IN" style:text-line-through-type="none" style:text-line-through-mode="continuous" fo:font-weight="normal" style:font-size-complex="10pt" style:text-outline="false" fo:font-size="10pt" style:font-style-asian="normal" style:text-underline-style="none" style:text-underline-color="font-color" style:text-overline-style="none" style:text-overline-color="font-color" style:text-position="0% 100%" fo:font-style="normal" style:font-weight-complex="normal" style:language-asian="ko" style:country-asian="KR" style:font-name="Noto Sans CJK KR1" style:font-name-asian="Noto Sans CJK KR1"/>
    </style:style>
    <style:style style:name="T390" style:family="text">
      <style:text-properties style:text-emphasize="none" style:font-weight-asian="normal" style:font-size-asian="10pt" style:font-style-complex="normal" fo:text-shadow="none" style:font-relief="none" style:font-name-complex="Lohit Devanagari" fo:language="en" fo:country="US" style:language-complex="hi" style:country-complex="IN" style:text-line-through-type="none" style:text-line-through-mode="continuous" fo:font-weight="normal" style:font-size-complex="10pt" style:text-outline="false" fo:font-size="10pt" style:font-style-asian="normal" style:text-underline-style="none" style:text-underline-color="font-color" style:text-overline-style="none" style:text-overline-color="font-color" style:text-position="0% 100%" fo:font-style="normal" style:font-weight-complex="normal" style:language-asian="ko" style:country-asian="KR" style:font-name="돋움" style:font-name-asian="돋움"/>
    </style:style>
    <style:style style:name="T391" style:family="text">
      <style:text-properties style:text-emphasize="none" style:font-weight-asian="normal" style:font-size-asian="10pt" style:font-style-complex="normal" fo:text-shadow="none" style:font-relief="none" style:font-name-complex="Lohit Devanagari" fo:language="en" fo:country="US" style:language-complex="hi" style:country-complex="IN" style:text-line-through-type="none" style:text-line-through-mode="continuous" fo:font-weight="normal" style:font-size-complex="10pt" style:text-outline="false" fo:font-size="10pt" style:font-style-asian="normal" style:text-underline-style="none" style:text-underline-color="font-color" style:text-overline-style="none" style:text-overline-color="font-color" style:text-position="0% 100%" fo:font-style="normal" style:font-weight-complex="normal" style:language-asian="ko" style:country-asian="KR" style:font-name-asian="돋움" style:font-name="돋움"/>
    </style:style>
    <style:style style:name="T392" style:family="text">
      <style:text-properties style:font-relief="none" style:font-style-asian="normal" style:font-style-complex="normal" style:font-name-asian="돋움" style:text-overline-style="none" style:text-overline-color="font-color" style:text-line-through-type="none" fo:language="en" fo:country="US" style:language-complex="hi" style:country-complex="IN" style:font-name-complex="Lohit Devanagari" style:text-emphasize="none" fo:font-style="normal" style:language-asian="ko" style:country-asian="KR" style:text-underline-style="none" style:text-underline-color="font-color" style:font-weight-complex="normal" style:text-line-through-mode="continuous" style:font-size-asian="10pt" fo:text-shadow="none" style:font-weight-asian="normal" style:text-outline="false" fo:font-size="10pt" fo:font-weight="normal" style:font-name="돋움" style:text-position="0% 100%" style:font-size-complex="10pt"/>
    </style:style>
    <style:style style:name="T393" style:family="text">
      <style:text-properties style:font-relief="none" style:font-style-asian="normal" style:font-style-complex="normal" style:text-overline-style="none" style:text-overline-color="font-color" style:text-line-through-type="none" fo:language="en" fo:country="US" style:language-complex="hi" style:country-complex="IN" style:font-name-complex="Lohit Devanagari" style:text-emphasize="none" fo:font-style="normal" style:language-asian="ko" style:country-asian="KR" style:text-underline-style="none" style:text-underline-color="font-color" style:font-weight-complex="normal" style:text-line-through-mode="continuous" style:font-size-asian="10pt" fo:text-shadow="none" style:font-weight-asian="normal" style:text-outline="false" fo:font-size="10pt" fo:font-weight="normal" style:text-position="0% 100%" style:font-size-complex="10pt" style:font-name="Noto Sans CJK KR1" style:font-name-asian="Noto Sans CJK KR1"/>
    </style:style>
    <style:style style:name="T394" style:family="text">
      <style:text-properties style:font-relief="none" style:font-style-asian="normal" style:font-style-complex="normal" style:text-overline-style="none" style:text-overline-color="font-color" style:text-line-through-type="none" fo:language="en" fo:country="US" style:language-complex="hi" style:country-complex="IN" style:font-name-complex="Lohit Devanagari" style:text-emphasize="none" fo:font-style="normal" style:language-asian="ko" style:country-asian="KR" style:text-underline-style="none" style:text-underline-color="font-color" style:font-weight-complex="normal" style:text-line-through-mode="continuous" style:font-size-asian="10pt" fo:text-shadow="none" style:font-weight-asian="normal" style:text-outline="false" fo:font-size="10pt" fo:font-weight="normal" style:text-position="0% 100%" style:font-size-complex="10pt" style:font-name="돋움" style:font-name-asian="돋움"/>
    </style:style>
    <style:style style:name="T395" style:family="text">
      <style:text-properties style:font-relief="none" style:font-style-asian="normal" style:font-style-complex="normal" style:text-overline-style="none" style:text-overline-color="font-color" style:text-line-through-type="none" fo:language="en" fo:country="US" style:language-complex="hi" style:country-complex="IN" style:font-name-complex="Lohit Devanagari" style:text-emphasize="none" fo:font-style="normal" style:language-asian="ko" style:country-asian="KR" style:text-underline-style="none" style:text-underline-color="font-color" style:font-weight-complex="normal" style:text-line-through-mode="continuous" style:font-size-asian="10pt" fo:text-shadow="none" style:font-weight-asian="normal" style:text-outline="false" fo:font-size="10pt" fo:font-weight="normal" style:text-position="0% 100%" style:font-size-complex="10pt" style:font-name-asian="Noto Sans CJK KR1" style:font-name="Noto Sans CJK KR1"/>
    </style:style>
    <style:style style:name="T396" style:family="text">
      <style:text-properties style:font-relief="none" style:font-style-asian="normal" style:font-style-complex="normal" style:text-overline-style="none" style:text-overline-color="font-color" style:text-line-through-type="none" fo:language="en" fo:country="US" style:language-complex="hi" style:country-complex="IN" style:font-name-complex="Lohit Devanagari" style:text-emphasize="none" fo:font-style="normal" style:language-asian="ko" style:country-asian="KR" style:text-underline-style="none" style:text-underline-color="font-color" style:font-weight-complex="normal" style:text-line-through-mode="continuous" style:font-size-asian="10pt" fo:text-shadow="none" style:font-weight-asian="normal" style:text-outline="false" fo:font-size="10pt" fo:font-weight="normal" style:text-position="0% 100%" style:font-size-complex="10pt" style:font-name-asian="돋움" style:font-name="돋움"/>
    </style:style>
    <style:style style:name="T397" style:family="text">
      <style:text-properties style:text-position="0% 100%" style:text-line-through-type="none" style:text-overline-style="none" style:text-overline-color="font-color" style:font-relief="none" style:font-name="돋움" style:language-complex="hi" style:country-complex="IN" style:font-weight-asian="normal" style:text-line-through-mode="continuous" fo:font-style="normal" style:font-size-complex="10pt" style:text-underline-style="none" style:text-underline-color="font-color" fo:font-weight="normal" style:language-asian="ko" style:country-asian="KR" fo:text-shadow="none" style:text-outline="false" style:font-size-asian="10pt" style:text-emphasize="none" style:font-name-complex="Lohit Devanagari" style:font-style-asian="normal" fo:font-size="10pt" style:font-style-complex="normal" style:font-weight-complex="normal" style:font-name-asian="돋움" fo:language="en" fo:country="US"/>
    </style:style>
    <style:style style:name="T398" style:family="text">
      <style:text-properties style:text-position="0% 100%" style:text-line-through-type="none" style:text-overline-style="none" style:text-overline-color="font-color" style:font-relief="none" style:language-complex="hi" style:country-complex="IN" style:font-weight-asian="normal" style:text-line-through-mode="continuous" fo:font-style="normal" style:font-size-complex="10pt" style:text-underline-style="none" style:text-underline-color="font-color" fo:font-weight="normal" style:language-asian="ko" style:country-asian="KR" fo:text-shadow="none" style:text-outline="false" style:font-size-asian="10pt" style:text-emphasize="none" style:font-name-complex="Lohit Devanagari" style:font-style-asian="normal" fo:font-size="10pt" style:font-style-complex="normal" style:font-weight-complex="normal" fo:language="en" fo:country="US" style:font-name="Noto Sans CJK KR1" style:font-name-asian="Noto Sans CJK KR1"/>
    </style:style>
    <style:style style:name="T399" style:family="text">
      <style:text-properties style:text-position="0% 100%" style:text-line-through-type="none" style:text-overline-style="none" style:text-overline-color="font-color" style:font-relief="none" style:language-complex="hi" style:country-complex="IN" style:font-weight-asian="normal" style:text-line-through-mode="continuous" fo:font-style="normal" style:font-size-complex="10pt" style:text-underline-style="none" style:text-underline-color="font-color" fo:font-weight="normal" style:language-asian="ko" style:country-asian="KR" fo:text-shadow="none" style:text-outline="false" style:font-size-asian="10pt" style:text-emphasize="none" style:font-name-complex="Lohit Devanagari" style:font-style-asian="normal" fo:font-size="10pt" style:font-style-complex="normal" style:font-weight-complex="normal" fo:language="en" fo:country="US" style:font-name-asian="돋움" style:font-name="돋움"/>
    </style:style>
    <style:style style:name="T400" style:family="text">
      <style:text-properties style:text-position="0% 100%" style:text-line-through-type="none" style:text-overline-style="none" style:text-overline-color="font-color" style:font-relief="none" style:language-complex="hi" style:country-complex="IN" style:font-weight-asian="normal" style:text-line-through-mode="continuous" fo:font-style="normal" style:font-size-complex="10pt" style:text-underline-style="none" style:text-underline-color="font-color" fo:font-weight="normal" style:language-asian="ko" style:country-asian="KR" fo:text-shadow="none" style:text-outline="false" style:font-size-asian="10pt" style:text-emphasize="none" style:font-name-complex="Lohit Devanagari" style:font-style-asian="normal" fo:font-size="10pt" style:font-style-complex="normal" style:font-weight-complex="normal" fo:language="en" fo:country="US" style:font-name-asian="Noto Sans CJK KR1" style:font-name="Noto Sans CJK KR1"/>
    </style:style>
    <style:style style:name="T401" style:family="text">
      <style:text-properties style:text-position="0% 100%" style:text-line-through-type="none" style:text-overline-style="none" style:text-overline-color="font-color" style:font-relief="none" style:language-complex="hi" style:country-complex="IN" style:font-weight-asian="normal" style:text-line-through-mode="continuous" fo:font-style="normal" style:font-size-complex="10pt" style:text-underline-style="none" style:text-underline-color="font-color" fo:font-weight="normal" style:language-asian="ko" style:country-asian="KR" fo:text-shadow="none" style:text-outline="false" style:font-size-asian="10pt" style:text-emphasize="none" style:font-name-complex="Lohit Devanagari" style:font-style-asian="normal" fo:font-size="10pt" style:font-style-complex="normal" style:font-weight-complex="normal" fo:language="en" fo:country="US" style:font-name="돋움" style:font-name-asian="돋움"/>
    </style:style>
    <style:style style:name="T402" style:family="text">
      <style:text-properties style:font-size-asian="10pt" style:font-style-asian="normal" style:text-outline="false" fo:font-weight="normal" style:font-relief="none" style:font-size-complex="10pt" fo:font-style="normal" style:language-asian="ko" style:country-asian="KR" style:font-style-complex="normal" fo:language="en" fo:country="US" style:font-weight-asian="normal" fo:font-size="10pt" style:font-name-asian="돋움" style:text-emphasize="none" style:text-overline-style="none" style:text-overline-color="font-color" style:text-underline-style="none" style:text-underline-color="font-color" style:font-weight-complex="normal" style:text-line-through-mode="continuous" style:font-name-complex="Lohit Devanagari" style:text-position="0% 100%" style:language-complex="hi" style:country-complex="IN" fo:text-shadow="none" style:font-name="돋움" style:text-line-through-type="none"/>
    </style:style>
    <style:style style:name="T403" style:family="text">
      <style:text-properties style:font-size-asian="10pt" style:font-style-asian="normal" style:text-outline="false" fo:font-weight="normal" style:font-relief="none" style:font-size-complex="10pt" fo:font-style="normal" style:language-asian="ko" style:country-asian="KR" style:font-style-complex="normal" fo:language="en" fo:country="US" style:font-weight-asian="normal" fo:font-size="10pt" style:text-emphasize="none" style:text-overline-style="none" style:text-overline-color="font-color" style:text-underline-style="none" style:text-underline-color="font-color" style:font-weight-complex="normal" style:text-line-through-mode="continuous" style:font-name-complex="Lohit Devanagari" style:text-position="0% 100%" style:language-complex="hi" style:country-complex="IN" fo:text-shadow="none" style:text-line-through-type="none" style:font-name-asian="Noto Sans CJK KR1" style:font-name="Noto Sans CJK KR1"/>
    </style:style>
    <style:style style:name="T404" style:family="text">
      <style:text-properties style:font-size-asian="10pt" style:font-style-asian="normal" style:text-outline="false" fo:font-weight="normal" style:font-relief="none" style:font-size-complex="10pt" fo:font-style="normal" style:language-asian="ko" style:country-asian="KR" style:font-style-complex="normal" fo:language="en" fo:country="US" style:font-weight-asian="normal" fo:font-size="10pt" style:text-emphasize="none" style:text-overline-style="none" style:text-overline-color="font-color" style:text-underline-style="none" style:text-underline-color="font-color" style:font-weight-complex="normal" style:text-line-through-mode="continuous" style:font-name-complex="Lohit Devanagari" style:text-position="0% 100%" style:language-complex="hi" style:country-complex="IN" fo:text-shadow="none" style:text-line-through-type="none" style:font-name="돋움" style:font-name-asian="돋움"/>
    </style:style>
    <style:style style:name="T405" style:family="text">
      <style:text-properties style:font-size-asian="10pt" style:font-style-asian="normal" style:text-outline="false" fo:font-weight="normal" style:font-relief="none" style:font-size-complex="10pt" fo:font-style="normal" style:language-asian="ko" style:country-asian="KR" style:font-style-complex="normal" fo:language="en" fo:country="US" style:font-weight-asian="normal" fo:font-size="10pt" style:text-emphasize="none" style:text-overline-style="none" style:text-overline-color="font-color" style:text-underline-style="none" style:text-underline-color="font-color" style:font-weight-complex="normal" style:text-line-through-mode="continuous" style:font-name-complex="Lohit Devanagari" style:text-position="0% 100%" style:language-complex="hi" style:country-complex="IN" fo:text-shadow="none" style:text-line-through-type="none" style:font-name="Noto Sans CJK KR1" style:font-name-asian="Noto Sans CJK KR1"/>
    </style:style>
    <style:style style:name="T406" style:family="text">
      <style:text-properties style:font-size-asian="10pt" style:font-style-asian="normal" style:text-outline="false" fo:font-weight="normal" style:font-relief="none" style:font-size-complex="10pt" fo:font-style="normal" style:language-asian="ko" style:country-asian="KR" style:font-style-complex="normal" fo:language="en" fo:country="US" style:font-weight-asian="normal" fo:font-size="10pt" style:text-emphasize="none" style:text-overline-style="none" style:text-overline-color="font-color" style:text-underline-style="none" style:text-underline-color="font-color" style:font-weight-complex="normal" style:text-line-through-mode="continuous" style:font-name-complex="Lohit Devanagari" style:text-position="0% 100%" style:language-complex="hi" style:country-complex="IN" fo:text-shadow="none" style:text-line-through-type="none" style:font-name-asian="돋움" style:font-name="돋움"/>
    </style:style>
    <style:style style:name="T407" style:family="text">
      <style:text-properties style:text-underline-style="none" style:text-underline-color="font-color" style:font-style-complex="normal" style:font-style-asian="normal" style:font-size-asian="10pt" fo:text-shadow="none" style:text-emphasize="none" style:text-outline="false" style:font-name-complex="Lohit Devanagari" style:text-position="0% 100%" style:font-size-complex="10pt" style:language-complex="hi" style:country-complex="IN" style:language-asian="ko" style:country-asian="KR" style:text-line-through-mode="continuous" style:font-weight-asian="normal" style:font-weight-complex="normal" style:text-overline-style="none" style:text-overline-color="font-color" fo:font-size="10pt" fo:font-style="normal" style:text-line-through-type="none" style:font-relief="none" style:font-name-asian="돋움" style:font-name="돋움" fo:language="en" fo:country="US" fo:font-weight="normal"/>
    </style:style>
    <style:style style:name="T408" style:family="text">
      <style:text-properties style:text-underline-style="none" style:text-underline-color="font-color" style:font-style-complex="normal" style:font-style-asian="normal" style:font-size-asian="10pt" fo:text-shadow="none" style:text-emphasize="none" style:text-outline="false" style:font-name-complex="Lohit Devanagari" style:text-position="0% 100%" style:font-size-complex="10pt" style:language-complex="hi" style:country-complex="IN" style:language-asian="ko" style:country-asian="KR" style:text-line-through-mode="continuous" style:font-weight-asian="normal" style:font-weight-complex="normal" style:text-overline-style="none" style:text-overline-color="font-color" fo:font-size="10pt" fo:font-style="normal" style:text-line-through-type="none" style:font-relief="none" fo:language="en" fo:country="US" fo:font-weight="normal" style:font-name-asian="Noto Sans CJK KR1" style:font-name="Noto Sans CJK KR1"/>
    </style:style>
    <style:style style:name="T409" style:family="text">
      <style:text-properties style:text-underline-style="none" style:text-underline-color="font-color" style:font-style-complex="normal" style:font-style-asian="normal" style:font-size-asian="10pt" fo:text-shadow="none" style:text-emphasize="none" style:text-outline="false" style:font-name-complex="Lohit Devanagari" style:text-position="0% 100%" style:font-size-complex="10pt" style:language-complex="hi" style:country-complex="IN" style:language-asian="ko" style:country-asian="KR" style:text-line-through-mode="continuous" style:font-weight-asian="normal" style:font-weight-complex="normal" style:text-overline-style="none" style:text-overline-color="font-color" fo:font-size="10pt" fo:font-style="normal" style:text-line-through-type="none" style:font-relief="none" fo:language="en" fo:country="US" fo:font-weight="normal" style:font-name-asian="돋움" style:font-name="돋움"/>
    </style:style>
    <style:style style:name="T410" style:family="text">
      <style:text-properties style:text-underline-style="none" style:text-underline-color="font-color" style:font-style-complex="normal" style:font-style-asian="normal" style:font-size-asian="10pt" fo:text-shadow="none" style:text-emphasize="none" style:text-outline="false" style:font-name-complex="Lohit Devanagari" style:text-position="0% 100%" style:font-size-complex="10pt" style:language-complex="hi" style:country-complex="IN" style:language-asian="ko" style:country-asian="KR" style:text-line-through-mode="continuous" style:font-weight-asian="normal" style:font-weight-complex="normal" style:text-overline-style="none" style:text-overline-color="font-color" fo:font-size="10pt" fo:font-style="normal" style:text-line-through-type="none" style:font-relief="none" fo:language="en" fo:country="US" fo:font-weight="normal" style:font-name="돋움" style:font-name-asian="돋움"/>
    </style:style>
    <style:style style:name="T411" style:family="text">
      <style:text-properties style:text-underline-style="none" style:text-underline-color="font-color" style:font-style-complex="normal" style:font-style-asian="normal" style:font-size-asian="10pt" fo:text-shadow="none" style:text-emphasize="none" style:text-outline="false" style:font-name-complex="Lohit Devanagari" style:text-position="0% 100%" style:font-size-complex="10pt" style:language-complex="hi" style:country-complex="IN" style:language-asian="ko" style:country-asian="KR" style:text-line-through-mode="continuous" style:font-weight-asian="normal" style:font-weight-complex="normal" style:text-overline-style="none" style:text-overline-color="font-color" fo:font-size="10pt" fo:font-style="normal" style:text-line-through-type="none" style:font-relief="none" fo:language="en" fo:country="US" fo:font-weight="normal" style:font-name="Noto Sans CJK KR1" style:font-name-asian="Noto Sans CJK KR1"/>
    </style:style>
    <style:style style:name="T412" style:family="text">
      <style:text-properties style:text-outline="false" style:font-name-asian="돋움" style:language-asian="ko" style:country-asian="KR" fo:font-size="10pt" fo:font-weight="normal" style:font-weight-complex="normal" fo:language="en" fo:country="US" style:font-style-asian="normal" fo:font-style="normal" style:font-size-complex="10pt" style:font-name-complex="Lohit Devanagari" style:font-weight-asian="normal" style:text-overline-style="none" style:text-overline-color="font-color" style:text-line-through-mode="continuous" style:font-style-complex="normal" style:language-complex="hi" style:country-complex="IN" style:font-name="돋움" fo:text-shadow="none" style:text-line-through-type="none" style:font-size-asian="10pt" style:text-underline-style="none" style:text-underline-color="font-color" style:text-emphasize="none" style:text-position="0% 100%" style:font-relief="none"/>
    </style:style>
    <style:style style:name="T413" style:family="text">
      <style:text-properties style:text-outline="false" style:language-asian="ko" style:country-asian="KR" fo:font-size="10pt" fo:font-weight="normal" style:font-weight-complex="normal" fo:language="en" fo:country="US" style:font-style-asian="normal" fo:font-style="normal" style:font-size-complex="10pt" style:font-name-complex="Lohit Devanagari" style:font-weight-asian="normal" style:text-overline-style="none" style:text-overline-color="font-color" style:text-line-through-mode="continuous" style:font-style-complex="normal" style:language-complex="hi" style:country-complex="IN" fo:text-shadow="none" style:text-line-through-type="none" style:font-size-asian="10pt" style:text-underline-style="none" style:text-underline-color="font-color" style:text-emphasize="none" style:text-position="0% 100%" style:font-relief="none" style:font-name-asian="Noto Sans CJK KR1" style:font-name="Noto Sans CJK KR1"/>
    </style:style>
    <style:style style:name="T414" style:family="text">
      <style:text-properties style:text-outline="false" style:language-asian="ko" style:country-asian="KR" fo:font-size="10pt" fo:font-weight="normal" style:font-weight-complex="normal" fo:language="en" fo:country="US" style:font-style-asian="normal" fo:font-style="normal" style:font-size-complex="10pt" style:font-name-complex="Lohit Devanagari" style:font-weight-asian="normal" style:text-overline-style="none" style:text-overline-color="font-color" style:text-line-through-mode="continuous" style:font-style-complex="normal" style:language-complex="hi" style:country-complex="IN" fo:text-shadow="none" style:text-line-through-type="none" style:font-size-asian="10pt" style:text-underline-style="none" style:text-underline-color="font-color" style:text-emphasize="none" style:text-position="0% 100%" style:font-relief="none" style:font-name-asian="돋움" style:font-name="돋움"/>
    </style:style>
    <style:style style:name="T415" style:family="text">
      <style:text-properties style:text-outline="false" style:language-asian="ko" style:country-asian="KR" fo:font-size="10pt" fo:font-weight="normal" style:font-weight-complex="normal" fo:language="en" fo:country="US" style:font-style-asian="normal" fo:font-style="normal" style:font-size-complex="10pt" style:font-name-complex="Lohit Devanagari" style:font-weight-asian="normal" style:text-overline-style="none" style:text-overline-color="font-color" style:text-line-through-mode="continuous" style:font-style-complex="normal" style:language-complex="hi" style:country-complex="IN" fo:text-shadow="none" style:text-line-through-type="none" style:font-size-asian="10pt" style:text-underline-style="none" style:text-underline-color="font-color" style:text-emphasize="none" style:text-position="0% 100%" style:font-relief="none" style:font-name="Noto Sans CJK KR1" style:font-name-asian="Noto Sans CJK KR1"/>
    </style:style>
    <style:style style:name="T416" style:family="text">
      <style:text-properties style:text-outline="false" style:language-asian="ko" style:country-asian="KR" fo:font-size="10pt" fo:font-weight="normal" style:font-weight-complex="normal" fo:language="en" fo:country="US" style:font-style-asian="normal" fo:font-style="normal" style:font-size-complex="10pt" style:font-name-complex="Lohit Devanagari" style:font-weight-asian="normal" style:text-overline-style="none" style:text-overline-color="font-color" style:text-line-through-mode="continuous" style:font-style-complex="normal" style:language-complex="hi" style:country-complex="IN" fo:text-shadow="none" style:text-line-through-type="none" style:font-size-asian="10pt" style:text-underline-style="none" style:text-underline-color="font-color" style:text-emphasize="none" style:text-position="0% 100%" style:font-relief="none" style:font-name="돋움" style:font-name-asian="돋움"/>
    </style:style>
    <style:style style:name="T417" style:family="text">
      <style:text-properties fo:font-style="normal" style:font-relief="none" fo:text-shadow="none" style:text-line-through-mode="continuous" style:text-emphasize="none" style:font-size-complex="10pt" style:language-complex="hi" style:country-complex="IN" fo:font-weight="normal" style:font-name="돋움" style:font-name-asian="돋움" style:language-asian="ko" style:country-asian="KR" fo:font-size="10pt" style:text-position="0% 100%" style:text-underline-style="none" style:text-underline-color="font-color" style:font-name-complex="Lohit Devanagari" style:font-style-complex="normal" style:text-overline-style="none" style:text-overline-color="font-color" style:font-size-asian="10pt" style:font-weight-asian="normal" style:text-outline="false" style:font-style-asian="normal" style:font-weight-complex="normal" fo:language="en" fo:country="US" style:text-line-through-type="none"/>
    </style:style>
    <style:style style:name="T418" style:family="text">
      <style:text-properties fo:font-style="normal" style:font-relief="none" fo:text-shadow="none" style:text-line-through-mode="continuous" style:text-emphasize="none" style:font-size-complex="10pt" style:language-complex="hi" style:country-complex="IN" fo:font-weight="normal" style:language-asian="ko" style:country-asian="KR" fo:font-size="10pt" style:text-position="0% 100%" style:text-underline-style="none" style:text-underline-color="font-color" style:font-name-complex="Lohit Devanagari" style:font-style-complex="normal" style:text-overline-style="none" style:text-overline-color="font-color" style:font-size-asian="10pt" style:font-weight-asian="normal" style:text-outline="false" style:font-style-asian="normal" style:font-weight-complex="normal" fo:language="en" fo:country="US" style:text-line-through-type="none" style:font-name-asian="Noto Sans CJK KR1" style:font-name="Noto Sans CJK KR1"/>
    </style:style>
    <style:style style:name="T419" style:family="text">
      <style:text-properties fo:font-style="normal" style:font-relief="none" fo:text-shadow="none" style:text-line-through-mode="continuous" style:text-emphasize="none" style:font-size-complex="10pt" style:language-complex="hi" style:country-complex="IN" fo:font-weight="normal" style:language-asian="ko" style:country-asian="KR" fo:font-size="10pt" style:text-position="0% 100%" style:text-underline-style="none" style:text-underline-color="font-color" style:font-name-complex="Lohit Devanagari" style:font-style-complex="normal" style:text-overline-style="none" style:text-overline-color="font-color" style:font-size-asian="10pt" style:font-weight-asian="normal" style:text-outline="false" style:font-style-asian="normal" style:font-weight-complex="normal" fo:language="en" fo:country="US" style:text-line-through-type="none" style:font-name="돋움" style:font-name-asian="돋움"/>
    </style:style>
    <style:style style:name="T420" style:family="text">
      <style:text-properties fo:font-style="normal" style:font-relief="none" fo:text-shadow="none" style:text-line-through-mode="continuous" style:text-emphasize="none" style:font-size-complex="10pt" style:language-complex="hi" style:country-complex="IN" fo:font-weight="normal" style:language-asian="ko" style:country-asian="KR" fo:font-size="10pt" style:text-position="0% 100%" style:text-underline-style="none" style:text-underline-color="font-color" style:font-name-complex="Lohit Devanagari" style:font-style-complex="normal" style:text-overline-style="none" style:text-overline-color="font-color" style:font-size-asian="10pt" style:font-weight-asian="normal" style:text-outline="false" style:font-style-asian="normal" style:font-weight-complex="normal" fo:language="en" fo:country="US" style:text-line-through-type="none" style:font-name="Noto Sans CJK KR1" style:font-name-asian="Noto Sans CJK KR1"/>
    </style:style>
    <style:style style:name="T421" style:family="text">
      <style:text-properties fo:font-style="normal" style:font-relief="none" fo:text-shadow="none" style:text-line-through-mode="continuous" style:text-emphasize="none" style:font-size-complex="10pt" style:language-complex="hi" style:country-complex="IN" fo:font-weight="normal" style:language-asian="ko" style:country-asian="KR" fo:font-size="10pt" style:text-position="0% 100%" style:text-underline-style="none" style:text-underline-color="font-color" style:font-name-complex="Lohit Devanagari" style:font-style-complex="normal" style:text-overline-style="none" style:text-overline-color="font-color" style:font-size-asian="10pt" style:font-weight-asian="normal" style:text-outline="false" style:font-style-asian="normal" style:font-weight-complex="normal" fo:language="en" fo:country="US" style:text-line-through-type="none" style:font-name-asian="돋움" style:font-name="돋움"/>
    </style:style>
    <style:style style:name="T422" style:family="text">
      <style:text-properties style:font-weight-complex="normal" style:font-name-complex="Lohit Devanagari" fo:font-style="normal" fo:font-size="10pt" style:font-size-complex="10pt" style:font-weight-asian="normal" style:font-style-complex="normal" style:text-emphasize="none" style:text-overline-style="none" style:text-overline-color="font-color" style:text-outline="false" fo:language="en" fo:country="US" style:language-complex="hi" style:country-complex="IN" style:font-name="돋움" fo:text-shadow="none" fo:font-weight="normal" style:font-name-asian="돋움" style:text-underline-style="none" style:text-underline-color="font-color" style:font-relief="none" style:font-style-asian="normal" style:text-line-through-mode="continuous" style:language-asian="ko" style:country-asian="KR" style:font-size-asian="10pt" style:text-line-through-type="none" style:text-position="0% 100%"/>
    </style:style>
    <style:style style:name="T423" style:family="text">
      <style:text-properties style:font-weight-complex="normal" style:font-name-complex="Lohit Devanagari" fo:font-style="normal" fo:font-size="10pt" style:font-size-complex="10pt" style:font-weight-asian="normal" style:font-style-complex="normal" style:text-emphasize="none" style:text-overline-style="none" style:text-overline-color="font-color" style:text-outline="false" fo:language="en" fo:country="US" style:language-complex="hi" style:country-complex="IN" fo:text-shadow="none" fo:font-weight="normal" style:text-underline-style="none" style:text-underline-color="font-color" style:font-relief="none" style:font-style-asian="normal" style:text-line-through-mode="continuous" style:language-asian="ko" style:country-asian="KR" style:font-size-asian="10pt" style:text-line-through-type="none" style:text-position="0% 100%" style:font-name="Noto Sans CJK KR1" style:font-name-asian="Noto Sans CJK KR1"/>
    </style:style>
    <style:style style:name="T424" style:family="text">
      <style:text-properties style:font-weight-complex="normal" style:font-name-complex="Lohit Devanagari" fo:font-style="normal" fo:font-size="10pt" style:font-size-complex="10pt" style:font-weight-asian="normal" style:font-style-complex="normal" style:text-emphasize="none" style:text-overline-style="none" style:text-overline-color="font-color" style:text-outline="false" fo:language="en" fo:country="US" style:language-complex="hi" style:country-complex="IN" fo:text-shadow="none" fo:font-weight="normal" style:text-underline-style="none" style:text-underline-color="font-color" style:font-relief="none" style:font-style-asian="normal" style:text-line-through-mode="continuous" style:language-asian="ko" style:country-asian="KR" style:font-size-asian="10pt" style:text-line-through-type="none" style:text-position="0% 100%" style:font-name-asian="돋움" style:font-name="돋움"/>
    </style:style>
    <style:style style:name="T425" style:family="text">
      <style:text-properties style:font-weight-complex="normal" style:font-name-complex="Lohit Devanagari" fo:font-style="normal" fo:font-size="10pt" style:font-size-complex="10pt" style:font-weight-asian="normal" style:font-style-complex="normal" style:text-emphasize="none" style:text-overline-style="none" style:text-overline-color="font-color" style:text-outline="false" fo:language="en" fo:country="US" style:language-complex="hi" style:country-complex="IN" fo:text-shadow="none" fo:font-weight="normal" style:text-underline-style="none" style:text-underline-color="font-color" style:font-relief="none" style:font-style-asian="normal" style:text-line-through-mode="continuous" style:language-asian="ko" style:country-asian="KR" style:font-size-asian="10pt" style:text-line-through-type="none" style:text-position="0% 100%" style:font-name-asian="Noto Sans CJK KR1" style:font-name="Noto Sans CJK KR1"/>
    </style:style>
    <style:style style:name="T426" style:family="text">
      <style:text-properties style:font-weight-complex="normal" style:font-name-complex="Lohit Devanagari" fo:font-style="normal" fo:font-size="10pt" style:font-size-complex="10pt" style:font-weight-asian="normal" style:font-style-complex="normal" style:text-emphasize="none" style:text-overline-style="none" style:text-overline-color="font-color" style:text-outline="false" fo:language="en" fo:country="US" style:language-complex="hi" style:country-complex="IN" fo:text-shadow="none" fo:font-weight="normal" style:text-underline-style="none" style:text-underline-color="font-color" style:font-relief="none" style:font-style-asian="normal" style:text-line-through-mode="continuous" style:language-asian="ko" style:country-asian="KR" style:font-size-asian="10pt" style:text-line-through-type="none" style:text-position="0% 100%" style:font-name="돋움" style:font-name-asian="돋움"/>
    </style:style>
    <style:style style:name="T427" style:family="text">
      <style:text-properties fo:text-shadow="none" style:font-size-asian="10pt" style:language-complex="hi" style:country-complex="IN" fo:font-size="10pt" style:font-relief="none" style:font-style-complex="normal" style:font-style-asian="normal" fo:language="en" fo:country="US" style:font-name-complex="Lohit Devanagari" style:text-underline-style="none" style:text-underline-color="font-color" style:font-size-complex="10pt" style:text-overline-style="none" style:text-overline-color="font-color" style:text-line-through-mode="continuous" style:text-emphasize="none" style:text-line-through-type="none" style:font-weight-asian="normal" style:font-name="돋움" style:text-outline="false" style:font-name-asian="돋움" style:language-asian="ko" style:country-asian="KR" fo:font-weight="normal" style:text-position="0% 100%" fo:font-style="normal" style:font-weight-complex="normal"/>
    </style:style>
    <style:style style:name="T428" style:family="text">
      <style:text-properties fo:text-shadow="none" style:font-size-asian="10pt" style:language-complex="hi" style:country-complex="IN" fo:font-size="10pt" style:font-relief="none" style:font-style-complex="normal" style:font-style-asian="normal" fo:language="en" fo:country="US" style:font-name-complex="Lohit Devanagari" style:text-underline-style="none" style:text-underline-color="font-color" style:font-size-complex="10pt" style:text-overline-style="none" style:text-overline-color="font-color" style:text-line-through-mode="continuous" style:text-emphasize="none" style:text-line-through-type="none" style:font-weight-asian="normal" style:text-outline="false" style:language-asian="ko" style:country-asian="KR" fo:font-weight="normal" style:text-position="0% 100%" fo:font-style="normal" style:font-weight-complex="normal" style:font-name="Noto Sans CJK KR1" style:font-name-asian="Noto Sans CJK KR1"/>
    </style:style>
    <style:style style:name="T429" style:family="text">
      <style:text-properties fo:text-shadow="none" style:font-size-asian="10pt" style:language-complex="hi" style:country-complex="IN" fo:font-size="10pt" style:font-relief="none" style:font-style-complex="normal" style:font-style-asian="normal" fo:language="en" fo:country="US" style:font-name-complex="Lohit Devanagari" style:text-underline-style="none" style:text-underline-color="font-color" style:font-size-complex="10pt" style:text-overline-style="none" style:text-overline-color="font-color" style:text-line-through-mode="continuous" style:text-emphasize="none" style:text-line-through-type="none" style:font-weight-asian="normal" style:text-outline="false" style:language-asian="ko" style:country-asian="KR" fo:font-weight="normal" style:text-position="0% 100%" fo:font-style="normal" style:font-weight-complex="normal" style:font-name="돋움" style:font-name-asian="돋움"/>
    </style:style>
    <style:style style:name="T430" style:family="text">
      <style:text-properties fo:text-shadow="none" style:font-size-asian="10pt" style:language-complex="hi" style:country-complex="IN" fo:font-size="10pt" style:font-relief="none" style:font-style-complex="normal" style:font-style-asian="normal" fo:language="en" fo:country="US" style:font-name-complex="Lohit Devanagari" style:text-underline-style="none" style:text-underline-color="font-color" style:font-size-complex="10pt" style:text-overline-style="none" style:text-overline-color="font-color" style:text-line-through-mode="continuous" style:text-emphasize="none" style:text-line-through-type="none" style:font-weight-asian="normal" style:text-outline="false" style:language-asian="ko" style:country-asian="KR" fo:font-weight="normal" style:text-position="0% 100%" fo:font-style="normal" style:font-weight-complex="normal" style:font-name-asian="Noto Sans CJK KR1" style:font-name="Noto Sans CJK KR1"/>
    </style:style>
    <style:style style:name="T431" style:family="text">
      <style:text-properties fo:text-shadow="none" style:font-size-asian="10pt" style:language-complex="hi" style:country-complex="IN" fo:font-size="10pt" style:font-relief="none" style:font-style-complex="normal" style:font-style-asian="normal" fo:language="en" fo:country="US" style:font-name-complex="Lohit Devanagari" style:text-underline-style="none" style:text-underline-color="font-color" style:font-size-complex="10pt" style:text-overline-style="none" style:text-overline-color="font-color" style:text-line-through-mode="continuous" style:text-emphasize="none" style:text-line-through-type="none" style:font-weight-asian="normal" style:text-outline="false" style:language-asian="ko" style:country-asian="KR" fo:font-weight="normal" style:text-position="0% 100%" fo:font-style="normal" style:font-weight-complex="normal" style:font-name-asian="돋움" style:font-name="돋움"/>
    </style:style>
    <style:style style:name="T432" style:family="text">
      <style:text-properties style:language-complex="hi" style:country-complex="IN" style:font-name-complex="Lohit Devanagari" style:text-overline-style="none" style:text-overline-color="font-color" style:text-line-through-type="none" style:font-size-complex="10pt" style:text-underline-style="none" style:text-underline-color="font-color" style:text-position="0% 100%" style:font-name="돋움" style:font-relief="none" fo:font-weight="normal" fo:text-shadow="none" style:font-name-asian="돋움" fo:font-size="10pt" style:font-weight-asian="normal" style:font-size-asian="10pt" style:text-emphasize="none" style:font-style-asian="normal" style:text-line-through-mode="continuous" style:language-asian="ko" style:country-asian="KR" style:font-weight-complex="normal" style:text-outline="false" style:font-style-complex="normal" fo:font-style="normal" fo:language="en" fo:country="US"/>
    </style:style>
    <style:style style:name="T433" style:family="text">
      <style:text-properties style:language-complex="hi" style:country-complex="IN" style:font-name-complex="Lohit Devanagari" style:text-overline-style="none" style:text-overline-color="font-color" style:text-line-through-type="none" style:font-size-complex="10pt" style:text-underline-style="none" style:text-underline-color="font-color" style:text-position="0% 100%" style:font-relief="none" fo:font-weight="normal" fo:text-shadow="none" fo:font-size="10pt" style:font-weight-asian="normal" style:font-size-asian="10pt" style:text-emphasize="none" style:font-style-asian="normal" style:text-line-through-mode="continuous" style:language-asian="ko" style:country-asian="KR" style:font-weight-complex="normal" style:text-outline="false" style:font-style-complex="normal" fo:font-style="normal" fo:language="en" fo:country="US" style:font-name="Noto Sans CJK KR1" style:font-name-asian="Noto Sans CJK KR1"/>
    </style:style>
    <style:style style:name="T434" style:family="text">
      <style:text-properties style:language-complex="hi" style:country-complex="IN" style:font-name-complex="Lohit Devanagari" style:text-overline-style="none" style:text-overline-color="font-color" style:text-line-through-type="none" style:font-size-complex="10pt" style:text-underline-style="none" style:text-underline-color="font-color" style:text-position="0% 100%" style:font-relief="none" fo:font-weight="normal" fo:text-shadow="none" fo:font-size="10pt" style:font-weight-asian="normal" style:font-size-asian="10pt" style:text-emphasize="none" style:font-style-asian="normal" style:text-line-through-mode="continuous" style:language-asian="ko" style:country-asian="KR" style:font-weight-complex="normal" style:text-outline="false" style:font-style-complex="normal" fo:font-style="normal" fo:language="en" fo:country="US" style:font-name-asian="돋움" style:font-name="돋움"/>
    </style:style>
    <style:style style:name="T435" style:family="text">
      <style:text-properties style:language-complex="hi" style:country-complex="IN" style:font-name-complex="Lohit Devanagari" style:text-overline-style="none" style:text-overline-color="font-color" style:text-line-through-type="none" style:font-size-complex="10pt" style:text-underline-style="none" style:text-underline-color="font-color" style:text-position="0% 100%" style:font-relief="none" fo:font-weight="normal" fo:text-shadow="none" fo:font-size="10pt" style:font-weight-asian="normal" style:font-size-asian="10pt" style:text-emphasize="none" style:font-style-asian="normal" style:text-line-through-mode="continuous" style:language-asian="ko" style:country-asian="KR" style:font-weight-complex="normal" style:text-outline="false" style:font-style-complex="normal" fo:font-style="normal" fo:language="en" fo:country="US" style:font-name-asian="Noto Sans CJK KR1" style:font-name="Noto Sans CJK KR1"/>
    </style:style>
    <style:style style:name="T436" style:family="text">
      <style:text-properties style:language-complex="hi" style:country-complex="IN" style:font-name-complex="Lohit Devanagari" style:text-overline-style="none" style:text-overline-color="font-color" style:text-line-through-type="none" style:font-size-complex="10pt" style:text-underline-style="none" style:text-underline-color="font-color" style:text-position="0% 100%" style:font-relief="none" fo:font-weight="normal" fo:text-shadow="none" fo:font-size="10pt" style:font-weight-asian="normal" style:font-size-asian="10pt" style:text-emphasize="none" style:font-style-asian="normal" style:text-line-through-mode="continuous" style:language-asian="ko" style:country-asian="KR" style:font-weight-complex="normal" style:text-outline="false" style:font-style-complex="normal" fo:font-style="normal" fo:language="en" fo:country="US" style:font-name="돋움" style:font-name-asian="돋움"/>
    </style:style>
    <style:style style:name="T437" style:family="text">
      <style:text-properties style:font-size-complex="10pt" fo:language="en" fo:country="US" style:font-size-asian="10pt" fo:text-shadow="none" style:language-asian="ko" style:country-asian="KR" style:text-emphasize="none" style:font-name-asian="돋움" style:font-relief="none" fo:font-size="10pt" style:text-overline-style="none" style:text-overline-color="font-color" style:font-style-asian="normal" style:text-underline-style="none" style:text-underline-color="font-color" style:font-style-complex="normal" style:text-line-through-mode="continuous" fo:font-weight="normal" style:language-complex="hi" style:country-complex="IN" style:text-line-through-type="none" style:font-weight-asian="normal" style:font-name="돋움" style:text-outline="false" style:text-position="0% 100%" style:font-weight-complex="normal" fo:font-style="normal" style:font-name-complex="Lohit Devanagari"/>
    </style:style>
    <style:style style:name="T438" style:family="text">
      <style:text-properties style:font-size-complex="10pt" fo:language="en" fo:country="US" style:font-size-asian="10pt" fo:text-shadow="none" style:language-asian="ko" style:country-asian="KR" style:text-emphasize="none" style:font-relief="none" fo:font-size="10pt" style:text-overline-style="none" style:text-overline-color="font-color" style:font-style-asian="normal" style:text-underline-style="none" style:text-underline-color="font-color" style:font-style-complex="normal" style:text-line-through-mode="continuous" fo:font-weight="normal" style:language-complex="hi" style:country-complex="IN" style:text-line-through-type="none" style:font-weight-asian="normal" style:text-outline="false" style:text-position="0% 100%" style:font-weight-complex="normal" fo:font-style="normal" style:font-name-complex="Lohit Devanagari" style:font-name-asian="Noto Sans CJK KR1" style:font-name="Noto Sans CJK KR1"/>
    </style:style>
    <style:style style:name="T439" style:family="text">
      <style:text-properties style:font-size-complex="10pt" fo:language="en" fo:country="US" style:font-size-asian="10pt" fo:text-shadow="none" style:language-asian="ko" style:country-asian="KR" style:text-emphasize="none" style:font-relief="none" fo:font-size="10pt" style:text-overline-style="none" style:text-overline-color="font-color" style:font-style-asian="normal" style:text-underline-style="none" style:text-underline-color="font-color" style:font-style-complex="normal" style:text-line-through-mode="continuous" fo:font-weight="normal" style:language-complex="hi" style:country-complex="IN" style:text-line-through-type="none" style:font-weight-asian="normal" style:text-outline="false" style:text-position="0% 100%" style:font-weight-complex="normal" fo:font-style="normal" style:font-name-complex="Lohit Devanagari" style:font-name="돋움" style:font-name-asian="돋움"/>
    </style:style>
    <style:style style:name="T440" style:family="text">
      <style:text-properties style:font-size-complex="10pt" fo:language="en" fo:country="US" style:font-size-asian="10pt" fo:text-shadow="none" style:language-asian="ko" style:country-asian="KR" style:text-emphasize="none" style:font-relief="none" fo:font-size="10pt" style:text-overline-style="none" style:text-overline-color="font-color" style:font-style-asian="normal" style:text-underline-style="none" style:text-underline-color="font-color" style:font-style-complex="normal" style:text-line-through-mode="continuous" fo:font-weight="normal" style:language-complex="hi" style:country-complex="IN" style:text-line-through-type="none" style:font-weight-asian="normal" style:text-outline="false" style:text-position="0% 100%" style:font-weight-complex="normal" fo:font-style="normal" style:font-name-complex="Lohit Devanagari" style:font-name="Noto Sans CJK KR1" style:font-name-asian="Noto Sans CJK KR1"/>
    </style:style>
    <style:style style:name="T441" style:family="text">
      <style:text-properties style:font-size-complex="10pt" fo:language="en" fo:country="US" style:font-size-asian="10pt" fo:text-shadow="none" style:language-asian="ko" style:country-asian="KR" style:text-emphasize="none" style:font-relief="none" fo:font-size="10pt" style:text-overline-style="none" style:text-overline-color="font-color" style:font-style-asian="normal" style:text-underline-style="none" style:text-underline-color="font-color" style:font-style-complex="normal" style:text-line-through-mode="continuous" fo:font-weight="normal" style:language-complex="hi" style:country-complex="IN" style:text-line-through-type="none" style:font-weight-asian="normal" style:text-outline="false" style:text-position="0% 100%" style:font-weight-complex="normal" fo:font-style="normal" style:font-name-complex="Lohit Devanagari" style:font-name-asian="돋움" style:font-name="돋움"/>
    </style:style>
    <style:style style:name="T442" style:family="text">
      <style:text-properties style:font-weight-asian="normal" style:font-weight-complex="normal" style:font-style-asian="normal" style:text-overline-style="none" style:text-overline-color="font-color" style:text-line-through-type="none" style:text-line-through-mode="continuous" style:font-name-complex="Lohit Devanagari" style:font-size-asian="10pt" fo:font-size="10pt" fo:language="en" fo:country="US" style:font-name-asian="돋움" fo:font-weight="normal" style:text-underline-style="none" style:text-underline-color="font-color" style:font-name="돋움" style:language-asian="ko" style:country-asian="KR" style:font-size-complex="10pt" style:text-outline="false" style:font-relief="none" style:text-position="0% 100%" style:font-style-complex="normal" style:text-emphasize="none" fo:font-style="normal" fo:text-shadow="none" style:language-complex="hi" style:country-complex="IN"/>
    </style:style>
    <style:style style:name="T443" style:family="text">
      <style:text-properties style:font-weight-asian="normal" style:font-weight-complex="normal" style:font-style-asian="normal" style:text-overline-style="none" style:text-overline-color="font-color" style:text-line-through-type="none" style:text-line-through-mode="continuous" style:font-name-complex="Lohit Devanagari" style:font-size-asian="10pt" fo:font-size="10pt" fo:language="en" fo:country="US" fo:font-weight="normal" style:text-underline-style="none" style:text-underline-color="font-color" style:language-asian="ko" style:country-asian="KR" style:font-size-complex="10pt" style:text-outline="false" style:font-relief="none" style:text-position="0% 100%" style:font-style-complex="normal" style:text-emphasize="none" fo:font-style="normal" fo:text-shadow="none" style:language-complex="hi" style:country-complex="IN" style:font-name="Noto Sans CJK KR1" style:font-name-asian="Noto Sans CJK KR1"/>
    </style:style>
    <style:style style:name="T444" style:family="text">
      <style:text-properties style:font-weight-asian="normal" style:font-weight-complex="normal" style:font-style-asian="normal" style:text-overline-style="none" style:text-overline-color="font-color" style:text-line-through-type="none" style:text-line-through-mode="continuous" style:font-name-complex="Lohit Devanagari" style:font-size-asian="10pt" fo:font-size="10pt" fo:language="en" fo:country="US" fo:font-weight="normal" style:text-underline-style="none" style:text-underline-color="font-color" style:language-asian="ko" style:country-asian="KR" style:font-size-complex="10pt" style:text-outline="false" style:font-relief="none" style:text-position="0% 100%" style:font-style-complex="normal" style:text-emphasize="none" fo:font-style="normal" fo:text-shadow="none" style:language-complex="hi" style:country-complex="IN" style:font-name="돋움" style:font-name-asian="돋움"/>
    </style:style>
    <style:style style:name="T445" style:family="text">
      <style:text-properties style:font-weight-asian="normal" style:font-weight-complex="normal" style:font-style-asian="normal" style:text-overline-style="none" style:text-overline-color="font-color" style:text-line-through-type="none" style:text-line-through-mode="continuous" style:font-name-complex="Lohit Devanagari" style:font-size-asian="10pt" fo:font-size="10pt" fo:language="en" fo:country="US" fo:font-weight="normal" style:text-underline-style="none" style:text-underline-color="font-color" style:language-asian="ko" style:country-asian="KR" style:font-size-complex="10pt" style:text-outline="false" style:font-relief="none" style:text-position="0% 100%" style:font-style-complex="normal" style:text-emphasize="none" fo:font-style="normal" fo:text-shadow="none" style:language-complex="hi" style:country-complex="IN" style:font-name-asian="Noto Sans CJK KR1" style:font-name="Noto Sans CJK KR1"/>
    </style:style>
    <style:style style:name="T446" style:family="text">
      <style:text-properties style:font-weight-asian="normal" style:font-weight-complex="normal" style:font-style-asian="normal" style:text-overline-style="none" style:text-overline-color="font-color" style:text-line-through-type="none" style:text-line-through-mode="continuous" style:font-name-complex="Lohit Devanagari" style:font-size-asian="10pt" fo:font-size="10pt" fo:language="en" fo:country="US" fo:font-weight="normal" style:text-underline-style="none" style:text-underline-color="font-color" style:language-asian="ko" style:country-asian="KR" style:font-size-complex="10pt" style:text-outline="false" style:font-relief="none" style:text-position="0% 100%" style:font-style-complex="normal" style:text-emphasize="none" fo:font-style="normal" fo:text-shadow="none" style:language-complex="hi" style:country-complex="IN" style:font-name-asian="돋움" style:font-name="돋움"/>
    </style:style>
    <style:style style:name="T447" style:family="text">
      <style:text-properties style:font-weight-complex="normal" style:font-style-asian="normal" style:text-underline-style="none" style:text-underline-color="font-color" style:font-style-complex="normal" style:font-name="돋움" fo:font-size="10pt" style:text-outline="false" style:text-emphasize="none" style:text-overline-style="none" style:text-overline-color="font-color" style:text-position="0% 100%" style:font-size-asian="10pt" style:language-asian="ko" style:country-asian="KR" fo:font-style="normal" style:language-complex="hi" style:country-complex="IN" style:font-name-complex="Lohit Devanagari" style:font-weight-asian="normal" style:font-name-asian="돋움" fo:language="en" fo:country="US" fo:font-weight="normal" style:font-size-complex="10pt" style:text-line-through-mode="continuous" fo:text-shadow="none" style:font-relief="none" style:text-line-through-type="none"/>
    </style:style>
    <style:style style:name="T448" style:family="text">
      <style:text-properties style:font-weight-complex="normal" style:font-style-asian="normal" style:text-underline-style="none" style:text-underline-color="font-color" style:font-style-complex="normal" fo:font-size="10pt" style:text-outline="false" style:text-emphasize="none" style:text-overline-style="none" style:text-overline-color="font-color" style:text-position="0% 100%" style:font-size-asian="10pt" style:language-asian="ko" style:country-asian="KR" fo:font-style="normal" style:language-complex="hi" style:country-complex="IN" style:font-name-complex="Lohit Devanagari" style:font-weight-asian="normal" fo:language="en" fo:country="US" fo:font-weight="normal" style:font-size-complex="10pt" style:text-line-through-mode="continuous" fo:text-shadow="none" style:font-relief="none" style:text-line-through-type="none" style:font-name-asian="Noto Sans CJK KR1" style:font-name="Noto Sans CJK KR1"/>
    </style:style>
    <style:style style:name="T449" style:family="text">
      <style:text-properties style:font-weight-complex="normal" style:font-style-asian="normal" style:text-underline-style="none" style:text-underline-color="font-color" style:font-style-complex="normal" fo:font-size="10pt" style:text-outline="false" style:text-emphasize="none" style:text-overline-style="none" style:text-overline-color="font-color" style:text-position="0% 100%" style:font-size-asian="10pt" style:language-asian="ko" style:country-asian="KR" fo:font-style="normal" style:language-complex="hi" style:country-complex="IN" style:font-name-complex="Lohit Devanagari" style:font-weight-asian="normal" fo:language="en" fo:country="US" fo:font-weight="normal" style:font-size-complex="10pt" style:text-line-through-mode="continuous" fo:text-shadow="none" style:font-relief="none" style:text-line-through-type="none" style:font-name-asian="돋움" style:font-name="돋움"/>
    </style:style>
    <style:style style:name="T450" style:family="text">
      <style:text-properties style:font-weight-complex="normal" style:font-style-asian="normal" style:text-underline-style="none" style:text-underline-color="font-color" style:font-style-complex="normal" fo:font-size="10pt" style:text-outline="false" style:text-emphasize="none" style:text-overline-style="none" style:text-overline-color="font-color" style:text-position="0% 100%" style:font-size-asian="10pt" style:language-asian="ko" style:country-asian="KR" fo:font-style="normal" style:language-complex="hi" style:country-complex="IN" style:font-name-complex="Lohit Devanagari" style:font-weight-asian="normal" fo:language="en" fo:country="US" fo:font-weight="normal" style:font-size-complex="10pt" style:text-line-through-mode="continuous" fo:text-shadow="none" style:font-relief="none" style:text-line-through-type="none" style:font-name="돋움" style:font-name-asian="돋움"/>
    </style:style>
    <style:style style:name="T451" style:family="text">
      <style:text-properties style:font-weight-complex="normal" style:font-style-asian="normal" style:text-underline-style="none" style:text-underline-color="font-color" style:font-style-complex="normal" fo:font-size="10pt" style:text-outline="false" style:text-emphasize="none" style:text-overline-style="none" style:text-overline-color="font-color" style:text-position="0% 100%" style:font-size-asian="10pt" style:language-asian="ko" style:country-asian="KR" fo:font-style="normal" style:language-complex="hi" style:country-complex="IN" style:font-name-complex="Lohit Devanagari" style:font-weight-asian="normal" fo:language="en" fo:country="US" fo:font-weight="normal" style:font-size-complex="10pt" style:text-line-through-mode="continuous" fo:text-shadow="none" style:font-relief="none" style:text-line-through-type="none" style:font-name="Noto Sans CJK KR1" style:font-name-asian="Noto Sans CJK KR1"/>
    </style:style>
    <style:style style:name="T452" style:family="text">
      <style:text-properties fo:font-style="normal" fo:language="en" fo:country="US" fo:font-weight="normal" style:text-line-through-mode="continuous" style:font-name-asian="돋움" style:font-size-asian="10pt" style:language-asian="ko" style:country-asian="KR" style:font-style-complex="normal" style:font-size-complex="10pt" style:font-weight-asian="normal" fo:font-size="10pt" style:text-line-through-type="none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돋움"/>
    </style:style>
    <style:style style:name="T453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-asian="Noto Sans CJK KR1" style:font-name="Noto Sans CJK KR1"/>
    </style:style>
    <style:style style:name="T454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-asian="돋움" style:font-name="돋움"/>
    </style:style>
    <style:style style:name="T455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돋움" style:font-name-asian="돋움"/>
    </style:style>
    <style:style style:name="T456" style:family="text">
      <style:text-properties fo:font-style="normal" fo:language="en" fo:country="US" fo:font-weight="normal" style:text-line-through-mode="continuous" style:font-size-asian="10pt" style:language-asian="ko" style:country-asian="KR" style:font-style-complex="normal" style:font-size-complex="10pt" style:font-weight-asian="normal" fo:font-size="10pt" style:text-line-through-type="none" style:font-weight-complex="normal" fo:text-shadow="none" style:font-relief="none" style:font-style-asian="normal" style:text-emphasize="none" style:text-underline-style="none" style:text-underline-color="font-color" style:text-overline-style="none" style:text-overline-color="font-color" style:text-outline="false" style:font-name-complex="Lohit Devanagari" style:language-complex="hi" style:country-complex="IN" style:text-position="0% 100%" style:font-name="Noto Sans CJK KR1" style:font-name-asian="Noto Sans CJK KR1"/>
    </style:style>
    <style:style style:name="T457" style:family="text">
      <style:text-properties style:text-overline-style="none" style:text-overline-color="font-color" style:text-line-through-type="none" fo:font-weight="normal" fo:font-size="10pt" style:language-complex="hi" style:country-complex="IN" style:font-name-asian="돋움" style:font-weight-complex="normal" style:font-style-asian="normal" style:text-emphasize="none" style:font-size-complex="10pt" style:language-asian="ko" style:country-asian="KR" style:font-name-complex="Lohit Devanagari" fo:font-style="normal" style:font-size-asian="10pt" fo:text-shadow="none" style:text-underline-style="none" style:text-underline-color="font-color" style:text-position="0% 100%" style:font-name="돋움" style:font-relief="none" style:text-outline="false" style:font-style-complex="normal" style:text-line-through-mode="continuous" fo:language="en" fo:country="US" style:font-weight-asian="normal"/>
    </style:style>
    <style:style style:name="T458" style:family="text">
      <style:text-properties style:text-overline-style="none" style:text-overline-color="font-color" style:text-line-through-type="none" fo:font-weight="normal" fo:font-size="10pt" style:language-complex="hi" style:country-complex="IN" style:font-weight-complex="normal" style:font-style-asian="normal" style:text-emphasize="none" style:font-size-complex="10pt" style:language-asian="ko" style:country-asian="KR" style:font-name-complex="Lohit Devanagari" fo:font-style="normal" style:font-size-asian="10pt" fo:text-shadow="none" style:text-underline-style="none" style:text-underline-color="font-color" style:text-position="0% 100%" style:font-relief="none" style:text-outline="false" style:font-style-complex="normal" style:text-line-through-mode="continuous" fo:language="en" fo:country="US" style:font-weight-asian="normal" style:font-name-asian="Noto Sans CJK KR1" style:font-name="Noto Sans CJK KR1"/>
    </style:style>
    <style:style style:name="T459" style:family="text">
      <style:text-properties style:text-overline-style="none" style:text-overline-color="font-color" style:text-line-through-type="none" fo:font-weight="normal" fo:font-size="10pt" style:language-complex="hi" style:country-complex="IN" style:font-weight-complex="normal" style:font-style-asian="normal" style:text-emphasize="none" style:font-size-complex="10pt" style:language-asian="ko" style:country-asian="KR" style:font-name-complex="Lohit Devanagari" fo:font-style="normal" style:font-size-asian="10pt" fo:text-shadow="none" style:text-underline-style="none" style:text-underline-color="font-color" style:text-position="0% 100%" style:font-relief="none" style:text-outline="false" style:font-style-complex="normal" style:text-line-through-mode="continuous" fo:language="en" fo:country="US" style:font-weight-asian="normal" style:font-name="돋움" style:font-name-asian="돋움"/>
    </style:style>
    <style:style style:name="T460" style:family="text">
      <style:text-properties style:text-overline-style="none" style:text-overline-color="font-color" style:text-line-through-type="none" fo:font-weight="normal" fo:font-size="10pt" style:language-complex="hi" style:country-complex="IN" style:font-weight-complex="normal" style:font-style-asian="normal" style:text-emphasize="none" style:font-size-complex="10pt" style:language-asian="ko" style:country-asian="KR" style:font-name-complex="Lohit Devanagari" fo:font-style="normal" style:font-size-asian="10pt" fo:text-shadow="none" style:text-underline-style="none" style:text-underline-color="font-color" style:text-position="0% 100%" style:font-relief="none" style:text-outline="false" style:font-style-complex="normal" style:text-line-through-mode="continuous" fo:language="en" fo:country="US" style:font-weight-asian="normal" style:font-name-asian="돋움" style:font-name="돋움"/>
    </style:style>
    <style:style style:name="T461" style:family="text">
      <style:text-properties style:text-overline-style="none" style:text-overline-color="font-color" style:text-line-through-type="none" fo:font-weight="normal" fo:font-size="10pt" style:language-complex="hi" style:country-complex="IN" style:font-weight-complex="normal" style:font-style-asian="normal" style:text-emphasize="none" style:font-size-complex="10pt" style:language-asian="ko" style:country-asian="KR" style:font-name-complex="Lohit Devanagari" fo:font-style="normal" style:font-size-asian="10pt" fo:text-shadow="none" style:text-underline-style="none" style:text-underline-color="font-color" style:text-position="0% 100%" style:font-relief="none" style:text-outline="false" style:font-style-complex="normal" style:text-line-through-mode="continuous" fo:language="en" fo:country="US" style:font-weight-asian="normal" style:font-name="Noto Sans CJK KR1" style:font-name-asian="Noto Sans CJK KR1"/>
    </style:style>
    <style:style style:name="T462" style:family="text">
      <style:text-properties style:text-position="0% 100%" style:font-size-asian="10pt" style:font-name-asian="돋움" style:font-size-complex="10pt" fo:font-style="normal" fo:font-weight="normal" style:font-style-asian="normal" style:font-name="돋움" style:font-relief="none" style:text-line-through-type="none" fo:font-size="10pt" style:font-weight-complex="normal" style:text-emphasize="none" style:font-weight-asian="normal" fo:text-shadow="none" style:text-line-through-mode="continuous" style:language-asian="ko" style:country-asian="KR" fo:language="en" fo:country="US" style:text-underline-style="none" style:text-underline-color="font-color" style:language-complex="hi" style:country-complex="IN" style:text-overline-style="none" style:text-overline-color="font-color" style:font-name-complex="Lohit Devanagari" style:text-outline="false" style:font-style-complex="normal"/>
    </style:style>
    <style:style style:name="T463" style:family="text">
      <style:text-properties style:text-position="0% 100%" style:font-size-asian="10pt" style:font-size-complex="10pt" fo:font-style="normal" fo:font-weight="normal" style:font-style-asian="normal" style:font-relief="none" style:text-line-through-type="none" fo:font-size="10pt" style:font-weight-complex="normal" style:text-emphasize="none" style:font-weight-asian="normal" fo:text-shadow="none" style:text-line-through-mode="continuous" style:language-asian="ko" style:country-asian="KR" fo:language="en" fo:country="US" style:text-underline-style="none" style:text-underline-color="font-color" style:language-complex="hi" style:country-complex="IN" style:text-overline-style="none" style:text-overline-color="font-color" style:font-name-complex="Lohit Devanagari" style:text-outline="false" style:font-style-complex="normal" style:font-name="Noto Sans CJK KR1" style:font-name-asian="Noto Sans CJK KR1"/>
    </style:style>
    <style:style style:name="T464" style:family="text">
      <style:text-properties style:text-position="0% 100%" style:font-size-asian="10pt" style:font-size-complex="10pt" fo:font-style="normal" fo:font-weight="normal" style:font-style-asian="normal" style:font-relief="none" style:text-line-through-type="none" fo:font-size="10pt" style:font-weight-complex="normal" style:text-emphasize="none" style:font-weight-asian="normal" fo:text-shadow="none" style:text-line-through-mode="continuous" style:language-asian="ko" style:country-asian="KR" fo:language="en" fo:country="US" style:text-underline-style="none" style:text-underline-color="font-color" style:language-complex="hi" style:country-complex="IN" style:text-overline-style="none" style:text-overline-color="font-color" style:font-name-complex="Lohit Devanagari" style:text-outline="false" style:font-style-complex="normal" style:font-name-asian="돋움" style:font-name="돋움"/>
    </style:style>
    <style:style style:name="T465" style:family="text">
      <style:text-properties style:text-position="0% 100%" style:font-size-asian="10pt" style:font-size-complex="10pt" fo:font-style="normal" fo:font-weight="normal" style:font-style-asian="normal" style:font-relief="none" style:text-line-through-type="none" fo:font-size="10pt" style:font-weight-complex="normal" style:text-emphasize="none" style:font-weight-asian="normal" fo:text-shadow="none" style:text-line-through-mode="continuous" style:language-asian="ko" style:country-asian="KR" fo:language="en" fo:country="US" style:text-underline-style="none" style:text-underline-color="font-color" style:language-complex="hi" style:country-complex="IN" style:text-overline-style="none" style:text-overline-color="font-color" style:font-name-complex="Lohit Devanagari" style:text-outline="false" style:font-style-complex="normal" style:font-name-asian="Noto Sans CJK KR1" style:font-name="Noto Sans CJK KR1"/>
    </style:style>
    <style:style style:name="T466" style:family="text">
      <style:text-properties style:text-position="0% 100%" style:font-size-asian="10pt" style:font-size-complex="10pt" fo:font-style="normal" fo:font-weight="normal" style:font-style-asian="normal" style:font-relief="none" style:text-line-through-type="none" fo:font-size="10pt" style:font-weight-complex="normal" style:text-emphasize="none" style:font-weight-asian="normal" fo:text-shadow="none" style:text-line-through-mode="continuous" style:language-asian="ko" style:country-asian="KR" fo:language="en" fo:country="US" style:text-underline-style="none" style:text-underline-color="font-color" style:language-complex="hi" style:country-complex="IN" style:text-overline-style="none" style:text-overline-color="font-color" style:font-name-complex="Lohit Devanagari" style:text-outline="false" style:font-style-complex="normal" style:font-name="돋움" style:font-name-asian="돋움"/>
    </style:style>
    <style:style style:name="T467" style:family="text">
      <style:text-properties fo:font-size="10pt" style:font-name-asian="돋움" style:font-name="돋움" fo:language="en" fo:country="US" style:font-weight-complex="normal" style:text-line-through-mode="continuous" style:font-size-asian="10pt" style:font-size-complex="10pt" style:text-outline="false" style:text-overline-style="none" style:text-overline-color="font-color" style:font-weight-asian="normal" style:font-name-complex="Lohit Devanagari" style:font-relief="none" style:text-position="0% 100%" style:text-underline-style="none" style:text-underline-color="font-color" style:text-emphasize="none" style:text-line-through-type="none" fo:font-weight="normal" style:language-complex="hi" style:country-complex="IN" style:font-style-complex="normal" style:font-style-asian="normal" fo:font-style="normal" fo:text-shadow="none" style:language-asian="ko" style:country-asian="KR"/>
    </style:style>
    <style:style style:name="T468" style:family="text">
      <style:text-properties fo:font-size="10pt" fo:language="en" fo:country="US" style:font-weight-complex="normal" style:text-line-through-mode="continuous" style:font-size-asian="10pt" style:font-size-complex="10pt" style:text-outline="false" style:text-overline-style="none" style:text-overline-color="font-color" style:font-weight-asian="normal" style:font-name-complex="Lohit Devanagari" style:font-relief="none" style:text-position="0% 100%" style:text-underline-style="none" style:text-underline-color="font-color" style:text-emphasize="none" style:text-line-through-type="none" fo:font-weight="normal" style:language-complex="hi" style:country-complex="IN" style:font-style-complex="normal" style:font-style-asian="normal" fo:font-style="normal" fo:text-shadow="none" style:language-asian="ko" style:country-asian="KR" style:font-name="Noto Sans CJK KR1" style:font-name-asian="Noto Sans CJK KR1"/>
    </style:style>
    <style:style style:name="T469" style:family="text">
      <style:text-properties fo:font-size="10pt" fo:language="en" fo:country="US" style:font-weight-complex="normal" style:text-line-through-mode="continuous" style:font-size-asian="10pt" style:font-size-complex="10pt" style:text-outline="false" style:text-overline-style="none" style:text-overline-color="font-color" style:font-weight-asian="normal" style:font-name-complex="Lohit Devanagari" style:font-relief="none" style:text-position="0% 100%" style:text-underline-style="none" style:text-underline-color="font-color" style:text-emphasize="none" style:text-line-through-type="none" fo:font-weight="normal" style:language-complex="hi" style:country-complex="IN" style:font-style-complex="normal" style:font-style-asian="normal" fo:font-style="normal" fo:text-shadow="none" style:language-asian="ko" style:country-asian="KR" style:font-name-asian="돋움" style:font-name="돋움"/>
    </style:style>
    <style:style style:name="T470" style:family="text">
      <style:text-properties fo:font-size="10pt" fo:language="en" fo:country="US" style:font-weight-complex="normal" style:text-line-through-mode="continuous" style:font-size-asian="10pt" style:font-size-complex="10pt" style:text-outline="false" style:text-overline-style="none" style:text-overline-color="font-color" style:font-weight-asian="normal" style:font-name-complex="Lohit Devanagari" style:font-relief="none" style:text-position="0% 100%" style:text-underline-style="none" style:text-underline-color="font-color" style:text-emphasize="none" style:text-line-through-type="none" fo:font-weight="normal" style:language-complex="hi" style:country-complex="IN" style:font-style-complex="normal" style:font-style-asian="normal" fo:font-style="normal" fo:text-shadow="none" style:language-asian="ko" style:country-asian="KR" style:font-name-asian="Noto Sans CJK KR1" style:font-name="Noto Sans CJK KR1"/>
    </style:style>
    <style:style style:name="T471" style:family="text">
      <style:text-properties fo:font-size="10pt" fo:language="en" fo:country="US" style:font-weight-complex="normal" style:text-line-through-mode="continuous" style:font-size-asian="10pt" style:font-size-complex="10pt" style:text-outline="false" style:text-overline-style="none" style:text-overline-color="font-color" style:font-weight-asian="normal" style:font-name-complex="Lohit Devanagari" style:font-relief="none" style:text-position="0% 100%" style:text-underline-style="none" style:text-underline-color="font-color" style:text-emphasize="none" style:text-line-through-type="none" fo:font-weight="normal" style:language-complex="hi" style:country-complex="IN" style:font-style-complex="normal" style:font-style-asian="normal" fo:font-style="normal" fo:text-shadow="none" style:language-asian="ko" style:country-asian="KR" style:font-name="돋움" style:font-name-asian="돋움"/>
    </style:style>
    <style:style style:name="T472" style:family="text">
      <style:text-properties style:font-name="돋움" style:font-size-complex="10pt" fo:font-style="normal" style:text-underline-style="none" style:text-underline-color="font-color" style:text-emphasize="none" style:text-overline-style="none" style:text-overline-color="font-color" fo:font-size="10pt" style:language-complex="hi" style:country-complex="IN" style:text-line-through-mode="continuous" style:font-name-complex="Lohit Devanagari" style:font-weight-complex="normal" style:font-size-asian="10pt" style:text-outline="false" style:font-relief="none" style:font-style-asian="normal" style:language-asian="ko" style:country-asian="KR" fo:text-shadow="none" style:font-name-asian="돋움" style:font-weight-asian="normal" fo:font-weight="normal" style:text-position="0% 100%" style:text-line-through-type="none" fo:language="en" fo:country="US" style:font-style-complex="normal"/>
    </style:style>
    <style:style style:name="T473" style:family="text">
      <style:text-properties style:font-size-complex="10pt" fo:font-style="normal" style:text-underline-style="none" style:text-underline-color="font-color" style:text-emphasize="none" style:text-overline-style="none" style:text-overline-color="font-color" fo:font-size="10pt" style:language-complex="hi" style:country-complex="IN" style:text-line-through-mode="continuous" style:font-name-complex="Lohit Devanagari" style:font-weight-complex="normal" style:font-size-asian="10pt" style:text-outline="false" style:font-relief="none" style:font-style-asian="normal" style:language-asian="ko" style:country-asian="KR" fo:text-shadow="none" style:font-weight-asian="normal" fo:font-weight="normal" style:text-position="0% 100%" style:text-line-through-type="none" fo:language="en" fo:country="US" style:font-style-complex="normal" style:font-name-asian="Noto Sans CJK KR1" style:font-name="Noto Sans CJK KR1"/>
    </style:style>
    <style:style style:name="T474" style:family="text">
      <style:text-properties style:font-size-complex="10pt" fo:font-style="normal" style:text-underline-style="none" style:text-underline-color="font-color" style:text-emphasize="none" style:text-overline-style="none" style:text-overline-color="font-color" fo:font-size="10pt" style:language-complex="hi" style:country-complex="IN" style:text-line-through-mode="continuous" style:font-name-complex="Lohit Devanagari" style:font-weight-complex="normal" style:font-size-asian="10pt" style:text-outline="false" style:font-relief="none" style:font-style-asian="normal" style:language-asian="ko" style:country-asian="KR" fo:text-shadow="none" style:font-weight-asian="normal" fo:font-weight="normal" style:text-position="0% 100%" style:text-line-through-type="none" fo:language="en" fo:country="US" style:font-style-complex="normal" style:font-name="돋움" style:font-name-asian="돋움"/>
    </style:style>
    <style:style style:name="T475" style:family="text">
      <style:text-properties style:font-size-complex="10pt" fo:font-style="normal" style:text-underline-style="none" style:text-underline-color="font-color" style:text-emphasize="none" style:text-overline-style="none" style:text-overline-color="font-color" fo:font-size="10pt" style:language-complex="hi" style:country-complex="IN" style:text-line-through-mode="continuous" style:font-name-complex="Lohit Devanagari" style:font-weight-complex="normal" style:font-size-asian="10pt" style:text-outline="false" style:font-relief="none" style:font-style-asian="normal" style:language-asian="ko" style:country-asian="KR" fo:text-shadow="none" style:font-weight-asian="normal" fo:font-weight="normal" style:text-position="0% 100%" style:text-line-through-type="none" fo:language="en" fo:country="US" style:font-style-complex="normal" style:font-name-asian="돋움" style:font-name="돋움"/>
    </style:style>
    <style:style style:name="T476" style:family="text">
      <style:text-properties style:font-size-complex="10pt" fo:font-style="normal" style:text-underline-style="none" style:text-underline-color="font-color" style:text-emphasize="none" style:text-overline-style="none" style:text-overline-color="font-color" fo:font-size="10pt" style:language-complex="hi" style:country-complex="IN" style:text-line-through-mode="continuous" style:font-name-complex="Lohit Devanagari" style:font-weight-complex="normal" style:font-size-asian="10pt" style:text-outline="false" style:font-relief="none" style:font-style-asian="normal" style:language-asian="ko" style:country-asian="KR" fo:text-shadow="none" style:font-weight-asian="normal" fo:font-weight="normal" style:text-position="0% 100%" style:text-line-through-type="none" fo:language="en" fo:country="US" style:font-style-complex="normal" style:font-name="Noto Sans CJK KR1" style:font-name-asian="Noto Sans CJK KR1"/>
    </style:style>
    <style:style style:name="T477" style:family="text">
      <style:text-properties style:font-relief="none" style:font-weight-asian="normal" fo:font-style="normal" style:font-size-complex="10pt" style:font-style-complex="normal" style:text-line-through-type="none" fo:text-shadow="none" style:font-name-asian="돋움" style:text-position="0% 100%" style:language-complex="hi" style:country-complex="IN" style:font-style-asian="normal" style:text-overline-style="none" style:text-overline-color="font-color" style:font-size-asian="10pt" style:font-weight-complex="normal" style:text-line-through-mode="continuous" style:text-underline-style="none" style:text-underline-color="font-color" style:text-emphasize="none" style:font-name-complex="Lohit Devanagari" fo:language="en" fo:country="US" style:text-outline="false" style:language-asian="ko" style:country-asian="KR" fo:font-size="10pt" fo:font-weight="normal" style:font-name="돋움"/>
    </style:style>
    <style:style style:name="T478" style:family="text">
      <style:text-properties style:font-relief="none" style:font-weight-asian="normal" fo:font-style="normal" style:font-size-complex="10pt" style:font-style-complex="normal" style:text-line-through-type="none" fo:text-shadow="none" style:text-position="0% 100%" style:language-complex="hi" style:country-complex="IN" style:font-style-asian="normal" style:text-overline-style="none" style:text-overline-color="font-color" style:font-size-asian="10pt" style:font-weight-complex="normal" style:text-line-through-mode="continuous" style:text-underline-style="none" style:text-underline-color="font-color" style:text-emphasize="none" style:font-name-complex="Lohit Devanagari" fo:language="en" fo:country="US" style:text-outline="false" style:language-asian="ko" style:country-asian="KR" fo:font-size="10pt" fo:font-weight="normal" style:font-name-asian="Noto Sans CJK KR1" style:font-name="Noto Sans CJK KR1"/>
    </style:style>
    <style:style style:name="T479" style:family="text">
      <style:text-properties style:font-relief="none" style:font-weight-asian="normal" fo:font-style="normal" style:font-size-complex="10pt" style:font-style-complex="normal" style:text-line-through-type="none" fo:text-shadow="none" style:text-position="0% 100%" style:language-complex="hi" style:country-complex="IN" style:font-style-asian="normal" style:text-overline-style="none" style:text-overline-color="font-color" style:font-size-asian="10pt" style:font-weight-complex="normal" style:text-line-through-mode="continuous" style:text-underline-style="none" style:text-underline-color="font-color" style:text-emphasize="none" style:font-name-complex="Lohit Devanagari" fo:language="en" fo:country="US" style:text-outline="false" style:language-asian="ko" style:country-asian="KR" fo:font-size="10pt" fo:font-weight="normal" style:font-name-asian="돋움" style:font-name="돋움"/>
    </style:style>
    <style:style style:name="T480" style:family="text">
      <style:text-properties style:font-relief="none" style:font-weight-asian="normal" fo:font-style="normal" style:font-size-complex="10pt" style:font-style-complex="normal" style:text-line-through-type="none" fo:text-shadow="none" style:text-position="0% 100%" style:language-complex="hi" style:country-complex="IN" style:font-style-asian="normal" style:text-overline-style="none" style:text-overline-color="font-color" style:font-size-asian="10pt" style:font-weight-complex="normal" style:text-line-through-mode="continuous" style:text-underline-style="none" style:text-underline-color="font-color" style:text-emphasize="none" style:font-name-complex="Lohit Devanagari" fo:language="en" fo:country="US" style:text-outline="false" style:language-asian="ko" style:country-asian="KR" fo:font-size="10pt" fo:font-weight="normal" style:font-name="Noto Sans CJK KR1" style:font-name-asian="Noto Sans CJK KR1"/>
    </style:style>
    <style:style style:name="T481" style:family="text">
      <style:text-properties style:font-relief="none" style:font-weight-asian="normal" fo:font-style="normal" style:font-size-complex="10pt" style:font-style-complex="normal" style:text-line-through-type="none" fo:text-shadow="none" style:text-position="0% 100%" style:language-complex="hi" style:country-complex="IN" style:font-style-asian="normal" style:text-overline-style="none" style:text-overline-color="font-color" style:font-size-asian="10pt" style:font-weight-complex="normal" style:text-line-through-mode="continuous" style:text-underline-style="none" style:text-underline-color="font-color" style:text-emphasize="none" style:font-name-complex="Lohit Devanagari" fo:language="en" fo:country="US" style:text-outline="false" style:language-asian="ko" style:country-asian="KR" fo:font-size="10pt" fo:font-weight="normal" style:font-name="돋움" style:font-name-asian="돋움"/>
    </style:style>
    <style:style style:name="T482" style:family="text">
      <style:text-properties style:text-outline="false" style:font-size-complex="10pt" style:font-name="돋움" style:text-position="0% 100%" style:font-style-complex="normal" style:font-size-asian="10pt" style:text-emphasize="none" style:text-line-through-type="none" style:font-name-complex="Lohit Devanagari" style:font-relief="none" style:text-underline-style="none" style:text-underline-color="font-color" style:font-style-asian="normal" fo:font-style="normal" fo:language="en" fo:country="US" style:language-complex="hi" style:country-complex="IN" style:text-line-through-mode="continuous" style:font-weight-asian="normal" fo:font-size="10pt" style:font-weight-complex="normal" style:font-name-asian="돋움" fo:font-weight="normal" fo:text-shadow="none" style:text-overline-style="none" style:text-overline-color="font-color" style:language-asian="ko" style:country-asian="KR"/>
    </style:style>
    <style:style style:name="T483" style:family="text">
      <style:text-properties style:text-outline="false" style:font-size-complex="10pt" style:text-position="0% 100%" style:font-style-complex="normal" style:font-size-asian="10pt" style:text-emphasize="none" style:text-line-through-type="none" style:font-name-complex="Lohit Devanagari" style:font-relief="none" style:text-underline-style="none" style:text-underline-color="font-color" style:font-style-asian="normal" fo:font-style="normal" fo:language="en" fo:country="US" style:language-complex="hi" style:country-complex="IN" style:text-line-through-mode="continuous" style:font-weight-asian="normal" fo:font-size="10pt" style:font-weight-complex="normal" fo:font-weight="normal" fo:text-shadow="none" style:text-overline-style="none" style:text-overline-color="font-color" style:language-asian="ko" style:country-asian="KR" style:font-name="Noto Sans CJK KR1" style:font-name-asian="Noto Sans CJK KR1"/>
    </style:style>
    <style:style style:name="T484" style:family="text">
      <style:text-properties style:text-outline="false" style:font-size-complex="10pt" style:text-position="0% 100%" style:font-style-complex="normal" style:font-size-asian="10pt" style:text-emphasize="none" style:text-line-through-type="none" style:font-name-complex="Lohit Devanagari" style:font-relief="none" style:text-underline-style="none" style:text-underline-color="font-color" style:font-style-asian="normal" fo:font-style="normal" fo:language="en" fo:country="US" style:language-complex="hi" style:country-complex="IN" style:text-line-through-mode="continuous" style:font-weight-asian="normal" fo:font-size="10pt" style:font-weight-complex="normal" fo:font-weight="normal" fo:text-shadow="none" style:text-overline-style="none" style:text-overline-color="font-color" style:language-asian="ko" style:country-asian="KR" style:font-name="돋움" style:font-name-asian="돋움"/>
    </style:style>
    <style:style style:name="T485" style:family="text">
      <style:text-properties style:text-outline="false" style:font-size-complex="10pt" style:text-position="0% 100%" style:font-style-complex="normal" style:font-size-asian="10pt" style:text-emphasize="none" style:text-line-through-type="none" style:font-name-complex="Lohit Devanagari" style:font-relief="none" style:text-underline-style="none" style:text-underline-color="font-color" style:font-style-asian="normal" fo:font-style="normal" fo:language="en" fo:country="US" style:language-complex="hi" style:country-complex="IN" style:text-line-through-mode="continuous" style:font-weight-asian="normal" fo:font-size="10pt" style:font-weight-complex="normal" fo:font-weight="normal" fo:text-shadow="none" style:text-overline-style="none" style:text-overline-color="font-color" style:language-asian="ko" style:country-asian="KR" style:font-name-asian="Noto Sans CJK KR1" style:font-name="Noto Sans CJK KR1"/>
    </style:style>
    <style:style style:name="T486" style:family="text">
      <style:text-properties style:text-outline="false" style:font-size-complex="10pt" style:text-position="0% 100%" style:font-style-complex="normal" style:font-size-asian="10pt" style:text-emphasize="none" style:text-line-through-type="none" style:font-name-complex="Lohit Devanagari" style:font-relief="none" style:text-underline-style="none" style:text-underline-color="font-color" style:font-style-asian="normal" fo:font-style="normal" fo:language="en" fo:country="US" style:language-complex="hi" style:country-complex="IN" style:text-line-through-mode="continuous" style:font-weight-asian="normal" fo:font-size="10pt" style:font-weight-complex="normal" fo:font-weight="normal" fo:text-shadow="none" style:text-overline-style="none" style:text-overline-color="font-color" style:language-asian="ko" style:country-asian="KR" style:font-name-asian="돋움" style:font-name="돋움"/>
    </style:style>
    <style:style style:name="T487" style:family="text">
      <style:text-properties style:font-size-asian="10pt" style:font-name="돋움" style:text-outline="false" style:font-size-complex="10pt" style:text-line-through-type="none" style:language-asian="ko" style:country-asian="KR" style:text-position="0% 100%" style:language-complex="hi" style:country-complex="IN" style:font-weight-complex="normal" style:text-line-through-mode="continuous" fo:text-shadow="none" fo:font-style="normal" fo:font-size="10pt" style:font-style-complex="normal" style:font-name-asian="돋움" fo:font-weight="normal" style:font-style-asian="normal" style:font-name-complex="Lohit Devanagari" fo:language="en" fo:country="US" style:font-relief="none" style:font-weight-asian="normal" style:text-overline-style="none" style:text-overline-color="font-color" style:text-emphasize="none" style:text-underline-style="none" style:text-underline-color="font-color"/>
    </style:style>
    <style:style style:name="T488" style:family="text">
      <style:text-properties style:font-size-asian="10pt" style:text-outline="false" style:font-size-complex="10pt" style:text-line-through-type="none" style:language-asian="ko" style:country-asian="KR" style:text-position="0% 100%" style:language-complex="hi" style:country-complex="IN" style:font-weight-complex="normal" style:text-line-through-mode="continuous" fo:text-shadow="none" fo:font-style="normal" fo:font-size="10pt" style:font-style-complex="normal" fo:font-weight="normal" style:font-style-asian="normal" style:font-name-complex="Lohit Devanagari" fo:language="en" fo:country="US" style:font-relief="none" style:font-weight-asian="normal" style:text-overline-style="none" style:text-overline-color="font-color" style:text-emphasize="none" style:text-underline-style="none" style:text-underline-color="font-color" style:font-name="Noto Sans CJK KR1" style:font-name-asian="Noto Sans CJK KR1"/>
    </style:style>
    <style:style style:name="T489" style:family="text">
      <style:text-properties style:font-size-asian="10pt" style:text-outline="false" style:font-size-complex="10pt" style:text-line-through-type="none" style:language-asian="ko" style:country-asian="KR" style:text-position="0% 100%" style:language-complex="hi" style:country-complex="IN" style:font-weight-complex="normal" style:text-line-through-mode="continuous" fo:text-shadow="none" fo:font-style="normal" fo:font-size="10pt" style:font-style-complex="normal" fo:font-weight="normal" style:font-style-asian="normal" style:font-name-complex="Lohit Devanagari" fo:language="en" fo:country="US" style:font-relief="none" style:font-weight-asian="normal" style:text-overline-style="none" style:text-overline-color="font-color" style:text-emphasize="none" style:text-underline-style="none" style:text-underline-color="font-color" style:font-name="돋움" style:font-name-asian="돋움"/>
    </style:style>
    <style:style style:name="T490" style:family="text">
      <style:text-properties style:font-size-asian="10pt" style:text-outline="false" style:font-size-complex="10pt" style:text-line-through-type="none" style:language-asian="ko" style:country-asian="KR" style:text-position="0% 100%" style:language-complex="hi" style:country-complex="IN" style:font-weight-complex="normal" style:text-line-through-mode="continuous" fo:text-shadow="none" fo:font-style="normal" fo:font-size="10pt" style:font-style-complex="normal" fo:font-weight="normal" style:font-style-asian="normal" style:font-name-complex="Lohit Devanagari" fo:language="en" fo:country="US" style:font-relief="none" style:font-weight-asian="normal" style:text-overline-style="none" style:text-overline-color="font-color" style:text-emphasize="none" style:text-underline-style="none" style:text-underline-color="font-color" style:font-name-asian="돋움" style:font-name="돋움"/>
    </style:style>
    <style:style style:name="T491" style:family="text">
      <style:text-properties style:font-size-asian="10pt" style:text-outline="false" style:font-size-complex="10pt" style:text-line-through-type="none" style:language-asian="ko" style:country-asian="KR" style:text-position="0% 100%" style:language-complex="hi" style:country-complex="IN" style:font-weight-complex="normal" style:text-line-through-mode="continuous" fo:text-shadow="none" fo:font-style="normal" fo:font-size="10pt" style:font-style-complex="normal" fo:font-weight="normal" style:font-style-asian="normal" style:font-name-complex="Lohit Devanagari" fo:language="en" fo:country="US" style:font-relief="none" style:font-weight-asian="normal" style:text-overline-style="none" style:text-overline-color="font-color" style:text-emphasize="none" style:text-underline-style="none" style:text-underline-color="font-color" style:font-name-asian="Noto Sans CJK KR1" style:font-name="Noto Sans CJK KR1"/>
    </style:style>
    <style:style style:name="T492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font-name-asian="돋움" style:text-position="0% 100%" fo:text-shadow="none" style:text-line-through-type="none" style:text-underline-style="none" style:text-underline-color="font-color" style:font-name="돋움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font-weight="normal" fo:font-style="normal"/>
    </style:style>
    <style:style style:name="T493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text-position="0% 100%" fo:text-shadow="none" style:text-line-through-type="none" style:text-underline-style="none" style:text-underline-color="font-color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font-weight="normal" fo:font-style="normal" style:font-name-asian="Noto Sans CJK KR1" style:font-name="Noto Sans CJK KR1"/>
    </style:style>
    <style:style style:name="T494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text-position="0% 100%" fo:text-shadow="none" style:text-line-through-type="none" style:text-underline-style="none" style:text-underline-color="font-color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font-weight="normal" fo:font-style="normal" style:font-name="돋움" style:font-name-asian="돋움"/>
    </style:style>
    <style:style style:name="T495" style:family="text">
      <style:text-properties fo:language="en" fo:country="US" fo:font-size="10pt" style:font-size-complex="10pt" style:font-weight-asian="normal" style:font-relief="none" style:text-overline-style="none" style:text-overline-color="font-color" style:font-size-asian="10pt" style:text-position="0% 100%" fo:text-shadow="none" style:text-line-through-type="none" style:text-underline-style="none" style:text-underline-color="font-color" style:font-name-complex="Lohit Devanagari" style:text-emphasize="none" style:text-outline="false" style:font-weight-complex="normal" style:language-asian="ko" style:country-asian="KR" style:language-complex="hi" style:country-complex="IN" style:font-style-complex="normal" style:text-line-through-mode="continuous" style:font-style-asian="normal" fo:font-weight="normal" fo:font-style="normal" style:font-name="Noto Sans CJK KR1" style:font-name-asian="Noto Sans CJK KR1"/>
    </style:style>
    <style:style style:name="T496" style:family="text">
      <style:text-properties style:text-outline="false" style:font-name-asian="돋움" style:font-relief="none" style:font-style-complex="normal" style:font-weight-complex="normal" style:text-overline-style="none" style:text-overline-color="font-color" style:font-name="돋움" style:text-position="0% 100%" style:font-style-asian="normal" style:text-line-through-mode="continuous" fo:text-shadow="none" fo:font-style="normal" style:text-line-through-type="none" style:language-asian="ko" style:country-asian="KR" style:language-complex="hi" style:country-complex="IN" fo:font-size="10pt" fo:font-weight="normal" style:font-name-complex="Lohit Devanagari" style:font-size-complex="10pt" style:text-emphasize="none" style:text-underline-style="none" style:text-underline-color="font-color" fo:language="en" fo:country="US" style:font-size-asian="10pt" style:font-weight-asian="normal"/>
    </style:style>
    <style:style style:name="T497" style:family="text">
      <style:text-properties style:text-outline="false" style:font-relief="none" style:font-style-complex="normal" style:font-weight-complex="normal" style:text-overline-style="none" style:text-overline-color="font-color" style:text-position="0% 100%" style:font-style-asian="normal" style:text-line-through-mode="continuous" fo:text-shadow="none" fo:font-style="normal" style:text-line-through-type="none" style:language-asian="ko" style:country-asian="KR" style:language-complex="hi" style:country-complex="IN" fo:font-size="10pt" fo:font-weight="normal" style:font-name-complex="Lohit Devanagari" style:font-size-complex="10pt" style:text-emphasize="none" style:text-underline-style="none" style:text-underline-color="font-color" fo:language="en" fo:country="US" style:font-size-asian="10pt" style:font-weight-asian="normal" style:font-name-asian="Noto Sans CJK KR1" style:font-name="Noto Sans CJK KR1"/>
    </style:style>
    <style:style style:name="T498" style:family="text">
      <style:text-properties style:text-outline="false" style:font-relief="none" style:font-style-complex="normal" style:font-weight-complex="normal" style:text-overline-style="none" style:text-overline-color="font-color" style:text-position="0% 100%" style:font-style-asian="normal" style:text-line-through-mode="continuous" fo:text-shadow="none" fo:font-style="normal" style:text-line-through-type="none" style:language-asian="ko" style:country-asian="KR" style:language-complex="hi" style:country-complex="IN" fo:font-size="10pt" fo:font-weight="normal" style:font-name-complex="Lohit Devanagari" style:font-size-complex="10pt" style:text-emphasize="none" style:text-underline-style="none" style:text-underline-color="font-color" fo:language="en" fo:country="US" style:font-size-asian="10pt" style:font-weight-asian="normal" style:font-name="돋움" style:font-name-asian="돋움"/>
    </style:style>
    <style:style style:name="T499" style:family="text">
      <style:text-properties style:text-outline="false" style:font-relief="none" style:font-style-complex="normal" style:font-weight-complex="normal" style:text-overline-style="none" style:text-overline-color="font-color" style:text-position="0% 100%" style:font-style-asian="normal" style:text-line-through-mode="continuous" fo:text-shadow="none" fo:font-style="normal" style:text-line-through-type="none" style:language-asian="ko" style:country-asian="KR" style:language-complex="hi" style:country-complex="IN" fo:font-size="10pt" fo:font-weight="normal" style:font-name-complex="Lohit Devanagari" style:font-size-complex="10pt" style:text-emphasize="none" style:text-underline-style="none" style:text-underline-color="font-color" fo:language="en" fo:country="US" style:font-size-asian="10pt" style:font-weight-asian="normal" style:font-name="Noto Sans CJK KR1" style:font-name-asian="Noto Sans CJK KR1"/>
    </style:style>
    <style:style style:name="T500" style:family="text">
      <style:text-properties style:text-outline="false" style:font-relief="none" style:font-style-complex="normal" style:font-weight-complex="normal" style:text-overline-style="none" style:text-overline-color="font-color" style:text-position="0% 100%" style:font-style-asian="normal" style:text-line-through-mode="continuous" fo:text-shadow="none" fo:font-style="normal" style:text-line-through-type="none" style:language-asian="ko" style:country-asian="KR" style:language-complex="hi" style:country-complex="IN" fo:font-size="10pt" fo:font-weight="normal" style:font-name-complex="Lohit Devanagari" style:font-size-complex="10pt" style:text-emphasize="none" style:text-underline-style="none" style:text-underline-color="font-color" fo:language="en" fo:country="US" style:font-size-asian="10pt" style:font-weight-asian="normal" style:font-name-asian="돋움" style:font-name="돋움"/>
    </style:style>
    <style:style style:name="T501" style:family="text">
      <style:text-properties style:font-weight-asian="normal" style:font-name-complex="Lohit Devanagari" style:language-complex="hi" style:country-complex="IN" style:font-relief="none" style:font-weight-complex="normal" fo:text-shadow="none" fo:font-size="10pt" style:text-overline-style="none" style:text-overline-color="font-color" fo:font-style="normal" style:font-size-asian="10pt" style:text-line-through-type="none" style:font-name="돋움" style:font-size-complex="10pt" style:text-line-through-mode="continuous" fo:language="en" fo:country="US" style:text-emphasize="none" style:font-style-complex="normal" style:font-name-asian="돋움" style:text-outline="false" style:language-asian="ko" style:country-asian="KR" style:text-position="0% 100%" fo:font-weight="normal" style:text-underline-style="none" style:text-underline-color="font-color" style:font-style-asian="normal"/>
    </style:style>
    <style:style style:name="T502" style:family="text">
      <style:text-properties style:font-weight-asian="normal" style:font-name-complex="Lohit Devanagari" style:language-complex="hi" style:country-complex="IN" style:font-relief="none" style:font-weight-complex="normal" fo:text-shadow="none" fo:font-size="10pt" style:text-overline-style="none" style:text-overline-color="font-color" fo:font-style="normal" style:font-size-asian="10pt" style:text-line-through-type="none" style:font-size-complex="10pt" style:text-line-through-mode="continuous" fo:language="en" fo:country="US" style:text-emphasize="none" style:font-style-complex="normal" style:text-outline="false" style:language-asian="ko" style:country-asian="KR" style:text-position="0% 100%" fo:font-weight="normal" style:text-underline-style="none" style:text-underline-color="font-color" style:font-style-asian="normal" style:font-name="Noto Sans CJK KR1" style:font-name-asian="Noto Sans CJK KR1"/>
    </style:style>
    <style:style style:name="T503" style:family="text">
      <style:text-properties style:font-weight-asian="normal" style:font-name-complex="Lohit Devanagari" style:language-complex="hi" style:country-complex="IN" style:font-relief="none" style:font-weight-complex="normal" fo:text-shadow="none" fo:font-size="10pt" style:text-overline-style="none" style:text-overline-color="font-color" fo:font-style="normal" style:font-size-asian="10pt" style:text-line-through-type="none" style:font-size-complex="10pt" style:text-line-through-mode="continuous" fo:language="en" fo:country="US" style:text-emphasize="none" style:font-style-complex="normal" style:text-outline="false" style:language-asian="ko" style:country-asian="KR" style:text-position="0% 100%" fo:font-weight="normal" style:text-underline-style="none" style:text-underline-color="font-color" style:font-style-asian="normal" style:font-name="돋움" style:font-name-asian="돋움"/>
    </style:style>
    <style:style style:name="T504" style:family="text">
      <style:text-properties style:font-weight-asian="normal" style:font-name-complex="Lohit Devanagari" style:language-complex="hi" style:country-complex="IN" style:font-relief="none" style:font-weight-complex="normal" fo:text-shadow="none" fo:font-size="10pt" style:text-overline-style="none" style:text-overline-color="font-color" fo:font-style="normal" style:font-size-asian="10pt" style:text-line-through-type="none" style:font-size-complex="10pt" style:text-line-through-mode="continuous" fo:language="en" fo:country="US" style:text-emphasize="none" style:font-style-complex="normal" style:text-outline="false" style:language-asian="ko" style:country-asian="KR" style:text-position="0% 100%" fo:font-weight="normal" style:text-underline-style="none" style:text-underline-color="font-color" style:font-style-asian="normal" style:font-name-asian="Noto Sans CJK KR1" style:font-name="Noto Sans CJK KR1"/>
    </style:style>
    <style:style style:name="T505" style:family="text">
      <style:text-properties style:font-weight-asian="normal" style:font-name-complex="Lohit Devanagari" style:language-complex="hi" style:country-complex="IN" style:font-relief="none" style:font-weight-complex="normal" fo:text-shadow="none" fo:font-size="10pt" style:text-overline-style="none" style:text-overline-color="font-color" fo:font-style="normal" style:font-size-asian="10pt" style:text-line-through-type="none" style:font-size-complex="10pt" style:text-line-through-mode="continuous" fo:language="en" fo:country="US" style:text-emphasize="none" style:font-style-complex="normal" style:text-outline="false" style:language-asian="ko" style:country-asian="KR" style:text-position="0% 100%" fo:font-weight="normal" style:text-underline-style="none" style:text-underline-color="font-color" style:font-style-asian="normal" style:font-name-asian="돋움" style:font-name="돋움"/>
    </style:style>
    <style:style style:name="T506" style:family="text">
      <style:text-properties style:font-name="돋움" fo:text-shadow="none" style:font-weight-asian="normal" fo:font-style="normal" style:language-asian="ko" style:country-asian="KR" style:text-position="0% 100%" style:language-complex="hi" style:country-complex="IN" style:text-overline-style="none" style:text-overline-color="font-color" fo:font-size="10pt" style:font-relief="none" style:text-line-through-type="none" style:font-weight-complex="normal" fo:language="en" fo:country="US" style:font-name-asian="돋움" style:text-outline="false" style:font-style-asian="normal" style:text-emphasize="none" style:font-name-complex="Lohit Devanagari" style:font-size-asian="10pt" style:font-size-complex="10pt" fo:font-weight="normal" style:text-underline-style="none" style:text-underline-color="font-color" style:text-line-through-mode="continuous" style:font-style-complex="normal"/>
    </style:style>
    <style:style style:name="T507" style:family="text">
      <style:text-properties fo:text-shadow="none" style:font-weight-asian="normal" fo:font-style="normal" style:language-asian="ko" style:country-asian="KR" style:text-position="0% 100%" style:language-complex="hi" style:country-complex="IN" style:text-overline-style="none" style:text-overline-color="font-color" fo:font-size="10pt" style:font-relief="none" style:text-line-through-type="none" style:font-weight-complex="normal" fo:language="en" fo:country="US" style:text-outline="false" style:font-style-asian="normal" style:text-emphasize="none" style:font-name-complex="Lohit Devanagari" style:font-size-asian="10pt" style:font-size-complex="10pt" fo:font-weight="normal" style:text-underline-style="none" style:text-underline-color="font-color" style:text-line-through-mode="continuous" style:font-style-complex="normal" style:font-name="Noto Sans CJK KR1" style:font-name-asian="Noto Sans CJK KR1"/>
    </style:style>
    <style:style style:name="T508" style:family="text">
      <style:text-properties fo:text-shadow="none" style:font-weight-asian="normal" fo:font-style="normal" style:language-asian="ko" style:country-asian="KR" style:text-position="0% 100%" style:language-complex="hi" style:country-complex="IN" style:text-overline-style="none" style:text-overline-color="font-color" fo:font-size="10pt" style:font-relief="none" style:text-line-through-type="none" style:font-weight-complex="normal" fo:language="en" fo:country="US" style:text-outline="false" style:font-style-asian="normal" style:text-emphasize="none" style:font-name-complex="Lohit Devanagari" style:font-size-asian="10pt" style:font-size-complex="10pt" fo:font-weight="normal" style:text-underline-style="none" style:text-underline-color="font-color" style:text-line-through-mode="continuous" style:font-style-complex="normal" style:font-name-asian="돋움" style:font-name="돋움"/>
    </style:style>
    <style:style style:name="T509" style:family="text">
      <style:text-properties fo:text-shadow="none" style:font-weight-asian="normal" fo:font-style="normal" style:language-asian="ko" style:country-asian="KR" style:text-position="0% 100%" style:language-complex="hi" style:country-complex="IN" style:text-overline-style="none" style:text-overline-color="font-color" fo:font-size="10pt" style:font-relief="none" style:text-line-through-type="none" style:font-weight-complex="normal" fo:language="en" fo:country="US" style:text-outline="false" style:font-style-asian="normal" style:text-emphasize="none" style:font-name-complex="Lohit Devanagari" style:font-size-asian="10pt" style:font-size-complex="10pt" fo:font-weight="normal" style:text-underline-style="none" style:text-underline-color="font-color" style:text-line-through-mode="continuous" style:font-style-complex="normal" style:font-name-asian="Noto Sans CJK KR1" style:font-name="Noto Sans CJK KR1"/>
    </style:style>
    <style:style style:name="T510" style:family="text">
      <style:text-properties fo:text-shadow="none" style:font-weight-asian="normal" fo:font-style="normal" style:language-asian="ko" style:country-asian="KR" style:text-position="0% 100%" style:language-complex="hi" style:country-complex="IN" style:text-overline-style="none" style:text-overline-color="font-color" fo:font-size="10pt" style:font-relief="none" style:text-line-through-type="none" style:font-weight-complex="normal" fo:language="en" fo:country="US" style:text-outline="false" style:font-style-asian="normal" style:text-emphasize="none" style:font-name-complex="Lohit Devanagari" style:font-size-asian="10pt" style:font-size-complex="10pt" fo:font-weight="normal" style:text-underline-style="none" style:text-underline-color="font-color" style:text-line-through-mode="continuous" style:font-style-complex="normal" style:font-name="돋움" style:font-name-asian="돋움"/>
    </style:style>
    <style:style style:name="T511" style:family="text">
      <style:text-properties style:font-style-complex="normal" style:font-name-asian="돋움" style:font-relief="none" style:font-style-asian="normal" fo:font-size="10pt" fo:font-style="normal" style:font-size-complex="10pt" style:font-size-asian="10pt" style:font-weight-asian="normal" fo:font-weight="normal" style:font-name="돋움" style:text-outline="false" fo:text-shadow="none" style:font-name-complex="Lohit Devanagari" style:font-weight-complex="normal" style:text-line-through-mode="continuous" style:text-line-through-type="none" fo:language="en" fo:country="US" style:language-complex="hi" style:country-complex="IN" style:text-underline-style="none" style:text-underline-color="font-color" style:text-emphasize="none" style:text-overline-style="none" style:text-overline-color="font-color" style:text-position="0% 100%" style:language-asian="ko" style:country-asian="KR"/>
    </style:style>
    <style:style style:name="T512" style:family="text">
      <style:text-properties style:font-style-complex="normal" style:font-relief="none" style:font-style-asian="normal" fo:font-size="10pt" fo:font-style="normal" style:font-size-complex="10pt" style:font-size-asian="10pt" style:font-weight-asian="normal" fo:font-weight="normal" style:text-outline="false" fo:text-shadow="none" style:font-name-complex="Lohit Devanagari" style:font-weight-complex="normal" style:text-line-through-mode="continuous" style:text-line-through-type="none" fo:language="en" fo:country="US" style:language-complex="hi" style:country-complex="IN" style:text-underline-style="none" style:text-underline-color="font-color" style:text-emphasize="none" style:text-overline-style="none" style:text-overline-color="font-color" style:text-position="0% 100%" style:language-asian="ko" style:country-asian="KR" style:font-name-asian="Noto Sans CJK KR1" style:font-name="Noto Sans CJK KR1"/>
    </style:style>
    <style:style style:name="T513" style:family="text">
      <style:text-properties style:font-style-complex="normal" style:font-relief="none" style:font-style-asian="normal" fo:font-size="10pt" fo:font-style="normal" style:font-size-complex="10pt" style:font-size-asian="10pt" style:font-weight-asian="normal" fo:font-weight="normal" style:text-outline="false" fo:text-shadow="none" style:font-name-complex="Lohit Devanagari" style:font-weight-complex="normal" style:text-line-through-mode="continuous" style:text-line-through-type="none" fo:language="en" fo:country="US" style:language-complex="hi" style:country-complex="IN" style:text-underline-style="none" style:text-underline-color="font-color" style:text-emphasize="none" style:text-overline-style="none" style:text-overline-color="font-color" style:text-position="0% 100%" style:language-asian="ko" style:country-asian="KR" style:font-name-asian="돋움" style:font-name="돋움"/>
    </style:style>
    <style:style style:name="T514" style:family="text">
      <style:text-properties style:font-style-complex="normal" style:font-relief="none" style:font-style-asian="normal" fo:font-size="10pt" fo:font-style="normal" style:font-size-complex="10pt" style:font-size-asian="10pt" style:font-weight-asian="normal" fo:font-weight="normal" style:text-outline="false" fo:text-shadow="none" style:font-name-complex="Lohit Devanagari" style:font-weight-complex="normal" style:text-line-through-mode="continuous" style:text-line-through-type="none" fo:language="en" fo:country="US" style:language-complex="hi" style:country-complex="IN" style:text-underline-style="none" style:text-underline-color="font-color" style:text-emphasize="none" style:text-overline-style="none" style:text-overline-color="font-color" style:text-position="0% 100%" style:language-asian="ko" style:country-asian="KR" style:font-name="Noto Sans CJK KR1" style:font-name-asian="Noto Sans CJK KR1"/>
    </style:style>
    <style:style style:name="T515" style:family="text">
      <style:text-properties style:font-style-complex="normal" style:font-relief="none" style:font-style-asian="normal" fo:font-size="10pt" fo:font-style="normal" style:font-size-complex="10pt" style:font-size-asian="10pt" style:font-weight-asian="normal" fo:font-weight="normal" style:text-outline="false" fo:text-shadow="none" style:font-name-complex="Lohit Devanagari" style:font-weight-complex="normal" style:text-line-through-mode="continuous" style:text-line-through-type="none" fo:language="en" fo:country="US" style:language-complex="hi" style:country-complex="IN" style:text-underline-style="none" style:text-underline-color="font-color" style:text-emphasize="none" style:text-overline-style="none" style:text-overline-color="font-color" style:text-position="0% 100%" style:language-asian="ko" style:country-asian="KR" style:font-name="돋움" style:font-name-asian="돋움"/>
    </style:style>
    <style:style style:name="T516" style:family="text">
      <style:text-properties style:font-weight-complex="normal" style:font-relief="none" style:text-outline="false" style:text-line-through-mode="continuous" fo:language="en" fo:country="US" fo:font-style="normal" fo:font-weight="normal" style:text-overline-style="none" style:text-overline-color="font-color" style:text-emphasize="none" style:font-weight-asian="normal" style:font-size-complex="10pt" fo:font-size="10pt" style:text-underline-style="none" style:text-underline-color="font-color" style:text-line-through-type="none" style:font-style-asian="normal" style:language-asian="ko" style:country-asian="KR" style:font-size-asian="10pt" style:font-name-complex="Lohit Devanagari" style:font-name="돋움" style:language-complex="hi" style:country-complex="IN" style:font-name-asian="돋움" style:text-position="0% 100%" style:font-style-complex="normal" fo:text-shadow="none"/>
    </style:style>
    <style:style style:name="T517" style:family="text">
      <style:text-properties style:font-weight-complex="normal" style:font-relief="none" style:text-outline="false" style:text-line-through-mode="continuous" fo:language="en" fo:country="US" fo:font-style="normal" fo:font-weight="normal" style:text-overline-style="none" style:text-overline-color="font-color" style:text-emphasize="none" style:font-weight-asian="normal" style:font-size-complex="10pt" fo:font-size="10pt" style:text-underline-style="none" style:text-underline-color="font-color" style:text-line-through-type="none" style:font-style-asian="normal" style:language-asian="ko" style:country-asian="KR" style:font-size-asian="10pt" style:font-name-complex="Lohit Devanagari" style:language-complex="hi" style:country-complex="IN" style:text-position="0% 100%" style:font-style-complex="normal" fo:text-shadow="none" style:font-name-asian="Noto Sans CJK KR1" style:font-name="Noto Sans CJK KR1"/>
    </style:style>
    <style:style style:name="T518" style:family="text">
      <style:text-properties style:font-weight-complex="normal" style:font-relief="none" style:text-outline="false" style:text-line-through-mode="continuous" fo:language="en" fo:country="US" fo:font-style="normal" fo:font-weight="normal" style:text-overline-style="none" style:text-overline-color="font-color" style:text-emphasize="none" style:font-weight-asian="normal" style:font-size-complex="10pt" fo:font-size="10pt" style:text-underline-style="none" style:text-underline-color="font-color" style:text-line-through-type="none" style:font-style-asian="normal" style:language-asian="ko" style:country-asian="KR" style:font-size-asian="10pt" style:font-name-complex="Lohit Devanagari" style:language-complex="hi" style:country-complex="IN" style:text-position="0% 100%" style:font-style-complex="normal" fo:text-shadow="none" style:font-name-asian="돋움" style:font-name="돋움"/>
    </style:style>
    <style:style style:name="T519" style:family="text">
      <style:text-properties style:font-weight-complex="normal" style:font-relief="none" style:text-outline="false" style:text-line-through-mode="continuous" fo:language="en" fo:country="US" fo:font-style="normal" fo:font-weight="normal" style:text-overline-style="none" style:text-overline-color="font-color" style:text-emphasize="none" style:font-weight-asian="normal" style:font-size-complex="10pt" fo:font-size="10pt" style:text-underline-style="none" style:text-underline-color="font-color" style:text-line-through-type="none" style:font-style-asian="normal" style:language-asian="ko" style:country-asian="KR" style:font-size-asian="10pt" style:font-name-complex="Lohit Devanagari" style:language-complex="hi" style:country-complex="IN" style:text-position="0% 100%" style:font-style-complex="normal" fo:text-shadow="none" style:font-name="돋움" style:font-name-asian="돋움"/>
    </style:style>
    <style:style style:name="T520" style:family="text">
      <style:text-properties style:font-weight-complex="normal" style:font-relief="none" style:text-outline="false" style:text-line-through-mode="continuous" fo:language="en" fo:country="US" fo:font-style="normal" fo:font-weight="normal" style:text-overline-style="none" style:text-overline-color="font-color" style:text-emphasize="none" style:font-weight-asian="normal" style:font-size-complex="10pt" fo:font-size="10pt" style:text-underline-style="none" style:text-underline-color="font-color" style:text-line-through-type="none" style:font-style-asian="normal" style:language-asian="ko" style:country-asian="KR" style:font-size-asian="10pt" style:font-name-complex="Lohit Devanagari" style:language-complex="hi" style:country-complex="IN" style:text-position="0% 100%" style:font-style-complex="normal" fo:text-shadow="none" style:font-name="Noto Sans CJK KR1" style:font-name-asian="Noto Sans CJK KR1"/>
    </style:style>
    <style:style style:name="T521" style:family="text">
      <style:text-properties style:font-weight-complex="normal" style:font-name="돋움" style:font-name-asian="돋움" style:font-relief="none" style:text-line-through-mode="continuous" style:font-name-complex="Lohit Devanagari" fo:language="en" fo:country="US" style:text-outline="false" style:language-complex="hi" style:country-complex="IN" style:language-asian="ko" style:country-asian="KR" style:font-size-complex="10pt" style:text-emphasize="none" style:font-style-complex="normal" style:font-size-asian="10pt" style:font-weight-asian="normal" style:text-underline-style="none" style:text-underline-color="font-color" style:text-overline-style="none" style:text-overline-color="font-color" style:text-line-through-type="none" style:font-style-asian="normal" style:text-position="0% 100%" fo:font-size="10pt" fo:font-style="normal" fo:text-shadow="none" fo:font-weight="normal"/>
    </style:style>
    <style:style style:name="T522" style:family="text">
      <style:text-properties style:font-weight-complex="normal" style:font-relief="none" style:text-line-through-mode="continuous" style:font-name-complex="Lohit Devanagari" fo:language="en" fo:country="US" style:text-outline="false" style:language-complex="hi" style:country-complex="IN" style:language-asian="ko" style:country-asian="KR" style:font-size-complex="10pt" style:text-emphasize="none" style:font-style-complex="normal" style:font-size-asian="10pt" style:font-weight-asian="normal" style:text-underline-style="none" style:text-underline-color="font-color" style:text-overline-style="none" style:text-overline-color="font-color" style:text-line-through-type="none" style:font-style-asian="normal" style:text-position="0% 100%" fo:font-size="10pt" fo:font-style="normal" fo:text-shadow="none" fo:font-weight="normal" style:font-name-asian="Noto Sans CJK KR1" style:font-name="Noto Sans CJK KR1"/>
    </style:style>
    <style:style style:name="T523" style:family="text">
      <style:text-properties style:font-weight-complex="normal" style:font-relief="none" style:text-line-through-mode="continuous" style:font-name-complex="Lohit Devanagari" fo:language="en" fo:country="US" style:text-outline="false" style:language-complex="hi" style:country-complex="IN" style:language-asian="ko" style:country-asian="KR" style:font-size-complex="10pt" style:text-emphasize="none" style:font-style-complex="normal" style:font-size-asian="10pt" style:font-weight-asian="normal" style:text-underline-style="none" style:text-underline-color="font-color" style:text-overline-style="none" style:text-overline-color="font-color" style:text-line-through-type="none" style:font-style-asian="normal" style:text-position="0% 100%" fo:font-size="10pt" fo:font-style="normal" fo:text-shadow="none" fo:font-weight="normal" style:font-name-asian="돋움" style:font-name="돋움"/>
    </style:style>
    <style:style style:name="T524" style:family="text">
      <style:text-properties style:font-weight-complex="normal" style:font-relief="none" style:text-line-through-mode="continuous" style:font-name-complex="Lohit Devanagari" fo:language="en" fo:country="US" style:text-outline="false" style:language-complex="hi" style:country-complex="IN" style:language-asian="ko" style:country-asian="KR" style:font-size-complex="10pt" style:text-emphasize="none" style:font-style-complex="normal" style:font-size-asian="10pt" style:font-weight-asian="normal" style:text-underline-style="none" style:text-underline-color="font-color" style:text-overline-style="none" style:text-overline-color="font-color" style:text-line-through-type="none" style:font-style-asian="normal" style:text-position="0% 100%" fo:font-size="10pt" fo:font-style="normal" fo:text-shadow="none" fo:font-weight="normal" style:font-name="Noto Sans CJK KR1" style:font-name-asian="Noto Sans CJK KR1"/>
    </style:style>
    <style:style style:name="T525" style:family="text">
      <style:text-properties style:font-weight-complex="normal" style:font-relief="none" style:text-line-through-mode="continuous" style:font-name-complex="Lohit Devanagari" fo:language="en" fo:country="US" style:text-outline="false" style:language-complex="hi" style:country-complex="IN" style:language-asian="ko" style:country-asian="KR" style:font-size-complex="10pt" style:text-emphasize="none" style:font-style-complex="normal" style:font-size-asian="10pt" style:font-weight-asian="normal" style:text-underline-style="none" style:text-underline-color="font-color" style:text-overline-style="none" style:text-overline-color="font-color" style:text-line-through-type="none" style:font-style-asian="normal" style:text-position="0% 100%" fo:font-size="10pt" fo:font-style="normal" fo:text-shadow="none" fo:font-weight="normal" style:font-name="돋움" style:font-name-asian="돋움"/>
    </style:style>
    <style:style style:name="T526" style:family="text">
      <style:text-properties style:font-style-asian="normal" style:font-weight-asian="normal" style:language-asian="ko" style:country-asian="KR" style:font-size-asian="10pt" style:font-name-complex="Lohit Devanagari" style:font-name="돋움" fo:font-style="normal" style:text-underline-style="none" style:text-underline-color="font-color" style:text-outline="false" style:text-overline-style="none" style:text-overline-color="font-color" style:font-weight-complex="normal" fo:language="en" fo:country="US" style:font-name-asian="돋움" style:language-complex="hi" style:country-complex="IN" style:text-line-through-type="none" style:font-style-complex="normal" style:text-emphasize="none" style:font-size-complex="10pt" style:text-line-through-mode="continuous" fo:font-size="10pt" fo:font-weight="normal" style:text-position="0% 100%" style:font-relief="none" fo:text-shadow="none"/>
    </style:style>
    <style:style style:name="T527" style:family="text">
      <style:text-properties style:font-style-asian="normal" style:font-weight-asian="normal" style:language-asian="ko" style:country-asian="KR" style:font-size-asian="10pt" style:font-name-complex="Lohit Devanagari" fo:font-style="normal" style:text-underline-style="none" style:text-underline-color="font-color" style:text-outline="false" style:text-overline-style="none" style:text-overline-color="font-color" style:font-weight-complex="normal" fo:language="en" fo:country="US" style:language-complex="hi" style:country-complex="IN" style:text-line-through-type="none" style:font-style-complex="normal" style:text-emphasize="none" style:font-size-complex="10pt" style:text-line-through-mode="continuous" fo:font-size="10pt" fo:font-weight="normal" style:text-position="0% 100%" style:font-relief="none" fo:text-shadow="none" style:font-name="Noto Sans CJK KR1" style:font-name-asian="Noto Sans CJK KR1"/>
    </style:style>
    <style:style style:name="T528" style:family="text">
      <style:text-properties style:font-style-asian="normal" style:font-weight-asian="normal" style:language-asian="ko" style:country-asian="KR" style:font-size-asian="10pt" style:font-name-complex="Lohit Devanagari" fo:font-style="normal" style:text-underline-style="none" style:text-underline-color="font-color" style:text-outline="false" style:text-overline-style="none" style:text-overline-color="font-color" style:font-weight-complex="normal" fo:language="en" fo:country="US" style:language-complex="hi" style:country-complex="IN" style:text-line-through-type="none" style:font-style-complex="normal" style:text-emphasize="none" style:font-size-complex="10pt" style:text-line-through-mode="continuous" fo:font-size="10pt" fo:font-weight="normal" style:text-position="0% 100%" style:font-relief="none" fo:text-shadow="none" style:font-name-asian="돋움" style:font-name="돋움"/>
    </style:style>
    <style:style style:name="T529" style:family="text">
      <style:text-properties style:font-style-asian="normal" style:font-weight-asian="normal" style:language-asian="ko" style:country-asian="KR" style:font-size-asian="10pt" style:font-name-complex="Lohit Devanagari" fo:font-style="normal" style:text-underline-style="none" style:text-underline-color="font-color" style:text-outline="false" style:text-overline-style="none" style:text-overline-color="font-color" style:font-weight-complex="normal" fo:language="en" fo:country="US" style:language-complex="hi" style:country-complex="IN" style:text-line-through-type="none" style:font-style-complex="normal" style:text-emphasize="none" style:font-size-complex="10pt" style:text-line-through-mode="continuous" fo:font-size="10pt" fo:font-weight="normal" style:text-position="0% 100%" style:font-relief="none" fo:text-shadow="none" style:font-name-asian="Noto Sans CJK KR1" style:font-name="Noto Sans CJK KR1"/>
    </style:style>
    <style:style style:name="T530" style:family="text">
      <style:text-properties style:font-style-asian="normal" style:font-weight-asian="normal" style:language-asian="ko" style:country-asian="KR" style:font-size-asian="10pt" style:font-name-complex="Lohit Devanagari" fo:font-style="normal" style:text-underline-style="none" style:text-underline-color="font-color" style:text-outline="false" style:text-overline-style="none" style:text-overline-color="font-color" style:font-weight-complex="normal" fo:language="en" fo:country="US" style:language-complex="hi" style:country-complex="IN" style:text-line-through-type="none" style:font-style-complex="normal" style:text-emphasize="none" style:font-size-complex="10pt" style:text-line-through-mode="continuous" fo:font-size="10pt" fo:font-weight="normal" style:text-position="0% 100%" style:font-relief="none" fo:text-shadow="none" style:font-name="돋움" style:font-name-asian="돋움"/>
    </style:style>
    <style:style style:name="T531" style:family="text">
      <style:text-properties style:text-overline-style="none" style:text-overline-color="font-color" style:font-weight-asian="normal" style:font-style-complex="normal" style:font-size-complex="10pt" style:font-style-asian="normal" style:language-complex="hi" style:country-complex="IN" fo:font-style="normal" style:language-asian="ko" style:country-asian="KR" style:text-position="0% 100%" fo:language="en" fo:country="US" style:text-emphasize="none" style:font-relief="none" fo:font-weight="normal" style:font-name-asian="돋움" style:text-line-through-mode="continuous" fo:font-size="10pt" fo:text-shadow="none" style:font-weight-complex="normal" style:font-name="돋움" style:font-name-complex="Lohit Devanagari" style:font-size-asian="10pt" style:text-line-through-type="none" style:text-outline="false" style:text-underline-style="none" style:text-underline-color="font-color"/>
    </style:style>
    <style:style style:name="T532" style:family="text">
      <style:text-properties style:text-overline-style="none" style:text-overline-color="font-color" style:font-weight-asian="normal" style:font-style-complex="normal" style:font-size-complex="10pt" style:font-style-asian="normal" style:language-complex="hi" style:country-complex="IN" fo:font-style="normal" style:language-asian="ko" style:country-asian="KR" style:text-position="0% 100%" fo:language="en" fo:country="US" style:text-emphasize="none" style:font-relief="none" fo:font-weight="normal" style:text-line-through-mode="continuous" fo:font-size="10pt" fo:text-shadow="none" style:font-weight-complex="normal" style:font-name-complex="Lohit Devanagari" style:font-size-asian="10pt" style:text-line-through-type="none" style:text-outline="false" style:text-underline-style="none" style:text-underline-color="font-color" style:font-name-asian="Noto Sans CJK KR1" style:font-name="Noto Sans CJK KR1"/>
    </style:style>
    <style:style style:name="T533" style:family="text">
      <style:text-properties style:text-overline-style="none" style:text-overline-color="font-color" style:font-weight-asian="normal" style:font-style-complex="normal" style:font-size-complex="10pt" style:font-style-asian="normal" style:language-complex="hi" style:country-complex="IN" fo:font-style="normal" style:language-asian="ko" style:country-asian="KR" style:text-position="0% 100%" fo:language="en" fo:country="US" style:text-emphasize="none" style:font-relief="none" fo:font-weight="normal" style:text-line-through-mode="continuous" fo:font-size="10pt" fo:text-shadow="none" style:font-weight-complex="normal" style:font-name-complex="Lohit Devanagari" style:font-size-asian="10pt" style:text-line-through-type="none" style:text-outline="false" style:text-underline-style="none" style:text-underline-color="font-color" style:font-name="돋움" style:font-name-asian="돋움"/>
    </style:style>
    <style:style style:name="T534" style:family="text">
      <style:text-properties style:text-overline-style="none" style:text-overline-color="font-color" style:font-weight-asian="normal" style:font-style-complex="normal" style:font-size-complex="10pt" style:font-style-asian="normal" style:language-complex="hi" style:country-complex="IN" fo:font-style="normal" style:language-asian="ko" style:country-asian="KR" style:text-position="0% 100%" fo:language="en" fo:country="US" style:text-emphasize="none" style:font-relief="none" fo:font-weight="normal" style:text-line-through-mode="continuous" fo:font-size="10pt" fo:text-shadow="none" style:font-weight-complex="normal" style:font-name-complex="Lohit Devanagari" style:font-size-asian="10pt" style:text-line-through-type="none" style:text-outline="false" style:text-underline-style="none" style:text-underline-color="font-color" style:font-name="Noto Sans CJK KR1" style:font-name-asian="Noto Sans CJK KR1"/>
    </style:style>
    <style:style style:name="T535" style:family="text">
      <style:text-properties style:text-overline-style="none" style:text-overline-color="font-color" style:font-weight-asian="normal" style:font-style-complex="normal" style:font-size-complex="10pt" style:font-style-asian="normal" style:language-complex="hi" style:country-complex="IN" fo:font-style="normal" style:language-asian="ko" style:country-asian="KR" style:text-position="0% 100%" fo:language="en" fo:country="US" style:text-emphasize="none" style:font-relief="none" fo:font-weight="normal" style:text-line-through-mode="continuous" fo:font-size="10pt" fo:text-shadow="none" style:font-weight-complex="normal" style:font-name-complex="Lohit Devanagari" style:font-size-asian="10pt" style:text-line-through-type="none" style:text-outline="false" style:text-underline-style="none" style:text-underline-color="font-color" style:font-name-asian="돋움" style:font-name="돋움"/>
    </style:style>
    <style:style style:name="T536" style:family="text">
      <style:text-properties fo:language="en" fo:country="US" fo:font-size="10pt" style:font-weight-complex="normal" style:text-underline-style="none" style:text-underline-color="font-color" fo:font-style="normal" style:font-weight-asian="normal" fo:font-weight="normal" style:text-emphasize="none" style:font-style-asian="normal" style:font-name="돋움" style:font-size-complex="10pt" style:language-complex="hi" style:country-complex="IN" style:font-name-complex="Lohit Devanagari" style:text-line-through-mode="continuous" style:font-size-asian="10pt" style:text-line-through-type="none" style:font-relief="none" style:text-overline-style="none" style:text-overline-color="font-color" style:text-position="0% 100%" style:font-name-asian="돋움" fo:text-shadow="none" style:text-outline="false" style:font-style-complex="normal" style:language-asian="ko" style:country-asian="KR"/>
    </style:style>
    <style:style style:name="T537" style:family="text">
      <style:text-properties fo:language="en" fo:country="US" fo:font-size="10pt" style:font-weight-complex="normal" style:text-underline-style="none" style:text-underline-color="font-color" fo:font-style="normal" style:font-weight-asian="normal" fo:font-weight="normal" style:text-emphasize="none" style:font-style-asian="normal" style:font-size-complex="10pt" style:language-complex="hi" style:country-complex="IN" style:font-name-complex="Lohit Devanagari" style:text-line-through-mode="continuous" style:font-size-asian="10pt" style:text-line-through-type="none" style:font-relief="none" style:text-overline-style="none" style:text-overline-color="font-color" style:text-position="0% 100%" fo:text-shadow="none" style:text-outline="false" style:font-style-complex="normal" style:language-asian="ko" style:country-asian="KR" style:font-name="Noto Sans CJK KR1" style:font-name-asian="Noto Sans CJK KR1"/>
    </style:style>
    <style:style style:name="T538" style:family="text">
      <style:text-properties fo:language="en" fo:country="US" fo:font-size="10pt" style:font-weight-complex="normal" style:text-underline-style="none" style:text-underline-color="font-color" fo:font-style="normal" style:font-weight-asian="normal" fo:font-weight="normal" style:text-emphasize="none" style:font-style-asian="normal" style:font-size-complex="10pt" style:language-complex="hi" style:country-complex="IN" style:font-name-complex="Lohit Devanagari" style:text-line-through-mode="continuous" style:font-size-asian="10pt" style:text-line-through-type="none" style:font-relief="none" style:text-overline-style="none" style:text-overline-color="font-color" style:text-position="0% 100%" fo:text-shadow="none" style:text-outline="false" style:font-style-complex="normal" style:language-asian="ko" style:country-asian="KR" style:font-name="돋움" style:font-name-asian="돋움"/>
    </style:style>
    <style:style style:name="T539" style:family="text">
      <style:text-properties fo:language="en" fo:country="US" fo:font-size="10pt" style:font-weight-complex="normal" style:text-underline-style="none" style:text-underline-color="font-color" fo:font-style="normal" style:font-weight-asian="normal" fo:font-weight="normal" style:text-emphasize="none" style:font-style-asian="normal" style:font-size-complex="10pt" style:language-complex="hi" style:country-complex="IN" style:font-name-complex="Lohit Devanagari" style:text-line-through-mode="continuous" style:font-size-asian="10pt" style:text-line-through-type="none" style:font-relief="none" style:text-overline-style="none" style:text-overline-color="font-color" style:text-position="0% 100%" fo:text-shadow="none" style:text-outline="false" style:font-style-complex="normal" style:language-asian="ko" style:country-asian="KR" style:font-name-asian="Noto Sans CJK KR1" style:font-name="Noto Sans CJK KR1"/>
    </style:style>
    <style:style style:name="T540" style:family="text">
      <style:text-properties fo:language="en" fo:country="US" fo:font-size="10pt" style:font-weight-complex="normal" style:text-underline-style="none" style:text-underline-color="font-color" fo:font-style="normal" style:font-weight-asian="normal" fo:font-weight="normal" style:text-emphasize="none" style:font-style-asian="normal" style:font-size-complex="10pt" style:language-complex="hi" style:country-complex="IN" style:font-name-complex="Lohit Devanagari" style:text-line-through-mode="continuous" style:font-size-asian="10pt" style:text-line-through-type="none" style:font-relief="none" style:text-overline-style="none" style:text-overline-color="font-color" style:text-position="0% 100%" fo:text-shadow="none" style:text-outline="false" style:font-style-complex="normal" style:language-asian="ko" style:country-asian="KR" style:font-name-asian="돋움" style:font-name="돋움"/>
    </style:style>
    <style:style style:name="T541" style:family="text">
      <style:text-properties style:font-name-complex="Lohit Devanagari" style:font-relief="none" style:text-overline-style="none" style:text-overline-color="font-color" style:language-asian="ko" style:country-asian="KR" fo:text-shadow="none" style:font-style-complex="normal" style:language-complex="hi" style:country-complex="IN" style:text-position="0% 100%" style:font-name="돋움" fo:font-size="10pt" style:font-name-asian="돋움" fo:font-weight="normal" style:font-weight-asian="normal" style:text-line-through-mode="continuous" style:font-weight-complex="normal" style:text-outline="false" style:text-underline-style="none" style:text-underline-color="font-color" style:font-size-complex="10pt" fo:font-style="normal" style:text-emphasize="none" style:text-line-through-type="none" style:font-size-asian="10pt" style:font-style-asian="normal" fo:language="en" fo:country="US"/>
    </style:style>
    <style:style style:name="T542" style:family="text">
      <style:text-properties style:font-name-complex="Lohit Devanagari" style:font-relief="none" style:text-overline-style="none" style:text-overline-color="font-color" style:language-asian="ko" style:country-asian="KR" fo:text-shadow="none" style:font-style-complex="normal" style:language-complex="hi" style:country-complex="IN" style:text-position="0% 100%" fo:font-size="10pt" fo:font-weight="normal" style:font-weight-asian="normal" style:text-line-through-mode="continuous" style:font-weight-complex="normal" style:text-outline="false" style:text-underline-style="none" style:text-underline-color="font-color" style:font-size-complex="10pt" fo:font-style="normal" style:text-emphasize="none" style:text-line-through-type="none" style:font-size-asian="10pt" style:font-style-asian="normal" fo:language="en" fo:country="US" style:font-name-asian="Noto Sans CJK KR1" style:font-name="Noto Sans CJK KR1"/>
    </style:style>
    <style:style style:name="T543" style:family="text">
      <style:text-properties style:font-name-complex="Lohit Devanagari" style:font-relief="none" style:text-overline-style="none" style:text-overline-color="font-color" style:language-asian="ko" style:country-asian="KR" fo:text-shadow="none" style:font-style-complex="normal" style:language-complex="hi" style:country-complex="IN" style:text-position="0% 100%" fo:font-size="10pt" fo:font-weight="normal" style:font-weight-asian="normal" style:text-line-through-mode="continuous" style:font-weight-complex="normal" style:text-outline="false" style:text-underline-style="none" style:text-underline-color="font-color" style:font-size-complex="10pt" fo:font-style="normal" style:text-emphasize="none" style:text-line-through-type="none" style:font-size-asian="10pt" style:font-style-asian="normal" fo:language="en" fo:country="US" style:font-name-asian="돋움" style:font-name="돋움"/>
    </style:style>
    <style:style style:name="T544" style:family="text">
      <style:text-properties style:font-name-complex="Lohit Devanagari" style:font-relief="none" style:text-overline-style="none" style:text-overline-color="font-color" style:language-asian="ko" style:country-asian="KR" fo:text-shadow="none" style:font-style-complex="normal" style:language-complex="hi" style:country-complex="IN" style:text-position="0% 100%" fo:font-size="10pt" fo:font-weight="normal" style:font-weight-asian="normal" style:text-line-through-mode="continuous" style:font-weight-complex="normal" style:text-outline="false" style:text-underline-style="none" style:text-underline-color="font-color" style:font-size-complex="10pt" fo:font-style="normal" style:text-emphasize="none" style:text-line-through-type="none" style:font-size-asian="10pt" style:font-style-asian="normal" fo:language="en" fo:country="US" style:font-name="돋움" style:font-name-asian="돋움"/>
    </style:style>
    <style:style style:name="T545" style:family="text">
      <style:text-properties style:font-name-complex="Lohit Devanagari" style:font-relief="none" style:text-overline-style="none" style:text-overline-color="font-color" style:language-asian="ko" style:country-asian="KR" fo:text-shadow="none" style:font-style-complex="normal" style:language-complex="hi" style:country-complex="IN" style:text-position="0% 100%" fo:font-size="10pt" fo:font-weight="normal" style:font-weight-asian="normal" style:text-line-through-mode="continuous" style:font-weight-complex="normal" style:text-outline="false" style:text-underline-style="none" style:text-underline-color="font-color" style:font-size-complex="10pt" fo:font-style="normal" style:text-emphasize="none" style:text-line-through-type="none" style:font-size-asian="10pt" style:font-style-asian="normal" fo:language="en" fo:country="US" style:font-name="Noto Sans CJK KR1" style:font-name-asian="Noto Sans CJK KR1"/>
    </style:style>
    <style:style style:name="T546" style:family="text">
      <style:text-properties fo:font-weight="normal" style:font-style-asian="normal" style:font-name-complex="Lohit Devanagari" style:font-name="돋움" style:font-style-complex="normal" style:font-relief="none" style:text-line-through-type="none" style:font-size-asian="10pt" fo:text-shadow="none" style:language-asian="ko" style:country-asian="KR" style:text-line-through-mode="continuous" style:text-overline-style="none" style:text-overline-color="font-color" style:language-complex="hi" style:country-complex="IN" style:text-emphasize="none" fo:language="en" fo:country="US" style:font-weight-asian="normal" style:text-position="0% 100%" style:text-underline-style="none" style:text-underline-color="font-color" style:font-size-complex="10pt" fo:font-size="10pt" style:font-name-asian="돋움" fo:font-style="normal" style:font-weight-complex="normal" style:text-outline="false"/>
    </style:style>
    <style:style style:name="T547" style:family="text">
      <style:text-properties fo:font-weight="normal" style:font-style-asian="normal" style:font-name-complex="Lohit Devanagari" style:font-style-complex="normal" style:font-relief="none" style:text-line-through-type="none" style:font-size-asian="10pt" fo:text-shadow="none" style:language-asian="ko" style:country-asian="KR" style:text-line-through-mode="continuous" style:text-overline-style="none" style:text-overline-color="font-color" style:language-complex="hi" style:country-complex="IN" style:text-emphasize="none" fo:language="en" fo:country="US" style:font-weight-asian="normal" style:text-position="0% 100%" style:text-underline-style="none" style:text-underline-color="font-color" style:font-size-complex="10pt" fo:font-size="10pt" fo:font-style="normal" style:font-weight-complex="normal" style:text-outline="false" style:font-name-asian="Noto Sans CJK KR1" style:font-name="Noto Sans CJK KR1"/>
    </style:style>
    <style:style style:name="T548" style:family="text">
      <style:text-properties fo:font-weight="normal" style:font-style-asian="normal" style:font-name-complex="Lohit Devanagari" style:font-style-complex="normal" style:font-relief="none" style:text-line-through-type="none" style:font-size-asian="10pt" fo:text-shadow="none" style:language-asian="ko" style:country-asian="KR" style:text-line-through-mode="continuous" style:text-overline-style="none" style:text-overline-color="font-color" style:language-complex="hi" style:country-complex="IN" style:text-emphasize="none" fo:language="en" fo:country="US" style:font-weight-asian="normal" style:text-position="0% 100%" style:text-underline-style="none" style:text-underline-color="font-color" style:font-size-complex="10pt" fo:font-size="10pt" fo:font-style="normal" style:font-weight-complex="normal" style:text-outline="false" style:font-name="돋움" style:font-name-asian="돋움"/>
    </style:style>
    <style:style style:name="T549" style:family="text">
      <style:text-properties fo:font-weight="normal" style:font-style-asian="normal" style:font-name-complex="Lohit Devanagari" style:font-style-complex="normal" style:font-relief="none" style:text-line-through-type="none" style:font-size-asian="10pt" fo:text-shadow="none" style:language-asian="ko" style:country-asian="KR" style:text-line-through-mode="continuous" style:text-overline-style="none" style:text-overline-color="font-color" style:language-complex="hi" style:country-complex="IN" style:text-emphasize="none" fo:language="en" fo:country="US" style:font-weight-asian="normal" style:text-position="0% 100%" style:text-underline-style="none" style:text-underline-color="font-color" style:font-size-complex="10pt" fo:font-size="10pt" fo:font-style="normal" style:font-weight-complex="normal" style:text-outline="false" style:font-name-asian="돋움" style:font-name="돋움"/>
    </style:style>
    <style:style style:name="T550" style:family="text">
      <style:text-properties fo:font-weight="normal" style:font-style-asian="normal" style:font-name-complex="Lohit Devanagari" style:font-style-complex="normal" style:font-relief="none" style:text-line-through-type="none" style:font-size-asian="10pt" fo:text-shadow="none" style:language-asian="ko" style:country-asian="KR" style:text-line-through-mode="continuous" style:text-overline-style="none" style:text-overline-color="font-color" style:language-complex="hi" style:country-complex="IN" style:text-emphasize="none" fo:language="en" fo:country="US" style:font-weight-asian="normal" style:text-position="0% 100%" style:text-underline-style="none" style:text-underline-color="font-color" style:font-size-complex="10pt" fo:font-size="10pt" fo:font-style="normal" style:font-weight-complex="normal" style:text-outline="false" style:font-name="Noto Sans CJK KR1" style:font-name-asian="Noto Sans CJK KR1"/>
    </style:style>
    <style:style style:name="T551" style:family="text">
      <style:text-properties style:font-style-complex="normal" fo:language="en" fo:country="US" style:font-weight-asian="normal" style:text-position="0% 100%" style:text-line-through-mode="continuous" style:font-name-complex="Lohit Devanagari" style:text-line-through-type="none" style:font-size-complex="10pt" style:font-name-asian="돋움" style:font-style-asian="normal" fo:font-size="10pt" style:text-overline-style="none" style:text-overline-color="font-color" style:font-relief="none" fo:text-shadow="none" style:text-outline="false" style:language-complex="hi" style:country-complex="IN" style:text-emphasize="none" fo:font-weight="normal" style:language-asian="ko" style:country-asian="KR" style:text-underline-style="none" style:text-underline-color="font-color" style:font-weight-complex="normal" style:font-size-asian="10pt" style:font-name="돋움" fo:font-style="normal"/>
    </style:style>
    <style:style style:name="T552" style:family="text">
      <style:text-properties style:font-style-complex="normal" fo:language="en" fo:country="US" style:font-weight-asian="normal" style:text-position="0% 100%" style:text-line-through-mode="continuous" style:font-name-complex="Lohit Devanagari" style:text-line-through-type="none" style:font-size-complex="10pt" style:font-style-asian="normal" fo:font-size="10pt" style:text-overline-style="none" style:text-overline-color="font-color" style:font-relief="none" fo:text-shadow="none" style:text-outline="false" style:language-complex="hi" style:country-complex="IN" style:text-emphasize="none" fo:font-weight="normal" style:language-asian="ko" style:country-asian="KR" style:text-underline-style="none" style:text-underline-color="font-color" style:font-weight-complex="normal" style:font-size-asian="10pt" fo:font-style="normal" style:font-name-asian="Noto Sans CJK KR1" style:font-name="Noto Sans CJK KR1"/>
    </style:style>
    <style:style style:name="T553" style:family="text">
      <style:text-properties style:font-style-complex="normal" fo:language="en" fo:country="US" style:font-weight-asian="normal" style:text-position="0% 100%" style:text-line-through-mode="continuous" style:font-name-complex="Lohit Devanagari" style:text-line-through-type="none" style:font-size-complex="10pt" style:font-style-asian="normal" fo:font-size="10pt" style:text-overline-style="none" style:text-overline-color="font-color" style:font-relief="none" fo:text-shadow="none" style:text-outline="false" style:language-complex="hi" style:country-complex="IN" style:text-emphasize="none" fo:font-weight="normal" style:language-asian="ko" style:country-asian="KR" style:text-underline-style="none" style:text-underline-color="font-color" style:font-weight-complex="normal" style:font-size-asian="10pt" fo:font-style="normal" style:font-name-asian="돋움" style:font-name="돋움"/>
    </style:style>
    <style:style style:name="T554" style:family="text">
      <style:text-properties style:font-style-complex="normal" fo:language="en" fo:country="US" style:font-weight-asian="normal" style:text-position="0% 100%" style:text-line-through-mode="continuous" style:font-name-complex="Lohit Devanagari" style:text-line-through-type="none" style:font-size-complex="10pt" style:font-style-asian="normal" fo:font-size="10pt" style:text-overline-style="none" style:text-overline-color="font-color" style:font-relief="none" fo:text-shadow="none" style:text-outline="false" style:language-complex="hi" style:country-complex="IN" style:text-emphasize="none" fo:font-weight="normal" style:language-asian="ko" style:country-asian="KR" style:text-underline-style="none" style:text-underline-color="font-color" style:font-weight-complex="normal" style:font-size-asian="10pt" fo:font-style="normal" style:font-name="돋움" style:font-name-asian="돋움"/>
    </style:style>
    <style:style style:name="T555" style:family="text">
      <style:text-properties style:font-style-complex="normal" fo:language="en" fo:country="US" style:font-weight-asian="normal" style:text-position="0% 100%" style:text-line-through-mode="continuous" style:font-name-complex="Lohit Devanagari" style:text-line-through-type="none" style:font-size-complex="10pt" style:font-style-asian="normal" fo:font-size="10pt" style:text-overline-style="none" style:text-overline-color="font-color" style:font-relief="none" fo:text-shadow="none" style:text-outline="false" style:language-complex="hi" style:country-complex="IN" style:text-emphasize="none" fo:font-weight="normal" style:language-asian="ko" style:country-asian="KR" style:text-underline-style="none" style:text-underline-color="font-color" style:font-weight-complex="normal" style:font-size-asian="10pt" fo:font-style="normal" style:font-name="Noto Sans CJK KR1" style:font-name-asian="Noto Sans CJK KR1"/>
    </style:style>
    <style:style style:name="T556" style:family="text">
      <style:text-properties style:font-style-complex="normal" style:font-name="돋움" style:font-relief="none" style:font-weight-complex="normal" style:text-line-through-type="none" style:font-name-asian="돋움" style:font-size-complex="10pt" style:font-size-asian="10pt" fo:font-size="10pt" style:text-overline-style="none" style:text-overline-color="font-color" style:text-position="0% 100%" fo:font-style="normal" style:language-asian="ko" style:country-asian="KR" fo:language="en" fo:country="US" fo:text-shadow="none" style:font-style-asian="normal" style:font-weight-asian="normal" style:text-outline="false" style:language-complex="hi" style:country-complex="IN" style:text-emphasize="none" style:text-underline-style="none" style:text-underline-color="font-color" fo:font-weight="normal" style:text-line-through-mode="continuous" style:font-name-complex="Lohit Devanagari"/>
    </style:style>
    <style:style style:name="T557" style:family="text">
      <style:text-properties style:font-style-complex="normal" style:font-relief="none" style:font-weight-complex="normal" style:text-line-through-type="none" style:font-size-complex="10pt" style:font-size-asian="10pt" fo:font-size="10pt" style:text-overline-style="none" style:text-overline-color="font-color" style:text-position="0% 100%" fo:font-style="normal" style:language-asian="ko" style:country-asian="KR" fo:language="en" fo:country="US" fo:text-shadow="none" style:font-style-asian="normal" style:font-weight-asian="normal" style:text-outline="false" style:language-complex="hi" style:country-complex="IN" style:text-emphasize="none" style:text-underline-style="none" style:text-underline-color="font-color" fo:font-weight="normal" style:text-line-through-mode="continuous" style:font-name-complex="Lohit Devanagari" style:font-name-asian="Noto Sans CJK KR1" style:font-name="Noto Sans CJK KR1"/>
    </style:style>
    <style:style style:name="T558" style:family="text">
      <style:text-properties style:font-style-complex="normal" style:font-relief="none" style:font-weight-complex="normal" style:text-line-through-type="none" style:font-size-complex="10pt" style:font-size-asian="10pt" fo:font-size="10pt" style:text-overline-style="none" style:text-overline-color="font-color" style:text-position="0% 100%" fo:font-style="normal" style:language-asian="ko" style:country-asian="KR" fo:language="en" fo:country="US" fo:text-shadow="none" style:font-style-asian="normal" style:font-weight-asian="normal" style:text-outline="false" style:language-complex="hi" style:country-complex="IN" style:text-emphasize="none" style:text-underline-style="none" style:text-underline-color="font-color" fo:font-weight="normal" style:text-line-through-mode="continuous" style:font-name-complex="Lohit Devanagari" style:font-name-asian="돋움" style:font-name="돋움"/>
    </style:style>
    <style:style style:name="T559" style:family="text">
      <style:text-properties style:font-style-complex="normal" style:font-relief="none" style:font-weight-complex="normal" style:text-line-through-type="none" style:font-size-complex="10pt" style:font-size-asian="10pt" fo:font-size="10pt" style:text-overline-style="none" style:text-overline-color="font-color" style:text-position="0% 100%" fo:font-style="normal" style:language-asian="ko" style:country-asian="KR" fo:language="en" fo:country="US" fo:text-shadow="none" style:font-style-asian="normal" style:font-weight-asian="normal" style:text-outline="false" style:language-complex="hi" style:country-complex="IN" style:text-emphasize="none" style:text-underline-style="none" style:text-underline-color="font-color" fo:font-weight="normal" style:text-line-through-mode="continuous" style:font-name-complex="Lohit Devanagari" style:font-name="돋움" style:font-name-asian="돋움"/>
    </style:style>
    <style:style style:name="T560" style:family="text">
      <style:text-properties style:font-style-complex="normal" style:font-relief="none" style:font-weight-complex="normal" style:text-line-through-type="none" style:font-size-complex="10pt" style:font-size-asian="10pt" fo:font-size="10pt" style:text-overline-style="none" style:text-overline-color="font-color" style:text-position="0% 100%" fo:font-style="normal" style:language-asian="ko" style:country-asian="KR" fo:language="en" fo:country="US" fo:text-shadow="none" style:font-style-asian="normal" style:font-weight-asian="normal" style:text-outline="false" style:language-complex="hi" style:country-complex="IN" style:text-emphasize="none" style:text-underline-style="none" style:text-underline-color="font-color" fo:font-weight="normal" style:text-line-through-mode="continuous" style:font-name-complex="Lohit Devanagari" style:font-name="Noto Sans CJK KR1" style:font-name-asian="Noto Sans CJK KR1"/>
    </style:style>
    <style:style style:name="T561" style:family="text">
      <style:text-properties style:text-outline="false" style:text-line-through-type="none" style:text-overline-style="none" style:text-overline-color="font-color" style:text-emphasize="none" style:font-weight-complex="normal" style:font-style-complex="normal" style:font-weight-asian="normal" style:language-asian="ko" style:country-asian="KR" fo:text-shadow="none" fo:font-weight="normal" style:text-line-through-mode="continuous" style:font-name-complex="Lohit Devanagari" style:text-position="0% 100%" fo:language="en" fo:country="US" style:language-complex="hi" style:country-complex="IN" style:font-name="돋움" style:font-size-complex="10pt" fo:font-style="normal" style:font-name-asian="돋움" style:font-size-asian="10pt" style:text-underline-style="none" style:text-underline-color="font-color" style:font-relief="none" style:font-style-asian="normal" fo:font-size="10pt"/>
    </style:style>
    <style:style style:name="T562" style:family="text">
      <style:text-properties style:text-outline="false" style:text-line-through-type="none" style:text-overline-style="none" style:text-overline-color="font-color" style:text-emphasize="none" style:font-weight-complex="normal" style:font-style-complex="normal" style:font-weight-asian="normal" style:language-asian="ko" style:country-asian="KR" fo:text-shadow="none" fo:font-weight="normal" style:text-line-through-mode="continuous" style:font-name-complex="Lohit Devanagari" style:text-position="0% 100%" fo:language="en" fo:country="US" style:language-complex="hi" style:country-complex="IN" style:font-size-complex="10pt" fo:font-style="normal" style:font-size-asian="10pt" style:text-underline-style="none" style:text-underline-color="font-color" style:font-relief="none" style:font-style-asian="normal" fo:font-size="10pt" style:font-name-asian="Noto Sans CJK KR1" style:font-name="Noto Sans CJK KR1"/>
    </style:style>
    <style:style style:name="T563" style:family="text">
      <style:text-properties style:text-outline="false" style:text-line-through-type="none" style:text-overline-style="none" style:text-overline-color="font-color" style:text-emphasize="none" style:font-weight-complex="normal" style:font-style-complex="normal" style:font-weight-asian="normal" style:language-asian="ko" style:country-asian="KR" fo:text-shadow="none" fo:font-weight="normal" style:text-line-through-mode="continuous" style:font-name-complex="Lohit Devanagari" style:text-position="0% 100%" fo:language="en" fo:country="US" style:language-complex="hi" style:country-complex="IN" style:font-size-complex="10pt" fo:font-style="normal" style:font-size-asian="10pt" style:text-underline-style="none" style:text-underline-color="font-color" style:font-relief="none" style:font-style-asian="normal" fo:font-size="10pt" style:font-name-asian="돋움" style:font-name="돋움"/>
    </style:style>
    <style:style style:name="T564" style:family="text">
      <style:text-properties style:text-outline="false" style:text-line-through-type="none" style:text-overline-style="none" style:text-overline-color="font-color" style:text-emphasize="none" style:font-weight-complex="normal" style:font-style-complex="normal" style:font-weight-asian="normal" style:language-asian="ko" style:country-asian="KR" fo:text-shadow="none" fo:font-weight="normal" style:text-line-through-mode="continuous" style:font-name-complex="Lohit Devanagari" style:text-position="0% 100%" fo:language="en" fo:country="US" style:language-complex="hi" style:country-complex="IN" style:font-size-complex="10pt" fo:font-style="normal" style:font-size-asian="10pt" style:text-underline-style="none" style:text-underline-color="font-color" style:font-relief="none" style:font-style-asian="normal" fo:font-size="10pt" style:font-name="돋움" style:font-name-asian="돋움"/>
    </style:style>
    <style:style style:name="T565" style:family="text">
      <style:text-properties style:font-relief="none" style:font-name-asian="돋움" style:text-underline-style="none" style:text-underline-color="font-color" style:language-asian="ko" style:country-asian="KR" fo:text-shadow="none" style:language-complex="hi" style:country-complex="IN" style:font-name-complex="Lohit Devanagari" style:text-position="0% 100%" style:text-overline-style="none" style:text-overline-color="font-color" fo:font-size="10pt" style:text-outline="false" style:text-line-through-type="none" style:font-size-complex="10pt" fo:language="en" fo:country="US" style:text-line-through-mode="continuous" style:font-weight-complex="normal" style:font-style-complex="normal" fo:font-weight="normal" style:font-style-asian="normal" style:font-size-asian="10pt" style:text-emphasize="none" style:font-weight-asian="normal" fo:font-style="normal" style:font-name="돋움"/>
    </style:style>
    <style:style style:name="T566" style:family="text">
      <style:text-properties style:font-relief="none" style:text-underline-style="none" style:text-underline-color="font-color" style:language-asian="ko" style:country-asian="KR" fo:text-shadow="none" style:language-complex="hi" style:country-complex="IN" style:font-name-complex="Lohit Devanagari" style:text-position="0% 100%" style:text-overline-style="none" style:text-overline-color="font-color" fo:font-size="10pt" style:text-outline="false" style:text-line-through-type="none" style:font-size-complex="10pt" fo:language="en" fo:country="US" style:text-line-through-mode="continuous" style:font-weight-complex="normal" style:font-style-complex="normal" fo:font-weight="normal" style:font-style-asian="normal" style:font-size-asian="10pt" style:text-emphasize="none" style:font-weight-asian="normal" fo:font-style="normal" style:font-name-asian="Noto Sans CJK KR1" style:font-name="Noto Sans CJK KR1"/>
    </style:style>
    <style:style style:name="T567" style:family="text">
      <style:text-properties style:font-relief="none" style:text-underline-style="none" style:text-underline-color="font-color" style:language-asian="ko" style:country-asian="KR" fo:text-shadow="none" style:language-complex="hi" style:country-complex="IN" style:font-name-complex="Lohit Devanagari" style:text-position="0% 100%" style:text-overline-style="none" style:text-overline-color="font-color" fo:font-size="10pt" style:text-outline="false" style:text-line-through-type="none" style:font-size-complex="10pt" fo:language="en" fo:country="US" style:text-line-through-mode="continuous" style:font-weight-complex="normal" style:font-style-complex="normal" fo:font-weight="normal" style:font-style-asian="normal" style:font-size-asian="10pt" style:text-emphasize="none" style:font-weight-asian="normal" fo:font-style="normal" style:font-name="돋움" style:font-name-asian="돋움"/>
    </style:style>
    <style:style style:name="T568" style:family="text">
      <style:text-properties style:font-relief="none" style:text-underline-style="none" style:text-underline-color="font-color" style:language-asian="ko" style:country-asian="KR" fo:text-shadow="none" style:language-complex="hi" style:country-complex="IN" style:font-name-complex="Lohit Devanagari" style:text-position="0% 100%" style:text-overline-style="none" style:text-overline-color="font-color" fo:font-size="10pt" style:text-outline="false" style:text-line-through-type="none" style:font-size-complex="10pt" fo:language="en" fo:country="US" style:text-line-through-mode="continuous" style:font-weight-complex="normal" style:font-style-complex="normal" fo:font-weight="normal" style:font-style-asian="normal" style:font-size-asian="10pt" style:text-emphasize="none" style:font-weight-asian="normal" fo:font-style="normal" style:font-name-asian="돋움" style:font-name="돋움"/>
    </style:style>
    <style:style style:name="T569" style:family="text">
      <style:text-properties style:font-relief="none" style:text-underline-style="none" style:text-underline-color="font-color" style:language-asian="ko" style:country-asian="KR" fo:text-shadow="none" style:language-complex="hi" style:country-complex="IN" style:font-name-complex="Lohit Devanagari" style:text-position="0% 100%" style:text-overline-style="none" style:text-overline-color="font-color" fo:font-size="10pt" style:text-outline="false" style:text-line-through-type="none" style:font-size-complex="10pt" fo:language="en" fo:country="US" style:text-line-through-mode="continuous" style:font-weight-complex="normal" style:font-style-complex="normal" fo:font-weight="normal" style:font-style-asian="normal" style:font-size-asian="10pt" style:text-emphasize="none" style:font-weight-asian="normal" fo:font-style="normal" style:font-name="Noto Sans CJK KR1" style:font-name-asian="Noto Sans CJK KR1"/>
    </style:style>
    <style:style style:name="T570" style:family="text">
      <style:text-properties style:text-emphasize="none" style:language-complex="hi" style:country-complex="IN" style:text-underline-style="none" style:text-underline-color="font-color" style:font-name="돋움" style:text-line-through-mode="continuous" style:font-weight-asian="normal" style:text-line-through-type="none" fo:text-shadow="none" style:font-name-asian="돋움" style:font-size-asian="10pt" style:font-size-complex="10pt" style:text-overline-style="none" style:text-overline-color="font-color" style:font-style-complex="normal" fo:font-style="normal" fo:language="en" fo:country="US" style:font-weight-complex="normal" style:text-position="0% 100%" fo:font-weight="normal" fo:font-size="10pt" style:font-relief="none" style:language-asian="ko" style:country-asian="KR" style:text-outline="false" style:font-style-asian="normal" style:font-name-complex="Lohit Devanagari"/>
    </style:style>
    <style:style style:name="T571" style:family="text">
      <style:text-properties style:text-emphasize="none" style:language-complex="hi" style:country-complex="IN" style:text-underline-style="none" style:text-underline-color="font-color" style:text-line-through-mode="continuous" style:font-weight-asian="normal" style:text-line-through-type="none" fo:text-shadow="none" style:font-size-asian="10pt" style:font-size-complex="10pt" style:text-overline-style="none" style:text-overline-color="font-color" style:font-style-complex="normal" fo:font-style="normal" fo:language="en" fo:country="US" style:font-weight-complex="normal" style:text-position="0% 100%" fo:font-weight="normal" fo:font-size="10pt" style:font-relief="none" style:language-asian="ko" style:country-asian="KR" style:text-outline="false" style:font-style-asian="normal" style:font-name-complex="Lohit Devanagari" style:font-name-asian="Noto Sans CJK KR1" style:font-name="Noto Sans CJK KR1"/>
    </style:style>
    <style:style style:name="T572" style:family="text">
      <style:text-properties style:text-emphasize="none" style:language-complex="hi" style:country-complex="IN" style:text-underline-style="none" style:text-underline-color="font-color" style:text-line-through-mode="continuous" style:font-weight-asian="normal" style:text-line-through-type="none" fo:text-shadow="none" style:font-size-asian="10pt" style:font-size-complex="10pt" style:text-overline-style="none" style:text-overline-color="font-color" style:font-style-complex="normal" fo:font-style="normal" fo:language="en" fo:country="US" style:font-weight-complex="normal" style:text-position="0% 100%" fo:font-weight="normal" fo:font-size="10pt" style:font-relief="none" style:language-asian="ko" style:country-asian="KR" style:text-outline="false" style:font-style-asian="normal" style:font-name-complex="Lohit Devanagari" style:font-name="돋움" style:font-name-asian="돋움"/>
    </style:style>
    <style:style style:name="T573" style:family="text">
      <style:text-properties style:text-position="0% 100%" style:font-style-complex="normal" style:font-weight-complex="normal" style:text-emphasize="none" style:font-weight-asian="normal" fo:language="en" fo:country="US" style:language-asian="ko" style:country-asian="KR" style:font-name-asian="돋움" style:font-size-asian="10pt" style:font-name-complex="Lohit Devanagari" style:text-line-through-type="none" fo:font-size="10pt" style:text-outline="false" style:text-line-through-mode="continuous" style:language-complex="hi" style:country-complex="IN" style:font-style-asian="normal" style:font-size-complex="10pt" style:text-overline-style="none" style:text-overline-color="font-color" style:font-relief="none" style:font-name="돋움" fo:font-style="normal" fo:font-weight="normal" fo:text-shadow="none" style:text-underline-style="none" style:text-underline-color="font-color"/>
    </style:style>
    <style:style style:name="T574" style:family="text">
      <style:text-properties style:text-position="0% 100%" style:font-style-complex="normal" style:font-weight-complex="normal" style:text-emphasize="none" style:font-weight-asian="normal" fo:language="en" fo:country="US" style:language-asian="ko" style:country-asian="KR" style:font-size-asian="10pt" style:font-name-complex="Lohit Devanagari" style:text-line-through-type="none" fo:font-size="10pt" style:text-outline="false" style:text-line-through-mode="continuous" style:language-complex="hi" style:country-complex="IN" style:font-style-asian="normal" style:font-size-complex="10pt" style:text-overline-style="none" style:text-overline-color="font-color" style:font-relief="none" fo:font-style="normal" fo:font-weight="normal" fo:text-shadow="none" style:text-underline-style="none" style:text-underline-color="font-color" style:font-name="Noto Sans CJK KR1" style:font-name-asian="Noto Sans CJK KR1"/>
    </style:style>
    <style:style style:name="T575" style:family="text">
      <style:text-properties style:text-position="0% 100%" style:font-style-complex="normal" style:font-weight-complex="normal" style:text-emphasize="none" style:font-weight-asian="normal" fo:language="en" fo:country="US" style:language-asian="ko" style:country-asian="KR" style:font-size-asian="10pt" style:font-name-complex="Lohit Devanagari" style:text-line-through-type="none" fo:font-size="10pt" style:text-outline="false" style:text-line-through-mode="continuous" style:language-complex="hi" style:country-complex="IN" style:font-style-asian="normal" style:font-size-complex="10pt" style:text-overline-style="none" style:text-overline-color="font-color" style:font-relief="none" fo:font-style="normal" fo:font-weight="normal" fo:text-shadow="none" style:text-underline-style="none" style:text-underline-color="font-color" style:font-name-asian="돋움" style:font-name="돋움"/>
    </style:style>
    <style:style style:name="T576" style:family="text">
      <style:text-properties style:text-position="0% 100%" style:font-style-complex="normal" style:font-weight-complex="normal" style:text-emphasize="none" style:font-weight-asian="normal" fo:language="en" fo:country="US" style:language-asian="ko" style:country-asian="KR" style:font-size-asian="10pt" style:font-name-complex="Lohit Devanagari" style:text-line-through-type="none" fo:font-size="10pt" style:text-outline="false" style:text-line-through-mode="continuous" style:language-complex="hi" style:country-complex="IN" style:font-style-asian="normal" style:font-size-complex="10pt" style:text-overline-style="none" style:text-overline-color="font-color" style:font-relief="none" fo:font-style="normal" fo:font-weight="normal" fo:text-shadow="none" style:text-underline-style="none" style:text-underline-color="font-color" style:font-name-asian="Noto Sans CJK KR1" style:font-name="Noto Sans CJK KR1"/>
    </style:style>
    <style:style style:name="T577" style:family="text">
      <style:text-properties style:text-position="0% 100%" style:font-style-complex="normal" style:font-weight-complex="normal" style:text-emphasize="none" style:font-weight-asian="normal" fo:language="en" fo:country="US" style:language-asian="ko" style:country-asian="KR" style:font-size-asian="10pt" style:font-name-complex="Lohit Devanagari" style:text-line-through-type="none" fo:font-size="10pt" style:text-outline="false" style:text-line-through-mode="continuous" style:language-complex="hi" style:country-complex="IN" style:font-style-asian="normal" style:font-size-complex="10pt" style:text-overline-style="none" style:text-overline-color="font-color" style:font-relief="none" fo:font-style="normal" fo:font-weight="normal" fo:text-shadow="none" style:text-underline-style="none" style:text-underline-color="font-color" style:font-name="돋움" style:font-name-asian="돋움"/>
    </style:style>
    <style:style style:name="T578" style:family="text">
      <style:text-properties fo:font-weight="normal" style:text-underline-style="none" style:text-underline-color="font-color" fo:language="en" fo:country="US" style:text-line-through-type="none" style:font-relief="none" fo:font-size="10pt" fo:font-style="normal" style:font-style-complex="normal" style:language-complex="hi" style:country-complex="IN" style:font-size-complex="10pt" style:font-weight-complex="normal" style:text-overline-style="none" style:text-overline-color="font-color" style:font-name="돋움" style:font-name-asian="돋움" style:text-outline="false" style:font-size-asian="10pt" style:text-line-through-mode="continuous" style:text-position="0% 100%" style:language-asian="ko" style:country-asian="KR" fo:text-shadow="none" style:font-name-complex="Lohit Devanagari" style:text-emphasize="none" style:font-style-asian="normal" style:font-weight-asian="normal"/>
    </style:style>
    <style:style style:name="T579" style:family="text">
      <style:text-properties fo:font-weight="normal" style:text-underline-style="none" style:text-underline-color="font-color" fo:language="en" fo:country="US" style:text-line-through-type="none" style:font-relief="none" fo:font-size="10pt" fo:font-style="normal" style:font-style-complex="normal" style:language-complex="hi" style:country-complex="IN" style:font-size-complex="10pt" style:font-weight-complex="normal" style:text-overline-style="none" style:text-overline-color="font-color" style:text-outline="false" style:font-size-asian="10pt" style:text-line-through-mode="continuous" style:text-position="0% 100%" style:language-asian="ko" style:country-asian="KR" fo:text-shadow="none" style:font-name-complex="Lohit Devanagari" style:text-emphasize="none" style:font-style-asian="normal" style:font-weight-asian="normal" style:font-name-asian="Noto Sans CJK KR1" style:font-name="Noto Sans CJK KR1"/>
    </style:style>
    <style:style style:name="T580" style:family="text">
      <style:text-properties fo:font-weight="normal" style:text-underline-style="none" style:text-underline-color="font-color" fo:language="en" fo:country="US" style:text-line-through-type="none" style:font-relief="none" fo:font-size="10pt" fo:font-style="normal" style:font-style-complex="normal" style:language-complex="hi" style:country-complex="IN" style:font-size-complex="10pt" style:font-weight-complex="normal" style:text-overline-style="none" style:text-overline-color="font-color" style:text-outline="false" style:font-size-asian="10pt" style:text-line-through-mode="continuous" style:text-position="0% 100%" style:language-asian="ko" style:country-asian="KR" fo:text-shadow="none" style:font-name-complex="Lohit Devanagari" style:text-emphasize="none" style:font-style-asian="normal" style:font-weight-asian="normal" style:font-name-asian="돋움" style:font-name="돋움"/>
    </style:style>
    <style:style style:name="T581" style:family="text">
      <style:text-properties fo:font-weight="normal" style:text-underline-style="none" style:text-underline-color="font-color" fo:language="en" fo:country="US" style:text-line-through-type="none" style:font-relief="none" fo:font-size="10pt" fo:font-style="normal" style:font-style-complex="normal" style:language-complex="hi" style:country-complex="IN" style:font-size-complex="10pt" style:font-weight-complex="normal" style:text-overline-style="none" style:text-overline-color="font-color" style:text-outline="false" style:font-size-asian="10pt" style:text-line-through-mode="continuous" style:text-position="0% 100%" style:language-asian="ko" style:country-asian="KR" fo:text-shadow="none" style:font-name-complex="Lohit Devanagari" style:text-emphasize="none" style:font-style-asian="normal" style:font-weight-asian="normal" style:font-name="돋움" style:font-name-asian="돋움"/>
    </style:style>
    <style:style style:name="T582" style:family="text">
      <style:text-properties fo:font-weight="normal" style:text-underline-style="none" style:text-underline-color="font-color" fo:language="en" fo:country="US" style:text-line-through-type="none" style:font-relief="none" fo:font-size="10pt" fo:font-style="normal" style:font-style-complex="normal" style:language-complex="hi" style:country-complex="IN" style:font-size-complex="10pt" style:font-weight-complex="normal" style:text-overline-style="none" style:text-overline-color="font-color" style:text-outline="false" style:font-size-asian="10pt" style:text-line-through-mode="continuous" style:text-position="0% 100%" style:language-asian="ko" style:country-asian="KR" fo:text-shadow="none" style:font-name-complex="Lohit Devanagari" style:text-emphasize="none" style:font-style-asian="normal" style:font-weight-asian="normal" style:font-name="Noto Sans CJK KR1" style:font-name-asian="Noto Sans CJK KR1"/>
    </style:style>
    <style:style style:name="T583" style:family="text">
      <style:text-properties style:text-position="0% 100%" style:text-underline-style="none" style:text-underline-color="font-color" style:font-size-asian="10pt" style:font-name-complex="Lohit Devanagari" fo:text-shadow="none" fo:font-size="10pt" style:language-complex="hi" style:country-complex="IN" style:text-emphasize="none" style:font-name="돋움" style:font-weight-asian="normal" style:font-size-complex="10pt" style:language-asian="ko" style:country-asian="KR" style:font-name-asian="돋움" style:font-style-asian="normal" style:text-outline="false" style:font-relief="none" style:text-line-through-type="none" fo:font-style="normal" fo:language="en" fo:country="US" style:font-weight-complex="normal" fo:font-weight="normal" style:text-overline-style="none" style:text-overline-color="font-color" style:text-line-through-mode="continuous" style:font-style-complex="normal"/>
    </style:style>
    <style:style style:name="T584" style:family="text">
      <style:text-properties style:text-position="0% 100%" style:text-underline-style="none" style:text-underline-color="font-color" style:font-size-asian="10pt" style:font-name-complex="Lohit Devanagari" fo:text-shadow="none" fo:font-size="10pt" style:language-complex="hi" style:country-complex="IN" style:text-emphasize="none" style:font-weight-asian="normal" style:font-size-complex="10pt" style:language-asian="ko" style:country-asian="KR" style:font-style-asian="normal" style:text-outline="false" style:font-relief="none" style:text-line-through-type="none" fo:font-style="normal" fo:language="en" fo:country="US" style:font-weight-complex="normal" fo:font-weight="normal" style:text-overline-style="none" style:text-overline-color="font-color" style:text-line-through-mode="continuous" style:font-style-complex="normal" style:font-name-asian="Noto Sans CJK KR1" style:font-name="Noto Sans CJK KR1"/>
    </style:style>
    <style:style style:name="T585" style:family="text">
      <style:text-properties style:text-position="0% 100%" style:text-underline-style="none" style:text-underline-color="font-color" style:font-size-asian="10pt" style:font-name-complex="Lohit Devanagari" fo:text-shadow="none" fo:font-size="10pt" style:language-complex="hi" style:country-complex="IN" style:text-emphasize="none" style:font-weight-asian="normal" style:font-size-complex="10pt" style:language-asian="ko" style:country-asian="KR" style:font-style-asian="normal" style:text-outline="false" style:font-relief="none" style:text-line-through-type="none" fo:font-style="normal" fo:language="en" fo:country="US" style:font-weight-complex="normal" fo:font-weight="normal" style:text-overline-style="none" style:text-overline-color="font-color" style:text-line-through-mode="continuous" style:font-style-complex="normal" style:font-name-asian="돋움" style:font-name="돋움"/>
    </style:style>
    <style:style style:name="T586" style:family="text">
      <style:text-properties style:text-position="0% 100%" style:text-underline-style="none" style:text-underline-color="font-color" style:font-size-asian="10pt" style:font-name-complex="Lohit Devanagari" fo:text-shadow="none" fo:font-size="10pt" style:language-complex="hi" style:country-complex="IN" style:text-emphasize="none" style:font-weight-asian="normal" style:font-size-complex="10pt" style:language-asian="ko" style:country-asian="KR" style:font-style-asian="normal" style:text-outline="false" style:font-relief="none" style:text-line-through-type="none" fo:font-style="normal" fo:language="en" fo:country="US" style:font-weight-complex="normal" fo:font-weight="normal" style:text-overline-style="none" style:text-overline-color="font-color" style:text-line-through-mode="continuous" style:font-style-complex="normal" style:font-name="Noto Sans CJK KR1" style:font-name-asian="Noto Sans CJK KR1"/>
    </style:style>
    <style:style style:name="T587" style:family="text">
      <style:text-properties style:text-position="0% 100%" style:text-underline-style="none" style:text-underline-color="font-color" style:font-size-asian="10pt" style:font-name-complex="Lohit Devanagari" fo:text-shadow="none" fo:font-size="10pt" style:language-complex="hi" style:country-complex="IN" style:text-emphasize="none" style:font-weight-asian="normal" style:font-size-complex="10pt" style:language-asian="ko" style:country-asian="KR" style:font-style-asian="normal" style:text-outline="false" style:font-relief="none" style:text-line-through-type="none" fo:font-style="normal" fo:language="en" fo:country="US" style:font-weight-complex="normal" fo:font-weight="normal" style:text-overline-style="none" style:text-overline-color="font-color" style:text-line-through-mode="continuous" style:font-style-complex="normal" style:font-name="돋움" style:font-name-asian="돋움"/>
    </style:style>
    <style:style style:name="T588" style:family="text">
      <style:text-properties style:font-name="돋움" style:font-size-complex="10pt" style:font-style-asian="normal" style:font-style-complex="normal" fo:font-style="normal" style:font-weight-complex="normal" style:language-asian="ko" style:country-asian="KR" style:font-size-asian="10pt" style:font-name-asian="돋움" style:text-overline-style="none" style:text-overline-color="font-color" style:language-complex="hi" style:country-complex="IN" style:font-name-complex="Lohit Devanagari" fo:font-size="10pt" fo:text-shadow="none" fo:font-weight="normal" style:font-weight-asian="normal" style:text-outline="false" style:text-line-through-type="none" style:font-relief="none" style:text-underline-style="none" style:text-underline-color="font-color" style:text-position="0% 100%" style:text-line-through-mode="continuous" style:text-emphasize="none" fo:language="en" fo:country="US"/>
    </style:style>
    <style:style style:name="T589" style:family="text">
      <style:text-properties style:font-size-complex="10pt" style:font-style-asian="normal" style:font-style-complex="normal" fo:font-style="normal" style:font-weight-complex="normal" style:language-asian="ko" style:country-asian="KR" style:font-size-asian="10pt" style:text-overline-style="none" style:text-overline-color="font-color" style:language-complex="hi" style:country-complex="IN" style:font-name-complex="Lohit Devanagari" fo:font-size="10pt" fo:text-shadow="none" fo:font-weight="normal" style:font-weight-asian="normal" style:text-outline="false" style:text-line-through-type="none" style:font-relief="none" style:text-underline-style="none" style:text-underline-color="font-color" style:text-position="0% 100%" style:text-line-through-mode="continuous" style:text-emphasize="none" fo:language="en" fo:country="US" style:font-name-asian="Noto Sans CJK KR1" style:font-name="Noto Sans CJK KR1"/>
    </style:style>
    <style:style style:name="T590" style:family="text">
      <style:text-properties style:font-size-complex="10pt" style:font-style-asian="normal" style:font-style-complex="normal" fo:font-style="normal" style:font-weight-complex="normal" style:language-asian="ko" style:country-asian="KR" style:font-size-asian="10pt" style:text-overline-style="none" style:text-overline-color="font-color" style:language-complex="hi" style:country-complex="IN" style:font-name-complex="Lohit Devanagari" fo:font-size="10pt" fo:text-shadow="none" fo:font-weight="normal" style:font-weight-asian="normal" style:text-outline="false" style:text-line-through-type="none" style:font-relief="none" style:text-underline-style="none" style:text-underline-color="font-color" style:text-position="0% 100%" style:text-line-through-mode="continuous" style:text-emphasize="none" fo:language="en" fo:country="US" style:font-name-asian="돋움" style:font-name="돋움"/>
    </style:style>
    <style:style style:name="T591" style:family="text">
      <style:text-properties style:font-size-complex="10pt" style:font-style-asian="normal" style:font-style-complex="normal" fo:font-style="normal" style:font-weight-complex="normal" style:language-asian="ko" style:country-asian="KR" style:font-size-asian="10pt" style:text-overline-style="none" style:text-overline-color="font-color" style:language-complex="hi" style:country-complex="IN" style:font-name-complex="Lohit Devanagari" fo:font-size="10pt" fo:text-shadow="none" fo:font-weight="normal" style:font-weight-asian="normal" style:text-outline="false" style:text-line-through-type="none" style:font-relief="none" style:text-underline-style="none" style:text-underline-color="font-color" style:text-position="0% 100%" style:text-line-through-mode="continuous" style:text-emphasize="none" fo:language="en" fo:country="US" style:font-name="돋움" style:font-name-asian="돋움"/>
    </style:style>
    <style:style style:name="T592" style:family="text">
      <style:text-properties style:font-size-complex="10pt" style:font-style-asian="normal" style:font-style-complex="normal" fo:font-style="normal" style:font-weight-complex="normal" style:language-asian="ko" style:country-asian="KR" style:font-size-asian="10pt" style:text-overline-style="none" style:text-overline-color="font-color" style:language-complex="hi" style:country-complex="IN" style:font-name-complex="Lohit Devanagari" fo:font-size="10pt" fo:text-shadow="none" fo:font-weight="normal" style:font-weight-asian="normal" style:text-outline="false" style:text-line-through-type="none" style:font-relief="none" style:text-underline-style="none" style:text-underline-color="font-color" style:text-position="0% 100%" style:text-line-through-mode="continuous" style:text-emphasize="none" fo:language="en" fo:country="US" style:font-name="Noto Sans CJK KR1" style:font-name-asian="Noto Sans CJK KR1"/>
    </style:style>
    <style:style style:name="T593" style:family="text">
      <style:text-properties style:font-relief="none" style:language-complex="hi" style:country-complex="IN" style:font-style-complex="normal" style:font-weight-complex="normal" style:font-style-asian="normal" style:text-line-through-type="none" style:text-line-through-mode="continuous" fo:language="en" fo:country="US" style:text-position="0% 100%" style:font-weight-asian="normal" fo:font-size="10pt" style:text-underline-style="none" style:text-underline-color="font-color" style:language-asian="ko" style:country-asian="KR" style:font-size-asian="10pt" style:font-name-asian="돋움" fo:text-shadow="none" fo:font-style="normal" style:text-overline-style="none" style:text-overline-color="font-color" fo:font-weight="normal" style:font-name="돋움" style:font-name-complex="Lohit Devanagari" style:text-outline="false" style:text-emphasize="none" style:font-size-complex="10pt"/>
    </style:style>
    <style:style style:name="T594" style:family="text">
      <style:text-properties style:font-relief="none" style:language-complex="hi" style:country-complex="IN" style:font-style-complex="normal" style:font-weight-complex="normal" style:font-style-asian="normal" style:text-line-through-type="none" style:text-line-through-mode="continuous" fo:language="en" fo:country="US" style:text-position="0% 100%" style:font-weight-asian="normal" fo:font-size="10pt" style:text-underline-style="none" style:text-underline-color="font-color" style:language-asian="ko" style:country-asian="KR" style:font-size-asian="10pt" fo:text-shadow="none" fo:font-style="normal" style:text-overline-style="none" style:text-overline-color="font-color" fo:font-weight="normal" style:font-name-complex="Lohit Devanagari" style:text-outline="false" style:text-emphasize="none" style:font-size-complex="10pt" style:font-name="Noto Sans CJK KR1" style:font-name-asian="Noto Sans CJK KR1"/>
    </style:style>
    <style:style style:name="T595" style:family="text">
      <style:text-properties style:font-relief="none" style:language-complex="hi" style:country-complex="IN" style:font-style-complex="normal" style:font-weight-complex="normal" style:font-style-asian="normal" style:text-line-through-type="none" style:text-line-through-mode="continuous" fo:language="en" fo:country="US" style:text-position="0% 100%" style:font-weight-asian="normal" fo:font-size="10pt" style:text-underline-style="none" style:text-underline-color="font-color" style:language-asian="ko" style:country-asian="KR" style:font-size-asian="10pt" fo:text-shadow="none" fo:font-style="normal" style:text-overline-style="none" style:text-overline-color="font-color" fo:font-weight="normal" style:font-name-complex="Lohit Devanagari" style:text-outline="false" style:text-emphasize="none" style:font-size-complex="10pt" style:font-name-asian="돋움" style:font-name="돋움"/>
    </style:style>
    <style:style style:name="T596" style:family="text">
      <style:text-properties style:font-relief="none" style:language-complex="hi" style:country-complex="IN" style:font-style-complex="normal" style:font-weight-complex="normal" style:font-style-asian="normal" style:text-line-through-type="none" style:text-line-through-mode="continuous" fo:language="en" fo:country="US" style:text-position="0% 100%" style:font-weight-asian="normal" fo:font-size="10pt" style:text-underline-style="none" style:text-underline-color="font-color" style:language-asian="ko" style:country-asian="KR" style:font-size-asian="10pt" fo:text-shadow="none" fo:font-style="normal" style:text-overline-style="none" style:text-overline-color="font-color" fo:font-weight="normal" style:font-name-complex="Lohit Devanagari" style:text-outline="false" style:text-emphasize="none" style:font-size-complex="10pt" style:font-name-asian="Noto Sans CJK KR1" style:font-name="Noto Sans CJK KR1"/>
    </style:style>
    <style:style style:name="T597" style:family="text">
      <style:text-properties style:font-relief="none" style:language-complex="hi" style:country-complex="IN" style:font-style-complex="normal" style:font-weight-complex="normal" style:font-style-asian="normal" style:text-line-through-type="none" style:text-line-through-mode="continuous" fo:language="en" fo:country="US" style:text-position="0% 100%" style:font-weight-asian="normal" fo:font-size="10pt" style:text-underline-style="none" style:text-underline-color="font-color" style:language-asian="ko" style:country-asian="KR" style:font-size-asian="10pt" fo:text-shadow="none" fo:font-style="normal" style:text-overline-style="none" style:text-overline-color="font-color" fo:font-weight="normal" style:font-name-complex="Lohit Devanagari" style:text-outline="false" style:text-emphasize="none" style:font-size-complex="10pt" style:font-name="돋움" style:font-name-asian="돋움"/>
    </style:style>
    <style:style style:name="T598" style:family="text">
      <style:text-properties style:text-emphasize="none" style:font-size-asian="10pt" style:font-size-complex="10pt" style:font-name="돋움" style:language-complex="hi" style:country-complex="IN" style:text-overline-style="none" style:text-overline-color="font-color" style:language-asian="ko" style:country-asian="KR" fo:font-weight="normal" style:text-line-through-mode="continuous" style:font-name-complex="Lohit Devanagari" style:text-outline="false" fo:text-shadow="none" style:font-name-asian="돋움" fo:font-size="10pt" style:font-weight-complex="normal" style:text-underline-style="none" style:text-underline-color="font-color" fo:language="en" fo:country="US" style:text-line-through-type="none" style:font-style-complex="normal" style:font-style-asian="normal" style:font-weight-asian="normal" style:font-relief="none" fo:font-style="normal" style:text-position="0% 100%"/>
    </style:style>
    <style:style style:name="T599" style:family="text">
      <style:text-properties style:text-emphasize="none" style:font-size-asian="10pt" style:font-size-complex="10pt" style:language-complex="hi" style:country-complex="IN" style:text-overline-style="none" style:text-overline-color="font-color" style:language-asian="ko" style:country-asian="KR" fo:font-weight="normal" style:text-line-through-mode="continuous" style:font-name-complex="Lohit Devanagari" style:text-outline="false" fo:text-shadow="none" fo:font-size="10pt" style:font-weight-complex="normal" style:text-underline-style="none" style:text-underline-color="font-color" fo:language="en" fo:country="US" style:text-line-through-type="none" style:font-style-complex="normal" style:font-style-asian="normal" style:font-weight-asian="normal" style:font-relief="none" fo:font-style="normal" style:text-position="0% 100%" style:font-name-asian="Noto Sans CJK KR1" style:font-name="Noto Sans CJK KR1"/>
    </style:style>
    <style:style style:name="T600" style:family="text">
      <style:text-properties style:text-emphasize="none" style:font-size-asian="10pt" style:font-size-complex="10pt" style:language-complex="hi" style:country-complex="IN" style:text-overline-style="none" style:text-overline-color="font-color" style:language-asian="ko" style:country-asian="KR" fo:font-weight="normal" style:text-line-through-mode="continuous" style:font-name-complex="Lohit Devanagari" style:text-outline="false" fo:text-shadow="none" fo:font-size="10pt" style:font-weight-complex="normal" style:text-underline-style="none" style:text-underline-color="font-color" fo:language="en" fo:country="US" style:text-line-through-type="none" style:font-style-complex="normal" style:font-style-asian="normal" style:font-weight-asian="normal" style:font-relief="none" fo:font-style="normal" style:text-position="0% 100%" style:font-name-asian="돋움" style:font-name="돋움"/>
    </style:style>
    <style:style style:name="T601" style:family="text">
      <style:text-properties style:text-emphasize="none" style:font-size-asian="10pt" style:font-size-complex="10pt" style:language-complex="hi" style:country-complex="IN" style:text-overline-style="none" style:text-overline-color="font-color" style:language-asian="ko" style:country-asian="KR" fo:font-weight="normal" style:text-line-through-mode="continuous" style:font-name-complex="Lohit Devanagari" style:text-outline="false" fo:text-shadow="none" fo:font-size="10pt" style:font-weight-complex="normal" style:text-underline-style="none" style:text-underline-color="font-color" fo:language="en" fo:country="US" style:text-line-through-type="none" style:font-style-complex="normal" style:font-style-asian="normal" style:font-weight-asian="normal" style:font-relief="none" fo:font-style="normal" style:text-position="0% 100%" style:font-name="돋움" style:font-name-asian="돋움"/>
    </style:style>
    <style:style style:name="T602" style:family="text">
      <style:text-properties style:text-emphasize="none" style:font-size-asian="10pt" style:font-size-complex="10pt" style:language-complex="hi" style:country-complex="IN" style:text-overline-style="none" style:text-overline-color="font-color" style:language-asian="ko" style:country-asian="KR" fo:font-weight="normal" style:text-line-through-mode="continuous" style:font-name-complex="Lohit Devanagari" style:text-outline="false" fo:text-shadow="none" fo:font-size="10pt" style:font-weight-complex="normal" style:text-underline-style="none" style:text-underline-color="font-color" fo:language="en" fo:country="US" style:text-line-through-type="none" style:font-style-complex="normal" style:font-style-asian="normal" style:font-weight-asian="normal" style:font-relief="none" fo:font-style="normal" style:text-position="0% 100%" style:font-name="Noto Sans CJK KR1" style:font-name-asian="Noto Sans CJK KR1"/>
    </style:style>
    <style:style style:name="T603" style:family="text">
      <style:text-properties style:font-name-asian="돋움" fo:font-size="10pt" style:font-weight-complex="normal" fo:language="en" fo:country="US" style:font-name="돋움" style:text-emphasize="none" style:text-position="0% 100%" fo:text-shadow="none" style:text-line-through-type="none" fo:font-style="normal" style:font-size-complex="10pt" style:language-complex="hi" style:country-complex="IN" style:font-relief="none" style:text-outline="false" fo:font-weight="normal" style:language-asian="ko" style:country-asian="KR" style:text-underline-style="none" style:text-underline-color="font-color" style:font-weight-asian="normal" style:text-line-through-mode="continuous" style:font-style-complex="normal" style:font-name-complex="Lohit Devanagari" style:font-style-asian="normal" style:font-size-asian="10pt" style:text-overline-style="none" style:text-overline-color="font-color"/>
    </style:style>
    <style:style style:name="T604" style:family="text">
      <style:text-properties fo:font-size="10pt" style:font-weight-complex="normal" fo:language="en" fo:country="US" style:text-emphasize="none" style:text-position="0% 100%" fo:text-shadow="none" style:text-line-through-type="none" fo:font-style="normal" style:font-size-complex="10pt" style:language-complex="hi" style:country-complex="IN" style:font-relief="none" style:text-outline="false" fo:font-weight="normal" style:language-asian="ko" style:country-asian="KR" style:text-underline-style="none" style:text-underline-color="font-color" style:font-weight-asian="normal" style:text-line-through-mode="continuous" style:font-style-complex="normal" style:font-name-complex="Lohit Devanagari" style:font-style-asian="normal" style:font-size-asian="10pt" style:text-overline-style="none" style:text-overline-color="font-color" style:font-name="Noto Sans CJK KR1" style:font-name-asian="Noto Sans CJK KR1"/>
    </style:style>
    <style:style style:name="T605" style:family="text">
      <style:text-properties fo:font-size="10pt" style:font-weight-complex="normal" fo:language="en" fo:country="US" style:text-emphasize="none" style:text-position="0% 100%" fo:text-shadow="none" style:text-line-through-type="none" fo:font-style="normal" style:font-size-complex="10pt" style:language-complex="hi" style:country-complex="IN" style:font-relief="none" style:text-outline="false" fo:font-weight="normal" style:language-asian="ko" style:country-asian="KR" style:text-underline-style="none" style:text-underline-color="font-color" style:font-weight-asian="normal" style:text-line-through-mode="continuous" style:font-style-complex="normal" style:font-name-complex="Lohit Devanagari" style:font-style-asian="normal" style:font-size-asian="10pt" style:text-overline-style="none" style:text-overline-color="font-color" style:font-name-asian="돋움" style:font-name="돋움"/>
    </style:style>
    <style:style style:name="T606" style:family="text">
      <style:text-properties fo:font-size="10pt" style:font-weight-complex="normal" fo:language="en" fo:country="US" style:text-emphasize="none" style:text-position="0% 100%" fo:text-shadow="none" style:text-line-through-type="none" fo:font-style="normal" style:font-size-complex="10pt" style:language-complex="hi" style:country-complex="IN" style:font-relief="none" style:text-outline="false" fo:font-weight="normal" style:language-asian="ko" style:country-asian="KR" style:text-underline-style="none" style:text-underline-color="font-color" style:font-weight-asian="normal" style:text-line-through-mode="continuous" style:font-style-complex="normal" style:font-name-complex="Lohit Devanagari" style:font-style-asian="normal" style:font-size-asian="10pt" style:text-overline-style="none" style:text-overline-color="font-color" style:font-name-asian="Noto Sans CJK KR1" style:font-name="Noto Sans CJK KR1"/>
    </style:style>
    <style:style style:name="T607" style:family="text">
      <style:text-properties fo:font-size="10pt" style:font-weight-complex="normal" fo:language="en" fo:country="US" style:text-emphasize="none" style:text-position="0% 100%" fo:text-shadow="none" style:text-line-through-type="none" fo:font-style="normal" style:font-size-complex="10pt" style:language-complex="hi" style:country-complex="IN" style:font-relief="none" style:text-outline="false" fo:font-weight="normal" style:language-asian="ko" style:country-asian="KR" style:text-underline-style="none" style:text-underline-color="font-color" style:font-weight-asian="normal" style:text-line-through-mode="continuous" style:font-style-complex="normal" style:font-name-complex="Lohit Devanagari" style:font-style-asian="normal" style:font-size-asian="10pt" style:text-overline-style="none" style:text-overline-color="font-color" style:font-name="돋움" style:font-name-asian="돋움"/>
    </style:style>
    <style:style style:name="T608" style:family="text">
      <style:text-properties style:text-outline="false" style:text-line-through-type="none" style:font-name="돋움" style:text-underline-style="none" style:text-underline-color="font-color" style:font-size-asian="10pt" style:font-relief="none" style:font-weight-complex="normal" style:text-overline-style="none" style:text-overline-color="font-color" fo:font-style="normal" style:font-name-complex="Lohit Devanagari" style:font-style-complex="normal" fo:font-size="10pt" fo:font-weight="normal" style:font-style-asian="normal" style:text-line-through-mode="continuous" style:font-size-complex="10pt" style:language-complex="hi" style:country-complex="IN" style:font-name-asian="돋움" style:text-position="0% 100%" fo:text-shadow="none" style:text-emphasize="none" fo:language="en" fo:country="US" style:language-asian="ko" style:country-asian="KR" style:font-weight-asian="normal"/>
    </style:style>
    <style:style style:name="T609" style:family="text">
      <style:text-properties style:text-outline="false" style:text-line-through-type="none" style:text-underline-style="none" style:text-underline-color="font-color" style:font-size-asian="10pt" style:font-relief="none" style:font-weight-complex="normal" style:text-overline-style="none" style:text-overline-color="font-color" fo:font-style="normal" style:font-name-complex="Lohit Devanagari" style:font-style-complex="normal" fo:font-size="10pt" fo:font-weight="normal" style:font-style-asian="normal" style:text-line-through-mode="continuous" style:font-size-complex="10pt" style:language-complex="hi" style:country-complex="IN" style:text-position="0% 100%" fo:text-shadow="none" style:text-emphasize="none" fo:language="en" fo:country="US" style:language-asian="ko" style:country-asian="KR" style:font-weight-asian="normal" style:font-name-asian="Noto Sans CJK KR1" style:font-name="Noto Sans CJK KR1"/>
    </style:style>
    <style:style style:name="T610" style:family="text">
      <style:text-properties style:text-outline="false" style:text-line-through-type="none" style:text-underline-style="none" style:text-underline-color="font-color" style:font-size-asian="10pt" style:font-relief="none" style:font-weight-complex="normal" style:text-overline-style="none" style:text-overline-color="font-color" fo:font-style="normal" style:font-name-complex="Lohit Devanagari" style:font-style-complex="normal" fo:font-size="10pt" fo:font-weight="normal" style:font-style-asian="normal" style:text-line-through-mode="continuous" style:font-size-complex="10pt" style:language-complex="hi" style:country-complex="IN" style:text-position="0% 100%" fo:text-shadow="none" style:text-emphasize="none" fo:language="en" fo:country="US" style:language-asian="ko" style:country-asian="KR" style:font-weight-asian="normal" style:font-name-asian="돋움" style:font-name="돋움"/>
    </style:style>
    <style:style style:name="T611" style:family="text">
      <style:text-properties style:text-outline="false" style:text-line-through-type="none" style:text-underline-style="none" style:text-underline-color="font-color" style:font-size-asian="10pt" style:font-relief="none" style:font-weight-complex="normal" style:text-overline-style="none" style:text-overline-color="font-color" fo:font-style="normal" style:font-name-complex="Lohit Devanagari" style:font-style-complex="normal" fo:font-size="10pt" fo:font-weight="normal" style:font-style-asian="normal" style:text-line-through-mode="continuous" style:font-size-complex="10pt" style:language-complex="hi" style:country-complex="IN" style:text-position="0% 100%" fo:text-shadow="none" style:text-emphasize="none" fo:language="en" fo:country="US" style:language-asian="ko" style:country-asian="KR" style:font-weight-asian="normal" style:font-name="Noto Sans CJK KR1" style:font-name-asian="Noto Sans CJK KR1"/>
    </style:style>
    <style:style style:name="T612" style:family="text">
      <style:text-properties style:text-outline="false" style:text-line-through-type="none" style:text-underline-style="none" style:text-underline-color="font-color" style:font-size-asian="10pt" style:font-relief="none" style:font-weight-complex="normal" style:text-overline-style="none" style:text-overline-color="font-color" fo:font-style="normal" style:font-name-complex="Lohit Devanagari" style:font-style-complex="normal" fo:font-size="10pt" fo:font-weight="normal" style:font-style-asian="normal" style:text-line-through-mode="continuous" style:font-size-complex="10pt" style:language-complex="hi" style:country-complex="IN" style:text-position="0% 100%" fo:text-shadow="none" style:text-emphasize="none" fo:language="en" fo:country="US" style:language-asian="ko" style:country-asian="KR" style:font-weight-asian="normal" style:font-name="돋움" style:font-name-asian="돋움"/>
    </style:style>
    <style:style style:name="T613" style:family="text">
      <style:text-properties style:text-emphasize="none" style:font-name-asian="돋움" style:font-style-complex="normal" style:text-underline-style="none" style:text-underline-color="font-color" style:font-relief="none" style:text-line-through-type="none" style:text-line-through-mode="continuous" style:language-asian="ko" style:country-asian="KR" style:text-outline="false" fo:font-style="normal" fo:language="en" fo:country="US" style:font-weight-complex="normal" style:font-size-asian="10pt" style:text-position="0% 100%" style:font-size-complex="10pt" style:language-complex="hi" style:country-complex="IN" fo:font-weight="normal" style:font-name-complex="Lohit Devanagari" style:font-name="돋움" style:font-weight-asian="normal" fo:font-size="10pt" style:font-style-asian="normal" fo:text-shadow="none" style:text-overline-style="none" style:text-overline-color="font-color"/>
    </style:style>
    <style:style style:name="T614" style:family="text">
      <style:text-properties style:text-emphasize="none" style:font-style-complex="normal" style:text-underline-style="none" style:text-underline-color="font-color" style:font-relief="none" style:text-line-through-type="none" style:text-line-through-mode="continuous" style:language-asian="ko" style:country-asian="KR" style:text-outline="false" fo:font-style="normal" fo:language="en" fo:country="US" style:font-weight-complex="normal" style:font-size-asian="10pt" style:text-position="0% 100%" style:font-size-complex="10pt" style:language-complex="hi" style:country-complex="IN" fo:font-weight="normal" style:font-name-complex="Lohit Devanagari" style:font-weight-asian="normal" fo:font-size="10pt" style:font-style-asian="normal" fo:text-shadow="none" style:text-overline-style="none" style:text-overline-color="font-color" style:font-name-asian="Noto Sans CJK KR1" style:font-name="Noto Sans CJK KR1"/>
    </style:style>
    <style:style style:name="T615" style:family="text">
      <style:text-properties style:text-emphasize="none" style:font-style-complex="normal" style:text-underline-style="none" style:text-underline-color="font-color" style:font-relief="none" style:text-line-through-type="none" style:text-line-through-mode="continuous" style:language-asian="ko" style:country-asian="KR" style:text-outline="false" fo:font-style="normal" fo:language="en" fo:country="US" style:font-weight-complex="normal" style:font-size-asian="10pt" style:text-position="0% 100%" style:font-size-complex="10pt" style:language-complex="hi" style:country-complex="IN" fo:font-weight="normal" style:font-name-complex="Lohit Devanagari" style:font-weight-asian="normal" fo:font-size="10pt" style:font-style-asian="normal" fo:text-shadow="none" style:text-overline-style="none" style:text-overline-color="font-color" style:font-name-asian="돋움" style:font-name="돋움"/>
    </style:style>
    <style:style style:name="T616" style:family="text">
      <style:text-properties style:text-emphasize="none" style:font-style-complex="normal" style:text-underline-style="none" style:text-underline-color="font-color" style:font-relief="none" style:text-line-through-type="none" style:text-line-through-mode="continuous" style:language-asian="ko" style:country-asian="KR" style:text-outline="false" fo:font-style="normal" fo:language="en" fo:country="US" style:font-weight-complex="normal" style:font-size-asian="10pt" style:text-position="0% 100%" style:font-size-complex="10pt" style:language-complex="hi" style:country-complex="IN" fo:font-weight="normal" style:font-name-complex="Lohit Devanagari" style:font-weight-asian="normal" fo:font-size="10pt" style:font-style-asian="normal" fo:text-shadow="none" style:text-overline-style="none" style:text-overline-color="font-color" style:font-name="돋움" style:font-name-asian="돋움"/>
    </style:style>
    <style:style style:name="T617" style:family="text">
      <style:text-properties style:text-emphasize="none" style:font-style-complex="normal" style:text-underline-style="none" style:text-underline-color="font-color" style:font-relief="none" style:text-line-through-type="none" style:text-line-through-mode="continuous" style:language-asian="ko" style:country-asian="KR" style:text-outline="false" fo:font-style="normal" fo:language="en" fo:country="US" style:font-weight-complex="normal" style:font-size-asian="10pt" style:text-position="0% 100%" style:font-size-complex="10pt" style:language-complex="hi" style:country-complex="IN" fo:font-weight="normal" style:font-name-complex="Lohit Devanagari" style:font-weight-asian="normal" fo:font-size="10pt" style:font-style-asian="normal" fo:text-shadow="none" style:text-overline-style="none" style:text-overline-color="font-color" style:font-name="Noto Sans CJK KR1" style:font-name-asian="Noto Sans CJK KR1"/>
    </style:style>
    <style:style style:name="T618" style:family="text">
      <style:text-properties fo:font-style="normal" style:language-complex="hi" style:country-complex="IN" style:font-style-asian="normal" style:font-name="돋움" style:font-style-complex="normal" style:font-size-complex="10pt" style:text-overline-style="none" style:text-overline-color="font-color" style:font-weight-complex="normal" fo:font-size="10pt" style:font-weight-asian="normal" style:font-name-complex="Lohit Devanagari" style:font-relief="none" fo:language="en" fo:country="US" style:font-name-asian="돋움" fo:font-weight="normal" style:text-line-through-type="none" style:text-position="0% 100%" style:text-underline-style="none" style:text-underline-color="font-color" style:font-size-asian="10pt" style:text-outline="false" fo:text-shadow="none" style:language-asian="ko" style:country-asian="KR" style:text-emphasize="none" style:text-line-through-mode="continuous"/>
    </style:style>
    <style:style style:name="T619" style:family="text">
      <style:text-properties fo:font-style="normal" style:language-complex="hi" style:country-complex="IN" style:font-style-asian="normal" style:font-style-complex="normal" style:font-size-complex="10pt" style:text-overline-style="none" style:text-overline-color="font-color" style:font-weight-complex="normal" fo:font-size="10pt" style:font-weight-asian="normal" style:font-name-complex="Lohit Devanagari" style:font-relief="none" fo:language="en" fo:country="US" fo:font-weight="normal" style:text-line-through-type="none" style:text-position="0% 100%" style:text-underline-style="none" style:text-underline-color="font-color" style:font-size-asian="10pt" style:text-outline="false" fo:text-shadow="none" style:language-asian="ko" style:country-asian="KR" style:text-emphasize="none" style:text-line-through-mode="continuous" style:font-name-asian="Noto Sans CJK KR1" style:font-name="Noto Sans CJK KR1"/>
    </style:style>
    <style:style style:name="T620" style:family="text">
      <style:text-properties fo:font-style="normal" style:language-complex="hi" style:country-complex="IN" style:font-style-asian="normal" style:font-style-complex="normal" style:font-size-complex="10pt" style:text-overline-style="none" style:text-overline-color="font-color" style:font-weight-complex="normal" fo:font-size="10pt" style:font-weight-asian="normal" style:font-name-complex="Lohit Devanagari" style:font-relief="none" fo:language="en" fo:country="US" fo:font-weight="normal" style:text-line-through-type="none" style:text-position="0% 100%" style:text-underline-style="none" style:text-underline-color="font-color" style:font-size-asian="10pt" style:text-outline="false" fo:text-shadow="none" style:language-asian="ko" style:country-asian="KR" style:text-emphasize="none" style:text-line-through-mode="continuous" style:font-name-asian="돋움" style:font-name="돋움"/>
    </style:style>
    <style:style style:name="T621" style:family="text">
      <style:text-properties fo:font-style="normal" style:language-complex="hi" style:country-complex="IN" style:font-style-asian="normal" style:font-style-complex="normal" style:font-size-complex="10pt" style:text-overline-style="none" style:text-overline-color="font-color" style:font-weight-complex="normal" fo:font-size="10pt" style:font-weight-asian="normal" style:font-name-complex="Lohit Devanagari" style:font-relief="none" fo:language="en" fo:country="US" fo:font-weight="normal" style:text-line-through-type="none" style:text-position="0% 100%" style:text-underline-style="none" style:text-underline-color="font-color" style:font-size-asian="10pt" style:text-outline="false" fo:text-shadow="none" style:language-asian="ko" style:country-asian="KR" style:text-emphasize="none" style:text-line-through-mode="continuous" style:font-name="돋움" style:font-name-asian="돋움"/>
    </style:style>
    <style:style style:name="T622" style:family="text">
      <style:text-properties fo:font-style="normal" style:language-complex="hi" style:country-complex="IN" style:font-style-asian="normal" style:font-style-complex="normal" style:font-size-complex="10pt" style:text-overline-style="none" style:text-overline-color="font-color" style:font-weight-complex="normal" fo:font-size="10pt" style:font-weight-asian="normal" style:font-name-complex="Lohit Devanagari" style:font-relief="none" fo:language="en" fo:country="US" fo:font-weight="normal" style:text-line-through-type="none" style:text-position="0% 100%" style:text-underline-style="none" style:text-underline-color="font-color" style:font-size-asian="10pt" style:text-outline="false" fo:text-shadow="none" style:language-asian="ko" style:country-asian="KR" style:text-emphasize="none" style:text-line-through-mode="continuous" style:font-name="Noto Sans CJK KR1" style:font-name-asian="Noto Sans CJK KR1"/>
    </style:style>
    <style:style style:name="T623" style:family="text">
      <style:text-properties style:text-overline-style="none" style:text-overline-color="font-color" style:font-name-complex="Lohit Devanagari" style:font-style-asian="normal" fo:text-shadow="none" style:language-complex="hi" style:country-complex="IN" style:font-relief="none" fo:font-style="normal" fo:language="en" fo:country="US" style:text-position="0% 100%" style:font-weight-complex="normal" style:font-weight-asian="normal" style:text-underline-style="none" style:text-underline-color="font-color" style:font-name="돋움" style:text-line-through-mode="continuous" style:language-asian="ko" style:country-asian="KR" style:text-line-through-type="none" style:font-size-complex="10pt" style:font-style-complex="normal" fo:font-size="10pt" style:font-name-asian="돋움" style:font-size-asian="10pt" style:text-emphasize="none" style:text-outline="false" fo:font-weight="normal"/>
    </style:style>
    <style:style style:name="T624" style:family="text">
      <style:text-properties style:text-overline-style="none" style:text-overline-color="font-color" style:font-name-complex="Lohit Devanagari" style:font-style-asian="normal" fo:text-shadow="none" style:language-complex="hi" style:country-complex="IN" style:font-relief="none" fo:font-style="normal" fo:language="en" fo:country="US" style:text-position="0% 100%" style:font-weight-complex="normal" style:font-weight-asian="normal" style:text-underline-style="none" style:text-underline-color="font-color" style:text-line-through-mode="continuous" style:language-asian="ko" style:country-asian="KR" style:text-line-through-type="none" style:font-size-complex="10pt" style:font-style-complex="normal" fo:font-size="10pt" style:font-size-asian="10pt" style:text-emphasize="none" style:text-outline="false" fo:font-weight="normal" style:font-name="Noto Sans CJK KR1" style:font-name-asian="Noto Sans CJK KR1"/>
    </style:style>
    <style:style style:name="T625" style:family="text">
      <style:text-properties style:text-overline-style="none" style:text-overline-color="font-color" style:font-name-complex="Lohit Devanagari" style:font-style-asian="normal" fo:text-shadow="none" style:language-complex="hi" style:country-complex="IN" style:font-relief="none" fo:font-style="normal" fo:language="en" fo:country="US" style:text-position="0% 100%" style:font-weight-complex="normal" style:font-weight-asian="normal" style:text-underline-style="none" style:text-underline-color="font-color" style:text-line-through-mode="continuous" style:language-asian="ko" style:country-asian="KR" style:text-line-through-type="none" style:font-size-complex="10pt" style:font-style-complex="normal" fo:font-size="10pt" style:font-size-asian="10pt" style:text-emphasize="none" style:text-outline="false" fo:font-weight="normal" style:font-name-asian="돋움" style:font-name="돋움"/>
    </style:style>
    <style:style style:name="T626" style:family="text">
      <style:text-properties style:text-overline-style="none" style:text-overline-color="font-color" style:font-name-complex="Lohit Devanagari" style:font-style-asian="normal" fo:text-shadow="none" style:language-complex="hi" style:country-complex="IN" style:font-relief="none" fo:font-style="normal" fo:language="en" fo:country="US" style:text-position="0% 100%" style:font-weight-complex="normal" style:font-weight-asian="normal" style:text-underline-style="none" style:text-underline-color="font-color" style:text-line-through-mode="continuous" style:language-asian="ko" style:country-asian="KR" style:text-line-through-type="none" style:font-size-complex="10pt" style:font-style-complex="normal" fo:font-size="10pt" style:font-size-asian="10pt" style:text-emphasize="none" style:text-outline="false" fo:font-weight="normal" style:font-name-asian="Noto Sans CJK KR1" style:font-name="Noto Sans CJK KR1"/>
    </style:style>
    <style:style style:name="T627" style:family="text">
      <style:text-properties style:text-overline-style="none" style:text-overline-color="font-color" style:font-name-complex="Lohit Devanagari" style:font-style-asian="normal" fo:text-shadow="none" style:language-complex="hi" style:country-complex="IN" style:font-relief="none" fo:font-style="normal" fo:language="en" fo:country="US" style:text-position="0% 100%" style:font-weight-complex="normal" style:font-weight-asian="normal" style:text-underline-style="none" style:text-underline-color="font-color" style:text-line-through-mode="continuous" style:language-asian="ko" style:country-asian="KR" style:text-line-through-type="none" style:font-size-complex="10pt" style:font-style-complex="normal" fo:font-size="10pt" style:font-size-asian="10pt" style:text-emphasize="none" style:text-outline="false" fo:font-weight="normal" style:font-name="돋움" style:font-name-asian="돋움"/>
    </style:style>
    <style:style style:name="T628" style:family="text">
      <style:text-properties style:font-name="돋움" style:font-style-asian="normal" style:text-line-through-mode="continuous" fo:text-shadow="none" style:text-underline-style="none" style:text-underline-color="font-color" style:font-weight-complex="normal" style:font-weight-asian="normal" fo:language="en" fo:country="US" style:language-asian="ko" style:country-asian="KR" style:text-overline-style="none" style:text-overline-color="font-color" style:text-outline="false" style:font-size-asian="10pt" style:font-style-complex="normal" fo:font-style="normal" style:text-position="0% 100%" style:text-line-through-type="none" style:language-complex="hi" style:country-complex="IN" fo:font-size="10pt" style:font-relief="none" style:font-name-complex="Lohit Devanagari" style:font-name-asian="돋움" style:font-size-complex="10pt" fo:font-weight="normal" style:text-emphasize="none"/>
    </style:style>
    <style:style style:name="T629" style:family="text">
      <style:text-properties style:font-style-asian="normal" style:text-line-through-mode="continuous" fo:text-shadow="none" style:text-underline-style="none" style:text-underline-color="font-color" style:font-weight-complex="normal" style:font-weight-asian="normal" fo:language="en" fo:country="US" style:language-asian="ko" style:country-asian="KR" style:text-overline-style="none" style:text-overline-color="font-color" style:text-outline="false" style:font-size-asian="10pt" style:font-style-complex="normal" fo:font-style="normal" style:text-position="0% 100%" style:text-line-through-type="none" style:language-complex="hi" style:country-complex="IN" fo:font-size="10pt" style:font-relief="none" style:font-name-complex="Lohit Devanagari" style:font-size-complex="10pt" fo:font-weight="normal" style:text-emphasize="none" style:font-name="Noto Sans CJK KR1" style:font-name-asian="Noto Sans CJK KR1"/>
    </style:style>
    <style:style style:name="T630" style:family="text">
      <style:text-properties style:font-style-asian="normal" style:text-line-through-mode="continuous" fo:text-shadow="none" style:text-underline-style="none" style:text-underline-color="font-color" style:font-weight-complex="normal" style:font-weight-asian="normal" fo:language="en" fo:country="US" style:language-asian="ko" style:country-asian="KR" style:text-overline-style="none" style:text-overline-color="font-color" style:text-outline="false" style:font-size-asian="10pt" style:font-style-complex="normal" fo:font-style="normal" style:text-position="0% 100%" style:text-line-through-type="none" style:language-complex="hi" style:country-complex="IN" fo:font-size="10pt" style:font-relief="none" style:font-name-complex="Lohit Devanagari" style:font-size-complex="10pt" fo:font-weight="normal" style:text-emphasize="none" style:font-name="돋움" style:font-name-asian="돋움"/>
    </style:style>
    <style:style style:name="T631" style:family="text">
      <style:text-properties style:font-style-asian="normal" style:text-line-through-mode="continuous" fo:text-shadow="none" style:text-underline-style="none" style:text-underline-color="font-color" style:font-weight-complex="normal" style:font-weight-asian="normal" fo:language="en" fo:country="US" style:language-asian="ko" style:country-asian="KR" style:text-overline-style="none" style:text-overline-color="font-color" style:text-outline="false" style:font-size-asian="10pt" style:font-style-complex="normal" fo:font-style="normal" style:text-position="0% 100%" style:text-line-through-type="none" style:language-complex="hi" style:country-complex="IN" fo:font-size="10pt" style:font-relief="none" style:font-name-complex="Lohit Devanagari" style:font-size-complex="10pt" fo:font-weight="normal" style:text-emphasize="none" style:font-name-asian="돋움" style:font-name="돋움"/>
    </style:style>
    <style:style style:name="T632" style:family="text">
      <style:text-properties style:font-style-asian="normal" style:text-line-through-mode="continuous" fo:text-shadow="none" style:text-underline-style="none" style:text-underline-color="font-color" style:font-weight-complex="normal" style:font-weight-asian="normal" fo:language="en" fo:country="US" style:language-asian="ko" style:country-asian="KR" style:text-overline-style="none" style:text-overline-color="font-color" style:text-outline="false" style:font-size-asian="10pt" style:font-style-complex="normal" fo:font-style="normal" style:text-position="0% 100%" style:text-line-through-type="none" style:language-complex="hi" style:country-complex="IN" fo:font-size="10pt" style:font-relief="none" style:font-name-complex="Lohit Devanagari" style:font-size-complex="10pt" fo:font-weight="normal" style:text-emphasize="none" style:font-name-asian="Noto Sans CJK KR1" style:font-name="Noto Sans CJK KR1"/>
    </style:style>
    <style:style style:name="T633" style:family="text">
      <style:text-properties style:text-position="0% 100%" style:font-style-complex="normal" style:text-line-through-type="none" style:font-name="돋움" style:font-weight-complex="normal" fo:font-weight="normal" style:text-emphasize="none" fo:text-shadow="none" style:font-name-asian="돋움" style:font-relief="none" style:text-underline-style="none" style:text-underline-color="font-color" style:font-size-asian="10pt" style:text-overline-style="none" style:text-overline-color="font-color" style:font-name-complex="Lohit Devanagari" fo:font-style="normal" fo:language="en" fo:country="US" style:font-weight-asian="normal" style:font-style-asian="normal" style:text-outline="false" fo:font-size="10pt" style:text-line-through-mode="continuous" style:language-asian="ko" style:country-asian="KR" style:language-complex="hi" style:country-complex="IN" style:font-size-complex="10pt"/>
    </style:style>
    <style:style style:name="T634" style:family="text">
      <style:text-properties style:text-position="0% 100%" style:font-style-complex="normal" style:text-line-through-type="none" style:font-weight-complex="normal" fo:font-weight="normal" style:text-emphasize="none" fo:text-shadow="none" style:font-relief="none" style:text-underline-style="none" style:text-underline-color="font-color" style:font-size-asian="10pt" style:text-overline-style="none" style:text-overline-color="font-color" style:font-name-complex="Lohit Devanagari" fo:font-style="normal" fo:language="en" fo:country="US" style:font-weight-asian="normal" style:font-style-asian="normal" style:text-outline="false" fo:font-size="10pt" style:text-line-through-mode="continuous" style:language-asian="ko" style:country-asian="KR" style:language-complex="hi" style:country-complex="IN" style:font-size-complex="10pt" style:font-name-asian="Noto Sans CJK KR1" style:font-name="Noto Sans CJK KR1"/>
    </style:style>
    <style:style style:name="T635" style:family="text">
      <style:text-properties style:text-position="0% 100%" style:font-style-complex="normal" style:text-line-through-type="none" style:font-weight-complex="normal" fo:font-weight="normal" style:text-emphasize="none" fo:text-shadow="none" style:font-relief="none" style:text-underline-style="none" style:text-underline-color="font-color" style:font-size-asian="10pt" style:text-overline-style="none" style:text-overline-color="font-color" style:font-name-complex="Lohit Devanagari" fo:font-style="normal" fo:language="en" fo:country="US" style:font-weight-asian="normal" style:font-style-asian="normal" style:text-outline="false" fo:font-size="10pt" style:text-line-through-mode="continuous" style:language-asian="ko" style:country-asian="KR" style:language-complex="hi" style:country-complex="IN" style:font-size-complex="10pt" style:font-name-asian="돋움" style:font-name="돋움"/>
    </style:style>
    <style:style style:name="T636" style:family="text">
      <style:text-properties style:text-position="0% 100%" style:font-style-complex="normal" style:text-line-through-type="none" style:font-weight-complex="normal" fo:font-weight="normal" style:text-emphasize="none" fo:text-shadow="none" style:font-relief="none" style:text-underline-style="none" style:text-underline-color="font-color" style:font-size-asian="10pt" style:text-overline-style="none" style:text-overline-color="font-color" style:font-name-complex="Lohit Devanagari" fo:font-style="normal" fo:language="en" fo:country="US" style:font-weight-asian="normal" style:font-style-asian="normal" style:text-outline="false" fo:font-size="10pt" style:text-line-through-mode="continuous" style:language-asian="ko" style:country-asian="KR" style:language-complex="hi" style:country-complex="IN" style:font-size-complex="10pt" style:font-name="Noto Sans CJK KR1" style:font-name-asian="Noto Sans CJK KR1"/>
    </style:style>
    <style:style style:name="T637" style:family="text">
      <style:text-properties style:text-position="0% 100%" style:font-style-complex="normal" style:text-line-through-type="none" style:font-weight-complex="normal" fo:font-weight="normal" style:text-emphasize="none" fo:text-shadow="none" style:font-relief="none" style:text-underline-style="none" style:text-underline-color="font-color" style:font-size-asian="10pt" style:text-overline-style="none" style:text-overline-color="font-color" style:font-name-complex="Lohit Devanagari" fo:font-style="normal" fo:language="en" fo:country="US" style:font-weight-asian="normal" style:font-style-asian="normal" style:text-outline="false" fo:font-size="10pt" style:text-line-through-mode="continuous" style:language-asian="ko" style:country-asian="KR" style:language-complex="hi" style:country-complex="IN" style:font-size-complex="10pt" style:font-name="돋움" style:font-name-asian="돋움"/>
    </style:style>
    <style:style style:name="T638" style:family="text">
      <style:text-properties style:font-style-asian="normal" style:font-size-asian="10pt" style:text-outline="false" fo:text-shadow="none" style:font-size-complex="10pt" style:text-line-through-type="none" fo:font-style="normal" style:font-name-asian="돋움" style:language-complex="hi" style:country-complex="IN" style:font-name-complex="Lohit Devanagari" style:font-name="돋움" style:font-style-complex="normal" style:text-overline-style="none" style:text-overline-color="font-color" style:text-position="0% 100%" style:text-emphasize="none" style:text-line-through-mode="continuous" fo:font-size="10pt" fo:font-weight="normal" fo:language="en" fo:country="US" style:text-underline-style="none" style:text-underline-color="font-color" style:language-asian="ko" style:country-asian="KR" style:font-weight-asian="normal" style:font-weight-complex="normal" style:font-relief="none"/>
    </style:style>
    <style:style style:name="T639" style:family="text">
      <style:text-properties style:font-style-asian="normal" style:font-size-asian="10pt" style:text-outline="false" fo:text-shadow="none" style:font-size-complex="10pt" style:text-line-through-type="none" fo:font-style="normal" style:language-complex="hi" style:country-complex="IN" style:font-name-complex="Lohit Devanagari" style:font-style-complex="normal" style:text-overline-style="none" style:text-overline-color="font-color" style:text-position="0% 100%" style:text-emphasize="none" style:text-line-through-mode="continuous" fo:font-size="10pt" fo:font-weight="normal" fo:language="en" fo:country="US" style:text-underline-style="none" style:text-underline-color="font-color" style:language-asian="ko" style:country-asian="KR" style:font-weight-asian="normal" style:font-weight-complex="normal" style:font-relief="none" style:font-name-asian="Noto Sans CJK KR1" style:font-name="Noto Sans CJK KR1"/>
    </style:style>
    <style:style style:name="T640" style:family="text">
      <style:text-properties style:font-style-asian="normal" style:font-size-asian="10pt" style:text-outline="false" fo:text-shadow="none" style:font-size-complex="10pt" style:text-line-through-type="none" fo:font-style="normal" style:language-complex="hi" style:country-complex="IN" style:font-name-complex="Lohit Devanagari" style:font-style-complex="normal" style:text-overline-style="none" style:text-overline-color="font-color" style:text-position="0% 100%" style:text-emphasize="none" style:text-line-through-mode="continuous" fo:font-size="10pt" fo:font-weight="normal" fo:language="en" fo:country="US" style:text-underline-style="none" style:text-underline-color="font-color" style:language-asian="ko" style:country-asian="KR" style:font-weight-asian="normal" style:font-weight-complex="normal" style:font-relief="none" style:font-name-asian="돋움" style:font-name="돋움"/>
    </style:style>
    <style:style style:name="T641" style:family="text">
      <style:text-properties style:font-style-asian="normal" style:font-size-asian="10pt" style:text-outline="false" fo:text-shadow="none" style:font-size-complex="10pt" style:text-line-through-type="none" fo:font-style="normal" style:language-complex="hi" style:country-complex="IN" style:font-name-complex="Lohit Devanagari" style:font-style-complex="normal" style:text-overline-style="none" style:text-overline-color="font-color" style:text-position="0% 100%" style:text-emphasize="none" style:text-line-through-mode="continuous" fo:font-size="10pt" fo:font-weight="normal" fo:language="en" fo:country="US" style:text-underline-style="none" style:text-underline-color="font-color" style:language-asian="ko" style:country-asian="KR" style:font-weight-asian="normal" style:font-weight-complex="normal" style:font-relief="none" style:font-name="돋움" style:font-name-asian="돋움"/>
    </style:style>
    <style:style style:name="T642" style:family="text">
      <style:text-properties style:font-style-asian="normal" style:font-size-asian="10pt" style:text-outline="false" fo:text-shadow="none" style:font-size-complex="10pt" style:text-line-through-type="none" fo:font-style="normal" style:language-complex="hi" style:country-complex="IN" style:font-name-complex="Lohit Devanagari" style:font-style-complex="normal" style:text-overline-style="none" style:text-overline-color="font-color" style:text-position="0% 100%" style:text-emphasize="none" style:text-line-through-mode="continuous" fo:font-size="10pt" fo:font-weight="normal" fo:language="en" fo:country="US" style:text-underline-style="none" style:text-underline-color="font-color" style:language-asian="ko" style:country-asian="KR" style:font-weight-asian="normal" style:font-weight-complex="normal" style:font-relief="none" style:font-name="Noto Sans CJK KR1" style:font-name-asian="Noto Sans CJK KR1"/>
    </style:style>
    <style:style style:name="T643" style:family="text">
      <style:text-properties style:font-size-asian="10pt" style:text-outline="false" fo:language="en" fo:country="US" style:font-size-complex="10pt" style:text-position="0% 100%" style:text-line-through-mode="continuous" style:language-complex="hi" style:country-complex="IN" style:language-asian="ko" style:country-asian="KR" fo:font-style="normal" style:font-style-asian="normal" style:font-style-complex="normal" style:font-name="돋움" style:text-overline-style="none" style:text-overline-color="font-color" fo:font-size="10pt" style:text-line-through-type="none" fo:text-shadow="none" style:text-emphasize="none" fo:font-weight="normal" style:font-weight-complex="normal" style:font-name-asian="돋움" style:font-relief="none" style:font-weight-asian="normal" style:text-underline-style="none" style:text-underline-color="font-color" style:font-name-complex="Lohit Devanagari"/>
    </style:style>
    <style:style style:name="T644" style:family="text">
      <style:text-properties style:font-size-asian="10pt" style:text-outline="false" fo:language="en" fo:country="US" style:font-size-complex="10pt" style:text-position="0% 100%" style:text-line-through-mode="continuous" style:language-complex="hi" style:country-complex="IN" style:language-asian="ko" style:country-asian="KR" fo:font-style="normal" style:font-style-asian="normal" style:font-style-complex="normal" style:text-overline-style="none" style:text-overline-color="font-color" fo:font-size="10pt" style:text-line-through-type="none" fo:text-shadow="none" style:text-emphasize="none" fo:font-weight="normal" style:font-weight-complex="normal" style:font-relief="none" style:font-weight-asian="normal" style:text-underline-style="none" style:text-underline-color="font-color" style:font-name-complex="Lohit Devanagari" style:font-name="Noto Sans CJK KR1" style:font-name-asian="Noto Sans CJK KR1"/>
    </style:style>
    <style:style style:name="T645" style:family="text">
      <style:text-properties style:font-size-asian="10pt" style:text-outline="false" fo:language="en" fo:country="US" style:font-size-complex="10pt" style:text-position="0% 100%" style:text-line-through-mode="continuous" style:language-complex="hi" style:country-complex="IN" style:language-asian="ko" style:country-asian="KR" fo:font-style="normal" style:font-style-asian="normal" style:font-style-complex="normal" style:text-overline-style="none" style:text-overline-color="font-color" fo:font-size="10pt" style:text-line-through-type="none" fo:text-shadow="none" style:text-emphasize="none" fo:font-weight="normal" style:font-weight-complex="normal" style:font-relief="none" style:font-weight-asian="normal" style:text-underline-style="none" style:text-underline-color="font-color" style:font-name-complex="Lohit Devanagari" style:font-name-asian="돋움" style:font-name="돋움"/>
    </style:style>
    <style:style style:name="T646" style:family="text">
      <style:text-properties style:font-size-asian="10pt" style:text-outline="false" fo:language="en" fo:country="US" style:font-size-complex="10pt" style:text-position="0% 100%" style:text-line-through-mode="continuous" style:language-complex="hi" style:country-complex="IN" style:language-asian="ko" style:country-asian="KR" fo:font-style="normal" style:font-style-asian="normal" style:font-style-complex="normal" style:text-overline-style="none" style:text-overline-color="font-color" fo:font-size="10pt" style:text-line-through-type="none" fo:text-shadow="none" style:text-emphasize="none" fo:font-weight="normal" style:font-weight-complex="normal" style:font-relief="none" style:font-weight-asian="normal" style:text-underline-style="none" style:text-underline-color="font-color" style:font-name-complex="Lohit Devanagari" style:font-name-asian="Noto Sans CJK KR1" style:font-name="Noto Sans CJK KR1"/>
    </style:style>
    <style:style style:name="T647" style:family="text">
      <style:text-properties style:font-size-asian="10pt" style:text-outline="false" fo:language="en" fo:country="US" style:font-size-complex="10pt" style:text-position="0% 100%" style:text-line-through-mode="continuous" style:language-complex="hi" style:country-complex="IN" style:language-asian="ko" style:country-asian="KR" fo:font-style="normal" style:font-style-asian="normal" style:font-style-complex="normal" style:text-overline-style="none" style:text-overline-color="font-color" fo:font-size="10pt" style:text-line-through-type="none" fo:text-shadow="none" style:text-emphasize="none" fo:font-weight="normal" style:font-weight-complex="normal" style:font-relief="none" style:font-weight-asian="normal" style:text-underline-style="none" style:text-underline-color="font-color" style:font-name-complex="Lohit Devanagari" style:font-name="돋움" style:font-name-asian="돋움"/>
    </style:style>
    <style:style style:name="T648" style:family="text">
      <style:text-properties style:language-asian="ko" style:country-asian="KR" style:font-name-asian="돋움" style:text-outline="false" style:font-style-asian="normal" style:text-overline-style="none" style:text-overline-color="font-color" style:font-style-complex="normal" style:language-complex="hi" style:country-complex="IN" style:font-name-complex="Lohit Devanagari" style:text-underline-style="none" style:text-underline-color="font-color" style:font-name="돋움" style:text-line-through-mode="continuous" style:font-weight-asian="normal" fo:text-shadow="none" fo:font-style="normal" style:font-relief="none" style:font-size-asian="10pt" style:font-size-complex="10pt" fo:language="en" fo:country="US" style:text-line-through-type="none" style:text-emphasize="none" style:font-weight-complex="normal" style:text-position="0% 100%" fo:font-weight="normal" fo:font-size="10pt"/>
    </style:style>
    <style:style style:name="T649" style:family="text">
      <style:text-properties style:language-asian="ko" style:country-asian="KR" style:text-outline="false" style:font-style-asian="normal" style:text-overline-style="none" style:text-overline-color="font-color" style:font-style-complex="normal" style:language-complex="hi" style:country-complex="IN" style:font-name-complex="Lohit Devanagari" style:text-underline-style="none" style:text-underline-color="font-color" style:text-line-through-mode="continuous" style:font-weight-asian="normal" fo:text-shadow="none" fo:font-style="normal" style:font-relief="none" style:font-size-asian="10pt" style:font-size-complex="10pt" fo:language="en" fo:country="US" style:text-line-through-type="none" style:text-emphasize="none" style:font-weight-complex="normal" style:text-position="0% 100%" fo:font-weight="normal" fo:font-size="10pt" style:font-name-asian="Noto Sans CJK KR1" style:font-name="Noto Sans CJK KR1"/>
    </style:style>
    <style:style style:name="T650" style:family="text">
      <style:text-properties style:language-asian="ko" style:country-asian="KR" style:text-outline="false" style:font-style-asian="normal" style:text-overline-style="none" style:text-overline-color="font-color" style:font-style-complex="normal" style:language-complex="hi" style:country-complex="IN" style:font-name-complex="Lohit Devanagari" style:text-underline-style="none" style:text-underline-color="font-color" style:text-line-through-mode="continuous" style:font-weight-asian="normal" fo:text-shadow="none" fo:font-style="normal" style:font-relief="none" style:font-size-asian="10pt" style:font-size-complex="10pt" fo:language="en" fo:country="US" style:text-line-through-type="none" style:text-emphasize="none" style:font-weight-complex="normal" style:text-position="0% 100%" fo:font-weight="normal" fo:font-size="10pt" style:font-name="돋움" style:font-name-asian="돋움"/>
    </style:style>
    <style:style style:name="T651" style:family="text">
      <style:text-properties style:language-asian="ko" style:country-asian="KR" style:text-outline="false" style:font-style-asian="normal" style:text-overline-style="none" style:text-overline-color="font-color" style:font-style-complex="normal" style:language-complex="hi" style:country-complex="IN" style:font-name-complex="Lohit Devanagari" style:text-underline-style="none" style:text-underline-color="font-color" style:text-line-through-mode="continuous" style:font-weight-asian="normal" fo:text-shadow="none" fo:font-style="normal" style:font-relief="none" style:font-size-asian="10pt" style:font-size-complex="10pt" fo:language="en" fo:country="US" style:text-line-through-type="none" style:text-emphasize="none" style:font-weight-complex="normal" style:text-position="0% 100%" fo:font-weight="normal" fo:font-size="10pt" style:font-name="Noto Sans CJK KR1" style:font-name-asian="Noto Sans CJK KR1"/>
    </style:style>
    <style:style style:name="T652" style:family="text">
      <style:text-properties style:text-outline="false" style:font-weight-complex="normal" style:text-underline-style="none" style:text-underline-color="font-color" style:text-emphasize="none" style:font-size-asian="10pt" style:font-weight-asian="normal" style:font-style-complex="normal" fo:language="en" fo:country="US" style:text-position="0% 100%" style:font-style-asian="normal" style:text-line-through-mode="continuous" style:text-overline-style="none" style:text-overline-color="font-color" style:font-relief="none" fo:font-size="10pt" style:font-name-complex="Lohit Devanagari" style:font-name="돋움" fo:font-style="normal" style:language-complex="hi" style:country-complex="IN" style:font-name-asian="돋움" fo:text-shadow="none" fo:font-weight="normal" style:text-line-through-type="none" style:language-asian="ko" style:country-asian="KR" style:font-size-complex="10pt"/>
    </style:style>
    <style:style style:name="T653" style:family="text">
      <style:text-properties style:text-outline="false" style:font-weight-complex="normal" style:text-underline-style="none" style:text-underline-color="font-color" style:text-emphasize="none" style:font-size-asian="10pt" style:font-weight-asian="normal" style:font-style-complex="normal" fo:language="en" fo:country="US" style:text-position="0% 100%" style:font-style-asian="normal" style:text-line-through-mode="continuous" style:text-overline-style="none" style:text-overline-color="font-color" style:font-relief="none" fo:font-size="10pt" style:font-name-complex="Lohit Devanagari" fo:font-style="normal" style:language-complex="hi" style:country-complex="IN" fo:text-shadow="none" fo:font-weight="normal" style:text-line-through-type="none" style:language-asian="ko" style:country-asian="KR" style:font-size-complex="10pt" style:font-name="Noto Sans CJK KR1" style:font-name-asian="Noto Sans CJK KR1"/>
    </style:style>
    <style:style style:name="T654" style:family="text">
      <style:text-properties style:text-outline="false" style:font-weight-complex="normal" style:text-underline-style="none" style:text-underline-color="font-color" style:text-emphasize="none" style:font-size-asian="10pt" style:font-weight-asian="normal" style:font-style-complex="normal" fo:language="en" fo:country="US" style:text-position="0% 100%" style:font-style-asian="normal" style:text-line-through-mode="continuous" style:text-overline-style="none" style:text-overline-color="font-color" style:font-relief="none" fo:font-size="10pt" style:font-name-complex="Lohit Devanagari" fo:font-style="normal" style:language-complex="hi" style:country-complex="IN" fo:text-shadow="none" fo:font-weight="normal" style:text-line-through-type="none" style:language-asian="ko" style:country-asian="KR" style:font-size-complex="10pt" style:font-name="돋움" style:font-name-asian="돋움"/>
    </style:style>
    <style:style style:name="T655" style:family="text">
      <style:text-properties style:text-outline="false" style:font-weight-complex="normal" style:text-underline-style="none" style:text-underline-color="font-color" style:text-emphasize="none" style:font-size-asian="10pt" style:font-weight-asian="normal" style:font-style-complex="normal" fo:language="en" fo:country="US" style:text-position="0% 100%" style:font-style-asian="normal" style:text-line-through-mode="continuous" style:text-overline-style="none" style:text-overline-color="font-color" style:font-relief="none" fo:font-size="10pt" style:font-name-complex="Lohit Devanagari" fo:font-style="normal" style:language-complex="hi" style:country-complex="IN" fo:text-shadow="none" fo:font-weight="normal" style:text-line-through-type="none" style:language-asian="ko" style:country-asian="KR" style:font-size-complex="10pt" style:font-name-asian="Noto Sans CJK KR1" style:font-name="Noto Sans CJK KR1"/>
    </style:style>
    <style:style style:name="T656" style:family="text">
      <style:text-properties style:text-outline="false" style:font-weight-complex="normal" style:text-underline-style="none" style:text-underline-color="font-color" style:text-emphasize="none" style:font-size-asian="10pt" style:font-weight-asian="normal" style:font-style-complex="normal" fo:language="en" fo:country="US" style:text-position="0% 100%" style:font-style-asian="normal" style:text-line-through-mode="continuous" style:text-overline-style="none" style:text-overline-color="font-color" style:font-relief="none" fo:font-size="10pt" style:font-name-complex="Lohit Devanagari" fo:font-style="normal" style:language-complex="hi" style:country-complex="IN" fo:text-shadow="none" fo:font-weight="normal" style:text-line-through-type="none" style:language-asian="ko" style:country-asian="KR" style:font-size-complex="10pt" style:font-name-asian="돋움" style:font-name="돋움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링크</text:p>
          </table:table-cell>
          <table:table-cell table:style-name="Default" office:value-type="string" calcext:value-type="string">
            <text:p>회사명</text:p>
          </table:table-cell>
          <table:table-cell office:value-type="string" calcext:value-type="string">
            <text:p>공고 제목</text:p>
          </table:table-cell>
          <table:table-cell office:value-type="string" calcext:value-type="string">
            <text:p>경력</text:p>
          </table:table-cell>
          <table:table-cell table:style-name="Default" office:value-type="string" calcext:value-type="string">
            <text:p>학력</text:p>
          </table:table-cell>
          <table:table-cell table:style-name="Default" office:value-type="string" calcext:value-type="string">
            <text:p>근무 형태</text:p>
          </table:table-cell>
          <table:table-cell office:value-type="string" calcext:value-type="string">
            <text:p>우대사항</text:p>
          </table:table-cell>
          <table:table-cell table:style-name="Default" office:value-type="string" calcext:value-type="string">
            <text:p>급여</text:p>
          </table:table-cell>
          <table:table-cell office:value-type="string" calcext:value-type="string">
            <text:p>직급/직책</text:p>
          </table:table-cell>
          <table:table-cell table:style-name="Default" office:value-type="string" calcext:value-type="string">
            <text:p>근무 일시</text:p>
          </table:table-cell>
          <table:table-cell table:style-name="Default" office:value-type="string" calcext:value-type="string">
            <text:p>근무 지역</text:p>
          </table:table-cell>
          <table:table-cell office:value-type="string" calcext:value-type="string">
            <text:p>전형 절차</text:p>
          </table:table-cell>
          <table:table-cell office:value-type="string" calcext:value-type="string">
            <text:p>접수 마감</text:p>
          </table:table-cell>
          <table:table-cell office:value-type="string" calcext:value-type="string">
            <text:p>접수 방법</text:p>
          </table:table-cell>
          <table:table-cell office:value-type="string" calcext:value-type="string">
            <text:p>제출 서류</text:p>
          </table:table-cell>
          <table:table-cell office:value-type="string" calcext:value-type="string">
            <text:p>유의사항</text:p>
          </table:table-cell>
          <table:table-cell table:style-name="Default" office:value-type="string" calcext:value-type="string">
            <text:p>복리후생</text:p>
          </table:table-cell>
          <table:table-cell table:style-name="Default" office:value-type="string" calcext:value-type="string">
            <text:p>업종</text:p>
          </table:table-cell>
          <table:table-cell office:value-type="string" calcext:value-type="string">
            <text:p>대표자명</text:p>
          </table:table-cell>
          <table:table-cell table:style-name="Default" office:value-type="string" calcext:value-type="string">
            <text:p>기업형태</text:p>
          </table:table-cell>
          <table:table-cell table:style-name="Default" office:value-type="string" calcext:value-type="string">
            <text:p>사원수</text:p>
          </table:table-cell>
          <table:table-cell office:value-type="string" calcext:value-type="string">
            <text:p>홈페이지</text:p>
          </table:table-cell>
          <table:table-cell table:style-name="Default" office:value-type="string" calcext:value-type="string">
            <text:p>사업내용</text:p>
          </table:table-cell>
          <table:table-cell table:style-name="Default" office:value-type="string" calcext:value-type="string">
            <text:p>주소</text:p>
          </table:table-cell>
          <table:table-cell table:style-name="Default" office:value-type="string" calcext:value-type="string">
            <text:p>평균 연봉</text:p>
          </table:table-cell>
          <table:table-cell table:style-name="Default" office:value-type="string" calcext:value-type="string">
            <text:p>매출액</text:p>
          </table:table-cell>
        </table:table-row>
        <table:table-row table:style-name="ro2">
          <table:table-cell office:value-type="string" calcext:value-type="string">
            <text:p><text:a xlink:href="https://www.saramin.co.kr/zf_user/jobs/relay/view?isMypage=no&amp;rec_idx=47306302&amp;recommend_ids=eJxVj8kRA0EIA6PxH3EJ3g5k88%2FCs1PrwX42ohrhVEMbrkK%2B%2BPbsrmxcLXojtcKzVoqNcAp0oWy0rGSeVMvcBgFq8KhMiMrvISJD6QfFKtGzbGvko2JA7KCJsPuggG7%2Faf1gEPtBeUp2McYclS5TY3kxZvV8On8AX7pAQA%3D%3D&amp;view_type=search&amp;searchword=C%2B%2B&amp;searchType=search&amp;gz=1&amp;t_ref_content=generic&amp;t_ref=search&amp;paid_fl=n&amp;search_uuid=46f6d785-0666-4f9a-99a0-1f0e9ad1f417&amp;immediately_apply_layer_open=n#seq=0" xlink:type="simple">(주)지디텍</text:a></text:p>
          </table:table-cell>
          <table:table-cell office:value-type="string" calcext:value-type="string">
            <text:p>(주)지디텍</text:p>
          </table:table-cell>
          <table:table-cell office:value-type="string" calcext:value-type="string">
            <text:p>머신비전 검사장비 개발자 모집(제어시스템, 광학검토 및 응용, C++및 MFC S/W 개발자, 기구설계)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(신입)</text:p>
            <text:p>동종업계 근무경험자(경력)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유연근무제 </text:p>
            <text:p>09:30~18:00</text:p>
          </table:table-cell>
          <table:table-cell office:value-type="string" calcext:value-type="string">
            <text:p>경기 안양시 동안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급여제도: 퇴직연금,휴일(특근)수당,4대보험</text:p>
            <text:p>출퇴근: 통근버스 운행</text:p>
            <text:p>교육/생활: 구내식당(사원식당),점심식사제공,저녁식사제공</text:p>
            <text:p>리프레시: 연차,반차,근로자의날휴무,휴가비지원,산전후휴가,남성출산휴가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김민수</text:p>
          </table:table-cell>
          <table:table-cell office:value-type="string" calcext:value-type="string">
            <text:p>중소기업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ttps://ko.jeih.co.jp/</text:p>
          </table:table-cell>
          <table:table-cell office:value-type="string" calcext:value-type="string">
            <text:p>반도체 제조용 기계제조</text:p>
          </table:table-cell>
          <table:table-cell office:value-type="string" calcext:value-type="string">
            <text:p>경기 안양시 동안구 학의로 268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6938347&amp;recommend_ids=eJxNjsERxDAIA6u5vxBYwDuFpP8uLnFmbD81K8RGQqiou8x%2BeUU6APrd4Ix0a7dNWbBYkeXhWtEiYdzUoU3VUBfXsmkwj6nuzl7UhzDGQzVvBYk4y17bykaGvWV8tyrlYWUgx1EuxTEV%2FWnMRwm2x7byfKb6jX8xW0AY&amp;view_type=list&amp;gz=1&amp;t_ref_content=SRI_050_TOP100_PAY_RCT&amp;t_ref=hot100&amp;immediately_apply_layer_open=n#seq=0" xlink:type="simple">(주)에스에스티랩</text:a></text:p>
          </table:table-cell>
          <table:table-cell office:value-type="string" calcext:value-type="string">
            <text:p>(주)에스에스티랩</text:p>
          </table:table-cell>
          <table:table-cell office:value-type="string" calcext:value-type="string">
            <text:p>보안검색장비 소프트웨어 설계 사원 채용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산업용 보안검색장비 소프트웨어 개발 경험자</text:p>
            <text:p>X-ray,CT S/W 경험자</text:p>
            <text:p>서버구축, 클라우드 플랫폼 활용 및 운용 경험자</text:p>
            <text:p>GUI 설계 경력자</text:p>
            <text:p>DSP 경험자(F/W 연동, GUI 연동 등)</text:p>
            <text:p>Tool: C++/MFC 능숙자, C# 능숙자, MATLAB 능숙자</text:p>
            <text:p>영어 또는 중국어 가능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경기고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최광윤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sstlabs.net/" xlink:type="simple">www.sstlabs.net</text:a></text:p>
          </table:table-cell>
          <table:table-cell office:value-type="string" calcext:value-type="string">
            <text:p>소프트웨어 개발 및 공급</text:p>
          </table:table-cell>
          <table:table-cell office:value-type="string" calcext:value-type="string">
            <text:p>경기 성남시 분당구 판교로 255번길 9-22</text:p>
          </table:table-cell>
          <table:table-cell office:value-type="float" office:value="5831" calcext:value-type="float">
            <text:p>5831</text:p>
          </table:table-cell>
          <table:table-cell office:value-type="string" calcext:value-type="string">
            <text:p>31억8,117만원</text:p>
          </table:table-cell>
        </table:table-row>
        <table:table-row table:style-name="ro4">
          <table:table-cell office:value-type="string" calcext:value-type="string">
            <text:p><text:a xlink:href="https://www.saramin.co.kr/zf_user/jobs/relay/view?isMypage=no&amp;rec_idx=47328014&amp;recommend_ids=eJxVj8ERwzAIBKvJn%2BMQB%2B8U4v67iB17UPLcWe0xCjnRxFGwl94hkCgdbf5FLwbztLhtyOCDXiuyts3likFGqWOmuM7x61A%2BbZfWIHlO%2F7QuR04LLRjnMVZl2KCpG73brFTuQ5Go%2FQWabrQHr3qsQUH%2B2boQH1PjQDM%3D&amp;view_type=search&amp;searchword=C%2B%2B&amp;searchType=search&amp;gz=1&amp;t_ref_content=generic&amp;t_ref=search&amp;paid_fl=n&amp;search_uuid=46f6d785-0666-4f9a-99a0-1f0e9ad1f417&amp;immediately_apply_layer_open=n#seq=0" xlink:type="simple">(주)나이콤</text:a></text:p>
          </table:table-cell>
          <table:table-cell office:value-type="string" calcext:value-type="string">
            <text:p>(주)나이콤</text:p>
          </table:table-cell>
          <table:table-cell office:value-type="string" calcext:value-type="string">
            <text:p>[신입/경력] SW개발자(Java/.NET/C#/C/C++) 인재 모집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1개 이상 언어 능통자</text:p>
            <text:p>관련학과 졸업자</text:p>
            <text:p>개발에 대한 전문 지식 및 알고리즘 이해도가 높은 분</text:p>
            <text:p>유관 부서와 원만한 소통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6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지원서 내용이 사실과 다른 것으로 판명될 경우 합격 또는 채용이 취소될 수 있습니다.</text:p>
          </table:table-cell>
          <table:table-cell table:style-name="Default" office:value-type="string" calcext:value-type="string">
            <text:p>지원금/보험: 건강검진,직원대출제도,단체상해보험,복지카드/포인트</text:p>
            <text:p>급여제도: 퇴직연금,장기근속자포상,우수사원포상,퇴직금</text:p>
            <text:p>선물: 창립일선물지급,장기근속선물</text:p>
            <text:p>교육/생활: 워크샵,교육비지원,사우회(경조사회),간식제공,음료제공(차,커피)</text:p>
            <text:p>근무환경:휴게실,회의실,카페테리아,사원증,안마실/안마의자</text:p>
            <text:p>조직문화: 자유복장</text:p>
            <text:p>출퇴근: 회사차량있음,주40시간제시행</text:p>
            <text:p>리프레시: 연차,반차,근로자의날휴무,산전후휴가,육아휴직</text:p>
          </table:table-cell>
          <table:table-cell office:value-type="string" calcext:value-type="string">
            <text:p>사무용 기계 및 장비 제조업</text:p>
          </table:table-cell>
          <table:table-cell office:value-type="string" calcext:value-type="string">
            <text:p>김대영</text:p>
          </table:table-cell>
          <table:table-cell office:value-type="string" calcext:value-type="string">
            <text:p>중소기업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enicom.co.kr/" xlink:type="simple">www.enicom.co.kr</text:a></text:p>
          </table:table-cell>
          <table:table-cell office:value-type="string" calcext:value-type="string">
            <text:p>도서관출입통제시스템,컴퓨터관련기기,전자기기,전자부품,책운반기 제조,개발/인테리어공사,정보통신공사</text:p>
          </table:table-cell>
          <table:table-cell office:value-type="string" calcext:value-type="string">
            <text:p>경기 안양시 동안구 시민대로 109번길 11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160억2,178만원</text:p>
          </table:table-cell>
        </table:table-row>
        <table:table-row table:style-name="ro5">
          <table:table-cell office:value-type="string" calcext:value-type="string">
            <text:p><text:a xlink:href="https://www.saramin.co.kr/zf_user/jobs/relay/view?isMypage=no&amp;rec_idx=47362931&amp;recommend_ids=eJxNjskNwzAQA6vJn9yLq3cKSf9dZA3Dkp%2FE8Ao5Ibdfkx99IytoFr8Fu6S8ulRD65b0yBiJW47fsOk0ZWNnzVFeT7OsVyt31tby5qZUEv5UJZyCzg064pgtvSr3rmE%2BxpYYGH0%2BzxSPmanAOlWqkr2qEPWirsgryz9BiUAi&amp;view_type=search&amp;searchword=C%2B%2B&amp;searchType=search&amp;gz=1&amp;t_ref_content=generic&amp;t_ref=search&amp;paid_fl=n&amp;search_uuid=46f6d785-0666-4f9a-99a0-1f0e9ad1f417&amp;immediately_apply_layer_open=n#seq=0" xlink:type="simple">주식회사 넥스버</text:a></text:p>
          </table:table-cell>
          <table:table-cell office:value-type="string" calcext:value-type="string">
            <text:p>주식회사 넥스버</text:p>
          </table:table-cell>
          <table:table-cell office:value-type="string" calcext:value-type="string">
            <text:p>임베디드 리눅스 C/C++ SW 개발/ 기술지원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임베디드(Linux OS) 관련 S/W 개발 및 프로젝트 진행 경험자</text:p>
            <text:p>임베디드 카메라 관련 SW 개발 및 기술지원 경험자</text:p>
            <text:p>Nvidia Jetson 기반 H/W 인터페이스 기반 S/W 구현 경험자</text:p>
            <text:p>gcc,g++ 컴파일 환경 개발</text:p>
            <text:p>컴파일러에 대한 이해 및 makefile 작성</text:p>
            <text:p>Qt framework 사용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안양시 동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</text:p>
            <text:p>급여제도: 퇴직연금,인센티브제,우수사원포상,4대보험</text:p>
            <text:p>교육/생활: 점심식사제공</text:p>
            <text:p>근무환경: 사원증</text:p>
            <text:p>출퇴근:차량유류비지급,주차장제공,주차비지원</text:p>
            <text:p>리프레시: 연차</text:p>
          </table:table-cell>
          <table:table-cell office:value-type="string" calcext:value-type="string">
            <text:p>기기용 자동측정 및 제어장치 제조업</text:p>
          </table:table-cell>
          <table:table-cell office:value-type="string" calcext:value-type="string">
            <text:p>이유형</text:p>
          </table:table-cell>
          <table:table-cell office:value-type="string" calcext:value-type="string">
            <text:p>중소기업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nexber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경기 안양시 동안구 시민대로230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52억7,200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60541&amp;recommend_ids=eJxNj8sRw0AMQqvJHf1AOqcQ999FvOPxbo7MAyRSYVD41WYffZM2oNc18CUVbIo35SMtsvI1y3ta9VJmlsfsrKkMsbNeQW6zDF3Aac6i422urprirvIAg%2FtuyMdWFR46E22HWiCPtFJijhn3oL8JIuXnSSA5m%2BJ%2BOXvJH1W8QCo%3D&amp;view_type=search&amp;searchword=C%2B%2B&amp;searchType=search&amp;gz=1&amp;t_ref_content=generic&amp;t_ref=search&amp;paid_fl=n&amp;search_uuid=46f6d785-0666-4f9a-99a0-1f0e9ad1f417&amp;immediately_apply_layer_open=n#seq=0" xlink:type="simple">보은전자방송통신(주)</text:a></text:p>
          </table:table-cell>
          <table:table-cell office:value-type="string" calcext:value-type="string">
            <text:p>보은전자방송통신(주)</text:p>
          </table:table-cell>
          <table:table-cell office:value-type="string" calcext:value-type="string">
            <text:p>S/W 개발자 신입 채용(윈도우,C#/WPF,C/C++,연봉 3700만)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안드로이드, ios 앱 개발</text:p>
          </table:table-cell>
          <table:table-cell office:value-type="string" calcext:value-type="string">
            <text:p>연봉 3,700만원(주40시간)</text:p>
          </table:table-cell>
          <table:table-cell office:value-type="string" calcext:value-type="string">
            <text:p>연구원,사원/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,각종경조사지원</text:p>
            <text:p>급여제도: 퇴직연금,인센티브제,장기근속자포상,우수사원포상,퇴직금,성과급,직책수당,장기근속수당,4대보험</text:p>
            <text:p>선물: 명절선물/귀향비</text:p>
            <text:p>교육/생활: 우수사원시상식,신규입사자교육(OJT),도서구입비지원,점심식사제공,저녁식사제공,식사비지원,음료제공(차,커피)</text:p>
            <text:p>근무환경: 회의실,사무용품지급</text:p>
            <text:p>조직문화: 회식강요안함,야근강요안함,자유복장,자유로운연차사용</text:p>
            <text:p>출퇴근: 주차장제공</text:p>
            <text:p>리프레시: 연차,여름휴가,경조휴가제,반차,근로자의날휴무,산전후휴가,육아휴직</text:p>
          </table:table-cell>
          <table:table-cell office:value-type="string" calcext:value-type="string">
            <text:p>방송장비 제조업</text:p>
          </table:table-cell>
          <table:table-cell office:value-type="string" calcext:value-type="string">
            <text:p>우영섭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ww.bon.co.kr</text:p>
          </table:table-cell>
          <table:table-cell office:value-type="string" calcext:value-type="string">
            <text:p>방송장비(그래픽문자발생기,감시카메라) 제조/소프트웨어 개발</text:p>
          </table:table-cell>
          <table:table-cell office:value-type="string" calcext:value-type="string">
            <text:p>서울 강서구 양천로 57길 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억4,366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83436&amp;recommend_ids=eJxFjcERwDAIw1ayCRiYJot0%2BCZten36JJ096QnaLPLytAENvUMNddls2CJUWPqndXf2ISOEiEW0GkEy%2FNoonsFI59awG5Xy%2BbkBvtwemw%3D%3D&amp;view_type=list&amp;rec_scn_id=811&amp;referPage=y&amp;refDpId=SRI_050_VIEW_MTRX_RCT_NOINFO&amp;gz=1&amp;t_ref_scnid=811&amp;refer=y&amp;inner_source=saramin&amp;inner_medium=pattern&amp;inner_campaign=relay_view_2&amp;inner_term=list&amp;dpId=SRI_050_VIEW_MTRX_RCT_NOINFO&amp;immediately_apply_layer_open=n#seq=0" xlink:type="simple">인텔릭스(주)</text:a></text:p>
          </table:table-cell>
          <table:table-cell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8:30~17:30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</text:p>
            <text:p>회사에 대한 상세정보는 회사 홈페이지 참조</text:p>
            <text:p>기타 증빙서류는 합격 후 제출</text:p>
            <text:p>제출한 서류는 반환되지 않음</text:p>
          </table:table-cell>
          <table:table-cell table:style-name="Default" office:value-type="string" calcext:value-type="string">
            <text:p>지원금/보험:건강검진,각종경조사지원,헬스비지급,자녀학자금</text:p>
            <text:p>급여제도: 퇴직연금,상여금,장기근속자포상,퇴직급,성과급,직책수당,4대보험</text:p>
            <text:p>선물:명절선물/귀향비,창립일선물지급,생일선물/파티</text:p>
            <text:p>교육/생활: 신규입사자교육(OJT),직무능력향상교육,구내식당(사원식당),점심식사제공,음료제공(차,커피)</text:p>
            <text:p>근무환경: 휴게실,회의실,노트북,콘도/리조트이용권,사무용품지급,최고성능컴퓨터</text:p>
            <text:p>조직문화: 노조/노사협의회,회식강요안함,야근강요안함,자유복장,자유로운연차사용,칼퇴근보장</text:p>
            <text:p>출퇴근:야간교통비지급,주차비지원,회사차량있음,주52시간제준수,주40시간제시행</text:p>
            <text:p>리프레시: 연차,경조휴가제,반차,Refresh휴가,창립일휴무,근로자의날휴무,휴가비지원,육아휴직,남성출산휴가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intellics.co.kr/" xlink:type="simple">www.intellics.co.kr</text:a></text:p>
          </table:table-cell>
          <table:table-cell office:value-type="string" calcext:value-type="string">
            <text:p>임베디드하드웨어 제조/연구,개발</text:p>
          </table:table-cell>
          <table:table-cell office:value-type="string" calcext:value-type="string">
            <text:p>경기 성남시 분당구 판교로 700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210억96만원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313454&amp;recommend_ids=eJxNj8ENw0AIBKvJf2FhOd4pxP13kbMlH%2FkxGg2IKGqpdC3Tp75R3t0rr4bfmJk05rZ4LA1F32gPWqWBY5NBvG15UpoWS9487T7EZQf3XqH%2BbYefVYaVwFhC1IuChQrzQknlg0CoD1oYw6YN7A%2BP3TPGlmUF7hY%2FUCBAAA%3D%3D&amp;view_type=search&amp;searchword=C%2B%2B&amp;searchType=search&amp;gz=1&amp;t_ref_content=generic&amp;t_ref=search&amp;paid_fl=n&amp;search_uuid=46f6d785-0666-4f9a-99a0-1f0e9ad1f417&amp;immediately_apply_layer_open=n#seq=0" xlink:type="simple">(주)태영소프트</text:a></text:p>
          </table:table-cell>
          <table:table-cell office:value-type="string" calcext:value-type="string">
            <text:p>(주)태영소프트</text:p>
          </table:table-cell>
          <table:table-cell office:value-type="string" calcext:value-type="string">
            <text:p>VisualC,C++,MFC 개발자 정규직 모집합니다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,MFC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서울 서대문구, 경기 안양시 동안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통신비지원</text:p>
            <text:p>급여제도: 퇴직금,휴일(특근)수당,4대보험</text:p>
            <text:p>선물: 명절선물/귀향비</text:p>
            <text:p>교육/생활: 도서구입비지원,저녁식사제공,음료제공(차,커피)</text:p>
            <text:p>근무환경:사무용품지급</text:p>
            <text:p>조직문화:회식강요안함,야근강요안함,자유복장,자유로운연차사용,출산장려</text:p>
            <text:p>리프레시:연차,여름휴가,반차,창립일휴무,근로자의날휴무,육아휴직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나승호</text:p>
          </table:table-cell>
          <table:table-cell office:value-type="string" calcext:value-type="string">
            <text:p>중소기업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taeyoungsoft.com/" xlink:type="simple">http://taeyoungsoft.com</text:a></text:p>
          </table:table-cell>
          <table:table-cell office:value-type="string" calcext:value-type="string">
            <text:p>소프트웨어 개발,정보처리,기술제공/의료기기 제조,도소매</text:p>
          </table:table-cell>
          <table:table-cell office:value-type="string" calcext:value-type="string">
            <text:p>경기 과천시 과천대로7길 65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77억9,376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153137&amp;recommend_ids=eJxFkMkRQzEMQqvJHW0gn1NI%2Bu8i%2FslYPr6BAaRUGBT%2BaeNL75S5cfVnwX%2FoFWRtFQ9WVVjUmINNcaP90dnIozI3lSZq1xAaMxpacYsCjBtlKkNMkTu9eXGtaDur9shq9VG9E6rZLEuLHDMJ0nGKiMQ%2BaTbDksJNFqnnOfgCU8dAFg%3D%3D&amp;view_type=search&amp;searchword=C%2B%2B&amp;searchType=search&amp;gz=1&amp;t_ref_content=generic&amp;t_ref=search&amp;paid_fl=n&amp;search_uuid=46f6d785-0666-4f9a-99a0-1f0e9ad1f417&amp;immediately_apply_layer_open=n#seq=0" xlink:type="simple">참엔지니어링(주)</text:a></text:p>
          </table:table-cell>
          <table:table-cell office:value-type="string" calcext:value-type="string">
            <text:p>참엔지니어링(주)</text:p>
          </table:table-cell>
          <table:table-cell office:value-type="string" calcext:value-type="string">
            <text:p>참엔지니어링㈜ 영상처리(Vision)개발 인재 채용(C++,C#)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영상처리 알고리즘(C#) 개발 경험자</text:p>
            <text:p>영상처리 라이브러리 경험자(OpenCV 등)</text:p>
            <text:p>해외 근무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경기 용인시 처인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,각종경조사지원,단체상해보험</text:p>
            <text:p>급여제도: 퇴직연금,인센티브제,장기근속자포상,우수사원포상,휴일(특근)수당,장기근속수당,4대보험</text:p>
            <text:p>선물: 명절선물/귀향비,창립일선물지급</text:p>
            <text:p>교육/생활: 구내식당(사원식당),사내동호회 운영,사우회(경조사회),식비지원</text:p>
            <text:p>근무환경:회의실,사원증,사무용품지급</text:p>
            <text:p>조직문화:자유복장</text:p>
            <text:p>출퇴근:기숙사운영,통근버스운행,자율근무제</text:p>
            <text:p>리프레시:산전후휴가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이경희</text:p>
          </table:table-cell>
          <table:table-cell office:value-type="string" calcext:value-type="string">
            <text:p>중견기업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ww.charmeng.com</text:p>
          </table:table-cell>
          <table:table-cell office:value-type="string" calcext:value-type="string">
            <text:p>FPD Repair장비,반도체장비 제조</text:p>
          </table:table-cell>
          <table:table-cell office:value-type="string" calcext:value-type="string">
            <text:p>경기 용인시 처인구 남사읍 형제로 5</text:p>
          </table:table-cell>
          <table:table-cell office:value-type="float" office:value="6580" calcext:value-type="float">
            <text:p>65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77388&amp;recommend_ids=eJxFj8sRAzEIQ6vJXSAQ%2BJxCtv8ugjPj9fGN0IcoGor%2BtNmnvhHdDOSz4BuLapWOWp6UclB%2FHKdQg9iYmTRe1Qnxem2Z3yjN5eI6RdHsHPX0WqWBt7dXV75IVyNOb1kYw95kBGbHUQULFd7j2aDyiy5vXczs6vOCBMm3135ICUAQ&amp;view_type=search&amp;searchword=C%2B%2B&amp;searchType=search&amp;gz=1&amp;t_ref_content=generic&amp;t_ref=search&amp;paid_fl=n&amp;search_uuid=46f6d785-0666-4f9a-99a0-1f0e9ad1f417&amp;immediately_apply_layer_open=n#seq=0" xlink:type="simple">(주)씨코드</text:a></text:p>
          </table:table-cell>
          <table:table-cell office:value-type="string" calcext:value-type="string">
            <text:p>(주)씨코드</text:p>
          </table:table-cell>
          <table:table-cell office:value-type="string" calcext:value-type="string">
            <text:p>Linux based 차량용 SW개발자(C/C++) 모집 (신입,경력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전기/전자공학, 컴퓨터/시스템공학, 공학계열</text:p>
            <text:p>정보처리기사 자격증 보유자</text:p>
            <text:p>해당 직무 (인턴) 경력 또는 유사 직무 경험이 있으신 분</text:p>
            <text:p>JNI(Java Native Interface) 또는 NDK(Native Development Kits on Android Base) 개발 가능자 및 경험자</text:p>
            <text:p>Radio(FM,AM,DAB 등), DMB 등 Broadcasting 관련 개발 경험자</text:p>
            <text:p>컴퓨터 활용능력 및 기술문서 작성에 어려움이 없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책임연구원,연구원,선임연구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용인시 기흥구, 성남시 분당구, 수원시 영통구, 용인시 수지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입사지원,우편지원,방문지원,전화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,직원대출제도,각종경조사지원,업무활동비지급,문화생활비,해외여행지원,복지카드/포인트</text:p>
            <text:p>급여제도: 퇴직연금,인센티브제,장기근속자포상,우수사원포상,퇴직금,야근수당,휴일(특근)수당,직책수당,장기근속수당,4대보험</text:p>
            <text:p>선물: 명절선물/귀향비,창립일선물지급,결혼기념일선물,도서무제한제공,임신/출산선물,장기근속선물</text:p>
            <text:p>교육/생활: 창립일행사,우수사원시상식,워크샵,신규입사자교육(OJT),직무능력향상교육,리더십강화교육,도서구입비지원,멘토링제도,교육비지원,자기계발비지원,점심식사제공,사내동호회운영,간식제공,음료제공(차,커피)</text:p>
            <text:p>근무환경: 휴게실,회의실,공기청정기,노트북,사원증,콘도/리조트이용권,사무용품지급</text:p>
            <text:p>조직문화: 회식강요안함,야근강요안함,자유복장,자유로운연차사용</text:p>
            <text:p>출퇴근: 야간교통비지급,탄력근무제,주52시간제준수</text:p>
            <text:p>리프레시: 연차,여름휴가,경조휴가제,반차,근로자의날휴무,포상휴가,육아휴직,남성출산휴가,보건휴가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정원주</text:p>
          </table:table-cell>
          <table:table-cell office:value-type="string" calcext:value-type="string">
            <text:p>중소기업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ccode.co.kr/" xlink:type="simple">https://ccode.co.kr</text:a></text:p>
          </table:table-cell>
          <table:table-cell office:value-type="string" calcext:value-type="string">
            <text:p>컴퓨터 프로그래밍 서비스업 </text:p>
          </table:table-cell>
          <table:table-cell office:value-type="string" calcext:value-type="string">
            <text:p>경기 용인시 기흥구 기흥로58-1</text:p>
          </table:table-cell>
          <table:table-cell office:value-type="float" office:value="5690" calcext:value-type="float">
            <text:p>5690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<text:a xlink:href="https://www.saramin.co.kr/zf_user/jobs/relay/view?isMypage=no&amp;rec_idx=47165274&amp;recommend_ids=eJwti8ENADEIw1YKFBKYpot0%2BAPpnpbtkHe3%2Bjb8hU4SmbeML0iQjgEbM9kp%2B8FSYZthHxbFNR%2FHMRI9&amp;view_type=list&amp;rec_scn_id=811&amp;referPage=y&amp;refDpId=SRI_050_VIEW_MTRX_RCT_NOINFO&amp;gz=1&amp;t_ref_scnid=811&amp;refer=y&amp;inner_source=saramin&amp;inner_medium=pattern&amp;inner_campaign=relay_view_1&amp;inner_term=list&amp;dpId=SRI_050_VIEW_MTRX_RCT_NOINFO&amp;immediately_apply_layer_open=n#seq=0" xlink:type="simple">(주)맥사이언스</text:a></text:p>
          </table:table-cell>
          <table:table-cell office:value-type="string" calcext:value-type="string">
            <text:p>(주)맥사이언스</text:p>
          </table:table-cell>
          <table:table-cell office:value-type="string" calcext:value-type="string">
            <text:p>검사장비 소프트웨어(S/W) 개발자 채용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WinForm, WPF 경험자</text:p>
            <text:p>컴퓨터/시스템공학, 공학계열</text:p>
            <text:p>컴퓨터활용능력 우수, 인근거주가, 해외근무 가능자, 운전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경기 수원시 영통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0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,각종경조사지원,통신비지원,자녀학자금</text:p>
            <text:p>급여제도: 인센티브제,장기근속자포상,스톡옵션,퇴직금,4대보험</text:p>
            <text:p>근무환경: 회의실,카페테리아,노트북,사원증,사무용품지급</text:p>
            <text:p>조직문화: 자유복장</text:p>
            <text:p>출퇴근: 기숙사운영,회사차량있음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윤철오</text:p>
          </table:table-cell>
          <table:table-cell office:value-type="string" calcext:value-type="string">
            <text:p>중소기업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ww.mcscience.com</text:p>
          </table:table-cell>
          <table:table-cell office:value-type="string" calcext:value-type="string">
            <text:p>디스플레이검사장비,수명측정장비,Aging테스트장비,전자계측장비,...</text:p>
          </table:table-cell>
          <table:table-cell office:value-type="string" calcext:value-type="string">
            <text:p>경기 수원시 영통구 덕영대로1556번길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125억1,106만원</text:p>
          </table:table-cell>
        </table:table-row>
        <table:table-row table:style-name="ro8">
          <table:table-cell office:value-type="string" calcext:value-type="string">
            <text:p><text:a xlink:href="https://www.saramin.co.kr/zf_user/jobs/relay/view?isMypage=no&amp;rec_idx=47154630&amp;recommend_ids=eJxNzskRwzAMQ9Fqcgc3gDynEPffRWxnbOn4hhI%2FUx5g8Gizj76pkDPtGPhNKAi9U5%2BJto0Cc1GJWAw7f%2FtiY7iFshv5hBgqm367rg5gC0HcuqypaxX%2BqzxldZI3rZqJNVVT89Llie0q53XGQ6sifT2e4R2yH0iPQCk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4&amp;paid_fl=n&amp;immediately_apply_layer_open=n#seq=0" xlink:type="simple">(주)위즈코리아</text:a></text:p>
          </table:table-cell>
          <table:table-cell office:value-type="string" calcext:value-type="string">
            <text:p>(주)위즈코리아</text:p>
          </table:table-cell>
          <table:table-cell office:value-type="string" calcext:value-type="string">
            <text:p>(주)위즈코리아/(주)위즈COK ‘24년 상반기 신입/경력 사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NW 프로토콜 분석 유경험자</text:p>
          </table:table-cell>
          <table:table-cell office:value-type="string" calcext:value-type="string">
            <text:p>면접 후 결정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서울 강서구, 서울, 대구, 광주, 대전, 강원, 아시아 중동 베트남 일본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편의시설,재택근무,생활편의,시차출근제,여가지원,성과보상제도,특별휴가/휴무제도,경조지원,신규입사자주거지원,교육지원,의료지원,법률지원,상해보험지원,기타(청년내일채움공채),기본사항(4대보험)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배</text:p>
          </table:table-cell>
          <table:table-cell office:value-type="string" calcext:value-type="string">
            <text:p>중소기업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ww.weeds.co.kr</text:p>
          </table:table-cell>
          <table:table-cell office:value-type="string" calcext:value-type="string">
            <text:p>소프트웨어(감사시스템,위변조 탐지시스템) 개발,공급 </text:p>
          </table:table-cell>
          <table:table-cell office:value-type="string" calcext:value-type="string">
            <text:p>서울 강서구 공항대로 321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116억 1,966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91250&amp;recommend_ids=eJxNj8sRw0AIQ6vJnY9AcE4h7r%2BLYGd218c3aKQH6CZkXKX64RdAs1FXi91ILZK2rrRyeG6UlJpwaf6v09U9KE9VeaFjVd0YzN3sMuW5wtQMI87QOMHPED2FG5Wh4nt3JEblJRnIYzXGBjlDrcZ8OUu%2BPvKguu6wuwQe%2FAFt6EAx&amp;view_type=search&amp;searchword=C%2B%2B&amp;searchType=search&amp;gz=1&amp;t_ref_content=generic&amp;t_ref=search&amp;paid_fl=n&amp;search_uuid=7da9e9e6-0888-47c9-bdfa-fa730797878f&amp;immediately_apply_layer_open=n#seq=0" xlink:type="simple">(주)듀얼아이</text:a></text:p>
          </table:table-cell>
          <table:table-cell office:value-type="string" calcext:value-type="string">
            <text:p>(주)듀얼아이</text:p>
          </table:table-cell>
          <table:table-cell office:value-type="string" calcext:value-type="string">
            <text:p>임베디드 안드로이즈 개발자</text:p>
          </table:table-cell>
          <table:table-cell office:value-type="string" calcext:value-type="string">
            <text:p>신입<text:span text:style-name="T1">·경력 2~15년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</text:p>
            <text:p>인근거주자,운전가능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금천구, 서울, 경기 광명시, 군포시, 부천시, 안양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해당 공고는 수시로 확인하여 면접진행하며, 채용시 사전공지 없이 마감될 수 있습니다.</text:p>
          </table:table-cell>
          <table:table-cell table:style-name="Default" office:value-type="string" calcext:value-type="string">
            <text:p>지원금/보험: 단체상해보험,본인학자금,자녀학자금</text:p>
            <text:p>급여제도: 퇴직연금,상여금,장기근속자포상,성과급,야근수당,연차수당,4대보험</text:p>
            <text:p>선물: 생일선물/파티,장기근속선물</text:p>
            <text:p>교육/생활: 워크샵,신규입사자교육(OJT),직무능력향상교육,리더십강화교육,도서구입비지원,외국어교육지원,저녁식사제공,사내동호회운영,식비지원</text:p>
            <text:p>근무환경: 휴게실,회의실,공기청정기,노트북,사원증,사내도서관,사무용품지급</text:p>
            <text:p>조직문화: 회식강요안함,야근강요안함,자유복장,자유로운연차사용</text:p>
            <text:p>출퇴근: 기숙사운영,회사차량있음,재택근무,주52시간제준수</text:p>
            <text:p>리프레시: 연차,경조휴가제,근로자의날휴무,산전후휴가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권성욱</text:p>
          </table:table-cell>
          <table:table-cell office:value-type="string" calcext:value-type="string">
            <text:p>중소기업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duali.com/kr" xlink:type="simple">www.duali.com/kr</text:a></text:p>
          </table:table-cell>
          <table:table-cell office:value-type="string" calcext:value-type="string">
            <text:p>디지털보안시스템,정보통신공사,무역,통신판매업,임대,S/W자문...</text:p>
          </table:table-cell>
          <table:table-cell office:value-type="string" calcext:value-type="string">
            <text:p>경기 수원시 영통구 신원로 306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93억 3,567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57432&amp;recommend_ids=eJxNj7ERA0EIA6txjgQIiF2I%2B%2B%2FCZ%2F%2F83Yc7ywgpio5xfBp61TvKRZp%2FxnghPDKWxR%2FRVcVzzDbERqZLudAudNrMbeWWVO1ktofrtqFZIrdFDWPbgpIVO9lRwOxW7Az1aYUW%2FbGoVY%2BobIXtKEwq7dhYg3EeFQe%2FRfoCVO5AQA%3D%3D&amp;view_type=search&amp;searchword=C%2B%2B&amp;searchType=search&amp;gz=1&amp;t_ref_content=generic&amp;t_ref=search&amp;paid_fl=n&amp;search_uuid=7da9e9e6-0888-47c9-bdfa-fa730797878f&amp;immediately_apply_layer_open=n#seq=0" xlink:type="simple">(주)베이론텍</text:a></text:p>
          </table:table-cell>
          <table:table-cell office:value-type="string" calcext:value-type="string">
            <text:p>(주)베이론텍</text:p>
          </table:table-cell>
          <table:table-cell office:value-type="string" calcext:value-type="string">
            <text:p>C/C#/VC++ 개발자 채용(정규직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 기계/자동차/조선공학</text:p>
            <text:p>정보처리기사</text:p>
            <text:p>영어가능자, 컴퓨터활용능력 우수, 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대리,과장,사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최종학력증명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금연수당,각종경조사지원,헬스비지급,본인학자금,자녀학자금</text:p>
            <text:p>급여제도: 인센티브제,장기근속자포상,우수사원포상,퇴직금,휴일(특근)수당,연차수당,가족수당,4대보험</text:p>
            <text:p>선물: 명절선물/귀향비,생일선물/파티</text:p>
            <text:p>교육/생활: 구내식당(사원식당),점심식사제공,저녁식사제공,사내동호회운영,식비지원,음료제공(차,커피)</text:p>
            <text:p>근무환경:회의실,노트북,콘도/리조트이용권,사무용품지급</text:p>
            <text:p>조직문화:자유복장</text:p>
            <text:p>출퇴근:회사차량있음</text:p>
            <text:p>리프레시:남성출산휴가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한종원</text:p>
          </table:table-cell>
          <table:table-cell office:value-type="string" calcext:value-type="string">
            <text:p>중소기업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ww.veyrontec.com</text:p>
          </table:table-cell>
          <table:table-cell office:value-type="string" calcext:value-type="string">
            <text:p>컴퓨터및주변기기,자동화기기,제어계측설비,컴퓨터및주변기기,...</text:p>
          </table:table-cell>
          <table:table-cell office:value-type="string" calcext:value-type="string">
            <text:p>서울 구로구 디지털로33길 37</text:p>
          </table:table-cell>
          <table:table-cell office:value-type="float" office:value="8874" calcext:value-type="float">
            <text:p>8874</text:p>
          </table:table-cell>
          <table:table-cell office:value-type="string" calcext:value-type="string">
            <text:p>67억 4,502만원</text:p>
          </table:table-cell>
        </table:table-row>
        <table:table-row table:style-name="ro9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0" xlink:type="simple">(주)아이엠에스나노텍</text:a></text:p>
          </table:table-cell>
          <table:table-cell office:value-type="string" calcext:value-type="string">
            <text:p>(주)아이엠에스나노텍</text:p>
          </table:table-cell>
          <table:table-cell office:value-type="string" calcext:value-type="string">
            <text:p>SW개발자 경력/신입 채용합니다 – 정규직</text:p>
          </table:table-cell>
          <table:table-cell office:value-type="string" calcext:value-type="string">
            <text:p>신입<text:span text:style-name="T1">·경력 1~3년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컴퓨터/시스템공학</text:p>
            <text:p>공과계열, 석사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기타 반도체 제조업</text:p>
          </table:table-cell>
          <table:table-cell office:value-type="string" calcext:value-type="string">
            <text:p>이태형</text:p>
          </table:table-cell>
          <table:table-cell office:value-type="string" calcext:value-type="string">
            <text:p>중소기업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imsnt.com/" xlink:type="simple">http://imsnt.com</text:a></text:p>
          </table:table-cell>
          <table:table-cell office:value-type="string" calcext:value-type="string">
            <text:p>반도체자동화장비외 </text:p>
          </table:table-cell>
          <table:table-cell office:value-type="string" calcext:value-type="string">
            <text:p>서울 구로구 디지털로29길 38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106억 3,655만원</text:p>
          </table:table-cell>
        </table:table-row>
        <table:table-row table:style-name="ro10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2" xlink:type="simple">(주)엔클로니</text:a></text:p>
          </table:table-cell>
          <table:table-cell office:value-type="string" calcext:value-type="string">
            <text:p>(주)엔클로니</text:p>
          </table:table-cell>
          <table:table-cell office:value-type="string" calcext:value-type="string">
            <text:p>[신규프로젝트팀] 선행 연구 개발(SW), 비전 장비 개발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창의적이고 스마트한 열정 소유자</text:p>
            <text:p>영어역량 비지니스 회화 가능자</text:p>
            <text:p>대내외 원활한 커뮤니케이션 역량 보유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울 전체, 서울 구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  <table:table-cell table:style-name="Default" office:value-type="string" calcext:value-type="string">
            <text:p>기업분위기는 제조와 IT가 접목된 분위기이며, 신규프로젝트팀은 사옥 외 별도 사무실에 편안하게 신규개발팀입니다.</text:p>
            <text:p>사람을 중시 문화이며, 근태, 복장 등 무관합니다.</text:p>
            <text:p>연봉 수준: 개인역량에 따라 협의(업계최고 대우)</text:p>
            <text:p>자유로운 연차 사용, 샌드위치 휴가, 리프레시휴가(하계/동계 약 10일간),경조휴가,장기근속자수상,카페테리아운영,생일자 상품권 지급, 명절선물지급 등</text:p>
          </table:table-cell>
          <table:table-cell office:value-type="string" calcext:value-type="string">
            <text:p>기타 특수목적용 기계 제조업</text:p>
          </table:table-cell>
          <table:table-cell office:value-type="string" calcext:value-type="string">
            <text:p>이경혹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ww.enclony.com/eng/index.php</text:p>
          </table:table-cell>
          <table:table-cell office:value-type="string" calcext:value-type="string">
            <text:p>검사장비,펄프,종이 가공용 기계,고무,화학섬유,플라스틱 성형기 …</text:p>
          </table:table-cell>
          <table:table-cell office:value-type="string" calcext:value-type="string">
            <text:p>서울 구로구 디지털로 243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105억 2,793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7" xlink:type="simple">(주)예인시스템</text:a></text:p>
          </table:table-cell>
          <table:table-cell office:value-type="string" calcext:value-type="string">
            <text:p>(주)예인시스템</text:p>
          </table:table-cell>
          <table:table-cell office:value-type="string" calcext:value-type="string">
            <text:p>2024년 정규 C# 응용 프로그램 개발자 신입&amp;경력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해당 직무(물류자동화 및 공장자동화) 근무경험</text:p>
            <text:p>프로그래밍 언어 활용(개발) 경험</text:p>
            <text:p>안드로이드 개발 경험</text:p>
            <text:p>인근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통신비지원,자녀학자금</text:p>
            <text:p>급여제도: 인센티브제,퇴직금,휴일(특근)수당,4대보험</text:p>
            <text:p>선물: 명절선물/귀향비,생일선물/파티</text:p>
            <text:p>교육/생활: 워크샵,교육비지원,사우회(경조사회)</text:p>
            <text:p>근무환경: 유니폼지급,노트북,콘도/리조트이용권</text:p>
            <text:p>조직문화: 자유복장</text:p>
            <text:p>출퇴근: 주택자금융자</text:p>
            <text:p>리프레시: 연차,여름휴가,휴가비지원</text:p>
          </table:table-cell>
          <table:table-cell office:value-type="string" calcext:value-type="string">
            <text:p>상품 종합 도매업</text:p>
          </table:table-cell>
          <table:table-cell office:value-type="string" calcext:value-type="string">
            <text:p>김원진</text:p>
          </table:table-cell>
          <table:table-cell office:value-type="string" calcext:value-type="string">
            <text:p>중소기업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ww.yeinsys.co.kr</text:p>
          </table:table-cell>
          <table:table-cell office:value-type="string" calcext:value-type="string">
            <text:p>무역．자동인식기기(바코드)의하드웨어</text:p>
          </table:table-cell>
          <table:table-cell office:value-type="string" calcext:value-type="string">
            <text:p>서울 구로구 디지털로 32길 30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50억 794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25233&amp;recommend_ids=eJxNj8sRQzEIA6vJHSG%2B5xTy%2Bu8idibGGZ92BFpsqcaEPQV55duio9D5tOjGJGi%2BU3xRQspqYfwQTh%2BkhQovprP8NCey0%2BKk0VXCOqLtVcF4lWhidokE%2Bp6hlZEjWoteNcO6HnDTonG8ifYyTtUSef59ARXKqRIXcd3DH2QXQDY%3D&amp;view_type=search&amp;searchword=C%2B%2B&amp;searchType=search&amp;gz=1&amp;t_ref_content=generic&amp;t_ref=search&amp;paid_fl=n&amp;search_uuid=693a7894-961c-4abb-a73b-79210d7f8a07&amp;immediately_apply_layer_open=n#seq=14" xlink:type="simple">(주)이지디에스</text:a></text:p>
          </table:table-cell>
          <table:table-cell office:value-type="string" calcext:value-type="string">
            <text:p>(주)이지디에스</text:p>
          </table:table-cell>
          <table:table-cell office:value-type="string" calcext:value-type="string">
            <text:p>자동차 진단기(C#) 프로그램 개발자 채용합니다.(신입,경력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WPF,C# 프로그램 개발 경험자</text:p>
            <text:p>컴퓨터/전산학/시스템공학등 공학계열</text:p>
            <text:p>영어가능자, 해당직무 근무경험</text:p>
            <text:p>프로그램 개발 관련 경력을 쌓고자 하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,대리</text:p>
          </table:table-cell>
          <table:table-cell office:value-type="string" calcext:value-type="string">
            <text:p>08:30~17:30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</text:p>
            <text:p>급여제도: 퇴직연금,인센티브제,우수사원포상,퇴직금,4대보험</text:p>
            <text:p>선물: 명절선물/귀향비,창립일선물지급</text:p>
            <text:p>교육/생활: 워크샵,저녁식사제공,음료제공(차,커피)</text:p>
            <text:p>근무환경: 노트북,사무용품지급</text:p>
            <text:p>조직문화: 자유복장</text:p>
            <text:p>출퇴근: 주차장제공</text:p>
            <text:p>리프레시: 연차,경조휴가제,창립일휴무,근로자의날휴무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최한호</text:p>
          </table:table-cell>
          <table:table-cell office:value-type="string" calcext:value-type="string">
            <text:p>중소기업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ww.zenithdiag.com</text:p>
          </table:table-cell>
          <table:table-cell office:value-type="string" calcext:value-type="string">
            <text:p>소프트웨어개발,자동차진단기제조,수출입업 </text:p>
          </table:table-cell>
          <table:table-cell office:value-type="string" calcext:value-type="string">
            <text:p>서울 송파구 법원로11길 11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150억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18856&amp;recommend_ids=eJxNj8ERxDAIA6u5P0JY4HcKSf9dnH03MRleOwhJRBKW9LuAT14xFHCPe5pvTB%2BUxtraH2tWbtQP6WWIF6osjhhzAPagyn0SxxlY5tlBNFEdtAZodHmpg2hQPZ0TlZneYgvH6SwLI3hu17ey7JIjxC45WYzeUqXcufgCLwM%2F9Q%3D%3D&amp;view_type=search&amp;searchword=C%2B%2B&amp;searchType=search&amp;gz=1&amp;t_ref_content=generic&amp;t_ref=search&amp;paid_fl=n&amp;search_uuid=4435aa43-d4ad-4c3c-8d44-7c0869adbace&amp;immediately_apply_layer_open=n#seq=0" xlink:type="simple">(주)힘스</text:a></text:p>
          </table:table-cell>
          <table:table-cell office:value-type="string" calcext:value-type="string">
            <text:p>(주)힘스</text:p>
          </table:table-cell>
          <table:table-cell office:value-type="string" calcext:value-type="string">
            <text:p>[면접비 지급] 머신 비전 프로그래머 신입 및 경력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,C# 사용가능자 및 경험자</text:p>
            <text:p>비전 라이브러리 사용한 개발 역량 보유자</text:p>
            <text:p>공학계열 졸업자</text:p>
            <text:p>해당직무 경험 및 인근 거주자</text:p>
            <text:p>해외 출장 및 출장업무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</text:p>
            <text:p>09:00~18:00</text:p>
          </table:table-cell>
          <table:table-cell office:value-type="string" calcext:value-type="string">
            <text:p>인천 남동구, 충남 아산시, 천안시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Default" office:value-type="string" calcext:value-type="string">
            <text:p>지원금/보험: 건강검진,직원대출제도,각종경조사지원,단체상해보험,체력단련실운영,자녀학자금</text:p>
            <text:p>급여제도: 퇴직연금,인센티브제,상여금,장기근속자포상,우수사원포상,스톡옵션,퇴직금,성과급,야근수당,휴일(특근)수당,직책수당,4대보험</text:p>
            <text:p>선물: 명절선물/귀향비,창립일선물지급</text:p>
            <text:p>교육/생활: 창립일행사,워크샵,신규입사자교육(OJT),직무능력향상교육,리더십강화교육,도서구입비지원,외국어교육지원,자격증취득지원,교육비지원,자기계발비지원,구내식당(사원식당),점심식사제공,저녁식사제공,사내동호회운영,사우회(경조사회),아침식사제공,간식제공,음료제공(차,커피),우리사주제도</text:p>
            <text:p>근무환경: 수유실,휴게실,회의실,공기청정기,카페테리아,전용사옥,건물내경사로,장애인전용주차장,비상경보장치,문턱없음,유니폼지급,노트북,사원증,콘도/리조트이용권,사무용품지급,최고성능컴퓨터</text:p>
            <text:p>조직문화: 노조/노사협의회,수평적조직문화,회식강요안함,자유복장,자유로운연차사용</text:p>
            <text:p>출퇴근: 기숙사운영,차량유류비지급,주차장제공,탄력근무제,주52시간제준수</text:p>
            <text:p>리프레시: 연차,경조휴가제,반차,창립일휴무,근로자의날휴무,산전후휴가,육아휴직,남성출산휴가,보건휴가,휴양시설제공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김주환</text:p>
          </table:table-cell>
          <table:table-cell office:value-type="string" calcext:value-type="string">
            <text:p>중소기업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ww.hims.co.kr</text:p>
          </table:table-cell>
          <table:table-cell office:value-type="string" calcext:value-type="string">
            <text:p>OLED Mask 인장기,OLED Mask 검사기 등,자동화부품 제조,...</text:p>
          </table:table-cell>
          <table:table-cell office:value-type="string" calcext:value-type="string">
            <text:p>인천 남동구 남동서로 126</text:p>
          </table:table-cell>
          <table:table-cell office:value-type="float" office:value="5737" calcext:value-type="float">
            <text:p>5737</text:p>
          </table:table-cell>
          <table:table-cell office:value-type="string" calcext:value-type="string">
            <text:p>914억2,566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195645&amp;recommend_ids=eJxFj0ESA0EIAl%2BTu4Cic85D8v9fZDepnSlPXShIthAtfgZ%2B9TuNBtKfFbyxqbB8qfHHa4BnuTlrui7ED8UJ5FZV4NRjVUooYjtLAc%2B%2BxXQ3T9AiyK2yZNfJjSR2riND0L69%2Bjj6OFdasVXRE%2BdJrALiONOc01ce9434AieMP%2Bk%3D&amp;view_type=search&amp;searchword=C%2B%2B&amp;searchType=search&amp;gz=1&amp;t_ref_content=generic&amp;t_ref=search&amp;paid_fl=n&amp;search_uuid=4435aa43-d4ad-4c3c-8d44-7c0869adbace&amp;immediately_apply_layer_open=n#seq=0" xlink:type="simple">(주)씽크소프트</text:a></text:p>
          </table:table-cell>
          <table:table-cell office:value-type="string" calcext:value-type="string">
            <text:p>(주)씽크소프트</text:p>
          </table:table-cell>
          <table:table-cell office:value-type="string" calcext:value-type="string">
            <text:p>개발자 채용 자동화 물류/반송 설비 PC제어 S/W 개발 신입 경력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공학계열</text:p>
            <text:p>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주임연구원,선임연구원,책임연구원</text:p>
          </table:table-cell>
          <table:table-cell office:value-type="string" calcext:value-type="string">
            <text:p>주 5일(월~금)</text:p>
            <text:p>유연근무제</text:p>
            <text:p>09:00~18:00</text:p>
          </table:table-cell>
          <table:table-cell office:value-type="string" calcext:value-type="string">
            <text:p>충남 아산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17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8">: </text:span><text:span text:style-name="T7">건강검진</text:span></text:p>
            <text:p><text:span text:style-name="T9">급여제도</text:span><text:span text:style-name="T10">: </text:span><text:span text:style-name="T11">퇴직연금</text:span><text:span text:style-name="T12">,</text:span><text:span text:style-name="T13">장기근속자포상</text:span><text:span text:style-name="T10">,</text:span><text:span text:style-name="T11">우수사원포상</text:span><text:span text:style-name="T12">,</text:span><text:span text:style-name="T13">성과급</text:span><text:span text:style-name="T10">,</text:span><text:span text:style-name="T13">야근수당</text:span><text:span text:style-name="T10">,</text:span><text:span text:style-name="T13">휴일</text:span><text:span text:style-name="T12">(</text:span><text:span text:style-name="T13">특근</text:span><text:span text:style-name="T10">)</text:span><text:span text:style-name="T11">수당</text:span><text:span text:style-name="T12">,4</text:span><text:span text:style-name="T13">대보험</text:span></text:p>
            <text:p><text:span text:style-name="T14">선물</text:span><text:span text:style-name="T15">: </text:span><text:span text:style-name="T16">생일선물</text:span><text:span text:style-name="T15">/</text:span><text:span text:style-name="T17">파티</text:span><text:span text:style-name="T15">,</text:span><text:span text:style-name="T17">도서무제한제공</text:span></text:p>
            <text:p><text:span text:style-name="T18">교육</text:span><text:span text:style-name="T19">/</text:span><text:span text:style-name="T20">생활</text:span><text:span text:style-name="T21">: </text:span><text:span text:style-name="T22">우수사원시상식</text:span><text:span text:style-name="T19">,</text:span><text:span text:style-name="T22">워크샵</text:span><text:span text:style-name="T19">,</text:span><text:span text:style-name="T20">신규입사자교육</text:span><text:span text:style-name="T19">(OJT),</text:span><text:span text:style-name="T20">직무능력향상교육</text:span><text:span text:style-name="T21">,</text:span><text:span text:style-name="T20">리더십강화교육</text:span><text:span text:style-name="T21">,</text:span><text:span text:style-name="T20">교육비지원</text:span><text:span text:style-name="T21">,</text:span><text:span text:style-name="T20">자기계발비지원</text:span><text:span text:style-name="T19">,</text:span><text:span text:style-name="T20">점심식사제공</text:span><text:span text:style-name="T19">,</text:span><text:span text:style-name="T20">저녁식사제공</text:span><text:span text:style-name="T21">,</text:span><text:span text:style-name="T20">사우회</text:span><text:span text:style-name="T19">(</text:span><text:span text:style-name="T22">경조사회</text:span><text:span text:style-name="T21">),</text:span><text:span text:style-name="T20">간식제공</text:span><text:span text:style-name="T19">,</text:span><text:span text:style-name="T22">음료제공</text:span><text:span text:style-name="T19">(</text:span><text:span text:style-name="T20">차</text:span><text:span text:style-name="T21">,</text:span><text:span text:style-name="T22">커피</text:span><text:span text:style-name="T21">),</text:span><text:span text:style-name="T20">점심시간연장제도</text:span></text:p>
            <text:p><text:span text:style-name="T23">근무환경</text:span><text:span text:style-name="T24">: </text:span><text:span text:style-name="T25">회의실</text:span><text:span text:style-name="T26">,</text:span><text:span text:style-name="T27">공기청정기</text:span><text:span text:style-name="T24">,</text:span><text:span text:style-name="T25">카페테리아</text:span><text:span text:style-name="T26">,</text:span><text:span text:style-name="T25">게임기</text:span><text:span text:style-name="T26">,</text:span><text:span text:style-name="T27">전용사옥</text:span><text:span text:style-name="T26">,</text:span><text:span text:style-name="T27">노트북</text:span></text:p>
            <text:p><text:span text:style-name="T28">조직문화</text:span><text:span text:style-name="T29">: </text:span><text:span text:style-name="T30">수평적조직문화</text:span><text:span text:style-name="T29">,</text:span><text:span text:style-name="T31">회식강요안함</text:span><text:span text:style-name="T29">,</text:span><text:span text:style-name="T30">야근안함</text:span><text:span text:style-name="T32">,</text:span><text:span text:style-name="T31">자유복장</text:span><text:span text:style-name="T32">,</text:span><text:span text:style-name="T31">자유로운연차사용</text:span><text:span text:style-name="T32">,</text:span><text:span text:style-name="T31">문화회식</text:span></text:p>
            <text:p><text:span text:style-name="T33">출퇴근</text:span><text:span text:style-name="T34">: </text:span><text:span text:style-name="T35">기숙사운영</text:span><text:span text:style-name="T36">,</text:span><text:span text:style-name="T35">주차장제공</text:span><text:span text:style-name="T34">,</text:span><text:span text:style-name="T37">회사차량있음</text:span><text:span text:style-name="T36">,</text:span><text:span text:style-name="T37">주</text:span><text:span text:style-name="T34">4.5</text:span><text:span text:style-name="T35">일</text:span></text:p>
            <text:p><text:span text:style-name="T38">리프레시</text:span><text:span text:style-name="T39">: </text:span><text:span text:style-name="T40">연차</text:span><text:span text:style-name="T39">,</text:span><text:span text:style-name="T40">경조휴가제</text:span><text:span text:style-name="T39">,</text:span><text:span text:style-name="T41">반차</text:span><text:span text:style-name="T39">,</text:span><text:span text:style-name="T41">근로자의날휴무</text:span><text:span text:style-name="T42">,</text:span><text:span text:style-name="T41">산전후휴가</text:span><text:span text:style-name="T42">,</text:span><text:span text:style-name="T40">육아휴직</text:span><text:span text:style-name="T42">,</text:span><text:span text:style-name="T40">남성출산휴가</text:span>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주현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ink-soft.co.k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충청남도 아산시 음봉면 월산로 247</text:p>
          </table:table-cell>
          <table:table-cell office:value-type="float" office:value="4898" calcext:value-type="float">
            <text:p>4898</text:p>
          </table:table-cell>
          <table:table-cell office:value-type="string" calcext:value-type="string">
            <text:p>13억 6,314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73981&amp;recommend_ids=eJxFj8ERxDAIA6u5vxAg8DuFpP8uzk4m9vi1ZiSWKIccvNvsV1dIFq24B7iw3FC%2Bp8V0KSfiRQRtoV5cXfrwqQrtKs5ntrMuZNhudoept8bwzu4vK0Eizt5B47GCcv58UyHg5tvKnZnjZBWgDpZUPCdQbB0cU%2BSR%2FAMmAT%2F5&amp;view_type=search&amp;searchword=C%2B%2B&amp;searchType=search&amp;gz=1&amp;t_ref_content=generic&amp;t_ref=search&amp;paid_fl=n&amp;search_uuid=ca39132c-38f6-465b-bed6-19ab4cab69bf&amp;immediately_apply_layer_open=n#seq=0" xlink:type="simple">(주)보다</text:a></text:p>
          </table:table-cell>
          <table:table-cell office:value-type="string" calcext:value-type="string">
            <text:p>(주)보다</text:p>
          </table:table-cell>
          <table:table-cell office:value-type="string" calcext:value-type="string">
            <text:p>2024년 상반기 S/W, H/W 엔지니어 및 PC관리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Python,C++,Java,UI 활용 및 개발 경험자</text:p>
            <text:p>OA 프로그램 활용 능력 우수자</text:p>
            <text:p>AI 업무 및 유관 업무 경험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엔지니어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충북 청주시 흥덕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43">지원금</text:span><text:span text:style-name="T44">/</text:span><text:span text:style-name="T45">보험</text:span><text:span text:style-name="T44">: </text:span><text:span text:style-name="T46">건강검진</text:span><text:span text:style-name="T44">,</text:span><text:span text:style-name="T45">의료비지원</text:span><text:span text:style-name="T47">(</text:span><text:span text:style-name="T46">가족</text:span><text:span text:style-name="T47">)</text:span></text:p>
            <text:p><text:span text:style-name="T48">급여제도</text:span><text:span text:style-name="T49">: </text:span><text:span text:style-name="T50">퇴직연금</text:span><text:span text:style-name="T49">,</text:span><text:span text:style-name="T51">우수사원포상</text:span><text:span text:style-name="T49">,</text:span><text:span text:style-name="T50">퇴직금</text:span><text:span text:style-name="T49">,</text:span><text:span text:style-name="T51">성과급</text:span><text:span text:style-name="T52">,</text:span><text:span text:style-name="T51">휴일</text:span><text:span text:style-name="T52">(</text:span><text:span text:style-name="T51">특근</text:span><text:span text:style-name="T49">)</text:span><text:span text:style-name="T51">수당</text:span><text:span text:style-name="T52">,</text:span><text:span text:style-name="T50">연차수당</text:span><text:span text:style-name="T49">,4</text:span><text:span text:style-name="T51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57">교육</text:span><text:span text:style-name="T58">/</text:span><text:span text:style-name="T59">생활</text:span><text:span text:style-name="T58">: </text:span><text:span text:style-name="T60">워크샵</text:span><text:span text:style-name="T58">,</text:span><text:span text:style-name="T59">신규입사자교육</text:span><text:span text:style-name="T61">(OJT),</text:span><text:span text:style-name="T59">교육비지원</text:span><text:span text:style-name="T58">,</text:span><text:span text:style-name="T60">점심식사제공</text:span><text:span text:style-name="T58">,</text:span><text:span text:style-name="T60">음료제공자</text:span><text:span text:style-name="T61">(</text:span><text:span text:style-name="T60">차</text:span><text:span text:style-name="T58">,</text:span><text:span text:style-name="T60">커피</text:span><text:span text:style-name="T58">)</text:span></text:p>
            <text:p><text:span text:style-name="T5">근무환경</text:span><text:span text:style-name="T6">: </text:span><text:span text:style-name="T7">회의실</text:span><text:span text:style-name="T8">,</text:span><text:span text:style-name="T7">노트북</text:span></text:p>
            <text:p><text:span text:style-name="T62">조직문화</text:span><text:span text:style-name="T63">: </text:span><text:span text:style-name="T64">자유복장</text:span></text:p>
            <text:p><text:span text:style-name="T65">출퇴근</text:span><text:span text:style-name="T66">: </text:span><text:span text:style-name="T67">기숙사운영</text:span><text:span text:style-name="T68">,</text:span><text:span text:style-name="T69">주</text:span><text:span text:style-name="T68">52</text:span><text:span text:style-name="T69">시간제준수</text:span></text:p>
            <text:p><text:span text:style-name="T5">리프레시</text:span><text:span text:style-name="T6">: </text:span><text:span text:style-name="T7">연차</text:span><text:span text:style-name="T8">,</text:span><text:span text:style-name="T7">반차</text:span></text:p>
          </table:table-cell>
          <table:table-cell office:value-type="string" calcext:value-type="string">
            <text:p>사진기, 영사기 및 관련 장비 제조업</text:p>
          </table:table-cell>
          <table:table-cell office:value-type="string" calcext:value-type="string">
            <text:p>최우영</text:p>
          </table:table-cell>
          <table:table-cell office:value-type="string" calcext:value-type="string">
            <text:p>중소기업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ww.vodai.co.kr</text:p>
          </table:table-cell>
          <table:table-cell office:value-type="string" calcext:value-type="string">
            <text:p>지능형 감시카메라 제조 </text:p>
          </table:table-cell>
          <table:table-cell office:value-type="string" calcext:value-type="string">
            <text:p>충북 청주시 흥덕구 오송읍 오송생명로2로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102억 9,825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19918&amp;recommend_ids=eJxNj7ERA0EIA6txDggExC7E%2FXdh%2Ft%2B%2Bu3BnkQBPoZTXp1Re%2BXb3zh5ssQvToA3920Skwwb52IKDC5Vh6YN6o1ADsbNeU72aYRHBjQqPnTUt3siflco69nZlbBsybYcVIrdlMbnPmGbDWqST7eMjaBzNojMuV%2FYLaJJARw%3D%3D&amp;view_type=search&amp;searchword=C%2B%2B&amp;searchType=search&amp;gz=1&amp;paid_fl=n&amp;search_uuid=a5a6ca61-d70d-49d7-a989-41ec921d9536&amp;immediately_apply_layer_open=n#seq=0" xlink:type="simple">(주)레이시온</text:a></text:p>
          </table:table-cell>
          <table:table-cell table:style-name="Default" office:value-type="string" calcext:value-type="string">
            <text:p>(주)레이시온</text:p>
          </table:table-cell>
          <table:table-cell office:value-type="string" calcext:value-type="string">
            <text:p>SW개발자 정규직 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WPF 개발 경력자</text:p>
            <text:p>레이저 제어 경력자</text:p>
            <text:p>공장 자동화 개발 경력자</text:p>
            <text:p>모션 제어 경력자</text:p>
            <text:p>RTC 개발 경력자</text:p>
            <text:p>비전 프로그래밍 경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경기 오산시 외삼미동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0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70">지원금</text:span><text:span text:style-name="T71">/</text:span><text:span text:style-name="T72">보험</text:span><text:span text:style-name="T73">: </text:span><text:span text:style-name="T74">건강검진</text:span><text:span text:style-name="T71">,</text:span><text:span text:style-name="T72">의료비지원</text:span><text:span text:style-name="T71">(</text:span><text:span text:style-name="T72">본인</text:span><text:span text:style-name="T73">),</text:span><text:span text:style-name="T72">직원대출제도</text:span><text:span text:style-name="T73">,</text:span><text:span text:style-name="T74">각종경조사지원</text:span><text:span text:style-name="T73">,</text:span><text:span text:style-name="T74">헬스비지급</text:span><text:span text:style-name="T73">,</text:span><text:span text:style-name="T74">통신비지원</text:span></text:p>
            <text:p><text:span text:style-name="T75">급여제도</text:span><text:span text:style-name="T76">: </text:span><text:span text:style-name="T77">퇴직금</text:span><text:span text:style-name="T78">,</text:span><text:span text:style-name="T79">성과급</text:span><text:span text:style-name="T78">,</text:span><text:span text:style-name="T77">연차수당</text:span><text:span text:style-name="T78">,4</text:span><text:span text:style-name="T79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80">교육</text:span><text:span text:style-name="T81">/</text:span><text:span text:style-name="T82">생활</text:span><text:span text:style-name="T83">: </text:span><text:span text:style-name="T80">워크샵</text:span><text:span text:style-name="T81">,</text:span><text:span text:style-name="T80">플레이샵</text:span><text:span text:style-name="T81">,</text:span><text:span text:style-name="T82">도서구입비지원</text:span><text:span text:style-name="T83">,</text:span><text:span text:style-name="T82">외국어교육지원</text:span><text:span text:style-name="T83">,</text:span><text:span text:style-name="T82">자기계발비지원</text:span><text:span text:style-name="T83">,</text:span><text:span text:style-name="T82">점심식사제공</text:span><text:span text:style-name="T83">,</text:span><text:span text:style-name="T82">간식제공</text:span><text:span text:style-name="T83">,</text:span><text:span text:style-name="T82">음료제공</text:span><text:span text:style-name="T81">(</text:span><text:span text:style-name="T82">차</text:span><text:span text:style-name="T81">,</text:span><text:span text:style-name="T82">커피</text:span><text:span text:style-name="T81">),</text:span><text:span text:style-name="T82">가족초청행사</text:span></text:p>
            <text:p><text:span text:style-name="T84">근무환경</text:span><text:span text:style-name="T85">: </text:span><text:span text:style-name="T86">휴게실</text:span><text:span text:style-name="T85">,</text:span><text:span text:style-name="T87">회의실</text:span><text:span text:style-name="T85">,</text:span><text:span text:style-name="T86">공기청정기</text:span><text:span text:style-name="T85">,</text:span><text:span text:style-name="T87">카페테리아</text:span><text:span text:style-name="T88">,</text:span><text:span text:style-name="T87">전용사옥</text:span><text:span text:style-name="T88">,</text:span><text:span text:style-name="T87">사내정원</text:span><text:span text:style-name="T85">,</text:span><text:span text:style-name="T87">스마트기기</text:span><text:span text:style-name="T88">,</text:span><text:span text:style-name="T87">노트북</text:span><text:span text:style-name="T88">,</text:span><text:span text:style-name="T87">사무용품지급</text:span><text:span text:style-name="T85">,</text:span><text:span text:style-name="T87">기숙사제공</text:span></text:p>
            <text:p><text:span text:style-name="T89">조직문화</text:span><text:span text:style-name="T90">: </text:span><text:span text:style-name="T91">회식강요안함</text:span><text:span text:style-name="T90">,</text:span><text:span text:style-name="T92">자유복장</text:span><text:span text:style-name="T93">,</text:span><text:span text:style-name="T91">자유로운연차사용</text:span><text:span text:style-name="T90">,</text:span><text:span text:style-name="T92">출산장려</text:span></text:p>
            <text:p><text:span text:style-name="T94">출퇴근</text:span><text:span text:style-name="T95">: </text:span><text:span text:style-name="T96">주차장제공</text:span><text:span text:style-name="T95">,</text:span><text:span text:style-name="T97">회사차량있음</text:span><text:span text:style-name="T95">,</text:span><text:span text:style-name="T97">출퇴근교통비지원</text:span></text:p>
            <text:p><text:span text:style-name="T98">리프레시</text:span><text:span text:style-name="T99">: </text:span><text:span text:style-name="T100">연차</text:span><text:span text:style-name="T99">,</text:span><text:span text:style-name="T101">여름휴가</text:span><text:span text:style-name="T99">,</text:span><text:span text:style-name="T100">경조휴가제</text:span><text:span text:style-name="T102">,</text:span><text:span text:style-name="T101">반차</text:span><text:span text:style-name="T102">,</text:span><text:span text:style-name="T101">근로자의날휴무</text:span><text:span text:style-name="T102">,</text:span><text:span text:style-name="T101">휴가비지원</text:span></text:p>
          </table:table-cell>
          <table:table-cell office:value-type="string" calcext:value-type="string">
            <text:p>기타 전기장비 제조업</text:p>
          </table:table-cell>
          <table:table-cell office:value-type="string" calcext:value-type="string">
            <text:p>김성규</text:p>
          </table:table-cell>
          <table:table-cell office:value-type="string" calcext:value-type="string">
            <text:p>중소기업, 주식회사</text:p>
          </table:table-cell>
          <table:table-cell office:value-type="string" calcext:value-type="string">
            <text:p>24명 (2023년 기준)</text:p>
          </table:table-cell>
          <table:table-cell office:value-type="string" calcext:value-type="string">
            <text:p>www.rayxion.com</text:p>
          </table:table-cell>
          <table:table-cell office:value-type="string" calcext:value-type="string">
            <text:p>산업용레이저장비 제조,도소매 </text:p>
          </table:table-cell>
          <table:table-cell office:value-type="string" calcext:value-type="string">
            <text:p>경기 오산시 외삼미로91번기 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<text:a xlink:href="https://www.saramin.co.kr/zf_user/jobs/relay/view?isMypage=no&amp;rec_idx=47295943&amp;recommend_ids=eJxNj8sRw0AMQqvJXegHOqcQ999F7PXYm%2BMbQIIkQgo7hP7wmzCOlY4xv5CAudepYmGEVeIxX5jUg%2B1gRT%2FZNmTzvUwkYmXvUz7G%2FscJbQwz9K4R1on9aFoY7hp2btCbhUj6q7pyxP1Igm9EZa%2F5C0tVU72zdnrzUn9A%2FUAw&amp;view_type=search&amp;searchword=C%2B%2B&amp;searchType=search&amp;gz=1&amp;paid_fl=n&amp;search_uuid=da82fbac-371f-426a-9ff7-b277f2480385&amp;immediately_apply_layer_open=n#seq=0" xlink:type="simple">(주)싸이맥스</text:a></text:p>
          </table:table-cell>
          <table:table-cell table:style-name="Default" office:value-type="string" calcext:value-type="string">
            <text:p>(주)싸이맥스</text:p>
          </table:table-cell>
          <table:table-cell office:value-type="string" calcext:value-type="string">
            <text:p>기술연구소 SW개발팀 채용 (신입/경력)</text:p>
          </table:table-cell>
          <table:table-cell office:value-type="string" calcext:value-type="string">
            <text:p>신입·경력 3~15년</text:p>
          </table:table-cell>
          <table:table-cell office:value-type="string" calcext:value-type="string">
            <text:p>학력 무관</text:p>
          </table:table-cell>
          <table:table-cell office:value-type="string" calcext:value-type="string">
            <text:p>정규직(수습기간 3개월)</text:p>
          </table:table-cell>
          <table:table-cell office:value-type="string" calcext:value-type="string">
            <text:p>장비 및 하드웨어 제어 SW개발 경험자</text:p>
            <text:p>Multi Thread 처리 경험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00 ~ 17:00</text:p>
            <text:p>선택적근로제 운영중</text:p>
          </table:table-cell>
          <table:table-cell office:value-type="string" calcext:value-type="string">
            <text:p>경기 화성시 동탄면 방교리 848-1</text:p>
          </table:table-cell>
          <table:table-cell office:value-type="string" calcext:value-type="string">
            <text:p>서류전형 &gt; AI역량면접(비대면) &gt; 코딩테스트&amp;1차면접 &gt; 2차면접 &gt; 최종합격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103">지원금</text:span><text:span text:style-name="T104">/</text:span><text:span text:style-name="T105">보험</text:span><text:span text:style-name="T106">: </text:span><text:span text:style-name="T105">건강검진</text:span><text:span text:style-name="T104">,</text:span><text:span text:style-name="T107">직원대출제도</text:span><text:span text:style-name="T106">,</text:span><text:span text:style-name="T107">각종경조사지원</text:span><text:span text:style-name="T104">,</text:span><text:span text:style-name="T107">헬스비지급</text:span><text:span text:style-name="T104">,</text:span><text:span text:style-name="T105">본인학자금</text:span><text:span text:style-name="T104">,</text:span><text:span text:style-name="T105">통신비지원</text:span><text:span text:style-name="T104">,</text:span><text:span text:style-name="T105">자녀학자금</text:span></text:p>
            <text:p><text:span text:style-name="T108">교육</text:span><text:span text:style-name="T109">/</text:span><text:span text:style-name="T110">생활</text:span><text:span text:style-name="T111">: </text:span><text:span text:style-name="T112">자기계발비지원</text:span><text:span text:style-name="T109">,</text:span><text:span text:style-name="T110">구내식당</text:span><text:span text:style-name="T109">(</text:span><text:span text:style-name="T110">사원식당</text:span><text:span text:style-name="T111">),</text:span><text:span text:style-name="T110">점심식사제공</text:span><text:span text:style-name="T111">,</text:span><text:span text:style-name="T112">저녁식사제공</text:span><text:span text:style-name="T111">,</text:span><text:span text:style-name="T112">아침식사제공</text:span></text:p>
            <text:p><text:span text:style-name="T113">조직문화</text:span><text:span text:style-name="T114">: </text:span><text:span text:style-name="T115">수평적조직문화</text:span><text:span text:style-name="T116">,</text:span><text:span text:style-name="T117">회식강요안함</text:span><text:span text:style-name="T116">,</text:span><text:span text:style-name="T117">자유복장</text:span></text:p>
            <text:p><text:span text:style-name="T118">출퇴근</text:span><text:span text:style-name="T119">: </text:span><text:span text:style-name="T120">기숙사운영</text:span><text:span text:style-name="T121">,</text:span><text:span text:style-name="T122">전세자금대출</text:span></text:p>
            <text:p><text:span text:style-name="T14">리프레시</text:span><text:span text:style-name="T15">: </text:span><text:span text:style-name="T16">연차</text:span><text:span text:style-name="T15">,Refresh</text:span><text:span text:style-name="T17">휴가</text:span><text:span text:style-name="T15">,</text:span><text:span text:style-name="T17">근로자의날휴무</text:span>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정혜승/정광영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20명 (2021년기준)</text:p>
          </table:table-cell>
          <table:table-cell office:value-type="string" calcext:value-type="string">
            <text:p><text:a xlink:href="http://cymechs.com/" xlink:type="simple">http://cymechs.com</text:a></text:p>
          </table:table-cell>
          <table:table-cell office:value-type="string" calcext:value-type="string">
            <text:p>반도체장비,FPD관련장비 제조,도소매/소프트웨어 자문,개발,공급 </text:p>
          </table:table-cell>
          <table:table-cell office:value-type="string" calcext:value-type="string">
            <text:p>경기 화성시 동탄산단 2길 47</text:p>
          </table:table-cell>
          <table:table-cell office:value-type="float" office:value="6151" calcext:value-type="float">
            <text:p>6151</text:p>
          </table:table-cell>
          <table:table-cell office:value-type="string" calcext:value-type="string">
            <text:p>2422억 6,000만원 (2021년 기준)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285468&amp;recommend_ids=eJxNkMkRAzAIA6vJH4Gw4J1C0n8XsXPYfmoWHQOFqAp7FfDQk2SrWa82X1IBU%2FifCh3IdWwf6dWl3DRypmHTeRl9ebMGjxeQY%2ByiJVNHlqTb2%2BErefx6OYt3VIQlDwXM%2FVoVRtXpJYJ7JCcM3skF19XL8X3OGz6gP%2FI%3D&amp;view_type=search&amp;searchword=C%2B%2B&amp;searchType=search&amp;gz=1&amp;paid_fl=n&amp;search_uuid=da82fbac-371f-426a-9ff7-b277f2480385&amp;immediately_apply_layer_open=n#seq=0" xlink:type="simple">(주)이엔씨테크놀로지</text:a></text:p>
          </table:table-cell>
          <table:table-cell table:style-name="Default" office:value-type="string" calcext:value-type="string">
            <text:p>(주)이엔씨테크놀로지</text:p>
          </table:table-cell>
          <table:table-cell office:value-type="string" calcext:value-type="string">
            <text:p>자동화 설비 S/W(C#) 개발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컴퓨터/시스템공학</text:p>
            <text:p>TOEIC 600급(점) 이상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경기 화성시 동탄면 방교리 740-69(도로명:동탄산단 8길 47)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123">지원금</text:span><text:span text:style-name="T124">/</text:span><text:span text:style-name="T125">보험</text:span><text:span text:style-name="T126">: </text:span><text:span text:style-name="T125">건강검진</text:span><text:span text:style-name="T124">,</text:span><text:span text:style-name="T127">각종경조사지원</text:span><text:span text:style-name="T126">,</text:span><text:span text:style-name="T127">단체상해보험</text:span><text:span text:style-name="T124">,</text:span><text:span text:style-name="T127">의료비지원</text:span><text:span text:style-name="T124">(</text:span><text:span text:style-name="T125">가족</text:span><text:span text:style-name="T124">),</text:span><text:span text:style-name="T125">체력단련실운영</text:span></text:p>
            <text:p><text:span text:style-name="T65">급여제도</text:span><text:span text:style-name="T66">: </text:span><text:span text:style-name="T67">퇴직연금</text:span><text:span text:style-name="T68">,</text:span><text:span text:style-name="T69">성과급</text:span><text:span text:style-name="T68">,4</text:span><text:span text:style-name="T69">대보험</text:span></text:p>
            <text:p><text:span text:style-name="T128">선물</text:span><text:span text:style-name="T129">: </text:span><text:span text:style-name="T130">명절선물</text:span><text:span text:style-name="T131">/</text:span><text:span text:style-name="T132">귀향비</text:span><text:span text:style-name="T129">,</text:span><text:span text:style-name="T130">생일선물</text:span><text:span text:style-name="T129">/</text:span><text:span text:style-name="T132">파티</text:span><text:span text:style-name="T129">,</text:span><text:span text:style-name="T132">결혼기념일선물</text:span></text:p>
            <text:p><text:span text:style-name="T133">교육</text:span><text:span text:style-name="T134">/</text:span><text:span text:style-name="T135">생활</text:span><text:span text:style-name="T134">: </text:span><text:span text:style-name="T135">구내식당</text:span><text:span text:style-name="T134">(</text:span><text:span text:style-name="T136">사원식당</text:span><text:span text:style-name="T137">),</text:span><text:span text:style-name="T136">점심식사제공</text:span><text:span text:style-name="T137">,</text:span><text:span text:style-name="T135">우리사주제도</text:span></text:p>
            <text:p><text:span text:style-name="T113">조직문화</text:span><text:span text:style-name="T114">: </text:span><text:span text:style-name="T115">회식강요안함</text:span><text:span text:style-name="T116">,</text:span><text:span text:style-name="T117">야근강요안함</text:span><text:span text:style-name="T116">,</text:span><text:span text:style-name="T117">자유복장</text:span></text:p>
            <text:p><text:span text:style-name="T138">출퇴근</text:span><text:span text:style-name="T139">: </text:span><text:span text:style-name="T140">기숙사운영</text:span><text:span text:style-name="T139">,</text:span><text:span text:style-name="T141">야간교통비지급</text:span><text:span text:style-name="T139">,</text:span><text:span text:style-name="T140">주차장제공</text:span><text:span text:style-name="T142">,</text:span><text:span text:style-name="T141">회사차량있음</text:span></text:p>
            <text:p><text:span text:style-name="T143">리프레시</text:span><text:span text:style-name="T144">: </text:span><text:span text:style-name="T145">연차</text:span><text:span text:style-name="T144">,</text:span><text:span text:style-name="T146">경조휴가제</text:span><text:span text:style-name="T147">,</text:span><text:span text:style-name="T145">근로자의날휴무</text:span><text:span text:style-name="T144">,</text:span><text:span text:style-name="T146">휴가비지원</text:span></text:p>
          </table:table-cell>
          <table:table-cell office:value-type="string" calcext:value-type="string">
            <text:p>전자기측정, 시험 및 분석기구 제조업</text:p>
          </table:table-cell>
          <table:table-cell office:value-type="string" calcext:value-type="string">
            <text:p>이동구</text:p>
          </table:table-cell>
          <table:table-cell office:value-type="string" calcext:value-type="string">
            <text:p>중견기업,스타트업,수출입 기업</text:p>
          </table:table-cell>
          <table:table-cell office:value-type="string" calcext:value-type="string">
            <text:p>93명 (2017년 기준)</text:p>
          </table:table-cell>
          <table:table-cell office:value-type="string" calcext:value-type="string">
            <text:p><text:a xlink:href="http://www.enctech.co.kr/" xlink:type="simple">www.enctech.co.kr</text:a></text:p>
          </table:table-cell>
          <table:table-cell office:value-type="string" calcext:value-type="string">
            <text:p>전자측정장비(FPD평가시스템,평판디스플레이,AGING검사시스템,OLED수...</text:p>
          </table:table-cell>
          <table:table-cell office:value-type="string" calcext:value-type="string">
            <text:p>경기 화성시 동탄산단8길 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7억 3,431만원 (2017년 기준)</text:p>
          </table:table-cell>
        </table:table-row>
        <table:table-row table:style-name="ro12">
          <table:table-cell office:value-type="string" calcext:value-type="string">
            <text:p><text:a xlink:href="https://www.saramin.co.kr/zf_user/jobs/relay/view?isMypage=no&amp;rec_idx=45553135&amp;recommend_ids=eJxFkLsRBDEIQ6u5HPETxFvI9t%2FFeT1jE76REAgnQqz1LeDHx2nsznhbdKNWeNZRoyI6cmFuFVHpctQMCfe6swah6TWbifNGEQpUXzOK5JwBiGoMRpviRml1MQ5%2BewkulI0CT8qYTdJyCpquEnPVGjWMur4xe7Oz0F9y%2FgFkEEA%2F&amp;view_type=search&amp;searchword=C%2B%2B&amp;searchType=search&amp;gz=1&amp;t_ref_content=generic&amp;t_ref=search&amp;paid_fl=n&amp;search_uuid=fecaa603-e075-4b49-8d6b-2041ecf3d3fa&amp;immediately_apply_layer_open=n#seq=0" xlink:type="simple">(주)네비웍스</text:a></text:p>
          </table:table-cell>
          <table:table-cell table:style-name="Default" office:value-type="string" calcext:value-type="string">
            <text:p>(주)네비웍스</text:p>
          </table:table-cell>
          <table:table-cell office:value-type="string" calcext:value-type="string">
            <text:p>윈도우 응용 프로그래머(C++)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C, C++, C# 응용SW</text:p>
            <text:p>TCP/IP, UDP, RS-232, RS-422 통신 모듈</text:p>
            <text:p>WPF 활용한 GUI SW</text:p>
            <text:p>모의장비형 CBT</text:p>
            <text:p>MFC 활용한 GUI SW 개발</text:p>
            <text:p>센서/무장 시뮬레이터 개발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프로그래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개월의 수습 기간이 있습니다.(수습기간 동일 급여와 복리후생 보장)</text:p>
            <text:p>포트폴리오 제출 시, 10MB 초과할 경우에는 링크를 기재해주세요.</text:p>
            <text:p>서류합격자에 한해 연락드립니다.</text:p>
            <text:p>본 채용은 수시 진행으로 우수 인재 채용 시 마감될 수 있습니다.</text:p>
          </table:table-cell>
          <table:table-cell office:value-type="string" calcext:value-type="string">
            <text:p><text:span text:style-name="T148">든든하게</text:span><text:span text:style-name="T149"> </text:span><text:span text:style-name="T150">아침을</text:span><text:span text:style-name="T149"> </text:span><text:span text:style-name="T151">시작하실</text:span><text:span text:style-name="T149"> </text:span><text:span text:style-name="T150">수</text:span><text:span text:style-name="T149"> </text:span><text:span text:style-name="T151">있도록</text:span><text:span text:style-name="T152"> </text:span><text:span text:style-name="T150">아침</text:span><text:span text:style-name="T152"> </text:span><text:span text:style-name="T151">간편식을</text:span><text:span text:style-name="T152"> </text:span><text:span text:style-name="T151">제공합니다</text:span><text:span text:style-name="T152">.</text:span></text:p>
            <text:p><text:span text:style-name="T153">매년</text:span><text:span text:style-name="T154"> </text:span><text:span text:style-name="T155">우수사원</text:span><text:span text:style-name="T154"> </text:span><text:span text:style-name="T156">시상식을</text:span><text:span text:style-name="T154"> </text:span><text:span text:style-name="T155">진행하고</text:span><text:span text:style-name="T154"> </text:span><text:span text:style-name="T156">있습니다</text:span><text:span text:style-name="T157">.(1</text:span><text:span text:style-name="T156">등은</text:span><text:span text:style-name="T157"> </text:span><text:span text:style-name="T156">상금</text:span><text:span text:style-name="T154"> 1</text:span><text:span text:style-name="T156">천만원</text:span><text:span text:style-name="T157"> </text:span><text:span text:style-name="T156">외</text:span><text:span text:style-name="T157"> </text:span><text:span text:style-name="T156">포상</text:span><text:span text:style-name="T157">)</text:span></text:p>
            <text:p><text:span text:style-name="T158">제주도에</text:span><text:span text:style-name="T159"> </text:span><text:span text:style-name="T160">원격근무시설을</text:span><text:span text:style-name="T161"> </text:span><text:span text:style-name="T162">오픈하여</text:span><text:span text:style-name="T159"> </text:span><text:span text:style-name="T160">임직원분들이</text:span><text:span text:style-name="T161"> </text:span><text:span text:style-name="T162">가족과</text:span><text:span text:style-name="T159"> </text:span><text:span text:style-name="T160">함께</text:span><text:span text:style-name="T159"> </text:span><text:span text:style-name="T162">활용</text:span><text:span text:style-name="T159"> </text:span><text:span text:style-name="T162">가능합니다</text:span><text:span text:style-name="T159">.</text:span></text:p>
            <text:p><text:span text:style-name="T163">네비웍스의</text:span><text:span text:style-name="T164"> </text:span><text:span text:style-name="T165">임직원분들은</text:span><text:span text:style-name="T164"> </text:span><text:span text:style-name="T166">소노호텔</text:span><text:span text:style-name="T164">/</text:span><text:span text:style-name="T165">리조트를</text:span><text:span text:style-name="T164"> </text:span><text:span text:style-name="T166">할인된</text:span><text:span text:style-name="T167"> </text:span><text:span text:style-name="T165">가격으로</text:span><text:span text:style-name="T167"> </text:span><text:span text:style-name="T166">이용</text:span><text:span text:style-name="T167"> </text:span><text:span text:style-name="T166">가능합니다</text:span><text:span text:style-name="T167">.</text:span></text:p>
            <text:p><text:span text:style-name="T168">몸과</text:span><text:span text:style-name="T169"> </text:span><text:span text:style-name="T170">마음의</text:span><text:span text:style-name="T169"> </text:span><text:span text:style-name="T170">건강을</text:span><text:span text:style-name="T169"> </text:span><text:span text:style-name="T171">위해</text:span><text:span text:style-name="T169"> </text:span><text:span text:style-name="T171">스포츠마사지와</text:span><text:span text:style-name="T172"> </text:span><text:span text:style-name="T171">심리상담을</text:span><text:span text:style-name="T172"> </text:span><text:span text:style-name="T170">제공합니다</text:span><text:span text:style-name="T172">.</text:span></text:p>
            <text:p><text:span text:style-name="T173">생일에는</text:span><text:span text:style-name="T174"> </text:span><text:span text:style-name="T175">특별휴가를</text:span><text:span text:style-name="T174"> </text:span><text:span text:style-name="T176">사용하여</text:span><text:span text:style-name="T174"> </text:span><text:span text:style-name="T175">더욱</text:span><text:span text:style-name="T174"> </text:span><text:span text:style-name="T176">행복한</text:span><text:span text:style-name="T177"> </text:span><text:span text:style-name="T176">생일을</text:span><text:span text:style-name="T177"> </text:span><text:span text:style-name="T176">보낼</text:span><text:span text:style-name="T174"> </text:span><text:span text:style-name="T176">수</text:span><text:span text:style-name="T177"> </text:span><text:span text:style-name="T176">있습니다</text:span><text:span text:style-name="T177">.</text:span></text:p>
            <text:p><text:span text:style-name="T43">수평적이고</text:span><text:span text:style-name="T44"> </text:span><text:span text:style-name="T45">젊은</text:span><text:span text:style-name="T44"> </text:span><text:span text:style-name="T46">기업문화를</text:span><text:span text:style-name="T44"> </text:span><text:span text:style-name="T45">가지고</text:span><text:span text:style-name="T47"> </text:span><text:span text:style-name="T46">있습니다</text:span><text:span text:style-name="T47">.</text:span></text:p>
            <text:p><text:span text:style-name="T173">필라테스</text:span><text:span text:style-name="T174"> </text:span><text:span text:style-name="T175">클래스를</text:span><text:span text:style-name="T174"> </text:span><text:span text:style-name="T176">사내에서</text:span><text:span text:style-name="T174"> </text:span><text:span text:style-name="T175">무료로</text:span><text:span text:style-name="T174"> </text:span><text:span text:style-name="T176">수강하실</text:span><text:span text:style-name="T177"> </text:span><text:span text:style-name="T176">수</text:span><text:span text:style-name="T177"> </text:span><text:span text:style-name="T176">있습니다</text:span><text:span text:style-name="T174">.(5</text:span><text:span text:style-name="T176">월부터</text:span><text:span text:style-name="T177"> </text:span><text:span text:style-name="T176">시행</text:span><text:span text:style-name="T177">)</text:span></text:p>
            <text:p><text:span text:style-name="T178">시간제</text:span><text:span text:style-name="T179"> </text:span><text:span text:style-name="T180">연차제도를</text:span><text:span text:style-name="T179"> </text:span><text:span text:style-name="T181">통해</text:span><text:span text:style-name="T179"> </text:span><text:span text:style-name="T180">자유로운</text:span><text:span text:style-name="T179"> </text:span><text:span text:style-name="T181">연차사용을</text:span><text:span text:style-name="T182"> </text:span><text:span text:style-name="T181">하실</text:span><text:span text:style-name="T182"> </text:span><text:span text:style-name="T181">수</text:span><text:span text:style-name="T179"> </text:span><text:span text:style-name="T181">있습니다</text:span><text:span text:style-name="T182">.(5</text:span><text:span text:style-name="T181">월부터</text:span><text:span text:style-name="T182"> </text:span><text:span text:style-name="T181">시행</text:span><text:span text:style-name="T182">)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원준희</text:p>
          </table:table-cell>
          <table:table-cell office:value-type="string" calcext:value-type="string">
            <text:p>중소기업,스타트업,주식회사,병력특례</text:p>
          </table:table-cell>
          <table:table-cell office:value-type="string" calcext:value-type="string">
            <text:p>118명 (2023년 기준)</text:p>
          </table:table-cell>
          <table:table-cell office:value-type="string" calcext:value-type="string">
            <text:p>www.naviworks.com</text:p>
          </table:table-cell>
          <table:table-cell office:value-type="string" calcext:value-type="string">
            <text:p>소프트웨어개발,공급/기계,컴퓨터 제 </text:p>
          </table:table-cell>
          <table:table-cell office:value-type="string" calcext:value-type="string">
            <text:p>경기 안양시 동안구 부림로 170번길 41-18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110억 4,233만원 (2022년기준)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32602&amp;recommend_ids=eJxNj8kRA0EIA6PxX4hLvB3I5p%2BFx%2BvaGT%2B7hBqIptu4XbJ69TuSQzavAb%2FYlIfXSu1GFBTaaJXseLBGguuvm1F6zO2moi%2FEDyMKuYct4cNjTlVgdzlrdRyMWrKtsnWYcafWaTiL0DM2x6zuPsPuzJxzFdDykwpT9%2FsfVtBAPQ%3D%3D&amp;view_type=search&amp;searchword=C%2B%2B&amp;searchType=search&amp;gz=1&amp;t_ref_content=generic&amp;t_ref=search&amp;paid_fl=n&amp;search_uuid=fecaa603-e075-4b49-8d6b-2041ecf3d3fa&amp;immediately_apply_layer_open=n#seq=0" xlink:type="simple">(주)픽소니어</text:a></text:p>
          </table:table-cell>
          <table:table-cell table:style-name="Default" office:value-type="string" calcext:value-type="string">
            <text:p>(주)픽소니어</text:p>
          </table:table-cell>
          <table:table-cell office:value-type="string" calcext:value-type="string">
            <text:p>응용SW 개발자(C++,C#) -대전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공학계열</text:p>
            <text:p>정보처리기사</text:p>
            <text:p>해당직무 인턴경력, 해당직무 근무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출근:08시 ~ 10시 자유</text:p>
          </table:table-cell>
          <table:table-cell office:value-type="string" calcext:value-type="string">
            <text:p>대전광역시 유성구 북유성대로 17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94">지원금</text:span><text:span text:style-name="T95">/</text:span><text:span text:style-name="T96">보험</text:span><text:span text:style-name="T95">: </text:span><text:span text:style-name="T97">각종경조사지원</text:span><text:span text:style-name="T95">,</text:span><text:span text:style-name="T97">단체상해보험</text:span></text:p>
            <text:p><text:span text:style-name="T183">급여제도</text:span><text:span text:style-name="T184">: </text:span><text:span text:style-name="T185">퇴직연금</text:span><text:span text:style-name="T184">,</text:span><text:span text:style-name="T185">장기근속자포상</text:span><text:span text:style-name="T184">,</text:span><text:span text:style-name="T186">퇴직금</text:span><text:span text:style-name="T184">,</text:span><text:span text:style-name="T186">성과급</text:span><text:span text:style-name="T187">,4</text:span><text:span text:style-name="T185">대보험</text:span></text:p>
            <text:p><text:span text:style-name="T188">선물</text:span><text:span text:style-name="T189">: </text:span><text:span text:style-name="T190">명절선물</text:span><text:span text:style-name="T191">/</text:span><text:span text:style-name="T192">귀향비</text:span><text:span text:style-name="T189">,</text:span><text:span text:style-name="T190">웰컴키트지급</text:span><text:span text:style-name="T189">,</text:span><text:span text:style-name="T192">장기근속선물</text:span></text:p>
            <text:p><text:span text:style-name="T193">교육</text:span><text:span text:style-name="T194">/</text:span><text:span text:style-name="T195">생활</text:span><text:span text:style-name="T194">: </text:span><text:span text:style-name="T195">워크샵</text:span><text:span text:style-name="T194">,</text:span><text:span text:style-name="T196">자격증취득지원</text:span><text:span text:style-name="T197">,</text:span><text:span text:style-name="T195">저녁식사제공</text:span><text:span text:style-name="T194">,</text:span><text:span text:style-name="T195">사내동호회운영</text:span><text:span text:style-name="T194">,</text:span><text:span text:style-name="T195">사우회</text:span><text:span text:style-name="T194">(</text:span><text:span text:style-name="T195">경조사회</text:span><text:span text:style-name="T194">),</text:span><text:span text:style-name="T196">음료제공</text:span><text:span text:style-name="T194">(</text:span><text:span text:style-name="T195">차</text:span><text:span text:style-name="T194">,</text:span><text:span text:style-name="T195">커피</text:span><text:span text:style-name="T194">)</text:span></text:p>
            <text:p><text:span text:style-name="T198">근무환경</text:span><text:span text:style-name="T199">: </text:span><text:span text:style-name="T200">휴게실</text:span><text:span text:style-name="T201">,</text:span><text:span text:style-name="T202">회의실</text:span><text:span text:style-name="T199">,</text:span><text:span text:style-name="T200">공기청정기</text:span><text:span text:style-name="T199">,</text:span><text:span text:style-name="T200">사내정원</text:span><text:span text:style-name="T201">,</text:span><text:span text:style-name="T202">건물내경사로</text:span><text:span text:style-name="T201">,</text:span><text:span text:style-name="T202">사원증</text:span><text:span text:style-name="T199">,</text:span><text:span text:style-name="T202">사무용품지급</text:span><text:span text:style-name="T201">,</text:span><text:span text:style-name="T202">최고성능컴퓨터</text:span></text:p>
            <text:p><text:span text:style-name="T43">조직문화</text:span><text:span text:style-name="T44">: </text:span><text:span text:style-name="T45">노조</text:span><text:span text:style-name="T44">/</text:span><text:span text:style-name="T46">노사협의회</text:span><text:span text:style-name="T44">,</text:span><text:span text:style-name="T45">자유복장</text:span><text:span text:style-name="T47">,</text:span><text:span text:style-name="T46">자유로운연차사용</text:span></text:p>
            <text:p><text:span text:style-name="T65">출퇴근</text:span><text:span text:style-name="T66">: </text:span><text:span text:style-name="T67">주차장제공</text:span><text:span text:style-name="T68">,</text:span><text:span text:style-name="T69">주</text:span><text:span text:style-name="T68">40</text:span><text:span text:style-name="T69">시간제시행</text:span></text:p>
            <text:p><text:span text:style-name="T203">리프레시</text:span><text:span text:style-name="T204">: </text:span><text:span text:style-name="T205">연차</text:span><text:span text:style-name="T204">,</text:span><text:span text:style-name="T205">경조휴가제</text:span><text:span text:style-name="T204">,</text:span><text:span text:style-name="T206">반차</text:span><text:span text:style-name="T204">,</text:span><text:span text:style-name="T206">근로자의날휴무</text:span><text:span text:style-name="T207">,</text:span><text:span text:style-name="T205">포상휴가</text:span><text:span text:style-name="T207">,</text:span><text:span text:style-name="T205">산전후휴가</text:span><text:span text:style-name="T204">,</text:span><text:span text:style-name="T205">육아휴직</text:span><text:span text:style-name="T207">,</text:span><text:span text:style-name="T205">남성출산휴가</text:span><text:span text:style-name="T204">,</text:span><text:span text:style-name="T205">보건휴가</text:span>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윤종식</text:p>
          </table:table-cell>
          <table:table-cell office:value-type="string" calcext:value-type="string">
            <text:p>중소기업,외부감사법인</text:p>
          </table:table-cell>
          <table:table-cell office:value-type="string" calcext:value-type="string">
            <text:p>74명 (2023년 기준)</text:p>
          </table:table-cell>
          <table:table-cell office:value-type="string" calcext:value-type="string">
            <text:p>www.pixoneer.co.kr</text:p>
          </table:table-cell>
          <table:table-cell office:value-type="string" calcext:value-type="string">
            <text:p>컴퓨터조직및프로그램개발,서적출판업,전자제품,항공기...</text:p>
          </table:table-cell>
          <table:table-cell office:value-type="string" calcext:value-type="string">
            <text:p>대전 유성구 북유성대로 172</text:p>
          </table:table-cell>
          <table:table-cell office:value-type="float" office:value="5930" calcext:value-type="float">
            <text:p>5930</text:p>
          </table:table-cell>
          <table:table-cell office:value-type="string" calcext:value-type="string">
            <text:p>83억 3,101만원 (2022년 기준)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285505&amp;recommend_ids=eJxFjssRw0AMQqvJXaAfOqcQ999F1s54d3R6AwKiqYzSJdSnv5GgjXCN8camYxyv2kjz4UL7q%2FLwWogH3VzSRitT6DWXW7J6J6OSHdvMdcBO9iJxZjhU9FNUqq5tRqrC9kjOqo6jriXg%2BXVmzhnZMzgIdTd3lMumnqIfR6ZAKg%3D%3D&amp;view_type=search&amp;searchword=C%2B%2B&amp;searchType=search&amp;gz=1&amp;t_ref_content=generic&amp;t_ref=search&amp;paid_fl=n&amp;search_uuid=fecaa603-e075-4b49-8d6b-2041ecf3d3fa&amp;immediately_apply_layer_open=n#seq=0" xlink:type="simple">(주)심네트</text:a></text:p>
          </table:table-cell>
          <table:table-cell table:style-name="Default" office:value-type="string" calcext:value-type="string">
            <text:p>(주)심네트</text:p>
          </table:table-cell>
          <table:table-cell office:value-type="string" calcext:value-type="string">
            <text:p>(대전) 개발자 신입/ 경력직 모집 (C/C++, C#)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프로그램 개발 관련 학원 수료</text:p>
            <text:p>국방 M&amp;S 개발 유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</text:p>
          </table:table-cell>
          <table:table-cell office:value-type="string" calcext:value-type="string">
            <text:p>대전 유성구 죽동로 157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08">지원금</text:span><text:span text:style-name="T209">/</text:span><text:span text:style-name="T210">보험</text:span><text:span text:style-name="T209">: </text:span><text:span text:style-name="T211">건강검진</text:span><text:span text:style-name="T209">,</text:span><text:span text:style-name="T211">각종경조사지원</text:span></text:p>
            <text:p><text:span text:style-name="T33">급여제도</text:span><text:span text:style-name="T34">: </text:span><text:span text:style-name="T35">퇴직연금</text:span><text:span text:style-name="T36">,</text:span><text:span text:style-name="T35">인센티브제</text:span><text:span text:style-name="T34">,</text:span><text:span text:style-name="T37">우수사원포상</text:span><text:span text:style-name="T36">,</text:span><text:span text:style-name="T37">직책수당</text:span><text:span text:style-name="T34">,4</text:span><text:span text:style-name="T35">대보험</text:span></text:p>
            <text:p><text:span text:style-name="T212">선물</text:span><text:span text:style-name="T213">: </text:span><text:span text:style-name="T214">명절선물</text:span><text:span text:style-name="T215">/</text:span><text:span text:style-name="T216">귀향비</text:span><text:span text:style-name="T213">,</text:span><text:span text:style-name="T214">창립일선물지급</text:span><text:span text:style-name="T215">,</text:span><text:span text:style-name="T216">생일선물</text:span><text:span text:style-name="T213">/</text:span><text:span text:style-name="T216">파티</text:span></text:p>
            <text:p><text:span text:style-name="T217">교육</text:span><text:span text:style-name="T218">/</text:span><text:span text:style-name="T219">생활</text:span><text:span text:style-name="T218">: </text:span><text:span text:style-name="T220">창립일행사</text:span><text:span text:style-name="T218">,</text:span><text:span text:style-name="T219">워크샵</text:span><text:span text:style-name="T218">,</text:span><text:span text:style-name="T220">도서구입비지원</text:span><text:span text:style-name="T221">,</text:span><text:span text:style-name="T220">교육비지원</text:span></text:p>
            <text:p><text:span text:style-name="T65">근무환경</text:span><text:span text:style-name="T66">: </text:span><text:span text:style-name="T67">휴게실</text:span><text:span text:style-name="T68">,</text:span><text:span text:style-name="T69">회의실</text:span><text:span text:style-name="T68">,</text:span><text:span text:style-name="T69">전용사옥</text:span></text:p>
            <text:p><text:span text:style-name="T53">조직문화</text:span><text:span text:style-name="T54">: </text:span><text:span text:style-name="T55">야근강요안함</text:span><text:span text:style-name="T56">,</text:span><text:span text:style-name="T55">자유복장</text:span></text:p>
            <text:p><text:span text:style-name="T222">리프레시</text:span><text:span text:style-name="T223">: </text:span><text:span text:style-name="T224">연차</text:span><text:span text:style-name="T223">,</text:span><text:span text:style-name="T224">경조휴가제</text:span><text:span text:style-name="T223">,</text:span><text:span text:style-name="T225">반차</text:span><text:span text:style-name="T223">,</text:span><text:span text:style-name="T225">근로자의날휴무</text:span><text:span text:style-name="T226">,</text:span><text:span text:style-name="T224">포상휴가</text:span><text:span text:style-name="T226">,</text:span><text:span text:style-name="T224">산전후휴가</text:span><text:span text:style-name="T223">,</text:span><text:span text:style-name="T224">육아휴직</text:span><text:span text:style-name="T226">,</text:span><text:span text:style-name="T224">남성출산휴가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차진섭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168명 (2023년 기준)</text:p>
          </table:table-cell>
          <table:table-cell office:value-type="string" calcext:value-type="string">
            <text:p><text:a xlink:href="http://www.simnet.co.kr/" xlink:type="simple">www.simnet.co.kr</text:a></text:p>
          </table:table-cell>
          <table:table-cell office:value-type="string" calcext:value-type="string">
            <text:p>소프트웨어 개발,공급,유지보수,자료처리/방송,유무선기기 제조/...</text:p>
          </table:table-cell>
          <table:table-cell office:value-type="string" calcext:value-type="string">
            <text:p>대전 유성구 죽동로 157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424억 8,855만원 (2023년 기준)</text:p>
          </table:table-cell>
        </table:table-row>
        <table:table-row table:style-name="ro5">
          <table:table-cell office:value-type="string" calcext:value-type="string">
            <text:p><text:a xlink:href="https://www.saramin.co.kr/zf_user/jobs/relay/view?isMypage=no&amp;rec_idx=47276023&amp;recommend_ids=eJxNjsEVA0EIQqvJXUFRzykk%2FXeR2eTtzD5PX1CIAn3on3Z71TsEiYnPGC4sEpmzVP0Qa9wPTplio8k6eqH%2F1WZQ9%2BdyJSo2ojPU920WBes7NzFYWacGwonzKo3zxFbYzvXlDd9Ib4EHrdZid6Zapa1azfg8Sk5XXuYvSG5AMQ%3D%3D&amp;view_type=search&amp;searchword=C%2B%2B&amp;searchType=search&amp;gz=1&amp;t_ref_content=generic&amp;t_ref=search&amp;paid_fl=n&amp;search_uuid=fecaa603-e075-4b49-8d6b-2041ecf3d3fa&amp;immediately_apply_layer_open=n#seq=0" xlink:type="simple">(주) 셀바스에이아이</text:a></text:p>
          </table:table-cell>
          <table:table-cell table:style-name="Default" office:value-type="string" calcext:value-type="string">
            <text:p>(주) 셀바스에이아이</text:p>
          </table:table-cell>
          <table:table-cell office:value-type="string" calcext:value-type="string">
            <text:p>[셀바스AI] C++ 개발 (검증 자동화 SW) – 신입/경력</text:p>
          </table:table-cell>
          <table:table-cell office:value-type="string" calcext:value-type="string">
            <text:p>신입·경력 3~10년</text:p>
          </table:table-cell>
          <table:table-cell office:value-type="string" calcext:value-type="string">
            <text:p>대졸(4년제)학사 졸업 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임베디드(Linux OS) 관련 개발 또는 프로젝트를 진행한 경험을 보유하신 분</text:p>
            <text:p>MFC 개발 경험을 보유하신 분</text:p>
            <text:p>Android App 개발 경험을 보유하신 분</text:p>
            <text:p>yocto, cmake 사용이 가능하신 분</text:p>
            <text:p>Git 사용 경험이 있으신 분</text:p>
            <text:p>컴퓨터/시스템공학 관련 학위를 보유하신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(월 ~ 금) </text:p>
            <text:p>09:30 ~ 18:30</text:p>
            <text:p>선택적근로제 사용가능</text:p>
          </table:table-cell>
          <table:table-cell office:value-type="string" calcext:value-type="string">
            <text:p>서울 금천구 가산동 670-2</text:p>
          </table:table-cell>
          <table:table-cell office:value-type="string" calcext:value-type="string">
            <text:p>서류전형 &gt; 인적성검사 &gt; 코딩테스트&amp;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,홈페이지 지원</text:p>
          </table:table-cell>
          <table:table-cell office:value-type="string" calcext:value-type="string">
            <text:p>자유양식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27">지원금</text:span><text:span text:style-name="T228">/</text:span><text:span text:style-name="T229">보험</text:span><text:span text:style-name="T230">: </text:span><text:span text:style-name="T231">건강검진</text:span><text:span text:style-name="T228">,</text:span><text:span text:style-name="T229">직원대출제도</text:span><text:span text:style-name="T228">,</text:span><text:span text:style-name="T231">각종경조사지원</text:span></text:p>
            <text:p><text:span text:style-name="T103">급여제도</text:span><text:span text:style-name="T104">: </text:span><text:span text:style-name="T105">퇴직연금</text:span><text:span text:style-name="T106">,</text:span><text:span text:style-name="T105">인센티브제</text:span><text:span text:style-name="T104">,</text:span><text:span text:style-name="T107">장기근속자포상</text:span><text:span text:style-name="T106">,</text:span><text:span text:style-name="T107">우수사원포상</text:span><text:span text:style-name="T104">,</text:span><text:span text:style-name="T107">휴일</text:span><text:span text:style-name="T104">(</text:span><text:span text:style-name="T105">특근</text:span><text:span text:style-name="T104">)</text:span><text:span text:style-name="T105">수당</text:span><text:span text:style-name="T104">,</text:span><text:span text:style-name="T105">직책수당</text:span></text:p>
            <text:p><text:span text:style-name="T232">교육</text:span><text:span text:style-name="T233">/</text:span><text:span text:style-name="T234">생활</text:span><text:span text:style-name="T233">: </text:span><text:span text:style-name="T234">워크샵</text:span><text:span text:style-name="T233">,</text:span><text:span text:style-name="T235">신규입사자교육</text:span><text:span text:style-name="T236">(OJT),</text:span><text:span text:style-name="T234">직무능력향상교육</text:span><text:span text:style-name="T233">,</text:span><text:span text:style-name="T234">리더십강화교육</text:span><text:span text:style-name="T233">,</text:span><text:span text:style-name="T234">자격증취득지원</text:span><text:span text:style-name="T233">,</text:span><text:span text:style-name="T234">자기계발비지원</text:span><text:span text:style-name="T233">,</text:span><text:span text:style-name="T235">구내식당</text:span><text:span text:style-name="T233">(</text:span><text:span text:style-name="T235">사원식당</text:span><text:span text:style-name="T236">),</text:span><text:span text:style-name="T234">점심식사제공</text:span><text:span text:style-name="T236">,</text:span><text:span text:style-name="T234">사내동호회운영</text:span></text:p>
            <text:p><text:span text:style-name="T5">근무환경</text:span><text:span text:style-name="T6">: </text:span><text:span text:style-name="T7">휴게실</text:span><text:span text:style-name="T8">,</text:span><text:span text:style-name="T7">카페테리아</text:span></text:p>
            <text:p><text:span text:style-name="T53">출퇴근</text:span><text:span text:style-name="T54">: </text:span><text:span text:style-name="T55">야간교통비지급</text:span><text:span text:style-name="T56">,</text:span><text:span text:style-name="T55">주차장제공</text:span></text:p>
            <text:p><text:span text:style-name="T183">리프레시</text:span><text:span text:style-name="T184">: </text:span><text:span text:style-name="T185">연차</text:span><text:span text:style-name="T184">,</text:span><text:span text:style-name="T185">반차</text:span><text:span text:style-name="T184">,Refresh</text:span><text:span text:style-name="T186">휴가</text:span><text:span text:style-name="T184">,</text:span><text:span text:style-name="T186">산전후휴가</text:span><text:span text:style-name="T187">,</text:span><text:span text:style-name="T185">육아휴직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곽민철</text:p>
          </table:table-cell>
          <table:table-cell office:value-type="string" calcext:value-type="string">
            <text:p>코스닥,중소기업,주식회사,외부감사법인</text:p>
          </table:table-cell>
          <table:table-cell office:value-type="string" calcext:value-type="string">
            <text:p>180명 (2023년 기준)</text:p>
          </table:table-cell>
          <table:table-cell office:value-type="string" calcext:value-type="string">
            <text:p>www.selvasai.com</text:p>
          </table:table-cell>
          <table:table-cell office:value-type="string" calcext:value-type="string">
            <text:p>소프트웨어(필기인식,영상인식,필기인식,음성인식,음성합성,자...</text:p>
          </table:table-cell>
          <table:table-cell office:value-type="string" calcext:value-type="string">
            <text:p>서울 금천구 가산디지털1로 19</text:p>
          </table:table-cell>
          <table:table-cell office:value-type="float" office:value="5314" calcext:value-type="float">
            <text:p>53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<text:a xlink:href="https://www.saramin.co.kr/zf_user/jobs/relay/view?isMypage=no&amp;rec_idx=47179246&amp;recommend_ids=eJxNj8sRxDAIQ6vZO4iP4LyFpP8uliRje8enZyEhnGaI6KtUP%2Fy6tVMgVwtuJOapLpVaJDGYDwqKyY2mQrtVeVGondsLGKTOcAKTvBZpVKQvFTE%2FeWpIqZmdGkCPuhahWtknGa52Sg5l5MaZpOf2TjLjeKEOkz%2Fv3PSc%2FwNCb0AL&amp;view_type=search&amp;searchword=C%2B%2B&amp;searchType=search&amp;gz=1&amp;t_ref_content=generic&amp;t_ref=search&amp;paid_fl=n&amp;search_uuid=fecaa603-e075-4b49-8d6b-2041ecf3d3fa&amp;immediately_apply_layer_open=n#seq=0" xlink:type="simple">젬텍(주)</text:a></text:p>
          </table:table-cell>
          <table:table-cell table:style-name="Default" office:value-type="string" calcext:value-type="string">
            <text:p>젬텍(주)</text:p>
          </table:table-cell>
          <table:table-cell office:value-type="string" calcext:value-type="string">
            <text:p>Linux 기반 C/C++ 개발 및 운영자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Linux 사용 가능자</text:p>
            <text:p>장기근무 가능자</text:p>
            <text:p>정보처리기사 소지자</text:p>
            <text:p>네트워크 및 통신 프로토콜에 대한 기본 지식 보유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 및 운영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서울 강남구 테헤란로 32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원필</text:p>
          </table:table-cell>
          <table:table-cell office:value-type="string" calcext:value-type="string">
            <text:p>중소기업,외부감사법인,주식회사</text:p>
          </table:table-cell>
          <table:table-cell office:value-type="string" calcext:value-type="string">
            <text:p>15명 (2022년 기준)</text:p>
          </table:table-cell>
          <table:table-cell office:value-type="string" calcext:value-type="string">
            <text:p>www.gemtek.co.kr</text:p>
          </table:table-cell>
          <table:table-cell office:value-type="string" calcext:value-type="string">
            <text:p>응용소프트웨어 개발,공급 </text:p>
          </table:table-cell>
          <table:table-cell office:value-type="string" calcext:value-type="string">
            <text:p>서울 강남구 테헤란로 322</text:p>
          </table:table-cell>
          <table:table-cell office:value-type="float" office:value="5939" calcext:value-type="float">
            <text:p>5939</text:p>
          </table:table-cell>
          <table:table-cell office:value-type="string" calcext:value-type="string">
            <text:p>2,287억 393만원 (2022년 기준)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17119&amp;recommend_ids=eJxNj7sVwzAMA6dJT4IfkHUG8f5bRPKLaZUnnADJaYYUXKX64de9CG%2B5WrCRklJeK80bDSXqj0yYtumgJaA6d1EREiuVP5pbjqxFEk%2BKWCf57ppQO2cXMEgdQ5U8qrrTemRdz9Zp3h%2BM6FeOivQD6fKmqFYeVRnglvMHOa9AJw%3D%3D&amp;view_type=search&amp;searchword=C%2B%2B&amp;searchType=search&amp;gz=1&amp;t_ref_content=generic&amp;t_ref=search&amp;paid_fl=n&amp;search_uuid=1f1f0ac5-c1b7-4d7e-9b66-0d782c20ea87&amp;immediately_apply_layer_open=n#seq=0" xlink:type="simple">퀄리티아(주)</text:a></text:p>
          </table:table-cell>
          <table:table-cell table:style-name="Default" office:value-type="string" calcext:value-type="string">
            <text:p>퀄리티아(주)</text:p>
          </table:table-cell>
          <table:table-cell office:value-type="string" calcext:value-type="string">
            <text:p>[퀄리티아] 신입 및 경력직 C/C++ 개발자 모집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네트워크 프로그래밍관련 지식 보유자 및 활용가능 개발자</text:p>
            <text:p>DBMS(MS-SQL, MySQL, Oracle) 활용 유경험자</text:p>
            <text:p>윈도우 및 유닉스계열 프로그래밍 유경험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강남구 언주로 86기 7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37">지원금</text:span><text:span text:style-name="T238">/</text:span><text:span text:style-name="T239">보험</text:span><text:span text:style-name="T238">: </text:span><text:span text:style-name="T239">건강검진</text:span><text:span text:style-name="T238">,</text:span><text:span text:style-name="T240">직원대출제도</text:span><text:span text:style-name="T241">,</text:span><text:span text:style-name="T239">각종경조사지원</text:span><text:span text:style-name="T238">,</text:span><text:span text:style-name="T240">단체상해보험</text:span><text:span text:style-name="T238">,</text:span><text:span text:style-name="T239">선택적복리후생</text:span></text:p>
            <text:p><text:span text:style-name="T242">급여제도</text:span><text:span text:style-name="T243">: </text:span><text:span text:style-name="T244">퇴직연금</text:span><text:span text:style-name="T245">,</text:span><text:span text:style-name="T244">인센티브제</text:span><text:span text:style-name="T243">,</text:span><text:span text:style-name="T246">상여금</text:span><text:span text:style-name="T243">,</text:span><text:span text:style-name="T244">장기근속자포상</text:span><text:span text:style-name="T245">,</text:span><text:span text:style-name="T244">우수사원포상</text:span><text:span text:style-name="T245">,</text:span><text:span text:style-name="T244">퇴직금</text:span><text:span text:style-name="T245">,</text:span><text:span text:style-name="T244">야근수당</text:span><text:span text:style-name="T245">,</text:span><text:span text:style-name="T246">휴일</text:span><text:span text:style-name="T245">(</text:span><text:span text:style-name="T244">특근</text:span><text:span text:style-name="T245">)</text:span><text:span text:style-name="T244">수당</text:span><text:span text:style-name="T243">,</text:span><text:span text:style-name="T244">직책수당</text:span><text:span text:style-name="T243">,4</text:span><text:span text:style-name="T244">대보험</text:span></text:p>
            <text:p><text:span text:style-name="T89">선물</text:span><text:span text:style-name="T90">: </text:span><text:span text:style-name="T91">명절선물</text:span><text:span text:style-name="T90">/</text:span><text:span text:style-name="T92">귀향비</text:span><text:span text:style-name="T93">,</text:span><text:span text:style-name="T91">생일선물</text:span><text:span text:style-name="T90">/</text:span><text:span text:style-name="T92">파티</text:span></text:p>
            <text:p><text:span text:style-name="T247">교육</text:span><text:span text:style-name="T248">/</text:span><text:span text:style-name="T249">생활</text:span><text:span text:style-name="T250">: </text:span><text:span text:style-name="T251">우수사원시상식</text:span><text:span text:style-name="T248">,</text:span><text:span text:style-name="T249">워크샵</text:span><text:span text:style-name="T248">,</text:span><text:span text:style-name="T249">플레이샵</text:span><text:span text:style-name="T250">,</text:span><text:span text:style-name="T251">도서구입비지원</text:span><text:span text:style-name="T250">,</text:span><text:span text:style-name="T251">외국어교육지원</text:span><text:span text:style-name="T250">,</text:span><text:span text:style-name="T251">교육비지원</text:span><text:span text:style-name="T250">,</text:span><text:span text:style-name="T251">사내동호회운영</text:span><text:span text:style-name="T250">,</text:span><text:span text:style-name="T251">음료제공</text:span><text:span text:style-name="T250">(</text:span><text:span text:style-name="T251">차</text:span><text:span text:style-name="T248">,</text:span><text:span text:style-name="T251">커피</text:span><text:span text:style-name="T250">)</text:span></text:p>
            <text:p><text:span text:style-name="T133">근무환경</text:span><text:span text:style-name="T134">: </text:span><text:span text:style-name="T135">회의실</text:span><text:span text:style-name="T134">,</text:span><text:span text:style-name="T135">공기청정기</text:span><text:span text:style-name="T134">,</text:span><text:span text:style-name="T136">콘도</text:span><text:span text:style-name="T137">/</text:span><text:span text:style-name="T136">리조트이용권</text:span><text:span text:style-name="T137">,</text:span><text:span text:style-name="T135">사무용품지급</text:span></text:p>
            <text:p><text:span text:style-name="T113">조직문화</text:span><text:span text:style-name="T114">: </text:span><text:span text:style-name="T115">회식강요안함</text:span><text:span text:style-name="T116">,</text:span><text:span text:style-name="T117">야근강요안함</text:span><text:span text:style-name="T116">,</text:span><text:span text:style-name="T117">자유복장</text:span></text:p>
            <text:p><text:span text:style-name="T62">출퇴근</text:span><text:span text:style-name="T63">: </text:span><text:span text:style-name="T64">주차비지원</text:span></text:p>
            <text:p><text:span text:style-name="T252">리프레시</text:span><text:span text:style-name="T253">: </text:span><text:span text:style-name="T254">연차</text:span><text:span text:style-name="T253">,</text:span><text:span text:style-name="T255">여름휴가</text:span><text:span text:style-name="T253">,</text:span><text:span text:style-name="T254">경조휴가제</text:span><text:span text:style-name="T256">,</text:span><text:span text:style-name="T255">반차</text:span><text:span text:style-name="T256">,</text:span><text:span text:style-name="T255">근로자의날휴무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김기영</text:p>
          </table:table-cell>
          <table:table-cell office:value-type="string" calcext:value-type="string">
            <text:p>중소기업,외국인 투자기업, 주식회사</text:p>
          </table:table-cell>
          <table:table-cell office:value-type="string" calcext:value-type="string">
            <text:p>16명 (2023년 기준)</text:p>
          </table:table-cell>
          <table:table-cell office:value-type="string" calcext:value-type="string">
            <text:p>www.qualitia.co.kr</text:p>
          </table:table-cell>
          <table:table-cell office:value-type="string" calcext:value-type="string">
            <text:p>S/W개발및System통합개발 </text:p>
          </table:table-cell>
          <table:table-cell office:value-type="string" calcext:value-type="string">
            <text:p>서울 강남구 언주로 86기 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억 6,339만원 (2021년 기준)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075622&amp;recommend_ids=eJxNj8kRw0AIBKPxH2Y43wpE%2BWfhXbvEqnh1zQFYkgjBXSqfvIxtKZC7BRsT5S7%2BqNvs3gvjh1qZubP6N69RfVSLXi0%2BVQxgqYMlHTFZSmrHNAOE1OzV7mAf9PKwyUopyaNKucggisZ4YWv22UvrtPMgTIlzhhq4q%2FQLQPBABg%3D%3D&amp;view_type=search&amp;searchword=C%2B%2B&amp;searchType=search&amp;gz=1&amp;t_ref_content=generic&amp;t_ref=search&amp;paid_fl=n&amp;search_uuid=1f1f0ac5-c1b7-4d7e-9b66-0d782c20ea87&amp;immediately_apply_layer_open=n#seq=0" xlink:type="simple">(주)소닉스</text:a></text:p>
          </table:table-cell>
          <table:table-cell table:style-name="Default" office:value-type="string" calcext:value-type="string">
            <text:p>(주)소닉스</text:p>
          </table:table-cell>
          <table:table-cell office:value-type="string" calcext:value-type="string">
            <text:p>기업부설연구소(신입)/ C·C++,C# 정규직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전기/전자공학, 컴퓨터/시스템공학</text:p>
            <text:p>TOEIC 600급(점) 이상, JLPT 100급(점) 이상</text:p>
            <text:p>인근거주자</text:p>
          </table:table-cell>
          <table:table-cell office:value-type="string" calcext:value-type="string">
            <text:p>연봉 3,100 만원 (주40시간)</text:p>
          </table:table-cell>
          <table:table-cell office:value-type="string" calcext:value-type="string">
            <text:p>프로그래머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성동구 성수이로24길 38</text:p>
            <text:p>천안 서북구 성환읍 가동길26-22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졸업증명서,관련자격증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08">지원금</text:span><text:span text:style-name="T209">/</text:span><text:span text:style-name="T210">보험</text:span><text:span text:style-name="T209">: </text:span><text:span text:style-name="T211">건강검진</text:span><text:span text:style-name="T209">,</text:span><text:span text:style-name="T211">단체상해보험</text:span></text:p>
            <text:p><text:span text:style-name="T183">급여제도</text:span><text:span text:style-name="T184">: </text:span><text:span text:style-name="T185">퇴직연금</text:span><text:span text:style-name="T184">,</text:span><text:span text:style-name="T185">장기근속자포상</text:span><text:span text:style-name="T184">,</text:span><text:span text:style-name="T186">퇴직금</text:span><text:span text:style-name="T184">,</text:span><text:span text:style-name="T186">연차수당</text:span><text:span text:style-name="T187">,4</text:span><text:span text:style-name="T185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237">교육</text:span><text:span text:style-name="T238">/</text:span><text:span text:style-name="T239">생활</text:span><text:span text:style-name="T238">: </text:span><text:span text:style-name="T239">창립일행사</text:span><text:span text:style-name="T238">,</text:span><text:span text:style-name="T240">신규입사자교육</text:span><text:span text:style-name="T241">(OJT),</text:span><text:span text:style-name="T239">점심식사제공</text:span><text:span text:style-name="T238">,</text:span><text:span text:style-name="T240">저녁식사제공</text:span><text:span text:style-name="T238">,</text:span><text:span text:style-name="T239">사내동호회운영</text:span></text:p>
            <text:p><text:span text:style-name="T257">근무환경</text:span><text:span text:style-name="T258">: </text:span><text:span text:style-name="T259">휴게실</text:span><text:span text:style-name="T260">,</text:span><text:span text:style-name="T259">회의실</text:span><text:span text:style-name="T258">,</text:span><text:span text:style-name="T261">카페테리아</text:span><text:span text:style-name="T258">,</text:span><text:span text:style-name="T259">건물내경사로</text:span><text:span text:style-name="T260">,</text:span><text:span text:style-name="T261">휠체어용난간</text:span><text:span text:style-name="T260">,</text:span><text:span text:style-name="T259">장애인화장실</text:span><text:span text:style-name="T260">,</text:span><text:span text:style-name="T259">유니폼지급</text:span><text:span text:style-name="T260">,</text:span><text:span text:style-name="T259">노트북</text:span></text:p>
            <text:p><text:span text:style-name="T53">조직문화</text:span><text:span text:style-name="T54">: </text:span><text:span text:style-name="T55">회식강요안함</text:span><text:span text:style-name="T56">,</text:span><text:span text:style-name="T55">자유복장</text:span></text:p>
            <text:p><text:span text:style-name="T62">출퇴근</text:span><text:span text:style-name="T63">: </text:span><text:span text:style-name="T64">기숙사운영</text:span></text:p>
            <text:p><text:span text:style-name="T62">리프레시</text:span><text:span text:style-name="T63">: </text:span><text:span text:style-name="T64">연차</text:span></text:p>
          </table:table-cell>
          <table:table-cell office:value-type="string" calcext:value-type="string">
            <text:p>전자기 측정, 시험 및 분석기구 제조업</text:p>
          </table:table-cell>
          <table:table-cell office:value-type="string" calcext:value-type="string">
            <text:p>손영곤</text:p>
          </table:table-cell>
          <table:table-cell office:value-type="string" calcext:value-type="string">
            <text:p>중소기업,주식회사,외부감사법인</text:p>
          </table:table-cell>
          <table:table-cell office:value-type="string" calcext:value-type="string">
            <text:p>43명 (2023년 기준)</text:p>
          </table:table-cell>
          <table:table-cell office:value-type="string" calcext:value-type="string">
            <text:p>www.shonics.com</text:p>
          </table:table-cell>
          <table:table-cell office:value-type="string" calcext:value-type="string">
            <text:p>자동검사장비(핸드폰부품,백라이트,FPD 검사장비,비젼시스템,조립장비 등),자동제어장치 제조 </text:p>
          </table:table-cell>
          <table:table-cell office:value-type="string" calcext:value-type="string">
            <text:p>충남 천안시 서북구 성환읍 가동길 26-22</text:p>
          </table:table-cell>
          <table:table-cell office:value-type="float" office:value="5768" calcext:value-type="float">
            <text:p>57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35778&amp;recommend_ids=eJxNj7sNREEIA6u5HMzHEF8hr%2F8ublcnwQsIRh6DcJoIu5%2FS%2FPDr2R3SfFpwkWAdYdKUTAxS6kwe1L8MpMp2GwqMbBYlMakWSUzXEm26eHK3Ra2EzSrwzOtumduiMlResjg0Vs7oyEm1Fdzu%2Fcj52hyedfEHV8RANQ%3D%3D&amp;view_type=search&amp;searchword=C%2B%2B&amp;searchType=search&amp;gz=1&amp;t_ref_content=generic&amp;t_ref=search&amp;paid_fl=n&amp;search_uuid=b9611be4-e0c1-48b4-8f7b-a154549916dd&amp;immediately_apply_layer_open=n#seq=0" xlink:type="simple">엠케이피(주)</text:a></text:p>
          </table:table-cell>
          <table:table-cell table:style-name="Default" office:value-type="string" calcext:value-type="string">
            <text:p>엠케이피(주)</text:p>
          </table:table-cell>
          <table:table-cell office:value-type="string" calcext:value-type="string">
            <text:p>2024년 상반기 각 부문 신입/경력 공개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전공:전자,전기공학,제어공학, 반도체 등 관련학과 전공자</text:p>
            <text:p>OrCAD/C,C++,C# 사용 가능자</text:p>
          </table:table-cell>
          <table:table-cell office:value-type="string" calcext:value-type="string">
            <text:p>면접 후 결정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화성시 삼성1로1길 40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133">지원금</text:span><text:span text:style-name="T134">/</text:span><text:span text:style-name="T135">보험</text:span><text:span text:style-name="T134">: 4</text:span><text:span text:style-name="T135">대보험</text:span><text:span text:style-name="T134">,</text:span><text:span text:style-name="T136">건강검진</text:span><text:span text:style-name="T137">,</text:span><text:span text:style-name="T136">각종경조사지원</text:span><text:span text:style-name="T137">,</text:span><text:span text:style-name="T135">선택적복리후생</text:span></text:p>
            <text:p><text:span text:style-name="T262">선물</text:span><text:span text:style-name="T263">: </text:span><text:span text:style-name="T264">명절선물</text:span><text:span text:style-name="T265">/</text:span><text:span text:style-name="T266">귀향비</text:span><text:span text:style-name="T265">,</text:span><text:span text:style-name="T264">임신</text:span><text:span text:style-name="T265">/</text:span><text:span text:style-name="T266">출산선물</text:span></text:p>
            <text:p><text:span text:style-name="T267">급여제도</text:span><text:span text:style-name="T268">: </text:span><text:span text:style-name="T269">퇴직연금</text:span><text:span text:style-name="T270">,</text:span><text:span text:style-name="T269">인센티브제</text:span><text:span text:style-name="T268">,</text:span><text:span text:style-name="T271">장기근속자포상</text:span><text:span text:style-name="T270">,</text:span><text:span text:style-name="T271">우수사원포상</text:span><text:span text:style-name="T268">,</text:span><text:span text:style-name="T269">퇴직금</text:span><text:span text:style-name="T268">,</text:span><text:span text:style-name="T269">성과급</text:span><text:span text:style-name="T268">,</text:span><text:span text:style-name="T269">야근수당</text:span><text:span text:style-name="T268">,</text:span><text:span text:style-name="T271">휴일</text:span><text:span text:style-name="T268">(</text:span><text:span text:style-name="T271">특근</text:span><text:span text:style-name="T270">)</text:span><text:span text:style-name="T269">수당</text:span><text:span text:style-name="T270">,</text:span><text:span text:style-name="T269">자격증수당</text:span></text:p>
            <text:p><text:span text:style-name="T208">출퇴근</text:span><text:span text:style-name="T209">: </text:span><text:span text:style-name="T210">기숙사운영</text:span><text:span text:style-name="T209">,</text:span><text:span text:style-name="T211">주차장제공</text:span><text:span text:style-name="T209">,</text:span><text:span text:style-name="T211">회사차량있음</text:span></text:p>
            <text:p><text:span text:style-name="T272">근무환경</text:span><text:span text:style-name="T273">: </text:span><text:span text:style-name="T274">휴게실</text:span><text:span text:style-name="T275">,</text:span><text:span text:style-name="T276">회의실</text:span><text:span text:style-name="T273">,</text:span><text:span text:style-name="T274">카페테리아</text:span><text:span text:style-name="T273">,</text:span><text:span text:style-name="T274">전용사옥</text:span><text:span text:style-name="T275">,</text:span><text:span text:style-name="T276">건물내경사로</text:span><text:span text:style-name="T275">,</text:span><text:span text:style-name="T276">유도점자블록</text:span><text:span text:style-name="T275">,</text:span><text:span text:style-name="T276">장애인화장실</text:span><text:span text:style-name="T275">,</text:span><text:span text:style-name="T276">장애인전용주차장</text:span><text:span text:style-name="T275">,</text:span><text:span text:style-name="T276">문턱없음</text:span><text:span text:style-name="T275">,</text:span><text:span text:style-name="T276">유니폼지급</text:span><text:span text:style-name="T273">,</text:span><text:span text:style-name="T276">사무용품지급</text:span></text:p>
            <text:p><text:span text:style-name="T277">조직문화</text:span><text:span text:style-name="T278">: </text:span><text:span text:style-name="T279">노조</text:span><text:span text:style-name="T280">/</text:span><text:span text:style-name="T281">노사협의회</text:span><text:span text:style-name="T278">,</text:span><text:span text:style-name="T279">회식강요안함</text:span><text:span text:style-name="T280">,</text:span><text:span text:style-name="T281">야근강요안함</text:span><text:span text:style-name="T278">,</text:span><text:span text:style-name="T281">자유복장</text:span></text:p>
            <text:p><text:span text:style-name="T282">교육</text:span><text:span text:style-name="T283">/</text:span><text:span text:style-name="T284">생활</text:span><text:span text:style-name="T285">: </text:span><text:span text:style-name="T284">우수사원시상식</text:span><text:span text:style-name="T283">,</text:span><text:span text:style-name="T284">워크샵</text:span><text:span text:style-name="T283">,</text:span><text:span text:style-name="T284">교육비지원</text:span><text:span text:style-name="T283">,</text:span><text:span text:style-name="T284">신입사원교육</text:span><text:span text:style-name="T285">(OJT),</text:span><text:span text:style-name="T286">직무능력향상교육</text:span><text:span text:style-name="T285">,</text:span><text:span text:style-name="T286">리더십강화교육</text:span><text:span text:style-name="T285">,</text:span><text:span text:style-name="T286">도서구입비지원</text:span><text:span text:style-name="T283">,</text:span><text:span text:style-name="T286">자기계발비지원</text:span><text:span text:style-name="T283">,</text:span><text:span text:style-name="T286">점심</text:span><text:span text:style-name="T285">/</text:span><text:span text:style-name="T284">저녁식사제공</text:span><text:span text:style-name="T283">,</text:span><text:span text:style-name="T284">사우회</text:span><text:span text:style-name="T283">(</text:span><text:span text:style-name="T286">경조사회</text:span><text:span text:style-name="T283">),</text:span><text:span text:style-name="T286">간식제공</text:span><text:span text:style-name="T283">,</text:span><text:span text:style-name="T286">식비지원</text:span><text:span text:style-name="T283">,</text:span><text:span text:style-name="T284">음료제공</text:span><text:span text:style-name="T285">(</text:span><text:span text:style-name="T284">차</text:span><text:span text:style-name="T283">,</text:span><text:span text:style-name="T286">커피</text:span><text:span text:style-name="T285">)</text:span></text:p>
            <text:p><text:span text:style-name="T287">리프레시</text:span><text:span text:style-name="T288">: </text:span><text:span text:style-name="T289">연차</text:span><text:span text:style-name="T290">,</text:span><text:span text:style-name="T291">경조휴가제</text:span><text:span text:style-name="T288">,</text:span><text:span text:style-name="T289">반차</text:span><text:span text:style-name="T288">,</text:span><text:span text:style-name="T289">창립일휴무</text:span><text:span text:style-name="T290">,</text:span><text:span text:style-name="T291">근로자의날휴무</text:span><text:span text:style-name="T290">,</text:span><text:span text:style-name="T291">포상휴가</text:span><text:span text:style-name="T288">,</text:span><text:span text:style-name="T291">산전후휴가</text:span><text:span text:style-name="T290">,</text:span><text:span text:style-name="T291">육아휴직</text:span><text:span text:style-name="T290">,</text:span><text:span text:style-name="T291">남성출산휴가</text:span><text:span text:style-name="T288">,</text:span><text:span text:style-name="T291">보건휴가</text:span>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전석환</text:p>
          </table:table-cell>
          <table:table-cell office:value-type="string" calcext:value-type="string">
            <text:p>중소기업,주식회사,병역특례 인증업체</text:p>
          </table:table-cell>
          <table:table-cell office:value-type="string" calcext:value-type="string">
            <text:p>92명 (2023년 기준)</text:p>
          </table:table-cell>
          <table:table-cell office:value-type="string" calcext:value-type="string">
            <text:p>www.mkpsemi.com</text:p>
          </table:table-cell>
          <table:table-cell office:value-type="string" calcext:value-type="string">
            <text:p>반도체,디스플레이 제조용 기계 제조/부동산 임대 </text:p>
          </table:table-cell>
          <table:table-cell office:value-type="string" calcext:value-type="string">
            <text:p>경기 화성시 삼성1로1길 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83436&amp;recommend_ids=eJxFj7sVA0EIA6txLvETxC7E%2FXfhvbNvN5yHEEPInOP8NPHSO7ILOf4Z2IVyazDWtH4YboEnLHeEeiFvNAU89pQh0PaudUadMFuSPRiDROG5W9FI3yhWrvKjkeJxls14cze7EUeyppqjY5XwOVZcH9%2Fhf%2FMqYx7E8qwLvzJwQA8%3D&amp;view_type=search&amp;searchword=C%2B%2B&amp;searchType=search&amp;gz=1&amp;paid_fl=n&amp;search_uuid=b9611be4-e0c1-48b4-8f7b-a154549916dd&amp;immediately_apply_layer_open=n#seq=0" xlink:type="simple">인텔릭스(주)</text:a></text:p>
          </table:table-cell>
          <table:table-cell table:style-name="Default" office:value-type="string" calcext:value-type="string">
            <text:p>인텔릭스(주)</text:p>
          </table:table-cell>
          <table:table-cell office:value-type="string" calcext:value-type="string">
            <text:p>소프트웨어(S/W) 개발자 모집</text:p>
          </table:table-cell>
          <table:table-cell office:value-type="string" calcext:value-type="string">
            <text:p>신입·경력 15년<text:span text:style-name="T2">↓</text:span></text:p>
          </table:table-cell>
          <table:table-cell office:value-type="string" calcext:value-type="string">
            <text:p>대졸(4년제)이상(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인근 거주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 또는</text:p>
            <text:p>09:00 ~ 18:00</text:p>
          </table:table-cell>
          <table:table-cell office:value-type="string" calcext:value-type="string">
            <text:p>경기 성남시 분당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3.02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서류전형 합격인원에 한해 면접 일시 장소 개별통보 예정 회사에 대한 상세정보는 회사 홈페이지 참조 </text:p>
            <text:p>기타 증빙서류는 합격 후 제출 </text:p>
            <text:p>제출한 서류는 반환되지 않음</text:p>
          </table:table-cell>
          <table:table-cell office:value-type="string" calcext:value-type="string">
            <text:p><text:span text:style-name="T33">지원금</text:span><text:span text:style-name="T34">/</text:span><text:span text:style-name="T35">보험</text:span><text:span text:style-name="T36">: </text:span><text:span text:style-name="T35">건강검진</text:span><text:span text:style-name="T34">,</text:span><text:span text:style-name="T37">각종경조사지원</text:span><text:span text:style-name="T36">,</text:span><text:span text:style-name="T37">헬스비지급</text:span><text:span text:style-name="T34">,</text:span><text:span text:style-name="T35">자녀학자금</text:span></text:p>
            <text:p><text:span text:style-name="T292">급여제도</text:span><text:span text:style-name="T293">: </text:span><text:span text:style-name="T294">퇴직연금</text:span><text:span text:style-name="T295">,</text:span><text:span text:style-name="T296">상여금</text:span><text:span text:style-name="T293">,</text:span><text:span text:style-name="T294">장기근속자포상</text:span><text:span text:style-name="T295">,</text:span><text:span text:style-name="T296">퇴직금</text:span><text:span text:style-name="T293">,</text:span><text:span text:style-name="T294">성과급</text:span><text:span text:style-name="T293">,</text:span><text:span text:style-name="T296">직책수당</text:span><text:span text:style-name="T293">,4</text:span><text:span text:style-name="T296">대보험</text:span></text:p>
            <text:p><text:span text:style-name="T212">선물</text:span><text:span text:style-name="T213">: </text:span><text:span text:style-name="T214">명절선물</text:span><text:span text:style-name="T215">/</text:span><text:span text:style-name="T216">귀향비</text:span><text:span text:style-name="T213">,</text:span><text:span text:style-name="T214">창립일선물지급</text:span><text:span text:style-name="T215">,</text:span><text:span text:style-name="T216">생일선물</text:span><text:span text:style-name="T213">/</text:span><text:span text:style-name="T216">파티</text:span></text:p>
            <text:p><text:span text:style-name="T297">교육</text:span><text:span text:style-name="T298">/</text:span><text:span text:style-name="T299">생활</text:span><text:span text:style-name="T300">: </text:span><text:span text:style-name="T301">신규입사자교육</text:span><text:span text:style-name="T298">(OJT),</text:span><text:span text:style-name="T299">직무능력향상교육</text:span><text:span text:style-name="T300">,</text:span><text:span text:style-name="T301">구내식당</text:span><text:span text:style-name="T298">(</text:span><text:span text:style-name="T301">사원식당</text:span><text:span text:style-name="T298">),</text:span><text:span text:style-name="T301">점심식사제공</text:span><text:span text:style-name="T300">,</text:span><text:span text:style-name="T301">음료제공</text:span><text:span text:style-name="T298">(</text:span><text:span text:style-name="T301">차</text:span><text:span text:style-name="T298">,</text:span><text:span text:style-name="T301">커피</text:span><text:span text:style-name="T298">)</text:span></text:p>
            <text:p><text:span text:style-name="T302">근무환경</text:span><text:span text:style-name="T303">: </text:span><text:span text:style-name="T304">휴게실</text:span><text:span text:style-name="T305">,</text:span><text:span text:style-name="T306">회의실</text:span><text:span text:style-name="T303">,</text:span><text:span text:style-name="T304">노트북</text:span><text:span text:style-name="T303">,</text:span><text:span text:style-name="T304">콘도</text:span><text:span text:style-name="T305">/</text:span><text:span text:style-name="T304">리조트이용권</text:span><text:span text:style-name="T305">,</text:span><text:span text:style-name="T306">사무용품지급</text:span><text:span text:style-name="T305">,</text:span><text:span text:style-name="T306">최고성능컴퓨터</text:span></text:p>
            <text:p><text:span text:style-name="T307">조직문화</text:span><text:span text:style-name="T308">: </text:span><text:span text:style-name="T309">노조</text:span><text:span text:style-name="T310">/</text:span><text:span text:style-name="T309">노사협의회</text:span><text:span text:style-name="T308">,</text:span><text:span text:style-name="T311">회식강요안함</text:span><text:span text:style-name="T310">,</text:span><text:span text:style-name="T311">야근강요안함</text:span><text:span text:style-name="T308">,</text:span><text:span text:style-name="T311">자유복장</text:span><text:span text:style-name="T308">,</text:span><text:span text:style-name="T309">자유로운연차사용</text:span><text:span text:style-name="T308">,</text:span><text:span text:style-name="T309">칼퇴근보장</text:span></text:p>
            <text:p><text:span text:style-name="T312">출퇴근</text:span><text:span text:style-name="T313">: </text:span><text:span text:style-name="T314">야간교통비지급</text:span><text:span text:style-name="T315">,</text:span><text:span text:style-name="T316">주차비지원</text:span><text:span text:style-name="T313">,</text:span><text:span text:style-name="T314">회사차량있음</text:span><text:span text:style-name="T315">,</text:span><text:span text:style-name="T316">주</text:span><text:span text:style-name="T313">52</text:span><text:span text:style-name="T314">시간제준수</text:span><text:span text:style-name="T313">,</text:span><text:span text:style-name="T316">주</text:span><text:span text:style-name="T313">40</text:span><text:span text:style-name="T316">시간제시행</text:span></text:p>
            <text:p><text:span text:style-name="T317">리프레시</text:span><text:span text:style-name="T318">: </text:span><text:span text:style-name="T319">연차</text:span><text:span text:style-name="T320">,</text:span><text:span text:style-name="T321">경조휴가제</text:span><text:span text:style-name="T318">,</text:span><text:span text:style-name="T319">반차</text:span><text:span text:style-name="T320">,Refresh</text:span><text:span text:style-name="T321">휴가</text:span><text:span text:style-name="T318">,</text:span><text:span text:style-name="T321">창립일휴무</text:span><text:span text:style-name="T318">,</text:span><text:span text:style-name="T321">근로자의날휴무</text:span><text:span text:style-name="T320">,</text:span><text:span text:style-name="T321">휴가비지원</text:span><text:span text:style-name="T318">,</text:span><text:span text:style-name="T321">육아휴직</text:span><text:span text:style-name="T318">,</text:span><text:span text:style-name="T321">남성출산휴가</text:span></text:p>
          </table:table-cell>
          <table:table-cell office:value-type="string" calcext:value-type="string">
            <text:p>컴퓨터 제조업</text:p>
          </table:table-cell>
          <table:table-cell office:value-type="string" calcext:value-type="string">
            <text:p>반천식</text:p>
          </table:table-cell>
          <table:table-cell office:value-type="string" calcext:value-type="string">
            <text:p>중소기업,스타트업,연구소,주식회사</text:p>
          </table:table-cell>
          <table:table-cell office:value-type="string" calcext:value-type="string">
            <text:p>134명 (2023년 기준)</text:p>
          </table:table-cell>
          <table:table-cell office:value-type="string" calcext:value-type="string">
            <text:p>www.intellics.co.kr</text:p>
          </table:table-cell>
          <table:table-cell office:value-type="string" calcext:value-type="string">
            <text:p>임베디드하드웨어 제조/연구,개발 </text:p>
          </table:table-cell>
          <table:table-cell office:value-type="string" calcext:value-type="string">
            <text:p>경기 성남시 분당구 판교로 700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210억 96만원 (2022년 기준)</text:p>
          </table:table-cell>
        </table:table-row>
        <table:table-row table:style-name="ro2">
          <table:table-cell office:value-type="string" calcext:value-type="string">
            <text:p><text:a xlink:href="https://www.saramin.co.kr/zf_user/jobs/relay/view?isMypage=no&amp;rec_idx=47346963&amp;recommend_ids=eJxNj7sRxEAIQ6u5HPETxFeI%2B%2B%2Fi9rxjswGB5iEhnFrhWVchP%2Fx6RBgsrhb9SxqEpg%2BlGtqwpGyalcyRLXZ4USTHi0S3Dc1Q%2BqLYydXFeKIyJVPlpeamfkgTZ42XLuZzyCnQtxUYEBuvrGJH5yDujzaVWpOzTG3crX5TA0AQ&amp;view_type=search&amp;searchword=C%2B%2B&amp;searchType=search&amp;gz=1&amp;t_ref_content=generic&amp;t_ref=search&amp;paid_fl=n&amp;search_uuid=b9611be4-e0c1-48b4-8f7b-a154549916dd&amp;immediately_apply_layer_open=n#seq=0" xlink:type="simple">(주)필옵틱스</text:a></text:p>
          </table:table-cell>
          <table:table-cell table:style-name="Default" office:value-type="string" calcext:value-type="string">
            <text:p>(주)필옵틱스</text:p>
          </table:table-cell>
          <table:table-cell office:value-type="string" calcext:value-type="string">
            <text:p>[비전검사팀] Vision SW Engineer 채용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4년제)이상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컴퓨터 공학 전공자</text:p>
            <text:p>MIL 라이브러리, COGNEX 라이브러리</text:p>
            <text:p>VISION 검사 설비 유경험자</text:p>
            <text:p>장비업체 근무 경험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오산시 지곶중앙로 1-19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채용과정 중에 제출하신 서류에 대한 반환을 청구하실 수 있습니다.</text:p>
            <text:p>(단, 온라인접수/전자메일로 제출된 경우나, 구인자의 요구없이 자발적으로 제출한 경우 제외)</text:p>
          </table:table-cell>
          <table:table-cell office:value-type="string" calcext:value-type="string">
            <text:p><text:span text:style-name="T322">일과삶의균형</text:span><text:span text:style-name="T323">: </text:span><text:span text:style-name="T324">하계휴가</text:span><text:span text:style-name="T325">,</text:span><text:span text:style-name="T326">휴양시설</text:span><text:span text:style-name="T323">,</text:span><text:span text:style-name="T324">경조사지원</text:span><text:span text:style-name="T325">,</text:span><text:span text:style-name="T324">복지포인트</text:span><text:span text:style-name="T325">,</text:span><text:span text:style-name="T326">웰빙클럽</text:span><text:span text:style-name="T325">,</text:span><text:span text:style-name="T326">통근버스</text:span></text:p>
            <text:p><text:span text:style-name="T327">안정적인생활</text:span><text:span text:style-name="T328">: </text:span><text:span text:style-name="T329">기숙사</text:span><text:span text:style-name="T328">,</text:span><text:span text:style-name="T329">주택자금대출지원</text:span><text:span text:style-name="T328">,</text:span><text:span text:style-name="T330">명절선물</text:span><text:span text:style-name="T328">,</text:span><text:span text:style-name="T330">정기건강검진</text:span><text:span text:style-name="T331">,</text:span><text:span text:style-name="T330">사우회</text:span><text:span text:style-name="T331">,</text:span><text:span text:style-name="T329">장기출장지원</text:span></text:p>
            <text:p><text:span text:style-name="T332">즐거운일터</text:span><text:span text:style-name="T333">: </text:span><text:span text:style-name="T334">사내식당</text:span><text:span text:style-name="T333">,</text:span><text:span text:style-name="T335">사내헬스장</text:span><text:span text:style-name="T333">,</text:span><text:span text:style-name="T334">포상제도</text:span><text:span text:style-name="T333">,</text:span><text:span text:style-name="T335">동호회</text:span><text:span text:style-name="T336">,</text:span><text:span text:style-name="T334">칭찬릴레이</text:span><text:span text:style-name="T336">,</text:span><text:span text:style-name="T335">닌텐도게임팩</text:span>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기수</text:p>
          </table:table-cell>
          <table:table-cell office:value-type="string" calcext:value-type="string">
            <text:p>코스닥,중견기업,스타트업,주식회사</text:p>
          </table:table-cell>
          <table:table-cell office:value-type="string" calcext:value-type="string">
            <text:p>288명 (2023년 기준)</text:p>
          </table:table-cell>
          <table:table-cell office:value-type="string" calcext:value-type="string">
            <text:p><text:span text:style-name="T3"><text:a xlink:href="http://www.philoptics.com/kr" xlink:type="simple">www.philoptics.com/kr</text:a></text:span></text:p>
          </table:table-cell>
          <table:table-cell office:value-type="string" calcext:value-type="string">
            <text:p>디스플레이,반도체 제조공정용 제작 </text:p>
          </table:table-cell>
          <table:table-cell office:value-type="string" calcext:value-type="string">
            <text:p>경기 오산시 지곶중앙로 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144749&amp;recommend_ids=eJxFj8kRw1AIQ6vJHSG2f3Yh7r%2BLEGcMw0k8oRGWShziLsQnLwsDIus%2Boj%2BZpLqfpvJICTi9Jf5SKyOHojfQN6rNUlZDaRbik6zlFktRmTm3AZ70GLMQGpusPZjOSTVQN8qFZ8205jKdtXoRW7IsbV%2Bgd0cf2cHhj%2FkLRj9AFw%3D%3D&amp;view_type=search&amp;searchword=C%2B%2B&amp;searchType=search&amp;gz=1&amp;t_ref_content=generic&amp;t_ref=search&amp;paid_fl=n&amp;search_uuid=4935cd5d-288d-4547-b00c-448fda2e52d5&amp;immediately_apply_layer_open=n#seq=0" xlink:type="simple">(주)인텔리코리아</text:a></text:p>
          </table:table-cell>
          <table:table-cell table:style-name="Default" office:value-type="string" calcext:value-type="string">
            <text:p>(주)인텔리코리아</text:p>
          </table:table-cell>
          <table:table-cell office:value-type="string" calcext:value-type="string">
            <text:p>C#, C++, MFC (캐드 CAD/ BIM/ 게임) 개발자</text:p>
          </table:table-cell>
          <table:table-cell office:value-type="string" calcext:value-type="string">
            <text:p>신입·경력 2~20년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정규직 (수습기간 1개월)</text:p>
            <text:p>계약직 (1년 후 정규직 전환가능)</text:p>
          </table:table-cell>
          <table:table-cell office:value-type="string" calcext:value-type="string">
            <text:p>컴퓨터/시스템공학,수학/통계학</text:p>
            <text:p>정보처리기사</text:p>
            <text:p>영어가능자, 컴퓨터활용능력 우수, CAD/CAM 능숙자</text:p>
            <text:p>이공계 석박사 졸업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책임연구원,수석연구원,이사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서울 금천구 가산동 488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7</text:p>
          </table:table-cell>
          <table:table-cell office:value-type="string" calcext:value-type="string">
            <text:p>사람인 입사지원,우편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table:style-name="ce5" office:value-type="string" calcext:value-type="string">
            <text:p><text:span text:style-name="T337">지원금</text:span><text:span text:style-name="T338">/</text:span><text:span text:style-name="T339">보험</text:span><text:span text:style-name="T340">: </text:span><text:span text:style-name="T341">건강검진</text:span><text:span text:style-name="T340">,</text:span><text:span text:style-name="T341">자녀학자금</text:span></text:p>
            <text:p><text:span text:style-name="T342">급여제도</text:span><text:span text:style-name="T343">: </text:span><text:span text:style-name="T344">퇴직금</text:span><text:span text:style-name="T343">,</text:span><text:span text:style-name="T345">야근수당</text:span><text:span text:style-name="T343">,</text:span><text:span text:style-name="T344">휴일</text:span><text:span text:style-name="T343">(</text:span><text:span text:style-name="T345">특근</text:span><text:span text:style-name="T346">)</text:span><text:span text:style-name="T344">수당</text:span><text:span text:style-name="T346">,</text:span><text:span text:style-name="T345">연차수당</text:span><text:span text:style-name="T346">,4</text:span><text:span text:style-name="T345">대보험</text:span></text:p>
            <text:p><text:span text:style-name="T347">선물</text:span><text:span text:style-name="T348">: </text:span><text:span text:style-name="T349">명절선물</text:span><text:span text:style-name="T350">/</text:span><text:span text:style-name="T349">귀향비</text:span></text:p>
            <text:p><text:span text:style-name="T351">교육</text:span><text:span text:style-name="T352">/</text:span><text:span text:style-name="T353">생활</text:span><text:span text:style-name="T354">: </text:span><text:span text:style-name="T353">우수사원시상식</text:span><text:span text:style-name="T352">,</text:span><text:span text:style-name="T355">워크샵</text:span><text:span text:style-name="T352">,</text:span><text:span text:style-name="T353">신규입사자교육</text:span><text:span text:style-name="T354">(OJT),</text:span><text:span text:style-name="T353">도서구입비지원</text:span><text:span text:style-name="T354">,</text:span><text:span text:style-name="T353">멘토링제도</text:span><text:span text:style-name="T352">,</text:span><text:span text:style-name="T353">구내식당</text:span><text:span text:style-name="T354">(</text:span><text:span text:style-name="T353">사원식당</text:span><text:span text:style-name="T354">),</text:span><text:span text:style-name="T353">저녁식사제공</text:span></text:p>
            <text:p><text:span text:style-name="T356">근무환경</text:span><text:span text:style-name="T357">: </text:span><text:span text:style-name="T358">휴게실</text:span><text:span text:style-name="T357">,</text:span><text:span text:style-name="T359">회의실</text:span><text:span text:style-name="T357">,</text:span><text:span text:style-name="T358">공기청정기</text:span><text:span text:style-name="T357">,</text:span><text:span text:style-name="T359">카페테리아</text:span><text:span text:style-name="T360">,</text:span><text:span text:style-name="T359">전용사옥</text:span><text:span text:style-name="T360">,</text:span><text:span text:style-name="T359">사내정원</text:span><text:span text:style-name="T357">,</text:span><text:span text:style-name="T359">건물내경사로</text:span><text:span text:style-name="T360">,</text:span><text:span text:style-name="T358">휠체어용난간</text:span><text:span text:style-name="T360">,</text:span><text:span text:style-name="T359">사무용품지급</text:span></text:p>
            <text:p><text:span text:style-name="T361">조직문화</text:span><text:span text:style-name="T362">: </text:span><text:span text:style-name="T363">회식강요안함</text:span><text:span text:style-name="T364">,</text:span><text:span text:style-name="T365">야근강요안함</text:span><text:span text:style-name="T364">,</text:span><text:span text:style-name="T365">자유복장</text:span></text:p>
            <text:p><text:span text:style-name="T366">출퇴근</text:span><text:span text:style-name="T367">: </text:span><text:span text:style-name="T368">회사차량있음</text:span></text:p>
            <text:p><text:span text:style-name="T369">리프레시</text:span><text:span text:style-name="T370">: </text:span><text:span text:style-name="T371">연차</text:span><text:span text:style-name="T372">,</text:span><text:span text:style-name="T373">여름휴가</text:span><text:span text:style-name="T370">,</text:span><text:span text:style-name="T371">경조휴가제</text:span><text:span text:style-name="T370">,</text:span><text:span text:style-name="T371">반차</text:span><text:span text:style-name="T372">,</text:span><text:span text:style-name="T371">근로자의날휴무</text:span><text:span text:style-name="T372">,</text:span><text:span text:style-name="T373">산전후휴가</text:span><text:span text:style-name="T372">,</text:span><text:span text:style-name="T373">육아휴직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박승훈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5명 (2023년 기준)</text:p>
          </table:table-cell>
          <table:table-cell office:value-type="string" calcext:value-type="string">
            <text:p><text:a xlink:href="http://www.cadian.com/" xlink:type="simple">www.cadian.com</text:a>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서울 금천구 가산디지털2로 115</text:p>
          </table:table-cell>
          <table:table-cell office:value-type="float" office:value="5681" calcext:value-type="float">
            <text:p>5681</text:p>
          </table:table-cell>
          <table:table-cell office:value-type="string" calcext:value-type="string">
            <text:p>70억 6,353만원 (2022년 기준)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017433&amp;recommend_ids=eJxN0MsNBDEIA9Bq9o75mZy3kOm%2FiyXSCFY5PWE5IU41HMNTkA%2B%2F7n54vJ4jeklJqeY7pVZ4Li0rmUvTiNPMN2xuOUS3QZu4jHSo%2BlxkFiUxRJGccD8DYTE06cBfc4bSh6LF5E5D7GwVGBDb5nI6lwZN3RX64H5O%2FgBfNEAu&amp;view_type=search&amp;searchword=C%2B%2B&amp;searchType=search&amp;gz=1&amp;paid_fl=n&amp;search_uuid=2012d3df-c5d0-4be4-90fc-d7b8288f17ca&amp;immediately_apply_layer_open=n#seq=0" xlink:type="simple">(주)코세스</text:a></text:p>
          </table:table-cell>
          <table:table-cell table:style-name="Default" office:value-type="string" calcext:value-type="string">
            <text:p>(주)코세스</text:p>
          </table:table-cell>
          <table:table-cell office:value-type="string" calcext:value-type="string">
            <text:p>코세스 S/W개발자 모집(머신비젼 설비제어 레이져제어)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컴퓨터 공학 전공자</text:p>
            <text:p>S/W(C#,C++,MFC)교육 이수한 자</text:p>
            <text:p>OpenGL 및 컴퓨터 그래픽 프로그래밍 경험자</text:p>
            <text:p>인근 거주자, 운전 가능자, 해당직무 근무경험</text:p>
          </table:table-cell>
          <table:table-cell office:value-type="string" calcext:value-type="string">
            <text:p>연봉 3,500 만원 (주40시간)</text:p>
          </table:table-cell>
          <table:table-cell office:value-type="string" calcext:value-type="string">
            <text:p>사원,대리,과장</text:p>
          </table:table-cell>
          <table:table-cell office:value-type="string" calcext:value-type="string">
            <text:p>주 5일 (월 ~ 금) </text:p>
          </table:table-cell>
          <table:table-cell office:value-type="string" calcext:value-type="string">
            <text:p>경기 부천시 오정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5">지원금</text:span><text:span text:style-name="T6">/</text:span><text:span text:style-name="T7">보험</text:span><text:span text:style-name="T8">: </text:span><text:span text:style-name="T7">건강검진</text:span></text:p>
            <text:p><text:span text:style-name="T374">급여제도</text:span><text:span text:style-name="T375">: </text:span><text:span text:style-name="T376">장기근속자포상</text:span><text:span text:style-name="T377">,</text:span><text:span text:style-name="T374">퇴직금</text:span><text:span text:style-name="T375">,</text:span><text:span text:style-name="T376">휴일</text:span><text:span text:style-name="T377">(</text:span><text:span text:style-name="T376">특근</text:span><text:span text:style-name="T377">)</text:span><text:span text:style-name="T374">수당</text:span><text:span text:style-name="T377">,4</text:span><text:span text:style-name="T374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378">교육</text:span><text:span text:style-name="T379">/</text:span><text:span text:style-name="T380">생활</text:span><text:span text:style-name="T379">: </text:span><text:span text:style-name="T380">워크샵</text:span><text:span text:style-name="T379">,</text:span><text:span text:style-name="T381">신규입사자교육</text:span><text:span text:style-name="T382">(OJT),</text:span><text:span text:style-name="T380">직무능력향상교육</text:span><text:span text:style-name="T379">,</text:span><text:span text:style-name="T380">리더십강화교육</text:span><text:span text:style-name="T379">,</text:span><text:span text:style-name="T380">구내식당</text:span><text:span text:style-name="T379">(</text:span><text:span text:style-name="T380">사원식당</text:span><text:span text:style-name="T379">),</text:span><text:span text:style-name="T381">점심식사제공</text:span><text:span text:style-name="T382">,</text:span><text:span text:style-name="T381">저녁식사제공</text:span><text:span text:style-name="T379">,</text:span><text:span text:style-name="T380">사우회</text:span><text:span text:style-name="T382">(</text:span><text:span text:style-name="T380">경조사회</text:span><text:span text:style-name="T379">)</text:span></text:p>
            <text:p><text:span text:style-name="T383">근무환경</text:span><text:span text:style-name="T384">: </text:span><text:span text:style-name="T385">휴게실</text:span><text:span text:style-name="T386">,</text:span><text:span text:style-name="T387">회의실</text:span><text:span text:style-name="T384">,</text:span><text:span text:style-name="T385">전용사옥</text:span><text:span text:style-name="T384">,</text:span><text:span text:style-name="T385">사내정원</text:span><text:span text:style-name="T386">,</text:span><text:span text:style-name="T387">장애인화장실</text:span><text:span text:style-name="T386">,</text:span><text:span text:style-name="T387">장애인전용주차장</text:span><text:span text:style-name="T386">,</text:span><text:span text:style-name="T387">문턱없음</text:span><text:span text:style-name="T386">,</text:span><text:span text:style-name="T385">유니폼지급</text:span><text:span text:style-name="T386">,</text:span><text:span text:style-name="T387">노트북</text:span><text:span text:style-name="T386">,</text:span><text:span text:style-name="T387">사원증</text:span><text:span text:style-name="T384">,</text:span><text:span text:style-name="T387">사무용품지급</text:span></text:p>
            <text:p><text:span text:style-name="T113">조직문화</text:span><text:span text:style-name="T114">: </text:span><text:span text:style-name="T115">회식강요안함</text:span><text:span text:style-name="T116">,</text:span><text:span text:style-name="T117">야근강요안함</text:span><text:span text:style-name="T116">,</text:span><text:span text:style-name="T117">자유복장</text:span></text:p>
            <text:p><text:span text:style-name="T62">출퇴근</text:span><text:span text:style-name="T63">: </text:span><text:span text:style-name="T64">주차장제공</text:span></text:p>
            <text:p><text:span text:style-name="T143">리프레시</text:span><text:span text:style-name="T144">: </text:span><text:span text:style-name="T145">연차</text:span><text:span text:style-name="T144">,</text:span><text:span text:style-name="T146">경조휴가제</text:span><text:span text:style-name="T147">,</text:span><text:span text:style-name="T145">근로자의날휴무</text:span><text:span text:style-name="T144">,</text:span><text:span text:style-name="T146">산전후휴가</text:span></text:p>
          </table:table-cell>
          <table:table-cell office:value-type="string" calcext:value-type="string">
            <text:p>반도체 제조용 기계 제조업</text:p>
          </table:table-cell>
          <table:table-cell office:value-type="string" calcext:value-type="string">
            <text:p>박명순</text:p>
          </table:table-cell>
          <table:table-cell office:value-type="string" calcext:value-type="string">
            <text:p>코스닥,외부감사법인,수출입기업</text:p>
          </table:table-cell>
          <table:table-cell office:value-type="string" calcext:value-type="string">
            <text:p>194명 (2023년 기준)</text:p>
          </table:table-cell>
          <table:table-cell office:value-type="string" calcext:value-type="string">
            <text:p>www.koses.co.kr</text:p>
          </table:table-cell>
          <table:table-cell office:value-type="string" calcext:value-type="string">
            <text:p>반도체장비(초정밀 BGA솔더볼 접착장비) 제조 </text:p>
          </table:table-cell>
          <table:table-cell office:value-type="string" calcext:value-type="string">
            <text:p>경기 부천시 산업로 62</text:p>
          </table:table-cell>
          <table:table-cell office:value-type="float" office:value="6825" calcext:value-type="float">
            <text:p>68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89875&amp;recommend_ids=eJxNj8sNA0EIQ6vJHRsPn3MKSf9dhF1lZyJOT9jYKOlox6eAV74ldbbq08YL08JqsBA3spbiIGIx9XgToweP2Gndg3ajsww6iAr69rpqgp9cy7V6tk8Nl1N2vBZu3MiafZzcGeBPbFm%2BEaviPvV7oTKTuwYV0%2BucMhHr8n4BUFtAEw%3D%3D&amp;view_type=search&amp;searchword=C%2B%2B&amp;searchType=search&amp;gz=1&amp;t_ref_content=generic&amp;t_ref=search&amp;paid_fl=n&amp;search_uuid=2012d3df-c5d0-4be4-90fc-d7b8288f17ca&amp;immediately_apply_layer_open=n#seq=0" xlink:type="simple">(주)에이루트</text:a></text:p>
          </table:table-cell>
          <table:table-cell table:style-name="Default" office:value-type="string" calcext:value-type="string">
            <text:p>(주)에이루트</text:p>
          </table:table-cell>
          <table:table-cell office:value-type="string" calcext:value-type="string">
            <text:p>기술연구소 소프트웨어팀 신입 및 경력사원 모집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Java, C# 등 Application 프로그램 개발 경험자</text:p>
            <text:p>Cross -Platform 기반 프로그래밍 경험자</text:p>
            <text:p>Android SDK 최적화 개발 경험자</text:p>
            <text:p>iOS App 개발 경험자</text:p>
            <text:p>윈도우 프로그래밍 가능자(윈도우 운영체제 및 win32 API 이해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연구원,선임연구원,주임연구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오산시 가장산업동로 28-6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27">지원금</text:span><text:span text:style-name="T228">/</text:span><text:span text:style-name="T229">보험</text:span><text:span text:style-name="T230">: </text:span><text:span text:style-name="T231">건강검진</text:span><text:span text:style-name="T228">,</text:span><text:span text:style-name="T229">각종경조사지원</text:span><text:span text:style-name="T228">,</text:span><text:span text:style-name="T231">체력단련실운영</text:span></text:p>
            <text:p><text:span text:style-name="T388">급여제도</text:span><text:span text:style-name="T389">: </text:span><text:span text:style-name="T390">퇴직연금</text:span><text:span text:style-name="T389">,</text:span><text:span text:style-name="T390">인센티브제</text:span><text:span text:style-name="T389">,</text:span><text:span text:style-name="T391">장기근속자포상</text:span><text:span text:style-name="T389">,</text:span><text:span text:style-name="T390">우수사원포상</text:span><text:span text:style-name="T389">,</text:span><text:span text:style-name="T390">퇴직금</text:span><text:span text:style-name="T389">,4</text:span><text:span text:style-name="T390">대보험</text:span></text:p>
            <text:p><text:span text:style-name="T212">선물</text:span><text:span text:style-name="T213">: </text:span><text:span text:style-name="T214">명절선물</text:span><text:span text:style-name="T215">/</text:span><text:span text:style-name="T216">귀향비</text:span><text:span text:style-name="T213">,</text:span><text:span text:style-name="T214">창립일선물지급</text:span><text:span text:style-name="T215">,</text:span><text:span text:style-name="T216">생일선물</text:span><text:span text:style-name="T213">/</text:span><text:span text:style-name="T216">파티</text:span></text:p>
            <text:p><text:span text:style-name="T392">교육</text:span><text:span text:style-name="T393">/</text:span><text:span text:style-name="T394">생활</text:span><text:span text:style-name="T395">: </text:span><text:span text:style-name="T396">우수사원시상식</text:span><text:span text:style-name="T393">,</text:span><text:span text:style-name="T396">워크샵</text:span><text:span text:style-name="T395">,</text:span><text:span text:style-name="T396">신규입사자교육</text:span><text:span text:style-name="T393">(OJT),</text:span><text:span text:style-name="T394">구내식당</text:span><text:span text:style-name="T393">(</text:span><text:span text:style-name="T394">사원식당</text:span><text:span text:style-name="T393">),</text:span><text:span text:style-name="T394">점심식사제공</text:span><text:span text:style-name="T393">,</text:span><text:span text:style-name="T396">저녁식사제공</text:span><text:span text:style-name="T395">,</text:span><text:span text:style-name="T396">사내동호회운영</text:span><text:span text:style-name="T395">,</text:span><text:span text:style-name="T394">음료제공</text:span><text:span text:style-name="T395">(</text:span><text:span text:style-name="T394">차</text:span><text:span text:style-name="T395">,</text:span><text:span text:style-name="T394">커피</text:span><text:span text:style-name="T395">),</text:span><text:span text:style-name="T394">우리사주제도</text:span></text:p>
            <text:p><text:span text:style-name="T397">근무환경</text:span><text:span text:style-name="T398">: </text:span><text:span text:style-name="T399">휴게실</text:span><text:span text:style-name="T400">,</text:span><text:span text:style-name="T399">회의실</text:span><text:span text:style-name="T398">,</text:span><text:span text:style-name="T399">카페테리아</text:span><text:span text:style-name="T400">,</text:span><text:span text:style-name="T401">전용사옥</text:span><text:span text:style-name="T398">,</text:span><text:span text:style-name="T401">사내정원</text:span><text:span text:style-name="T398">,</text:span><text:span text:style-name="T401">휠체어용난간</text:span><text:span text:style-name="T398">,</text:span><text:span text:style-name="T401">장애인화장실</text:span><text:span text:style-name="T398">,</text:span><text:span text:style-name="T399">장애인전용주차장</text:span><text:span text:style-name="T400">,</text:span><text:span text:style-name="T399">비상경보장치</text:span><text:span text:style-name="T400">,</text:span><text:span text:style-name="T401">사원증</text:span><text:span text:style-name="T400">,</text:span><text:span text:style-name="T401">자회사제품할인</text:span><text:span text:style-name="T400">,</text:span><text:span text:style-name="T401">콘도</text:span><text:span text:style-name="T400">/</text:span><text:span text:style-name="T401">리조트이용권</text:span></text:p>
            <text:p><text:span text:style-name="T227">조직문화</text:span><text:span text:style-name="T228">: </text:span><text:span text:style-name="T229">노조</text:span><text:span text:style-name="T230">/</text:span><text:span text:style-name="T231">노사협의회</text:span><text:span text:style-name="T228">,</text:span><text:span text:style-name="T229">야근강요안함</text:span><text:span text:style-name="T228">,</text:span><text:span text:style-name="T231">자유로운연차사용</text:span></text:p>
            <text:p><text:span text:style-name="T402">출퇴근</text:span><text:span text:style-name="T403">: </text:span><text:span text:style-name="T404">기숙사운영</text:span><text:span text:style-name="T405">,</text:span><text:span text:style-name="T404">통근버스운행</text:span><text:span text:style-name="T403">,</text:span><text:span text:style-name="T406">주차장제공</text:span><text:span text:style-name="T405">,</text:span><text:span text:style-name="T404">회사차량있음</text:span><text:span text:style-name="T405">,</text:span><text:span text:style-name="T404">주</text:span><text:span text:style-name="T405">52</text:span><text:span text:style-name="T404">시간제준수</text:span></text:p>
            <text:p><text:span text:style-name="T407">리프레시</text:span><text:span text:style-name="T408">: </text:span><text:span text:style-name="T409">연차</text:span><text:span text:style-name="T408">,</text:span><text:span text:style-name="T410">여름휴가</text:span><text:span text:style-name="T408">,</text:span><text:span text:style-name="T409">경조휴가제</text:span><text:span text:style-name="T408">,</text:span><text:span text:style-name="T410">반차</text:span><text:span text:style-name="T411">,</text:span><text:span text:style-name="T410">창립일휴무</text:span><text:span text:style-name="T411">,</text:span><text:span text:style-name="T410">근로자의날휴무</text:span><text:span text:style-name="T408">,</text:span><text:span text:style-name="T410">산전후휴가</text:span><text:span text:style-name="T411">,</text:span><text:span text:style-name="T410">육아휴직</text:span><text:span text:style-name="T411">,</text:span><text:span text:style-name="T410">휴양시설제공</text:span></text:p>
          </table:table-cell>
          <table:table-cell office:value-type="string" calcext:value-type="string">
            <text:p>기타 주변기기 제조업</text:p>
          </table:table-cell>
          <table:table-cell office:value-type="string" calcext:value-type="string">
            <text:p>서문동군</text:p>
          </table:table-cell>
          <table:table-cell office:value-type="string" calcext:value-type="string">
            <text:p>코스닥,중소기업,외부감사법인,연구소</text:p>
          </table:table-cell>
          <table:table-cell office:value-type="string" calcext:value-type="string">
            <text:p>76명 (2022년 기준)</text:p>
          </table:table-cell>
          <table:table-cell office:value-type="string" calcext:value-type="string">
            <text:p>www.aroot.co.kr</text:p>
          </table:table-cell>
          <table:table-cell office:value-type="string" calcext:value-type="string">
            <text:p>컴퓨터주변기기(POS프린터,RFID프린터,라벨프린터,프린터 메카니즘) 제조,도매 </text:p>
          </table:table-cell>
          <table:table-cell office:value-type="string" calcext:value-type="string">
            <text:p>경기 오산시 가장산업동로 28-6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535억 2,625만원 (2022년 기준)</text:p>
          </table:table-cell>
        </table:table-row>
        <table:table-row table:style-name="ro13">
          <table:table-cell office:value-type="string" calcext:value-type="string">
            <text:p><text:a xlink:href="https://www.saramin.co.kr/zf_user/jobs/relay/view?isMypage=no&amp;rec_idx=47348433&amp;recommend_ids=eJxNj8sNw0AIRKvJHRg%2BwzmFuP8uQiyZtfb09JhZ8DJoQy%2Bqfurr6dYVfrXYHwtGUR%2BbN0oKnYNyoxGOXKsZVr5Vimj0VunE1XYYKtP%2BDE9VePKxTtA7TpZV9cpKQuysMU%2F3hEIyK4%2BFSfcrK0Ws1WC6LALixXNRROb97w9Q7kAx&amp;view_type=search&amp;searchword=C%2B%2B&amp;searchType=search&amp;gz=1&amp;t_ref_content=generic&amp;t_ref=search&amp;paid_fl=n&amp;search_uuid=2012d3df-c5d0-4be4-90fc-d7b8288f17ca&amp;immediately_apply_layer_open=n#seq=0" xlink:type="simple">다산네트웍스</text:a></text:p>
          </table:table-cell>
          <table:table-cell table:style-name="Default" office:value-type="string" calcext:value-type="string">
            <text:p>다산네트웍스</text:p>
          </table:table-cell>
          <table:table-cell office:value-type="string" calcext:value-type="string">
            <text:p>[다산네트웍스] 전장연구소 S/W개발자 모집의 건 (신입/경력)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학력무관(졸업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코딩능력마스터 1급, 2급 자격증 보유하신 분</text:p>
            <text:p>코딩전문가자격시험(COS Pro) 자격증 보유하신 분</text:p>
            <text:p>CCPK 코딩 자격증 보유하신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00 ~ 17:00</text:p>
            <text:p>협의시 유연근무가능</text:p>
          </table:table-cell>
          <table:table-cell office:value-type="string" calcext:value-type="string">
            <text:p>경기 성남시 분당구 상평동 676번지 다산타워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  <text:p>신입 채용의 경우 실무 면접 시 지필시험이 진행될 수 있습니다.</text:p>
          </table:table-cell>
          <table:table-cell office:value-type="string" calcext:value-type="string">
            <text:p><text:span text:style-name="T208">지원큼</text:span><text:span text:style-name="T209">/</text:span><text:span text:style-name="T210">보험</text:span><text:span text:style-name="T209">: </text:span><text:span text:style-name="T211">건강검진</text:span><text:span text:style-name="T209">,</text:span><text:span text:style-name="T211">각종경조사지원</text:span></text:p>
            <text:p><text:span text:style-name="T412">급여제도</text:span><text:span text:style-name="T413">: </text:span><text:span text:style-name="T414">장기근속자포상</text:span><text:span text:style-name="T415">,</text:span><text:span text:style-name="T416">퇴직금</text:span><text:span text:style-name="T415">,4</text:span><text:span text:style-name="T416">대보험</text:span></text:p>
          </table:table-cell>
          <table:table-cell office:value-type="string" calcext:value-type="string">
            <text:p>유선 통신장비 제조업</text:p>
          </table:table-cell>
          <table:table-cell office:value-type="string" calcext:value-type="string">
            <text:p>남민우</text:p>
          </table:table-cell>
          <table:table-cell office:value-type="string" calcext:value-type="string">
            <text:p>코스닥,중견기업,외국인투자기업</text:p>
          </table:table-cell>
          <table:table-cell office:value-type="string" calcext:value-type="string">
            <text:p>76 (2017년 기준)</text:p>
          </table:table-cell>
          <table:table-cell office:value-type="string" calcext:value-type="string">
            <text:p>www.dasannetworks.com</text:p>
          </table:table-cell>
          <table:table-cell office:value-type="string" calcext:value-type="string">
            <text:p>유무선 통신장비 제조/자동차 전장용 통신 솔루션개발공급/3PL물류 서비스 제공 </text:p>
          </table:table-cell>
          <table:table-cell office:value-type="string" calcext:value-type="string">
            <text:p>경기 성남시 분당구 대왕판교로 644번길 49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297억 5,697만원 (2017년 기준)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6040313&amp;recommend_ids=eJxNj7kVwzAMQ6dJD%2FBmnUG8%2FxaR44RS%2BR8OgpYIlNVVjFe%2BLZRdIVdDbkxZrPyrSUtQBkUF3QvxqMFunayqF3yjqRiWmU%2B23GLuplLN7VCXPQYZLmmHeW3Uvcorvs2%2FGZWZMlkwTQ8zIeK7qtCxDylWPEZFdvN%2BkB9QQ0Ay&amp;view_type=search&amp;searchword=C%2B%2B&amp;searchType=search&amp;gz=1&amp;t_ref_content=generic&amp;t_ref=search&amp;paid_fl=n&amp;search_uuid=e1277dcf-646f-4aac-85a1-9a9e687d6ff6&amp;immediately_apply_layer_open=n#seq=0" xlink:type="simple">(주)쎄크</text:a></text:p>
          </table:table-cell>
          <table:table-cell table:style-name="Default" office:value-type="string" calcext:value-type="string">
            <text:p>(주)쎄크</text:p>
          </table:table-cell>
          <table:table-cell office:value-type="string" calcext:value-type="string">
            <text:p>PC 제어(시스템제어팀)</text:p>
          </table:table-cell>
          <table:table-cell office:value-type="string" calcext:value-type="string">
            <text:p>신입·경력 10년<text:span text:style-name="T2">↓</text:span>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6개월)</text:p>
          </table:table-cell>
          <table:table-cell office:value-type="string" calcext:value-type="string">
            <text:p>C언어 및 임베디드 CPU 활용이 가능하신 분</text:p>
            <text:p>C++,MFC 활용이 가능하신 분</text:p>
            <text:p>검사/자동화 장비 제어업무 경험이 있으신 분</text:p>
          </table:table-cell>
          <table:table-cell office:value-type="string" calcext:value-type="string">
            <text:p>회사 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08:30 ~ 17:30</text:p>
          </table:table-cell>
          <table:table-cell office:value-type="string" calcext:value-type="string">
            <text:p>경기도 수원시 권선구 산업로 155번길 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,점핏에서 지원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417">지원금</text:span><text:span text:style-name="T418">/</text:span><text:span text:style-name="T419">보험</text:span><text:span text:style-name="T420">: </text:span><text:span text:style-name="T419">건강검진</text:span><text:span text:style-name="T418">,</text:span><text:span text:style-name="T421">금연수당</text:span><text:span text:style-name="T418">,</text:span><text:span text:style-name="T419">직원대출제도</text:span><text:span text:style-name="T420">,</text:span><text:span text:style-name="T421">각종경조사지원</text:span><text:span text:style-name="T420">,</text:span><text:span text:style-name="T419">체력단련실운영</text:span><text:span text:style-name="T420">,</text:span><text:span text:style-name="T419">업무활동비지급</text:span></text:p>
            <text:p><text:span text:style-name="T422">급여제도</text:span><text:span text:style-name="T423">: </text:span><text:span text:style-name="T424">장기근속자포상</text:span><text:span text:style-name="T425">,</text:span><text:span text:style-name="T426">우수사원포상</text:span><text:span text:style-name="T425">,</text:span><text:span text:style-name="T424">퇴직금</text:span><text:span text:style-name="T425">,4</text:span><text:span text:style-name="T426">대보험</text:span></text:p>
            <text:p><text:span text:style-name="T427">선물</text:span><text:span text:style-name="T428">:</text:span><text:span text:style-name="T429">명절선물</text:span><text:span text:style-name="T430">/</text:span><text:span text:style-name="T429">귀향비</text:span><text:span text:style-name="T428">,</text:span><text:span text:style-name="T431">창립일선물지급</text:span><text:span text:style-name="T430">,</text:span><text:span text:style-name="T431">생일선물</text:span><text:span text:style-name="T428">/</text:span><text:span text:style-name="T431">파티</text:span><text:span text:style-name="T428">,</text:span><text:span text:style-name="T429">결혼기념일선물</text:span></text:p>
            <text:p><text:span text:style-name="T432">교육</text:span><text:span text:style-name="T433">/</text:span><text:span text:style-name="T434">생활</text:span><text:span text:style-name="T435">: </text:span><text:span text:style-name="T436">창립일행사</text:span><text:span text:style-name="T435">,</text:span><text:span text:style-name="T434">우수사원시상식</text:span><text:span text:style-name="T435">,</text:span><text:span text:style-name="T436">워크샵</text:span><text:span text:style-name="T433">,</text:span><text:span text:style-name="T436">플레이샵</text:span><text:span text:style-name="T433">,</text:span><text:span text:style-name="T436">신입사원교육</text:span><text:span text:style-name="T433">(OJT),</text:span><text:span text:style-name="T436">직무능력향상교육</text:span><text:span text:style-name="T433">,</text:span><text:span text:style-name="T434">외국어교육지원</text:span><text:span text:style-name="T433">,</text:span><text:span text:style-name="T436">교육비지원</text:span><text:span text:style-name="T433">,</text:span><text:span text:style-name="T436">구내식당</text:span><text:span text:style-name="T435">(</text:span><text:span text:style-name="T436">사원식당</text:span><text:span text:style-name="T435">),</text:span><text:span text:style-name="T434">점심시간제공</text:span><text:span text:style-name="T433">,</text:span><text:span text:style-name="T436">저녁식사제공</text:span><text:span text:style-name="T433">,</text:span><text:span text:style-name="T436">사내동호회운영</text:span><text:span text:style-name="T435">,</text:span><text:span text:style-name="T436">사우회</text:span><text:span text:style-name="T433">(</text:span><text:span text:style-name="T434">경조사회</text:span><text:span text:style-name="T433">),</text:span><text:span text:style-name="T434">아침식사제공</text:span><text:span text:style-name="T435">,</text:span><text:span text:style-name="T436">음료제공</text:span><text:span text:style-name="T433">(</text:span><text:span text:style-name="T434">차</text:span><text:span text:style-name="T433">,</text:span><text:span text:style-name="T436">커피</text:span><text:span text:style-name="T433">)</text:span></text:p>
            <text:p><text:span text:style-name="T437">근무환경</text:span><text:span text:style-name="T438">: </text:span><text:span text:style-name="T439">회의실</text:span><text:span text:style-name="T440">,</text:span><text:span text:style-name="T439">전용사옥</text:span><text:span text:style-name="T438">,</text:span><text:span text:style-name="T441">사내정원</text:span><text:span text:style-name="T438">,</text:span><text:span text:style-name="T439">건물내경사로</text:span><text:span text:style-name="T440">,</text:span><text:span text:style-name="T439">유도점자블록</text:span><text:span text:style-name="T440">,</text:span><text:span text:style-name="T439">장애인엘리베이터</text:span><text:span text:style-name="T438">,</text:span><text:span text:style-name="T439">문턱없음</text:span><text:span text:style-name="T440">,</text:span><text:span text:style-name="T439">유니폼지급</text:span><text:span text:style-name="T440">,</text:span><text:span text:style-name="T439">사무용품지급</text:span></text:p>
            <text:p><text:span text:style-name="T62">조직문화</text:span><text:span text:style-name="T63">: </text:span><text:span text:style-name="T64">자유복장</text:span></text:p>
            <text:p><text:span text:style-name="T62">출퇴근</text:span><text:span text:style-name="T63">: </text:span><text:span text:style-name="T64">기숙사운영</text:span></text:p>
            <text:p><text:span text:style-name="T75">리프레시</text:span><text:span text:style-name="T76">: </text:span><text:span text:style-name="T77">연차</text:span><text:span text:style-name="T78">,</text:span><text:span text:style-name="T79">창립일휴무</text:span><text:span text:style-name="T78">,</text:span><text:span text:style-name="T77">산전후휴가</text:span><text:span text:style-name="T78">,</text:span><text:span text:style-name="T79">육아휴직</text:span></text:p>
          </table:table-cell>
          <table:table-cell office:value-type="string" calcext:value-type="string">
            <text:p>방사선 장치 제조업</text:p>
          </table:table-cell>
          <table:table-cell office:value-type="string" calcext:value-type="string">
            <text:p>김종현</text:p>
          </table:table-cell>
          <table:table-cell office:value-type="string" calcext:value-type="string">
            <text:p>외부감사법인,병역특례인증업체</text:p>
          </table:table-cell>
          <table:table-cell office:value-type="string" calcext:value-type="string">
            <text:p>198명 (2023년 기준)</text:p>
          </table:table-cell>
          <table:table-cell office:value-type="string" calcext:value-type="string">
            <text:p>www.seceng.co.kr</text:p>
          </table:table-cell>
          <table:table-cell office:value-type="string" calcext:value-type="string">
            <text:p>방사선장치,통신장비,방송장비 제조/무역,전자상거래/연구개발 </text:p>
          </table:table-cell>
          <table:table-cell office:value-type="string" calcext:value-type="string">
            <text:p>경기 수원시 권선구 산업로 155번길 111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419억 7,739만원 (2022년 기준)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110363&amp;recommend_ids=eJxNj7ERwwAIA6dJLwQIqDOI998i9iXBLv8ekIiC0NFHG171DjU5bseAF5ZDDv5t0e2ybfbFznNj0c0jY4edmak9ZVGw%2B5T7eHIt28N1Wv2CiJltJUjEWtSMzSO3RV%2B0bAUWYRX%2BsAYyHzUQ9XihMdI9rGRdH9kHMD4%2F9g%3D%3D&amp;view_type=search&amp;searchword=C%2B%2B&amp;searchType=search&amp;gz=1&amp;t_ref_content=generic&amp;t_ref=search&amp;paid_fl=n&amp;search_uuid=6aa6f4f2-97fe-466c-bc41-1aef6ccecf59&amp;immediately_apply_layer_open=n#seq=0" xlink:type="simple">(주)지비티코리아</text:a></text:p>
          </table:table-cell>
          <table:table-cell table:style-name="Default" office:value-type="string" calcext:value-type="string">
            <text:p>(주)지비티코리아</text:p>
          </table:table-cell>
          <table:table-cell office:value-type="string" calcext:value-type="string">
            <text:p>MCU/펌웨어/임베디드/C/C++ 신입사원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2,3년제)이상(예정자 가능)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C/C++/펌웨어/임베디드/MCU 유관 경험자</text:p>
            <text:p>PCB Artwork</text:p>
            <text:p>마이크로프로세서 경험자(AVR 등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선임연구원,책임연구원,수석연구원</text:p>
          </table:table-cell>
          <table:table-cell office:value-type="string" calcext:value-type="string">
            <text:p>주 5일 (월 ~ 금) </text:p>
            <text:p>09:00 ~ 18:00</text:p>
          </table:table-cell>
          <table:table-cell office:value-type="string" calcext:value-type="string">
            <text:p>경기 군포시 당정로 90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,졸업증명서,성적증명서,자격증 사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208">지원금</text:span><text:span text:style-name="T209">/</text:span><text:span text:style-name="T210">보험</text:span><text:span text:style-name="T209">: </text:span><text:span text:style-name="T211">건강검진</text:span><text:span text:style-name="T209">,</text:span><text:span text:style-name="T211">각종경조사지원</text:span></text:p>
            <text:p><text:span text:style-name="T277">급여제도</text:span><text:span text:style-name="T278">: </text:span><text:span text:style-name="T279">퇴직연금</text:span><text:span text:style-name="T280">,</text:span><text:span text:style-name="T281">상여금</text:span><text:span text:style-name="T278">,</text:span><text:span text:style-name="T279">장기근속자포상</text:span><text:span text:style-name="T280">,</text:span><text:span text:style-name="T281">장기근속수당</text:span><text:span text:style-name="T278">,4</text:span><text:span text:style-name="T281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442">교육</text:span><text:span text:style-name="T443">/</text:span><text:span text:style-name="T444">생활</text:span><text:span text:style-name="T445">: </text:span><text:span text:style-name="T444">워크샵</text:span><text:span text:style-name="T443">,</text:span><text:span text:style-name="T446">신규입사자교육</text:span><text:span text:style-name="T445">(OJT),</text:span><text:span text:style-name="T446">도서구입비지원</text:span><text:span text:style-name="T443">,</text:span><text:span text:style-name="T444">교육비지원</text:span><text:span text:style-name="T443">,</text:span><text:span text:style-name="T444">점심식사제공</text:span><text:span text:style-name="T443">,</text:span><text:span text:style-name="T444">저녁식사제공</text:span><text:span text:style-name="T443">,</text:span><text:span text:style-name="T446">음료제공</text:span><text:span text:style-name="T443">(</text:span><text:span text:style-name="T444">차</text:span><text:span text:style-name="T443">,</text:span><text:span text:style-name="T444">커피</text:span><text:span text:style-name="T443">)</text:span></text:p>
            <text:p><text:span text:style-name="T65">근무환경</text:span><text:span text:style-name="T66">: </text:span><text:span text:style-name="T67">회의실</text:span><text:span text:style-name="T68">,</text:span><text:span text:style-name="T69">카페테리아</text:span><text:span text:style-name="T68">,</text:span><text:span text:style-name="T69">유니폼지급</text:span></text:p>
            <text:p><text:span text:style-name="T62">조직문화</text:span><text:span text:style-name="T63">: </text:span><text:span text:style-name="T64">자유복장</text:span></text:p>
            <text:p><text:span text:style-name="T43">리프레시</text:span><text:span text:style-name="T44">: </text:span><text:span text:style-name="T45">연차</text:span><text:span text:style-name="T44">,</text:span><text:span text:style-name="T46">여르뮿가</text:span><text:span text:style-name="T44">,</text:span><text:span text:style-name="T45">반차</text:span><text:span text:style-name="T47">,</text:span><text:span text:style-name="T46">근로자의날휴무</text:span>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류선용</text:p>
          </table:table-cell>
          <table:table-cell office:value-type="string" calcext:value-type="string">
            <text:p>중소기업,주식회사,수출입기업</text:p>
          </table:table-cell>
          <table:table-cell office:value-type="string" calcext:value-type="string">
            <text:p>31명 (2021년 기준)</text:p>
          </table:table-cell>
          <table:table-cell office:value-type="string" calcext:value-type="string">
            <text:p><text:a xlink:href="http://www.gbtkorea.com/" xlink:type="simple">www.gbtkorea.com</text:a></text:p>
          </table:table-cell>
          <table:table-cell office:value-type="string" calcext:value-type="string">
            <text:p>전자부품，무역,의료기기(수출용),임대,전대 </text:p>
          </table:table-cell>
          <table:table-cell office:value-type="string" calcext:value-type="string">
            <text:p>경기 군포시 당정로 90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79억 (2021년 기준)</text:p>
          </table:table-cell>
        </table:table-row>
        <table:table-row table:style-name="ro5">
          <table:table-cell office:value-type="string" calcext:value-type="string">
            <text:p><text:a xlink:href="https://www.saramin.co.kr/zf_user/jobs/relay/view?isMypage=no&amp;rec_idx=47139695&amp;recommend_ids=eJxFkMsVw0AIA6vJXQJWsOcU4v67yNp%2BgeO8AfGJhFBRVxGf%2FEbSnZXXhj1ozu1s6%2FRYcVAvQg4bjMod3ctI8LZ8rUqpRisPH6SWZUxx7q31j5IgGcYCx%2FdcMMO9kYTZmq0ckXOgI1lqPMefF3Tyncs939i0Z2f9AEW6QCQ%3D&amp;view_type=search&amp;searchword=C%2B%2B&amp;searchType=search&amp;gz=1&amp;t_ref_content=generic&amp;t_ref=search&amp;paid_fl=n&amp;search_uuid=6aa6f4f2-97fe-466c-bc41-1aef6ccecf59&amp;immediately_apply_layer_open=n#seq=0" xlink:type="simple">스냅태그(주)</text:a></text:p>
          </table:table-cell>
          <table:table-cell table:style-name="Default" office:value-type="string" calcext:value-type="string">
            <text:p>스냅태그(주)</text:p>
          </table:table-cell>
          <table:table-cell office:value-type="string" calcext:value-type="string">
            <text:p>[스냅태그 연구소]Invisible Watermark C++ 개발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2,3년제)이상</text:p>
          </table:table-cell>
          <table:table-cell office:value-type="string" calcext:value-type="string">
            <text:p>정규직 (수습기간 3개월)</text:p>
          </table:table-cell>
          <table:table-cell office:value-type="string" calcext:value-type="string">
            <text:p>이미지 프로세싱 경험</text:p>
            <text:p>이미지의 주파수 영역에 대해 알고 있는 사람</text:p>
            <text:p>라이브러리를 제작해본 경험이 있는 사람</text:p>
            <text:p>Ios, Android 환경에서 C++을 사용해본 경험</text:p>
            <text:p>OpenCV를 다루어본 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 (월 ~ 금) </text:p>
            <text:p>출근08:00 ~ 10:00</text:p>
            <text:p>퇴근:17:00 ~ 19:00</text:p>
          </table:table-cell>
          <table:table-cell office:value-type="string" calcext:value-type="string">
            <text:p>경기도 성남시 분당구 황새울로 359번길 경림빌딩 7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43">지원금</text:span><text:span text:style-name="T144">/</text:span><text:span text:style-name="T145">보험</text:span><text:span text:style-name="T144">: </text:span><text:span text:style-name="T146">통신비지원</text:span><text:span text:style-name="T147">,</text:span><text:span text:style-name="T145">복지카드</text:span><text:span text:style-name="T144">/</text:span><text:span text:style-name="T146">포인트</text:span></text:p>
            <text:p><text:span text:style-name="T5">급여제도</text:span><text:span text:style-name="T6">: </text:span><text:span text:style-name="T7">퇴직금</text:span><text:span text:style-name="T8">,</text:span><text:span text:style-name="T7">연차수당</text:span></text:p>
            <text:p><text:span text:style-name="T14">선물</text:span><text:span text:style-name="T15">: </text:span><text:span text:style-name="T16">명절선물</text:span><text:span text:style-name="T15">/</text:span><text:span text:style-name="T17">귀향비</text:span><text:span text:style-name="T15">,</text:span><text:span text:style-name="T17">웰컴키트지급</text:span></text:p>
            <text:p><text:span text:style-name="T447">교육</text:span><text:span text:style-name="T448">/</text:span><text:span text:style-name="T449">생활</text:span><text:span text:style-name="T448">: </text:span><text:span text:style-name="T450">점심시간제공</text:span><text:span text:style-name="T448">,</text:span><text:span text:style-name="T449">간식제공</text:span><text:span text:style-name="T448">,</text:span><text:span text:style-name="T450">음료제공</text:span><text:span text:style-name="T451">(</text:span><text:span text:style-name="T449">차</text:span><text:span text:style-name="T451">,</text:span><text:span text:style-name="T450">커피</text:span><text:span text:style-name="T451">)</text:span></text:p>
            <text:p><text:span text:style-name="T5">조직문화</text:span><text:span text:style-name="T6">: </text:span><text:span text:style-name="T7">자유로운</text:span><text:span text:style-name="T8"> </text:span><text:span text:style-name="T7">연차사용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민경웅</text:p>
          </table:table-cell>
          <table:table-cell office:value-type="string" calcext:value-type="string">
            <text:p>중소기업</text:p>
          </table:table-cell>
          <table:table-cell office:value-type="string" calcext:value-type="string">
            <text:p>25명 (2023년 기준)</text:p>
          </table:table-cell>
          <table:table-cell office:value-type="string" calcext:value-type="string">
            <text:p>http://snaptag.co.kr/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경기 성남시 분당구 황새울로359번길 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343240&amp;recommend_ids=eJxNjssRwzAQQqvJnf1oQecU4v67iGyNtTm%2BeQyQDBcsL1l9%2BM3STIddE34jfRJ1W2xUZNRCexAFpY61Gs5TxTCVxxvOibHy3ezlqkaNNX6abSCm%2F6Eq0TeyVndbkexwgNvuGzBmsa1B7CEfCtkJexhHh52EP0M%2FSj9AJw%3D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3&amp;paid_fl=n&amp;immediately_apply_layer_open=n#seq=0" xlink:type="simple">(주)그린텍시스템</text:a></text:p>
          </table:table-cell>
          <table:table-cell office:value-type="string" calcext:value-type="string">
            <text:p>(주)그린텍시스템</text:p>
          </table:table-cell>
          <table:table-cell office:value-type="string" calcext:value-type="string">
            <text:p>제어프로그램 개발자(C·C++&amp;C# 외 1개 부문) 채용</text:p>
          </table:table-cell>
          <table:table-cell office:value-type="string" calcext:value-type="string">
            <text:p>신입<text:span text:style-name="T1">·경력 3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,공학계열 해당직무 근무경험</text:p>
          </table:table-cell>
          <table:table-cell office:value-type="string" calcext:value-type="string">
            <text:p>연봉 3,500만원(주 40시간)</text:p>
          </table:table-cell>
          <table:table-cell office:value-type="string" calcext:value-type="string">
            <text:p>연구원,주임연구원,선임연구원</text:p>
          </table:table-cell>
          <table:table-cell office:value-type="string" calcext:value-type="string">
            <text:p>08:00~17:00</text:p>
          </table:table-cell>
          <table:table-cell office:value-type="string" calcext:value-type="string">
            <text:p>경기 수원시 권선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포트폴리오,인적성검사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302">지원금</text:span><text:span text:style-name="T303">/</text:span><text:span text:style-name="T304">보험</text:span><text:span text:style-name="T305">: </text:span><text:span text:style-name="T306">건강검진</text:span><text:span text:style-name="T303">,</text:span><text:span text:style-name="T304">의료비지원</text:span><text:span text:style-name="T303">(</text:span><text:span text:style-name="T304">본인</text:span><text:span text:style-name="T305">),</text:span><text:span text:style-name="T304">직원대출제도</text:span><text:span text:style-name="T305">,</text:span><text:span text:style-name="T306">각종경조사지원</text:span><text:span text:style-name="T305">,</text:span><text:span text:style-name="T306">선택적복리후생</text:span></text:p>
            <text:p><text:span text:style-name="T452">급여제도</text:span><text:span text:style-name="T453">: </text:span><text:span text:style-name="T454">퇴직연금</text:span><text:span text:style-name="T453">,</text:span><text:span text:style-name="T455">인센티브제</text:span><text:span text:style-name="T453">,</text:span><text:span text:style-name="T454">휴일</text:span><text:span text:style-name="T453">(</text:span><text:span text:style-name="T455">특근</text:span><text:span text:style-name="T456">)</text:span><text:span text:style-name="T454">수당</text:span><text:span text:style-name="T456">,</text:span><text:span text:style-name="T455">연차수당</text:span><text:span text:style-name="T456">,4</text:span><text:span text:style-name="T455">대보험</text:span></text:p>
            <text:p><text:span text:style-name="T89">선물</text:span><text:span text:style-name="T90">: </text:span><text:span text:style-name="T91">명절선물</text:span><text:span text:style-name="T90">/</text:span><text:span text:style-name="T92">귀향비</text:span><text:span text:style-name="T93">,</text:span><text:span text:style-name="T91">생일선물</text:span><text:span text:style-name="T90">/</text:span><text:span text:style-name="T92">파티</text:span></text:p>
            <text:p><text:span text:style-name="T457">교육</text:span><text:span text:style-name="T458">/</text:span><text:span text:style-name="T459">생활</text:span><text:span text:style-name="T458">: </text:span><text:span text:style-name="T460">우수사원시상식</text:span><text:span text:style-name="T458">,</text:span><text:span text:style-name="T460">워크샵</text:span><text:span text:style-name="T458">,</text:span><text:span text:style-name="T460">도서구입비지원</text:span><text:span text:style-name="T461">,</text:span><text:span text:style-name="T459">멘토링제도</text:span><text:span text:style-name="T461">,</text:span><text:span text:style-name="T459">교육비지원</text:span><text:span text:style-name="T461">,</text:span><text:span text:style-name="T459">자기계발비지원</text:span><text:span text:style-name="T461">,</text:span><text:span text:style-name="T459">점심식사제공</text:span><text:span text:style-name="T458">,</text:span><text:span text:style-name="T460">저녁식사제공</text:span><text:span text:style-name="T458">,</text:span><text:span text:style-name="T459">음료제공</text:span><text:span text:style-name="T458">(</text:span><text:span text:style-name="T459">차</text:span><text:span text:style-name="T458">,</text:span><text:span text:style-name="T459">커피</text:span><text:span text:style-name="T461">)</text:span></text:p>
            <text:p><text:span text:style-name="T252">근무환경</text:span><text:span text:style-name="T253">: </text:span><text:span text:style-name="T254">회의실</text:span><text:span text:style-name="T253">,</text:span><text:span text:style-name="T255">카페테리아</text:span><text:span text:style-name="T253">,</text:span><text:span text:style-name="T254">전용사옥</text:span><text:span text:style-name="T256">,</text:span><text:span text:style-name="T255">노트북</text:span><text:span text:style-name="T256">,</text:span><text:span text:style-name="T255">사무용품지급</text:span></text:p>
            <text:p><text:span text:style-name="T62">조직문화</text:span><text:span text:style-name="T63">: </text:span><text:span text:style-name="T64">자유복장</text:span></text:p>
            <text:p><text:span text:style-name="T462">출퇴근</text:span><text:span text:style-name="T463">: </text:span><text:span text:style-name="T464">기숙사운영</text:span><text:span text:style-name="T465">,</text:span><text:span text:style-name="T466">차량유류비지급</text:span><text:span text:style-name="T463">,</text:span><text:span text:style-name="T464">야간교통비지급</text:span><text:span text:style-name="T465">,</text:span><text:span text:style-name="T466">주차장제공</text:span><text:span text:style-name="T463">,</text:span><text:span text:style-name="T464">주차비지원</text:span><text:span text:style-name="T463">,</text:span><text:span text:style-name="T466">회사차량있음</text:span></text:p>
            <text:p><text:span text:style-name="T38">리프레시</text:span><text:span text:style-name="T39">: </text:span><text:span text:style-name="T40">연차</text:span><text:span text:style-name="T39">,</text:span><text:span text:style-name="T40">여름휴가</text:span><text:span text:style-name="T39">,</text:span><text:span text:style-name="T41">경조휴가제</text:span><text:span text:style-name="T39">,</text:span><text:span text:style-name="T41">근로자의날휴무</text:span><text:span text:style-name="T42">,</text:span><text:span text:style-name="T41">휴가비지원</text:span><text:span text:style-name="T42">,</text:span><text:span text:style-name="T40">포상휴가</text:span><text:span text:style-name="T42">,</text:span><text:span text:style-name="T40">휴양시설제공</text:span></text:p>
          </table:table-cell>
          <table:table-cell office:value-type="string" calcext:value-type="string">
            <text:p>운송장비용 조명장치 제조업</text:p>
          </table:table-cell>
          <table:table-cell office:value-type="string" calcext:value-type="string">
            <text:p>정인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ww.gts2000.co.kr</text:p>
          </table:table-cell>
          <table:table-cell office:value-type="string" calcext:value-type="string">
            <text:p>전자기기제조및판매업,배전반및자동제어장치,무역,점포(자기땅) </text:p>
          </table:table-cell>
          <table:table-cell office:value-type="string" calcext:value-type="string">
            <text:p>경기 수원시 권선구 산업로92번길 108</text:p>
          </table:table-cell>
          <table:table-cell office:value-type="float" office:value="5701" calcext:value-type="float">
            <text:p>5701</text:p>
          </table:table-cell>
          <table:table-cell office:value-type="string" calcext:value-type="string">
            <text:p>57억 5,625만원</text:p>
          </table:table-cell>
        </table:table-row>
        <table:table-row table:style-name="ro14">
          <table:table-cell office:value-type="string" calcext:value-type="string">
            <text:p><text:a xlink:href="https://www.saramin.co.kr/zf_user/jobs/relay/view?isMypage=no&amp;rec_idx=47387710&amp;recommend_ids=eJxNj8sZA0EIgqvJHXyh5xSS%2FrvIZPPtzB5%2FFYSQFzLxadZL76hJ1ugzsB%2FKnOO8t0Khoxfyv501iYW4kEIEtpaVpthatiTb6HQEb22B4cPztzOqt7O7Zc5DK%2FXTqst8p2LCx06q7Ao8rBA6zish%2FIQ0rPNnwfG%2B6n8BUSNAKQ%3D%3D&amp;view_type=search&amp;searchword=C%2B%2B&amp;searchType=search&amp;gz=1&amp;t_ref_content=generic&amp;t_ref=search&amp;paid_fl=n&amp;search_uuid=ce9e9d81-3774-44c8-8271-8e06e0fe6856&amp;immediately_apply_layer_open=n#seq=0" xlink:type="simple">봄텍전자주식회사</text:a></text:p>
          </table:table-cell>
          <table:table-cell office:value-type="string" calcext:value-type="string">
            <text:p>봄텍전자주식회사</text:p>
          </table:table-cell>
          <table:table-cell office:value-type="string" calcext:value-type="string">
            <text:p>기술연구소 연구원 모집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대졸(4년제) 이상</text:p>
          </table:table-cell>
          <table:table-cell office:value-type="string" calcext:value-type="string">
            <text:p>정규직,계약직</text:p>
          </table:table-cell>
          <table:table-cell office:value-type="string" calcext:value-type="string">
            <text:p>전기/전자공학, 컴퓨터/시스템공학,공학계열</text:p>
            <text:p>해당직무 근무경험</text:p>
            <text:p>영상처리 개발 경력자 우대</text:p>
            <text:p>SW: 앱개발(Android,iOS등)IT 개발 경력자</text:p>
            <text:p>PC Program 개발 경력자</text:p>
            <text:p>C++,Image processing, 영상처리 경력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강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5">급여제도</text:span><text:span text:style-name="T6">: </text:span><text:span text:style-name="T7">퇴직연금</text:span><text:span text:style-name="T8">,4</text:span><text:span text:style-name="T7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467">교육</text:span><text:span text:style-name="T468">/</text:span><text:span text:style-name="T469">생활</text:span><text:span text:style-name="T470">: </text:span><text:span text:style-name="T471">워크샵</text:span><text:span text:style-name="T468">,</text:span><text:span text:style-name="T469">직무능력향상교육</text:span><text:span text:style-name="T470">,</text:span><text:span text:style-name="T471">음료제공</text:span><text:span text:style-name="T468">(</text:span><text:span text:style-name="T469">차</text:span><text:span text:style-name="T468">,</text:span><text:span text:style-name="T471">커피</text:span><text:span text:style-name="T468">)</text:span></text:p>
            <text:p><text:span text:style-name="T113">조직문화</text:span><text:span text:style-name="T114">: </text:span><text:span text:style-name="T115">회식강요안함</text:span><text:span text:style-name="T116">,</text:span><text:span text:style-name="T117">야근강요안함</text:span><text:span text:style-name="T116">,</text:span><text:span text:style-name="T117">자유복장</text:span></text:p>
            <text:p><text:span text:style-name="T217">리프레시</text:span><text:span text:style-name="T218">: </text:span><text:span text:style-name="T219">연차</text:span><text:span text:style-name="T218">,</text:span><text:span text:style-name="T220">경조휴가제</text:span><text:span text:style-name="T218">,</text:span><text:span text:style-name="T219">반차</text:span><text:span text:style-name="T218">,</text:span><text:span text:style-name="T220">근로자의날휴무</text:span><text:span text:style-name="T221">,</text:span><text:span text:style-name="T220">산전후휴가</text:span></text:p>
          </table:table-cell>
          <table:table-cell office:value-type="string" calcext:value-type="string">
            <text:p>응용 소프트웨어 개발 및 공급업</text:p>
          </table:table-cell>
          <table:table-cell office:value-type="string" calcext:value-type="string">
            <text:p>이종대</text:p>
          </table:table-cell>
          <table:table-cell office:value-type="string" calcext:value-type="string">
            <text:p>중소기업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bomtech.net/" xlink:type="simple">www.bomtech.net</text:a></text:p>
          </table:table-cell>
          <table:table-cell office:value-type="string" calcext:value-type="string">
            <text:p>소프트웨어개발및공급,통신기기및미용기기,의료기기,미용기기,통신기기,의료기기,무역 </text:p>
          </table:table-cell>
          <table:table-cell office:value-type="string" calcext:value-type="string">
            <text:p>서울 강서구 공항대로 322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80억원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262532&amp;recommend_ids=eJxVj8sRQyEMA6vJXfJP%2BJxCXv9dhGESIEfNLhIOGUTZM8iX3iEvM%2FjTsBWptqhDKbJnrK%2BMTPyodwiG%2Fdac7fxrJk%2FzkK7dKafyyFFF7CFTwGNGrDhXKy7aQsX1SUdwy9btg1tm5Ww7slvmdZEcjkOzkWv3AyWVP%2B0%3D&amp;view_type=search&amp;searchword=C%2B%2B&amp;searchType=search&amp;gz=1&amp;t_ref_scnid=811&amp;t_ref_content=SRI_050_SCH_CVS_RCT_AVA_NONMEM&amp;t_ref=search&amp;inner_source=saramin&amp;inner_medium=pattern&amp;inner_campaign=SRI_050_SCH_CVS_RCT_AVA_NONMEM&amp;inner_term=3&amp;paid_fl=n&amp;immediately_apply_layer_open=n#seq=0" xlink:type="simple">(주)아울시스템즈</text:a></text:p>
          </table:table-cell>
          <table:table-cell office:value-type="string" calcext:value-type="string">
            <text:p>(주)아울시스템즈</text:p>
          </table:table-cell>
          <table:table-cell office:value-type="string" calcext:value-type="string">
            <text:p>보안 S/W개발 (C/C++/C#) 경력직 채용</text:p>
          </table:table-cell>
          <table:table-cell office:value-type="string" calcext:value-type="string">
            <text:p>경력(년수무관)</text:p>
          </table:table-cell>
          <table:table-cell office:value-type="string" calcext:value-type="string">
            <text:p>고교졸업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IT 관련 전공</text:p>
            <text:p>동일 업종/직무(IT/정보보호) 경험자</text:p>
            <text:p>정보처리 및 정보보안 관련 자격 소지자</text:p>
            <text:p>컴퓨터활용능력 우수</text:p>
            <text:p>인근거주자</text:p>
            <text:p>해당직무 인턴경력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선임연구원,주임연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18">지원금</text:span><text:span text:style-name="T119">/</text:span><text:span text:style-name="T120">보험</text:span><text:span text:style-name="T121">: </text:span><text:span text:style-name="T122">각종경조사지원</text:span></text:p>
            <text:p><text:span text:style-name="T5">급여제도</text:span><text:span text:style-name="T6">: </text:span><text:span text:style-name="T7">퇴직금</text:span><text:span text:style-name="T8">,4</text:span><text:span text:style-name="T7">대보험</text:span></text:p>
            <text:p><text:span text:style-name="T128">선물</text:span><text:span text:style-name="T129">: </text:span><text:span text:style-name="T130">명절선물</text:span><text:span text:style-name="T131">/</text:span><text:span text:style-name="T132">귀향비</text:span><text:span text:style-name="T129">,</text:span><text:span text:style-name="T130">생일선물</text:span><text:span text:style-name="T129">/</text:span><text:span text:style-name="T132">파티</text:span><text:span text:style-name="T129">,</text:span><text:span text:style-name="T132">장기근속선물</text:span></text:p>
            <text:p><text:span text:style-name="T252">교육</text:span><text:span text:style-name="T253">/</text:span><text:span text:style-name="T254">생활</text:span><text:span text:style-name="T253">: </text:span><text:span text:style-name="T255">식비지원</text:span><text:span text:style-name="T253">,</text:span><text:span text:style-name="T254">음료제공</text:span><text:span text:style-name="T256">(</text:span><text:span text:style-name="T255">차</text:span><text:span text:style-name="T256">,</text:span><text:span text:style-name="T255">커피</text:span><text:span text:style-name="T256">)</text:span></text:p>
            <text:p><text:span text:style-name="T472">근무환경</text:span><text:span text:style-name="T473">: </text:span><text:span text:style-name="T474">휴게실</text:span><text:span text:style-name="T473">,</text:span><text:span text:style-name="T474">노트북</text:span><text:span text:style-name="T473">,</text:span><text:span text:style-name="T475">사원증</text:span><text:span text:style-name="T473">,</text:span><text:span text:style-name="T475">안마실</text:span><text:span text:style-name="T476">/</text:span><text:span text:style-name="T474">안마의자</text:span></text:p>
            <text:p><text:span text:style-name="T477">조직문화</text:span><text:span text:style-name="T478">: </text:span><text:span text:style-name="T479">야근강요안함</text:span><text:span text:style-name="T480">,</text:span><text:span text:style-name="T481">자유로운연차사용</text:span></text:p>
            <text:p><text:span text:style-name="T208">리프레시</text:span><text:span text:style-name="T209">: </text:span><text:span text:style-name="T210">연차</text:span><text:span text:style-name="T209">,</text:span><text:span text:style-name="T211">반차</text:span><text:span text:style-name="T209">,</text:span><text:span text:style-name="T211">근로자의날휴무</text:span></text:p>
          </table:table-cell>
          <table:table-cell office:value-type="string" calcext:value-type="string">
            <text:p>컴퓨터 프로그래밍 서비스업</text:p>
          </table:table-cell>
          <table:table-cell office:value-type="string" calcext:value-type="string">
            <text:p>강병승</text:p>
          </table:table-cell>
          <table:table-cell office:value-type="string" calcext:value-type="string">
            <text:p>중소기업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ww.owlsystems.co.kr</text:p>
          </table:table-cell>
          <table:table-cell office:value-type="string" calcext:value-type="string">
            <text:p>소프트웨어자문，개발및공급,정보통신기기,전자상거래업,전산서비스 </text:p>
          </table:table-cell>
          <table:table-cell office:value-type="string" calcext:value-type="string">
            <text:p>서울 영등포구 경인로 775,1동809호,810호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41억 5,200만원</text:p>
          </table:table-cell>
        </table:table-row>
        <table:table-row table:style-name="ro6">
          <table:table-cell office:value-type="string" calcext:value-type="string">
            <text:p><text:a xlink:href="https://www.saramin.co.kr/zf_user/jobs/relay/view?isMypage=no&amp;rec_idx=47207172&amp;recommend_ids=eJxNj8sZwzAIg6fpHQQS5txBsv8WTerEzvH%2F9IKsMLpwDNenvpmjgO6jDReWyRl81AoZaSf6H70aqQdjQCatLNgze5sVabsKPsRcKsJZy0w0UNhVWZ2%2Bs2Ko91UBcmGGZbzMkZK%2Fbk6f6r07hqNOtPkvqbQ9hOi%2BVP8BTr5AIQ%3D%3D&amp;view_type=search&amp;searchword=C%2B%2B&amp;searchType=search&amp;gz=1&amp;t_ref_scnid=816&amp;t_ref_content=SRI_050_SCH_CVS_RCT_AVA_NONMEM&amp;t_ref=search&amp;inner_source=saramin&amp;inner_medium=pattern&amp;inner_campaign=SRI_050_SCH_CVS_RCT_AVA_NONMEM&amp;inner_term=3&amp;paid_fl=n&amp;immediately_apply_layer_open=n#seq=0" xlink:type="simple">(주)컴트루테크놀로지</text:a></text:p>
          </table:table-cell>
          <table:table-cell office:value-type="string" calcext:value-type="string">
            <text:p>(주)컴트루테크놀로지</text:p>
          </table:table-cell>
          <table:table-cell office:value-type="string" calcext:value-type="string">
            <text:p>[AI 인공지능/정보보안] 개발자 부문 – C/C++(취업축하금 지급)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,인턴직</text:p>
          </table:table-cell>
          <table:table-cell office:value-type="string" calcext:value-type="string">
            <text:p>Go 언어 경험</text:p>
            <text:p>TCP/IP 스택을 알고 계신분</text:p>
            <text:p>테스트 코드 작성의 필요성을 알고 계신 분</text:p>
            <text:p>문제를 스스로 정의하고 해결할 수 있는 능력을 갖추신 분</text:p>
          </table:table-cell>
          <table:table-cell office:value-type="string" calcext:value-type="string">
            <text:p>연봉 3,300만원(주 40시간)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18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이력서,자기소개서</text:p>
          </table:table-cell>
          <table:table-cell office:value-type="string" calcext:value-type="string">
            <text:p>입사지원 서류에 허위사실이 반견될 경우, 채용 확정 이후라도 채용이 취소될 수 있으며 위조 문서는 법적 책임을 지게 될 수 있습니다.</text:p>
            <text:p>채용공고 내용과 무관하게 지속적으로 지원하는 분들은 온라인 실업인정을 위한 허위/ 형식적 구직활동 등 부정행위로 가늠하여 해당 사이트를 통해 제재 조치를 할 수 있습니다.</text:p>
          </table:table-cell>
          <table:table-cell office:value-type="string" calcext:value-type="string">
            <text:p><text:span text:style-name="T208">지원금</text:span><text:span text:style-name="T209">/</text:span><text:span text:style-name="T210">보험</text:span><text:span text:style-name="T209">: </text:span><text:span text:style-name="T211">건강검진</text:span><text:span text:style-name="T209">,</text:span><text:span text:style-name="T211">각종경조사지원</text:span></text:p>
            <text:p><text:span text:style-name="T482">급여제도</text:span><text:span text:style-name="T483">: </text:span><text:span text:style-name="T484">퇴직연금</text:span><text:span text:style-name="T485">,</text:span><text:span text:style-name="T484">인센티브제</text:span><text:span text:style-name="T483">,</text:span><text:span text:style-name="T486">장기근속자포상</text:span><text:span text:style-name="T485">,</text:span><text:span text:style-name="T486">우수사원포상</text:span><text:span text:style-name="T483">,</text:span><text:span text:style-name="T486">스톡옵션</text:span><text:span text:style-name="T483">,</text:span><text:span text:style-name="T484">퇴직금</text:span><text:span text:style-name="T483">,4</text:span><text:span text:style-name="T484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487">교육</text:span><text:span text:style-name="T488">/</text:span><text:span text:style-name="T489">생활</text:span><text:span text:style-name="T488">: </text:span><text:span text:style-name="T489">워크샵</text:span><text:span text:style-name="T488">,</text:span><text:span text:style-name="T490">신규입사자교육</text:span><text:span text:style-name="T491">(OJT),</text:span><text:span text:style-name="T489">자격증취득지원</text:span><text:span text:style-name="T488">,</text:span><text:span text:style-name="T489">자기계발비지원</text:span><text:span text:style-name="T488">,</text:span><text:span text:style-name="T489">구내식당</text:span><text:span text:style-name="T488">(</text:span><text:span text:style-name="T489">사원식당</text:span><text:span text:style-name="T488">),</text:span><text:span text:style-name="T489">저녁식사제공</text:span><text:span text:style-name="T488">,</text:span><text:span text:style-name="T489">음료제공</text:span><text:span text:style-name="T488">(</text:span><text:span text:style-name="T489">차</text:span><text:span text:style-name="T491">,</text:span><text:span text:style-name="T489">커피</text:span><text:span text:style-name="T488">)</text:span></text:p>
            <text:p><text:span text:style-name="T5">근무환경</text:span><text:span text:style-name="T6">: </text:span><text:span text:style-name="T7">카페테리아</text:span><text:span text:style-name="T8">,</text:span><text:span text:style-name="T7">노트북</text:span></text:p>
            <text:p><text:span text:style-name="T492">조직문화</text:span><text:span text:style-name="T493">: </text:span><text:span text:style-name="T494">회식강요안함</text:span></text:p>
            <text:p><text:span text:style-name="T492">출퇴근</text:span><text:span text:style-name="T493">: </text:span><text:span text:style-name="T494">회사차량있음</text:span></text:p>
            <text:p><text:span text:style-name="T43">리프레시</text:span><text:span text:style-name="T44">: </text:span><text:span text:style-name="T45">연차</text:span><text:span text:style-name="T44">,</text:span><text:span text:style-name="T46">여름휴가</text:span><text:span text:style-name="T44">,</text:span><text:span text:style-name="T45">반차</text:span><text:span text:style-name="T47">,</text:span><text:span text:style-name="T46">근로자의날휴무</text:span>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박노현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comtrue.com</text:p>
          </table:table-cell>
          <table:table-cell office:value-type="string" calcext:value-type="string">
            <text:p>소프트웨어자문개발및공급업</text:p>
          </table:table-cell>
          <table:table-cell office:value-type="string" calcext:value-type="string">
            <text:p>서울 마포구 매봉산로 45,10층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5">
          <table:table-cell office:value-type="string" calcext:value-type="string">
            <text:p><text:a xlink:href="https://www.saramin.co.kr/zf_user/jobs/relay/view?isMypage=no&amp;rec_idx=47385546&amp;recommend_ids=eJxVj8sRw1AIA6vJHYFAvHMKcf9dxJ8xdo47YqWBQkvyrVEffVkFdnFb5gcqLFFHaidCy1mDYdHdf%2B6e3q4v2V7VwIlWyMhBVLo47orOvWp2yzLtThXehldVU9TjVrthjrHgqkEPpGaXYQxiXnBqvRDElV5DgS6PA39n0kAu&amp;view_type=search&amp;searchword=C%2B%2B&amp;searchType=search&amp;gz=1&amp;t_ref_content=generic&amp;t_ref=search&amp;paid_fl=n&amp;search_uuid=ce9e9d81-3774-44c8-8271-8e06e0fe6856&amp;immediately_apply_layer_open=n#seq=0" xlink:type="simple">(주)지에스</text:a></text:p>
          </table:table-cell>
          <table:table-cell office:value-type="string" calcext:value-type="string">
            <text:p>(주)지에스</text:p>
          </table:table-cell>
          <table:table-cell office:value-type="string" calcext:value-type="string">
            <text:p>소프트웨어 개발</text:p>
          </table:table-cell>
          <table:table-cell office:value-type="string" calcext:value-type="string">
            <text:p>무관(신입 포함)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자/전산/컴퓨터 전공자 우대</text:p>
            <text:p>Micro-processor Firmware 가능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용인시 기흥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향후 지원사항이 허위로 판명될 경우, 입사(합격)을 취소할 수 있음</text:p>
            <text:p>취업보호 대상자 및 장애인은 관계 법령에 의거하여 우대</text:p>
            <text:p>해외여행에 결격 사유가 없는 자</text:p>
            <text:p>채용탈락 시, 모집완료 후 14일 이내 제출된 모든 서류는 파기 처분함</text:p>
          </table:table-cell>
          <table:table-cell office:value-type="string" calcext:value-type="string">
            <text:p><text:span text:style-name="T477">복리후생</text:span><text:span text:style-name="T478">(</text:span><text:span text:style-name="T479">인센티브</text:span><text:span text:style-name="T480">/</text:span><text:span text:style-name="T481">경조금지원</text:span><text:span text:style-name="T480">)</text:span></text:p>
            <text:p><text:span text:style-name="T492">선물</text:span><text:span text:style-name="T493">(</text:span><text:span text:style-name="T494">명절선물</text:span><text:span text:style-name="T495">)</text:span></text:p>
            <text:p><text:span text:style-name="T412">교육</text:span><text:span text:style-name="T413">(</text:span><text:span text:style-name="T414">직무향상교육</text:span><text:span text:style-name="T415">/</text:span><text:span text:style-name="T416">어학교육지원</text:span><text:span text:style-name="T415">)</text:span></text:p>
            <text:p><text:span text:style-name="T65">편의</text:span><text:span text:style-name="T66">(</text:span><text:span text:style-name="T67">기숙사지원</text:span><text:span text:style-name="T68">/</text:span><text:span text:style-name="T69">체력단련지원</text:span><text:span text:style-name="T68">)</text:span></text:p>
          </table:table-cell>
          <table:table-cell office:value-type="string" calcext:value-type="string">
            <text:p>일반저울 제조업</text:p>
          </table:table-cell>
          <table:table-cell office:value-type="string" calcext:value-type="string">
            <text:p>최병천</text:p>
          </table:table-cell>
          <table:table-cell office:value-type="string" calcext:value-type="string">
            <text:p>중소기업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ww.gssys.co.kr</text:p>
          </table:table-cell>
          <table:table-cell office:value-type="string" calcext:value-type="string">
            <text:p>계량시스템 및 전자저울 </text:p>
          </table:table-cell>
          <table:table-cell office:value-type="string" calcext:value-type="string">
            <text:p>경기 용인시 기흥구 흥덕중앙로 120,1405호,1406호…</text:p>
          </table:table-cell>
          <table:table-cell office:value-type="float" office:value="6.052" calcext:value-type="float">
            <text:p>6.052</text:p>
          </table:table-cell>
          <table:table-cell office:value-type="string" calcext:value-type="string">
            <text:p>90억 8,577만원</text:p>
          </table:table-cell>
        </table:table-row>
        <table:table-row table:style-name="ro16">
          <table:table-cell office:value-type="string" calcext:value-type="string">
            <text:p><text:a xlink:href="https://www.saramin.co.kr/zf_user/jobs/relay/view?isMypage=no&amp;rec_idx=47383591&amp;recommend_ids=eJxNj8ERw0AIA6vJHwRI8E4h7r%2BLxE7O5%2BfOCmlIGa2zj3a%2B9E6CjMIxhhMV7NBp%2FY9WZSusaJttU91Vs24LA%2BhRVf4bsgu9pa9dVfBm5T0Ekc0b3Q2obTsytoUxudE043MPIVylHc6Q57Yz0b6HCs7Hvx6Wl%2F0AcyVAPw%3D%3D&amp;view_type=search&amp;searchword=C%2B%2B&amp;searchType=search&amp;gz=1&amp;t_ref_content=generic&amp;t_ref=search&amp;paid_fl=n&amp;search_uuid=e8e532b1-e10d-4be5-a3d1-e5bb6f89606e&amp;immediately_apply_layer_open=n#seq=0" xlink:type="simple">(주)빅앤딥</text:a></text:p>
          </table:table-cell>
          <table:table-cell office:value-type="string" calcext:value-type="string">
            <text:p>(주)빅앤딥</text:p>
          </table:table-cell>
          <table:table-cell office:value-type="string" calcext:value-type="string">
            <text:p>응용소프트웨어, M&amp;S, 인공지능, 임베디드 등 개발자 채용</text:p>
          </table:table-cell>
          <table:table-cell office:value-type="string" calcext:value-type="string">
            <text:p>신입<text:span text:style-name="T1">·경력(년수 무관)</text:span>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</text:p>
          </table:table-cell>
          <table:table-cell office:value-type="string" calcext:value-type="string">
            <text:p>초봉 3,600만원~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 09:30~18:30</text:p>
          </table:table-cell>
          <table:table-cell office:value-type="string" calcext:value-type="string">
            <text:p>서울 송파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,홈페이지 지원,우편지원,전화지원</text:p>
          </table:table-cell>
          <table:table-cell office:value-type="string" calcext:value-type="string">
            <text:p>자유양식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통신기기 소매업</text:p>
          </table:table-cell>
          <table:table-cell office:value-type="string" calcext:value-type="string">
            <text:p>김한솔</text:p>
          </table:table-cell>
          <table:table-cell office:value-type="string" calcext:value-type="string">
            <text:p>중소기업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서울 송파구 법원로 114,B동 1010호</text:p>
          </table:table-cell>
          <table:table-cell office:value-type="float" office:value="5137" calcext:value-type="float">
            <text:p>5137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<text:a xlink:href="https://www.saramin.co.kr/zf_user/jobs/relay/view?isMypage=no&amp;rec_idx=47382344&amp;recommend_ids=eJxNjrkRAzEMA6txDvCFYhdy%2FXdhnT1HOdxZgkA0e1nUJfLV7ygulOW1YDe2UZXx2DZndg46m1wb8c3u6JJN1kveeuxGZGKKvNvk59gEniKPMvggXXKcGfLwe3P9MFf63yrsa41FQaHzSr2bx3qDmedVV6lmMwmz2%2BIDUQpALA%3D%3D&amp;view_type=search&amp;searchword=C%2B%2B&amp;searchType=search&amp;gz=1&amp;t_ref_content=generic&amp;t_ref=search&amp;paid_fl=n&amp;search_uuid=e8e532b1-e10d-4be5-a3d1-e5bb6f89606e&amp;immediately_apply_layer_open=n#seq=0" xlink:type="simple">(주)포딕스시스템</text:a></text:p>
          </table:table-cell>
          <table:table-cell office:value-type="string" calcext:value-type="string">
            <text:p>(주)포딕스시스템</text:p>
          </table:table-cell>
          <table:table-cell office:value-type="string" calcext:value-type="string">
            <text:p>응용 소프트웨어 개발자(MFC,C++) 모집</text:p>
          </table:table-cell>
          <table:table-cell office:value-type="string" calcext:value-type="string">
            <text:p><text:span text:style-name="T3">경력 5년</text:span><text:span text:style-name="T4">↑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Visual C++(MFC,Win API)개발 경력 10년 이상</text:p>
            <text:p>Windows→Linux 포팅 경험자</text:p>
            <text:p>영상관제/영상분석 SW 개발 경험자</text:p>
            <text:p>영상 보안 장치 개발 경력 우대</text:p>
            <text:p>Video Encoding/ Decoding 개발 경력 우대</text:p>
            <text:p>Video Streaming 개발 경력 우대</text:p>
            <text:p>전자/정보통신/컴퓨터공학 관련 계열 또는 자격증 보유자</text:p>
            <text:p>인공지능/딥러닝 개발 경력(Tensorflow/Python/CNN/DNN/etc)</text:p>
            <text:p>OS:Linux,Windows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면접 후 결정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구로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5">급여제도</text:span><text:span text:style-name="T6">: </text:span><text:span text:style-name="T7">인센티브제</text:span><text:span text:style-name="T8">,4</text:span><text:span text:style-name="T7">대보험</text:span></text:p>
            <text:p><text:span text:style-name="T53">선물</text:span><text:span text:style-name="T54">: </text:span><text:span text:style-name="T55">명절선물</text:span><text:span text:style-name="T56">/</text:span><text:span text:style-name="T55">귀향비</text:span></text:p>
            <text:p><text:span text:style-name="T496">교육</text:span><text:span text:style-name="T497">/</text:span><text:span text:style-name="T498">생활</text:span><text:span text:style-name="T499">: </text:span><text:span text:style-name="T498">워크샵</text:span><text:span text:style-name="T497">,</text:span><text:span text:style-name="T500">플레이샵</text:span><text:span text:style-name="T497">,</text:span><text:span text:style-name="T498">신규입사자교육</text:span><text:span text:style-name="T499">(OJT),</text:span><text:span text:style-name="T498">직무능력향상교육</text:span><text:span text:style-name="T499">,</text:span><text:span text:style-name="T498">구내식당</text:span><text:span text:style-name="T499">(</text:span><text:span text:style-name="T498">사원식당</text:span><text:span text:style-name="T499">),</text:span><text:span text:style-name="T500">식비지원</text:span><text:span text:style-name="T499">,</text:span><text:span text:style-name="T498">음료제공</text:span><text:span text:style-name="T499">(</text:span><text:span text:style-name="T498">차</text:span><text:span text:style-name="T497">,</text:span><text:span text:style-name="T498">커피</text:span><text:span text:style-name="T499">)</text:span></text:p>
            <text:p><text:span text:style-name="T62">근무환경</text:span><text:span text:style-name="T63">: </text:span><text:span text:style-name="T64">카페테리아</text:span></text:p>
            <text:p><text:span text:style-name="T62">조직문화</text:span><text:span text:style-name="T63">: </text:span><text:span text:style-name="T64">자유복장</text:span></text:p>
            <text:p><text:span text:style-name="T5">리프레시</text:span><text:span text:style-name="T6">: </text:span><text:span text:style-name="T7">연차</text:span><text:span text:style-name="T8">,</text:span><text:span text:style-name="T7">여름휴가</text:span></text:p>
          </table:table-cell>
          <table:table-cell office:value-type="string" calcext:value-type="string">
            <text:p>기타 반도체소자 제조업</text:p>
          </table:table-cell>
          <table:table-cell office:value-type="string" calcext:value-type="string">
            <text:p>정재호</text:p>
          </table:table-cell>
          <table:table-cell office:value-type="string" calcext:value-type="string">
            <text:p>중소기업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ww.fodics.com</text:p>
          </table:table-cell>
          <table:table-cell office:value-type="string" calcext:value-type="string">
            <text:p>CCTV,영상통신기기,컴퓨터 및 주변기기,전광판,정보통신공사업,컴퓨터 및 주변기기,방송 및 음향기기,CCTV,영상통신기기,무역,소프트웨어개발 </text:p>
          </table:table-cell>
          <table:table-cell office:value-type="string" calcext:value-type="string">
            <text:p>서울 구로구 디지털로31길 38-9,301동302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5억원</text:p>
          </table:table-cell>
        </table:table-row>
        <table:table-row table:style-name="ro18">
          <table:table-cell office:value-type="string" calcext:value-type="string">
            <text:p><text:a xlink:href="https://www.saramin.co.kr/zf_user/jobs/relay/view?isMypage=no&amp;rec_idx=47370398&amp;recommend_ids=eJxFj8sRw1AIA6vJHSG%2B5xTi%2FrvIsz2B4w5iBZZaNMZViE9%2BLaUkm1eLPqhEEzsNKatBVGbqQTxILYENApluf5W7E%2FQxs6Tj7pUXjWoyu6c3PVd1qqET1m4WBhGuaTvNiFqzllvUhiGqvubm4fmIqFBu2Cveq35N0kAP&amp;view_type=search&amp;searchword=C%2B%2B&amp;searchType=search&amp;gz=1&amp;t_ref_content=generic&amp;t_ref=search&amp;paid_fl=n&amp;search_uuid=09127ddd-d03e-4398-9a78-40e50d2686d4&amp;immediately_apply_layer_open=n#seq=0" xlink:type="simple">(주)이지로보틱스</text:a></text:p>
          </table:table-cell>
          <table:table-cell office:value-type="string" calcext:value-type="string">
            <text:p>(주)이지로보틱스</text:p>
          </table:table-cell>
          <table:table-cell office:value-type="string" calcext:value-type="string">
            <text:p>(주)이지로보틱스 연구소 신입사원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(4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관련학과 전공자</text:p>
            <text:p>개발 가능자</text:p>
          </table:table-cell>
          <table:table-cell office:value-type="string" calcext:value-type="string">
            <text:p>연봉 4,700만원</text:p>
          </table:table-cell>
          <table:table-cell office:value-type="string" calcext:value-type="string">
            <text:p>연구원,주임연구원,선임연구원</text:p>
          </table:table-cell>
          <table:table-cell office:value-type="string" calcext:value-type="string">
            <text:p>09:00~18:00</text:p>
          </table:table-cell>
          <table:table-cell office:value-type="string" calcext:value-type="string">
            <text:p>경기 수원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 입사지원서,최종학교성적증명서/졸업증명서, 자격증사본,어학증명서사본</text:p>
          </table:table-cell>
          <table:table-cell office:value-type="string" calcext:value-type="string">
            <text:p>지원서에 지원분야와 희망연봉을 반드시 표기해 주셔야 합니다.</text:p>
            <text:p>제출 서류가 누락될 경우 서류 심사에서 제외될 수 있습니다.</text:p>
            <text:p>입사지원서의 내용이 사실과 다를 경우, 합격이 취소될 수 있으니 유의하여 주시기 바랍니다.</text:p>
          </table:table-cell>
          <table:table-cell office:value-type="string" calcext:value-type="string">
            <text:p><text:span text:style-name="T501">사내멘토링제도</text:span><text:span text:style-name="T502">,</text:span><text:span text:style-name="T503">근무시간선택제도</text:span><text:span text:style-name="T504">,</text:span><text:span text:style-name="T503">추가적전직원상해보험</text:span><text:span text:style-name="T504">,</text:span><text:span text:style-name="T505">식사무상제공</text:span><text:span text:style-name="T504">,</text:span><text:span text:style-name="T505">종합건강검진추가지원</text:span><text:span text:style-name="T502">,</text:span><text:span text:style-name="T503">대체휴가제도및연차수당</text:span><text:span text:style-name="T502">,</text:span><text:span text:style-name="T503">주택자금대출제도</text:span><text:span text:style-name="T502">,</text:span><text:span text:style-name="T503">각종동호회지원</text:span><text:span text:style-name="T502">,</text:span><text:span text:style-name="T503">휴양리조트운영</text:span><text:span text:style-name="T502">,</text:span><text:span text:style-name="T505">자녀학비지원</text:span><text:span text:style-name="T502">,</text:span><text:span text:style-name="T503">생일자</text:span><text:span text:style-name="T504">,</text:span><text:span text:style-name="T505">결혼기념일축하금</text:span><text:span text:style-name="T504">,</text:span><text:span text:style-name="T505">다과무한제공</text:span><text:span text:style-name="T502">,</text:span><text:span text:style-name="T503">독감접종비지원</text:span><text:span text:style-name="T504">,</text:span><text:span text:style-name="T505">우수사원및장기근속자포상</text:span><text:span text:style-name="T504">,</text:span><text:span text:style-name="T505">각종경조사지원</text:span></text:p>
          </table:table-cell>
          <table:table-cell office:value-type="string" calcext:value-type="string">
            <text:p>시스템 소프트웨어 개발 및 공급업</text:p>
          </table:table-cell>
          <table:table-cell office:value-type="string" calcext:value-type="string">
            <text:p>범진환</text:p>
          </table:table-cell>
          <table:table-cell office:value-type="string" calcext:value-type="string">
            <text:p>중소기업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ww.ezrobotics.co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경기 수원시 영통구 덕영대로 1556번길 16,D동 1101호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9">
          <table:table-cell office:value-type="string" calcext:value-type="string">
            <text:p><text:a xlink:href="https://www.saramin.co.kr/zf_user/jobs/relay/view?isMypage=no&amp;rec_idx=47368378&amp;recommend_ids=eJxNj8EVwzAIQ6fpHRAIOHeQ7L9FnaTBOf5n8SV7WnQgjlL95NdpJMKOFjsxhVJe61UuhKZqL%2BSNlAh5btOgDX3CXmQgR4UlF0xYKzNtVGLofPfqverfC4vod1HkbF63lcxBCCHbbKxmj8oKDu4ZHeXY4W6U7qIK5%2Fl9%2FgBJrEA8&amp;view_type=search&amp;searchword=C%2B%2B&amp;searchType=search&amp;gz=1&amp;t_ref_content=generic&amp;t_ref=search&amp;paid_fl=n&amp;search_uuid=09127ddd-d03e-4398-9a78-40e50d2686d4&amp;immediately_apply_layer_open=n#seq=0" xlink:type="simple">(주)마이띵스</text:a></text:p>
          </table:table-cell>
          <table:table-cell office:value-type="string" calcext:value-type="string">
            <text:p>(주)마이띵스</text:p>
          </table:table-cell>
          <table:table-cell office:value-type="string" calcext:value-type="string">
            <text:p>[정규/신입<text:span text:style-name="T1">·경력] C/C++ 소프트웨어 개발자 모집</text:span></text:p>
          </table:table-cell>
          <table:table-cell office:value-type="string" calcext:value-type="string">
            <text:p>신입·경력 5년<text:span text:style-name="T2">↓</text:span></text:p>
          </table:table-cell>
          <table:table-cell office:value-type="string" calcext:value-type="string">
            <text:p>대졸(2,3년제) 이상(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다양한 운영체제에서의 개발 경험(Linux,MacOS,Windows)</text:p>
            <text:p>Qt framework 사용 경험(QML)</text:p>
            <text:p>네트워크,멀티쓰레드 프로그래밍 개발 경험</text:p>
            <text:p>아두이노, 라즈베리파이 등 임베디드 개발 경험</text:p>
            <text:p>CCTV,NVR,VMS 관련 프로그램 개발 경험</text:p>
            <text:p>GIS 관련 프로그램 개발 경험</text:p>
            <text:p>Git,JIRA 등 형상관리 시스템 사용경험</text:p>
            <text:p>컴퓨터공학 계열 전공자</text:p>
            <text:p>-해당직무 근무경험,Git,JIRA등 형상관리 시스템 사용 경험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 마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상시채용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사람인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118">지원금</text:span><text:span text:style-name="T119">/</text:span><text:span text:style-name="T120">보험</text:span><text:span text:style-name="T121">: </text:span><text:span text:style-name="T122">각종경조사지원</text:span></text:p>
            <text:p><text:span text:style-name="T506">급여제도</text:span><text:span text:style-name="T507">: </text:span><text:span text:style-name="T508">인센티브제</text:span><text:span text:style-name="T509">,</text:span><text:span text:style-name="T510">상여금</text:span><text:span text:style-name="T507">,</text:span><text:span text:style-name="T508">우수사원포상</text:span><text:span text:style-name="T509">,</text:span><text:span text:style-name="T510">퇴직금</text:span><text:span text:style-name="T507">,</text:span><text:span text:style-name="T510">야근수당</text:span><text:span text:style-name="T507">,</text:span><text:span text:style-name="T510">휴일</text:span><text:span text:style-name="T509">(</text:span><text:span text:style-name="T510">특근</text:span><text:span text:style-name="T507">)</text:span><text:span text:style-name="T508">수당</text:span><text:span text:style-name="T509">,4</text:span><text:span text:style-name="T510">대보험</text:span></text:p>
            <text:p><text:span text:style-name="T128">선물</text:span><text:span text:style-name="T129">: </text:span><text:span text:style-name="T130">명절선물</text:span><text:span text:style-name="T131">/</text:span><text:span text:style-name="T132">귀향비</text:span><text:span text:style-name="T129">,</text:span><text:span text:style-name="T130">생일선물</text:span><text:span text:style-name="T129">/</text:span><text:span text:style-name="T132">파티</text:span><text:span text:style-name="T129">,</text:span><text:span text:style-name="T132">웰컴키트지급</text:span></text:p>
            <text:p><text:span text:style-name="T511">교육</text:span><text:span text:style-name="T512">/</text:span><text:span text:style-name="T513">생활</text:span><text:span text:style-name="T514">: </text:span><text:span text:style-name="T515">직무능력향상교육</text:span><text:span text:style-name="T514">,</text:span><text:span text:style-name="T515">간식제공</text:span></text:p>
            <text:p><text:span text:style-name="T62">근무환경</text:span><text:span text:style-name="T63">: </text:span><text:span text:style-name="T64">회의실</text:span></text:p>
            <text:p><text:span text:style-name="T516">조직문화</text:span><text:span text:style-name="T517">: </text:span><text:span text:style-name="T518">회식강요안함</text:span><text:span text:style-name="T517">,</text:span><text:span text:style-name="T519">야근강요안함</text:span><text:span text:style-name="T517">,</text:span><text:span text:style-name="T518">자유복장</text:span><text:span text:style-name="T520">,</text:span><text:span text:style-name="T519">자유로운연차사용</text:span></text:p>
            <text:p><text:span text:style-name="T5">출퇴근</text:span><text:span text:style-name="T6">: </text:span><text:span text:style-name="T7">탄력근무제</text:span><text:span text:style-name="T8">,</text:span><text:span text:style-name="T7">재택근무</text:span></text:p>
          </table:table-cell>
          <table:table-cell office:value-type="string" calcext:value-type="string">
            <text:p>배전반 및 전기 자동제어반 제조업</text:p>
          </table:table-cell>
          <table:table-cell office:value-type="string" calcext:value-type="string">
            <text:p>이상호</text:p>
          </table:table-cell>
          <table:table-cell office:value-type="string" calcext:value-type="string">
            <text:p>중소기업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ww.mythings.co.kr</text:p>
          </table:table-cell>
          <table:table-cell office:value-type="string" calcext:value-type="string">
            <text:p>배전반 및 전기 자동제어반 제조업,채소, 화훼 및 과실작물 시설 재배업,컴퓨터 및 사무용 기계ㆍ장비 임대업,시스템 소프트웨어 개발 및 공급업,컴퓨터 프로그 </text:p>
          </table:table-cell>
          <table:table-cell office:value-type="string" calcext:value-type="string">
            <text:p>대전 유성구 가정북로 96, 302호</text:p>
          </table:table-cell>
          <table:table-cell office:value-type="float" office:value="5.359" calcext:value-type="float">
            <text:p>5.359</text:p>
          </table:table-cell>
          <table:table-cell office:value-type="string" calcext:value-type="string">
            <text:p>11억 2,168만원</text:p>
          </table:table-cell>
        </table:table-row>
        <table:table-row table:style-name="ro3">
          <table:table-cell office:value-type="string" calcext:value-type="string">
            <text:p><text:a xlink:href="https://www.saramin.co.kr/zf_user/jobs/relay/view?isMypage=no&amp;rec_idx=47296734&amp;recommend_ids=eJxVjskNAzEMA6vJXxRFHe8Ukv67iDfA2pvnYERSUfQ2xKeRr3pHeoSyP2N%2BYXkzmLctdFX5QvzQEqL%2BsuCd1UxEzakihljHdmOpdhVWG%2FxYzaN5DVlHb4uUV%2Bws0yQ7aEnznfXsydnWZ9jnDdKlhyVUZ9dbkdcuvlUlQDg%3D&amp;view_type=search&amp;searchword=지엔텔&amp;searchType=search&amp;gz=1&amp;t_ref_content=generic&amp;t_ref=search&amp;paid_fl=n&amp;search_uuid=8228fa52-cb7a-47d5-8752-a5584e95ed5b&amp;immediately_apply_layer_open=n#seq=0" xlink:type="simple">(주)지엔텔</text:a></text:p>
          </table:table-cell>
          <table:table-cell office:value-type="string" calcext:value-type="string">
            <text:p>(주)지엔텔</text:p>
          </table:table-cell>
          <table:table-cell office:value-type="string" calcext:value-type="string">
            <text:p>(주)지엔텔 <text:s/>‘24년 검증 부문(개발 Part) 신입 및 경력사원 채용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(2,3년제) 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모바일 또는 차량용 제폼 모뎀 SW 개발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개발자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인천 서구</text:p>
          </table:table-cell>
          <table:table-cell office:value-type="string" calcext:value-type="string">
            <text:p>서류전형 &gt; 인적성검사 &gt; 1차면접 &gt; 2차면접 &gt; 최종합격</text:p>
          </table:table-cell>
          <table:table-cell office:value-type="string" calcext:value-type="string">
            <text:p>2024.02.03</text:p>
          </table:table-cell>
          <table:table-cell office:value-type="string" calcext:value-type="string">
            <text:p>사람인 입사지원</text:p>
          </table:table-cell>
          <table:table-cell office:value-type="string" calcext:value-type="string">
            <text:p>자사양식</text:p>
          </table:table-cell>
          <table:table-cell office:value-type="string" calcext:value-type="string">
            <text:p>수습기간 3개월을 부여합니다.[급여 100% 지급]</text:p>
            <text:p>국가보훈대상자 및 장애인은 관련 법령에 의거 우대합니다.</text:p>
            <text:p>회사정보 및 복리후생제도는 (주)지엔텔 홈페이지를 참조하시기 바랍니다.</text:p>
            <text:p>입사지원서에 기재된 내용이 사실과 다를 경우 채용이 취소될 수 있습니다.</text:p>
            <text:p>입사지원서는 당사 양식으로 제출한 경우 서류전형 시 우대합니다.</text:p>
          </table:table-cell>
          <table:table-cell office:value-type="string" calcext:value-type="string">
            <text:p><text:span text:style-name="T521">지원금</text:span><text:span text:style-name="T522">/</text:span><text:span text:style-name="T523">보험</text:span><text:span text:style-name="T524">: </text:span><text:span text:style-name="T525">건강검진</text:span><text:span text:style-name="T522">,</text:span><text:span text:style-name="T523">의료비지원</text:span><text:span text:style-name="T522">(</text:span><text:span text:style-name="T523">본인</text:span><text:span text:style-name="T524">),</text:span><text:span text:style-name="T525">각종경조사지원</text:span><text:span text:style-name="T524">,</text:span><text:span text:style-name="T525">의료비지원</text:span><text:span text:style-name="T522">(</text:span><text:span text:style-name="T525">가족</text:span><text:span text:style-name="T524">),</text:span><text:span text:style-name="T525">복지카드</text:span><text:span text:style-name="T522">/</text:span><text:span text:style-name="T523">포인트</text:span><text:span text:style-name="T522">,</text:span><text:span text:style-name="T525">자녀학자금</text:span></text:p>
            <text:p><text:span text:style-name="T526">급여제도</text:span><text:span text:style-name="T527">: </text:span><text:span text:style-name="T528">퇴직연금</text:span><text:span text:style-name="T529">,</text:span><text:span text:style-name="T530">장기근속자포상</text:span><text:span text:style-name="T527">,</text:span><text:span text:style-name="T528">우수사원포상</text:span><text:span text:style-name="T529">,</text:span><text:span text:style-name="T530">퇴직금</text:span><text:span text:style-name="T527">,</text:span><text:span text:style-name="T530">성과급</text:span><text:span text:style-name="T527">,</text:span><text:span text:style-name="T530">야근수당</text:span><text:span text:style-name="T527">,</text:span><text:span text:style-name="T530">휴일</text:span><text:span text:style-name="T527">(</text:span><text:span text:style-name="T528">특근</text:span><text:span text:style-name="T527">)</text:span><text:span text:style-name="T528">수당</text:span><text:span text:style-name="T529">,</text:span><text:span text:style-name="T530">직책수당</text:span><text:span text:style-name="T529">,4</text:span><text:span text:style-name="T530">대보험</text:span></text:p>
            <text:p><text:span text:style-name="T531">교육</text:span><text:span text:style-name="T532">/</text:span><text:span text:style-name="T533">생활</text:span><text:span text:style-name="T534">: </text:span><text:span text:style-name="T533">우수사원시상식</text:span><text:span text:style-name="T534">,</text:span><text:span text:style-name="T535">신규입사자교육</text:span><text:span text:style-name="T532">(OJT),</text:span><text:span text:style-name="T533">직무능력향상교육</text:span><text:span text:style-name="T534">,</text:span><text:span text:style-name="T533">리더십강화교육</text:span><text:span text:style-name="T534">,</text:span><text:span text:style-name="T533">도서구입비지원</text:span><text:span text:style-name="T534">,</text:span><text:span text:style-name="T533">사내동호회운영</text:span><text:span text:style-name="T534">,</text:span><text:span text:style-name="T535">사우회</text:span><text:span text:style-name="T532">(</text:span><text:span text:style-name="T533">경조사회</text:span><text:span text:style-name="T534">),</text:span><text:span text:style-name="T533">식비지원</text:span><text:span text:style-name="T532">,</text:span><text:span text:style-name="T535">음료제공</text:span><text:span text:style-name="T532">(</text:span><text:span text:style-name="T535">차</text:span><text:span text:style-name="T532">,</text:span><text:span text:style-name="T535">커피</text:span><text:span text:style-name="T532">),</text:span><text:span text:style-name="T535">우리사주제도</text:span></text:p>
            <text:p><text:span text:style-name="T536">근무환경</text:span><text:span text:style-name="T537">: </text:span><text:span text:style-name="T538">수유실</text:span><text:span text:style-name="T539">,</text:span><text:span text:style-name="T538">회의실</text:span><text:span text:style-name="T537">,</text:span><text:span text:style-name="T540">장애인화장실</text:span><text:span text:style-name="T539">,</text:span><text:span text:style-name="T540">장애인전용주차장</text:span><text:span text:style-name="T537">,</text:span><text:span text:style-name="T538">문턱없음</text:span><text:span text:style-name="T537">,</text:span><text:span text:style-name="T538">노트북</text:span><text:span text:style-name="T537">,</text:span><text:span text:style-name="T538">사원증</text:span><text:span text:style-name="T537">,</text:span><text:span text:style-name="T538">콘도</text:span><text:span text:style-name="T539">/</text:span><text:span text:style-name="T540">리조트이용권</text:span><text:span text:style-name="T537">,</text:span><text:span text:style-name="T538">사무용품지급</text:span></text:p>
            <text:p><text:span text:style-name="T217">조직문화</text:span><text:span text:style-name="T218">: </text:span><text:span text:style-name="T219">노조</text:span><text:span text:style-name="T218">/</text:span><text:span text:style-name="T220">노사협의회</text:span><text:span text:style-name="T218">,</text:span><text:span text:style-name="T219">자유복장</text:span><text:span text:style-name="T218">,</text:span><text:span text:style-name="T220">자유로운연차사용</text:span><text:span text:style-name="T221">,</text:span><text:span text:style-name="T220">출산장려</text:span></text:p>
            <text:p><text:span text:style-name="T541">출퇴근</text:span><text:span text:style-name="T542">: </text:span><text:span text:style-name="T543">주</text:span><text:span text:style-name="T542"> 52</text:span><text:span text:style-name="T544">시간제</text:span><text:span text:style-name="T545"> </text:span><text:span text:style-name="T544">준수</text:span></text:p>
            <text:p><text:span text:style-name="T546">리프레시</text:span><text:span text:style-name="T547">: </text:span><text:span text:style-name="T548">연차</text:span><text:span text:style-name="T547">,</text:span><text:span text:style-name="T549">여름휴가</text:span><text:span text:style-name="T547">,</text:span><text:span text:style-name="T549">경조휴가제</text:span><text:span text:style-name="T547">,</text:span><text:span text:style-name="T549">반차</text:span><text:span text:style-name="T550">,Refresh</text:span><text:span text:style-name="T548">휴가</text:span><text:span text:style-name="T550">,</text:span><text:span text:style-name="T548">창립일휴무</text:span><text:span text:style-name="T550">,</text:span><text:span text:style-name="T548">근로자의날휴무</text:span><text:span text:style-name="T550">,</text:span><text:span text:style-name="T548">포상휴가</text:span><text:span text:style-name="T550">,</text:span><text:span text:style-name="T548">산전후휴가</text:span><text:span text:style-name="T547">,</text:span><text:span text:style-name="T548">육아휴직</text:span><text:span text:style-name="T547">,</text:span><text:span text:style-name="T548">남성출산휴가</text:span><text:span text:style-name="T547">,</text:span><text:span text:style-name="T548">휴양시설제공</text:span></text:p>
          </table:table-cell>
          <table:table-cell office:value-type="string" calcext:value-type="string">
            <text:p>기타 엔지니어링 서비스업</text:p>
          </table:table-cell>
          <table:table-cell office:value-type="string" calcext:value-type="string">
            <text:p>이맹희</text:p>
          </table:table-cell>
          <table:table-cell office:value-type="string" calcext:value-type="string">
            <text:p>중견기업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://www.lgntel.com/" xlink:type="simple">www.lgntel.com</text:a></text:p>
          </table:table-cell>
          <table:table-cell office:value-type="string" calcext:value-type="string">
            <text:p>정보통신엔지니어링/전기전자통신기기 제조 </text:p>
          </table:table-cell>
          <table:table-cell office:value-type="string" calcext:value-type="string">
            <text:p>서울 금천구 벚꽃로 278,802호-812호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1,253억 7,621만원</text:p>
          </table:table-cell>
        </table:table-row>
        <table:table-row table:style-name="ro20">
          <table:table-cell office:value-type="string" calcext:value-type="string">
            <text:p><text:a xlink:href="https://www.jobkorea.co.kr/Recruit/GI_Read/43797515?Oem_Code=C1&amp;logpath=1&amp;stext=C++&amp;listno=1" xlink:type="simple">(주)삼원테크</text:a></text:p>
          </table:table-cell>
          <table:table-cell office:value-type="string" calcext:value-type="string">
            <text:p>(주)삼원테크</text:p>
          </table:table-cell>
          <table:table-cell office:value-type="string" calcext:value-type="string">
            <text:p>기술연구소 S/W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임베디드 리눅스 기반 개발 경험자</text:p>
            <text:p>비흡연자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,대리</text:p>
          </table:table-cell>
          <table:table-cell office:value-type="string" calcext:value-type="string">
            <text:p>주 5일(월~금)</text:p>
          </table:table-cell>
          <table:table-cell office:value-type="string" calcext:value-type="string">
            <text:p>경기 부천시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1.31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,고교생활기록부,졸업증명서,최종학력증명서, 포트폴리오,인적성검사서</text:p>
          </table:table-cell>
          <table:table-cell office:value-type="string" calcext:value-type="string">
            <text:p>지원서 마감후 1차(서류) 합격자에 한하여 개별연락</text:p>
            <text:p>제출된 서류는 일체 반환하지 않습니다.</text:p>
            <text:p>국가 유공자는 관련법에 의거하여 우대</text:p>
            <text:p>마감은 채용진행에 따라 조기마감될 수도 연장될 수도 있습니다.</text:p>
          </table:table-cell>
          <table:table-cell office:value-type="string" calcext:value-type="string">
            <text:p><text:span text:style-name="T472">연금</text:span><text:span text:style-name="T473">/</text:span><text:span text:style-name="T474">보험</text:span><text:span text:style-name="T473">: </text:span><text:span text:style-name="T474">국민연금</text:span><text:span text:style-name="T473">,</text:span><text:span text:style-name="T475">고용보험</text:span><text:span text:style-name="T473">,</text:span><text:span text:style-name="T475">산재보험</text:span><text:span text:style-name="T476">,</text:span><text:span text:style-name="T474">건강보험</text:span></text:p>
            <text:p><text:span text:style-name="T374">휴무</text:span><text:span text:style-name="T375">/</text:span><text:span text:style-name="T376">휴가</text:span><text:span text:style-name="T377">/</text:span><text:span text:style-name="T374">행사</text:span><text:span text:style-name="T375">: </text:span><text:span text:style-name="T376">주</text:span><text:span text:style-name="T377">5</text:span><text:span text:style-name="T376">일제</text:span><text:span text:style-name="T377">,</text:span><text:span text:style-name="T374">정기휴가</text:span><text:span text:style-name="T377">,</text:span><text:span text:style-name="T374">경조휴가</text:span></text:p>
            <text:p><text:span text:style-name="T551">보상</text:span><text:span text:style-name="T552">/</text:span><text:span text:style-name="T553">수당</text:span><text:span text:style-name="T552">/</text:span><text:span text:style-name="T554">지원</text:span><text:span text:style-name="T552">: </text:span><text:span text:style-name="T553">퇴직금</text:span><text:span text:style-name="T552">,</text:span><text:span text:style-name="T554">경조금</text:span><text:span text:style-name="T555">,</text:span><text:span text:style-name="T554">인센티브</text:span><text:span text:style-name="T555">,</text:span><text:span text:style-name="T554">자녀교육비</text:span><text:span text:style-name="T552">,</text:span><text:span text:style-name="T554">장기근속포상</text:span><text:span text:style-name="T555">,</text:span><text:span text:style-name="T554">우수사원포상제도</text:span></text:p>
            <text:p><text:span text:style-name="T62">사내시설</text:span><text:span text:style-name="T63">: </text:span><text:span text:style-name="T64">기숙사지원</text:span></text:p>
            <text:p><text:span text:style-name="T556">편의</text:span><text:span text:style-name="T557">/</text:span><text:span text:style-name="T558">여가</text:span><text:span text:style-name="T557">/</text:span><text:span text:style-name="T559">건강</text:span><text:span text:style-name="T557">: </text:span><text:span text:style-name="T558">건강검진</text:span><text:span text:style-name="T560">,</text:span><text:span text:style-name="T559">점심식사지원</text:span></text:p>
          </table:table-cell>
          <table:table-cell office:value-type="string" calcext:value-type="string">
            <text:p>산업처리공정 제어장비 제조업</text:p>
          </table:table-cell>
          <table:table-cell office:value-type="string" calcext:value-type="string">
            <text:p>이영익</text:p>
          </table:table-cell>
          <table:table-cell office:value-type="string" calcext:value-type="string">
            <text:p>중소기업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www.samwontech.com</text:p>
          </table:table-cell>
          <table:table-cell office:value-type="string" calcext:value-type="string">
            <text:p>제어기기,금형,생체인식기기,통신기기,시험기기 제조/경인쇄 </text:p>
          </table:table-cell>
          <table:table-cell office:value-type="string" calcext:value-type="string">
            <text:p>경기 부천시 원미구 약대동 192 부천테크노파크 2단지 202-703</text:p>
          </table:table-cell>
          <table:table-cell office:value-type="float" office:value="4221" calcext:value-type="float">
            <text:p>4221</text:p>
          </table:table-cell>
          <table:table-cell office:value-type="string" calcext:value-type="string">
            <text:p>201억 4,202만원</text:p>
          </table:table-cell>
        </table:table-row>
        <table:table-row table:style-name="ro21">
          <table:table-cell office:value-type="string" calcext:value-type="string">
            <text:p><text:a xlink:href="https://www.jobkorea.co.kr/Recruit/GI_Read/43791374?Oem_Code=C1&amp;logpath=1&amp;stext=C++&amp;listno=8" xlink:type="simple">(주)앤에이치씨</text:a></text:p>
          </table:table-cell>
          <table:table-cell office:value-type="string" calcext:value-type="string">
            <text:p>(주)앤에이치씨</text:p>
          </table:table-cell>
          <table:table-cell office:value-type="string" calcext:value-type="string">
            <text:p>소프트웨어개발 엔지니어 채용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산학/컴퓨터공학,응용소프트웨어공학,정보/통신공학 전공자</text:p>
          </table:table-cell>
          <table:table-cell table:number-columns-repeated="2" office:value-type="string" calcext:value-type="string">
            <text:p>면접 후 결정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인천 연수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15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office:value-type="string" calcext:value-type="string">
            <text:p><text:span text:style-name="T472">연금</text:span><text:span text:style-name="T473">/</text:span><text:span text:style-name="T474">보험</text:span><text:span text:style-name="T473">: </text:span><text:span text:style-name="T474">국민연금</text:span><text:span text:style-name="T473">,</text:span><text:span text:style-name="T475">고용보험</text:span><text:span text:style-name="T473">,</text:span><text:span text:style-name="T475">산재보험</text:span><text:span text:style-name="T476">,</text:span><text:span text:style-name="T474">건강보험</text:span></text:p>
            <text:p><text:span text:style-name="T412">휴무</text:span><text:span text:style-name="T413">/</text:span><text:span text:style-name="T414">휴가</text:span><text:span text:style-name="T415">/</text:span><text:span text:style-name="T416">행사</text:span><text:span text:style-name="T415">: </text:span><text:span text:style-name="T416">경조휴가</text:span></text:p>
            <text:p><text:span text:style-name="T262">보상</text:span><text:span text:style-name="T263">/</text:span><text:span text:style-name="T264">수당</text:span><text:span text:style-name="T265">/</text:span><text:span text:style-name="T266">지원</text:span><text:span text:style-name="T265">: </text:span><text:span text:style-name="T264">퇴직금</text:span><text:span text:style-name="T265">,</text:span><text:span text:style-name="T266">회식비지원</text:span></text:p>
            <text:p><text:span text:style-name="T188">편의</text:span><text:span text:style-name="T189">/</text:span><text:span text:style-name="T190">여가</text:span><text:span text:style-name="T191">/</text:span><text:span text:style-name="T192">건강</text:span><text:span text:style-name="T189">: </text:span><text:span text:style-name="T190">점심식사지원</text:span><text:span text:style-name="T189">,</text:span><text:span text:style-name="T192">저녁식사지원</text:span></text:p>
          </table:table-cell>
          <table:table-cell office:value-type="string" calcext:value-type="string">
            <text:p>디스플레이 제조용 기계 제조업</text:p>
          </table:table-cell>
          <table:table-cell office:value-type="string" calcext:value-type="string">
            <text:p>한봉석</text:p>
          </table:table-cell>
          <table:table-cell office:value-type="string" calcext:value-type="string">
            <text:p>중소기업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://inhc.co.kr/</text:p>
          </table:table-cell>
          <table:table-cell office:value-type="string" calcext:value-type="string">
            <text:p>반도체, 디스플레이 장비 제조업 </text:p>
          </table:table-cell>
          <table:table-cell office:value-type="string" calcext:value-type="string">
            <text:p>인천 연수구 송도과학로 56 (송도동, 송도테크노파크BT센터)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23억 9,000만원</text:p>
          </table:table-cell>
        </table:table-row>
        <table:table-row table:style-name="ro8">
          <table:table-cell office:value-type="string" calcext:value-type="string">
            <text:p><text:a xlink:href="https://www.jobkorea.co.kr/Recruit/GI_Read/43790252?Oem_Code=C1&amp;logpath=1&amp;stext=C++&amp;listno=10" xlink:type="simple">태하메카트로닉스(주)</text:a></text:p>
          </table:table-cell>
          <table:table-cell office:value-type="string" calcext:value-type="string">
            <text:p>태하메카트로닉스(주)</text:p>
          </table:table-cell>
          <table:table-cell office:value-type="string" calcext:value-type="string">
            <text:p>리눅스 어플리케이션 개발부문 신입/경력 직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C,C++ 프로그램 가능자</text:p>
            <text:p>연구소 소속 - 전문연구요원 근무 가능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7:00</text:p>
          </table:table-cell>
          <table:table-cell office:value-type="string" calcext:value-type="string">
            <text:p>경기 안양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office:value-type="string" calcext:value-type="string">
            <text:p><text:span text:style-name="T472">연금</text:span><text:span text:style-name="T473">/</text:span><text:span text:style-name="T474">보험</text:span><text:span text:style-name="T473">: </text:span><text:span text:style-name="T474">국민연금</text:span><text:span text:style-name="T473">,</text:span><text:span text:style-name="T475">고용보험</text:span><text:span text:style-name="T473">,</text:span><text:span text:style-name="T475">산재보험</text:span><text:span text:style-name="T476">,</text:span><text:span text:style-name="T474">건강보험</text:span></text:p>
            <text:p><text:span text:style-name="T412">보상</text:span><text:span text:style-name="T413">/</text:span><text:span text:style-name="T414">수당</text:span><text:span text:style-name="T415">/</text:span><text:span text:style-name="T416">지원</text:span><text:span text:style-name="T415">: </text:span><text:span text:style-name="T416">퇴직금</text:span></text:p>
          </table:table-cell>
          <table:table-cell office:value-type="string" calcext:value-type="string">
            <text:p>전기.전자.제어</text:p>
          </table:table-cell>
          <table:table-cell office:value-type="string" calcext:value-type="string">
            <text:p>임상희</text:p>
          </table:table-cell>
          <table:table-cell office:value-type="string" calcext:value-type="string">
            <text:p>중소기업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taeha.co.kr/" xlink:type="simple">www.taeha.co.kr</text:a></text:p>
          </table:table-cell>
          <table:table-cell office:value-type="string" calcext:value-type="string">
            <text:p>유산소운동기기(런닝머신,싸이클,일립티컬), 중장비제어기(C...</text:p>
          </table:table-cell>
          <table:table-cell office:value-type="string" calcext:value-type="string">
            <text:p>경기 안양시 만안구 박달로 421 </text:p>
          </table:table-cell>
          <table:table-cell office:value-type="float" office:value="4637" calcext:value-type="float">
            <text:p>4637</text:p>
          </table:table-cell>
          <table:table-cell office:value-type="string" calcext:value-type="string">
            <text:p>239억</text:p>
          </table:table-cell>
        </table:table-row>
        <table:table-row table:style-name="ro5">
          <table:table-cell office:value-type="string" calcext:value-type="string">
            <text:p><text:a xlink:href="https://www.jobkorea.co.kr/Recruit/GI_Read/43785030?Oem_Code=C1&amp;logpath=1&amp;stext=C++&amp;listno=16" xlink:type="simple">(주)펨트론</text:a></text:p>
          </table:table-cell>
          <table:table-cell office:value-type="string" calcext:value-type="string">
            <text:p>(주)펨트론</text:p>
          </table:table-cell>
          <table:table-cell office:value-type="string" calcext:value-type="string">
            <text:p>SW그룹 AOI팀 AOI-3파트(SW)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컴퓨터/시스템공학</text:p>
            <text:p>운전 가능자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금천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9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자기소개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13">급여제도</text:span><text:span text:style-name="T114">: </text:span><text:span text:style-name="T115">장기근속자포상</text:span><text:span text:style-name="T116">,</text:span><text:span text:style-name="T117">우수사원포상</text:span><text:span text:style-name="T116">,</text:span><text:span text:style-name="T117">상여금지급</text:span></text:p>
            <text:p><text:span text:style-name="T23">수당제도</text:span><text:span text:style-name="T24">: </text:span><text:span text:style-name="T25">야근수당</text:span><text:span text:style-name="T26">,</text:span><text:span text:style-name="T27">휴일</text:span><text:span text:style-name="T24">(</text:span><text:span text:style-name="T25">특근</text:span><text:span text:style-name="T26">)</text:span><text:span text:style-name="T25">수당</text:span><text:span text:style-name="T26">,</text:span><text:span text:style-name="T27">연</text:span><text:span text:style-name="T26">/</text:span><text:span text:style-name="T27">월차수당</text:span></text:p>
            <text:p><text:span text:style-name="T561">지원금</text:span><text:span text:style-name="T562">: </text:span><text:span text:style-name="T563">장기근속자직원대출</text:span><text:span text:style-name="T562">,</text:span><text:span text:style-name="T564">각종경조사지원</text:span><text:span text:style-name="T562">,</text:span><text:span text:style-name="T564">유료건강검진지원</text:span></text:p>
            <text:p><text:span text:style-name="T565">식사</text:span><text:span text:style-name="T566">: </text:span><text:span text:style-name="T567">조식무료제공</text:span><text:span text:style-name="T566">(</text:span><text:span text:style-name="T567">회사주변카페</text:span><text:span text:style-name="T566">),</text:span><text:span text:style-name="T568">점심</text:span><text:span text:style-name="T566">/</text:span><text:span text:style-name="T568">저녁식사무료제공</text:span><text:span text:style-name="T569">(</text:span><text:span text:style-name="T567">구내식당</text:span><text:span text:style-name="T569">),</text:span><text:span text:style-name="T567">음료제공</text:span><text:span text:style-name="T566">(</text:span><text:span text:style-name="T567">차</text:span><text:span text:style-name="T569">,</text:span><text:span text:style-name="T567">커피</text:span><text:span text:style-name="T569">)</text:span></text:p>
            <text:p><text:span text:style-name="T570">선택적복지제도</text:span><text:span text:style-name="T571">: </text:span><text:span text:style-name="T572">복지포인트지원</text:span></text:p>
            <text:p><text:span text:style-name="T573">교육</text:span><text:span text:style-name="T574">/</text:span><text:span text:style-name="T575">훈련</text:span><text:span text:style-name="T576">: </text:span><text:span text:style-name="T577">신입사원교육</text:span><text:span text:style-name="T574">(OJT),</text:span><text:span text:style-name="T575">직무교육지원</text:span><text:span text:style-name="T574">,</text:span><text:span text:style-name="T577">도서구입비지원</text:span></text:p>
          </table:table-cell>
          <table:table-cell office:value-type="string" calcext:value-type="string">
            <text:p>그 외 기타 특수목적용 기계 제조업</text:p>
          </table:table-cell>
          <table:table-cell office:value-type="string" calcext:value-type="string">
            <text:p>유영웅</text:p>
          </table:table-cell>
          <table:table-cell office:value-type="string" calcext:value-type="string">
            <text:p>중소기업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ttps://pemtron.com/</text:p>
          </table:table-cell>
          <table:table-cell office:value-type="string" calcext:value-type="string">
            <text:p>3D정밀측정 검사장비 제조/검사측정기,자동측정시스템 개발,...</text:p>
          </table:table-cell>
          <table:table-cell office:value-type="string" calcext:value-type="string">
            <text:p>서울 금천구 가산디지털1로 219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609억 8,000만원</text:p>
          </table:table-cell>
        </table:table-row>
        <table:table-row table:style-name="ro15">
          <table:table-cell office:value-type="string" calcext:value-type="string">
            <text:p><text:a xlink:href="https://www.jobkorea.co.kr/Recruit/GI_Read/43752898?Oem_Code=C1&amp;logpath=1&amp;stext=C++&amp;listno=65" xlink:type="simple">에이엠텔레콤(주)</text:a></text:p>
          </table:table-cell>
          <table:table-cell office:value-type="string" calcext:value-type="string">
            <text:p>에이엠텔레콤(주)</text:p>
          </table:table-cell>
          <table:table-cell office:value-type="string" calcext:value-type="string">
            <text:p>SW Application 개발 신입/경력 채용 모집</text:p>
          </table:table-cell>
          <table:table-cell office:value-type="string" calcext:value-type="string">
            <text:p>신입<text:span text:style-name="T1">·경력 1년 ↑</text:span>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OS 경험:Linux,Android,RTOS,Windows 등</text:p>
            <text:p>컴퓨터공학,정보통신공학,전자공학 전공자 우대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개발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과천시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office:value-type="string" calcext:value-type="string">
            <text:p><text:span text:style-name="T472">연금</text:span><text:span text:style-name="T473">/</text:span><text:span text:style-name="T474">보험</text:span><text:span text:style-name="T473">: </text:span><text:span text:style-name="T474">국민연금</text:span><text:span text:style-name="T473">,</text:span><text:span text:style-name="T475">고용보험</text:span><text:span text:style-name="T473">,</text:span><text:span text:style-name="T475">산재보험</text:span><text:span text:style-name="T476">,</text:span><text:span text:style-name="T474">건강보험</text:span></text:p>
            <text:p><text:span text:style-name="T578">휴무</text:span><text:span text:style-name="T579">/</text:span><text:span text:style-name="T580">휴가</text:span><text:span text:style-name="T579">/</text:span><text:span text:style-name="T581">행사</text:span><text:span text:style-name="T579">: </text:span><text:span text:style-name="T580">주</text:span><text:span text:style-name="T579">5</text:span><text:span text:style-name="T581">일제</text:span><text:span text:style-name="T582">,</text:span><text:span text:style-name="T581">연차제도</text:span><text:span text:style-name="T582">,</text:span><text:span text:style-name="T581">월차제도</text:span><text:span text:style-name="T582">,</text:span><text:span text:style-name="T581">경조휴가</text:span><text:span text:style-name="T582">,</text:span><text:span text:style-name="T580">출산휴가</text:span><text:span text:style-name="T582">,</text:span><text:span text:style-name="T581">육아휴직</text:span><text:span text:style-name="T582">,</text:span><text:span text:style-name="T581">남성출산휴가</text:span><text:span text:style-name="T579">,</text:span><text:span text:style-name="T581">노동절휴무</text:span></text:p>
            <text:p><text:span text:style-name="T583">보상</text:span><text:span text:style-name="T584">/</text:span><text:span text:style-name="T585">수당</text:span><text:span text:style-name="T586">/</text:span><text:span text:style-name="T587">지원</text:span><text:span text:style-name="T584">: </text:span><text:span text:style-name="T585">인센티브</text:span><text:span text:style-name="T584">,</text:span><text:span text:style-name="T585">사내대출</text:span><text:span text:style-name="T586">,</text:span><text:span text:style-name="T587">장기근속포상</text:span><text:span text:style-name="T586">,</text:span><text:span text:style-name="T587">명절선물</text:span><text:span text:style-name="T586">/</text:span><text:span text:style-name="T587">명절상여</text:span><text:span text:style-name="T586">,</text:span><text:span text:style-name="T587">야간교통비지급</text:span><text:span text:style-name="T586">,</text:span><text:span text:style-name="T585">휴가비</text:span><text:span text:style-name="T584">,</text:span><text:span text:style-name="T587">우리사주제도</text:span><text:span text:style-name="T584">,</text:span><text:span text:style-name="T587">복리후생지원</text:span></text:p>
            <text:p><text:span text:style-name="T588">편의</text:span><text:span text:style-name="T589">/</text:span><text:span text:style-name="T590">여가</text:span><text:span text:style-name="T589">/</text:span><text:span text:style-name="T591">건강</text:span><text:span text:style-name="T589">: </text:span><text:span text:style-name="T590">사내동호회</text:span><text:span text:style-name="T589">,</text:span><text:span text:style-name="T591">점심식사지원</text:span><text:span text:style-name="T592">,</text:span><text:span text:style-name="T591">휴양시설</text:span></text:p>
          </table:table-cell>
          <table:table-cell office:value-type="string" calcext:value-type="string">
            <text:p>모바일.App</text:p>
          </table:table-cell>
          <table:table-cell office:value-type="string" calcext:value-type="string">
            <text:p>여민기</text:p>
          </table:table-cell>
          <table:table-cell office:value-type="string" calcext:value-type="string">
            <text:p>중소기업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tel.co.kr</text:p>
          </table:table-cell>
          <table:table-cell office:value-type="string" calcext:value-type="string">
            <text:p>LTE Router / M2M Module / Modem/ 재난망 단말기 </text:p>
          </table:table-cell>
          <table:table-cell office:value-type="string" calcext:value-type="string">
            <text:p>경기 성남시 분당구 장미로 42 (야탑동, 야탑리더스) 6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8억</text:p>
          </table:table-cell>
        </table:table-row>
        <table:table-row table:style-name="ro5">
          <table:table-cell office:value-type="string" calcext:value-type="string">
            <text:p><text:a xlink:href="https://www.jobkorea.co.kr/Recruit/GI_Read/43722569?Oem_Code=C1&amp;logpath=1&amp;stext=C++&amp;listno=107" xlink:type="simple">(주)젬백스링크</text:a></text:p>
          </table:table-cell>
          <table:table-cell office:value-type="string" calcext:value-type="string">
            <text:p>(주)젬백스링크</text:p>
          </table:table-cell>
          <table:table-cell office:value-type="string" calcext:value-type="string">
            <text:p>[코스닥상장] Linux C/C++ 메시징솔루션개발 신입/경력 개발자 모집</text:p>
          </table:table-cell>
          <table:table-cell office:value-type="string" calcext:value-type="string">
            <text:p>신입<text:span text:style-name="T1">·경력 2년 ↑</text:span></text:p>
          </table:table-cell>
          <table:table-cell office:value-type="string" calcext:value-type="string">
            <text:p>초대졸이상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메시징 솔루션 서버개발 경험자</text:p>
            <text:p>이동통신사 개발 경험자</text:p>
            <text:p>Open Source 경험자 및 Core Network 시스템 개발 경험자</text:p>
            <text:p>DBMS 관련 경험자</text:p>
            <text:p>새로운 기술에 대해 관심이 많고, 자기개발을 위해 노력하시는 분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팀원</text:p>
          </table:table-cell>
          <table:table-cell office:value-type="string" calcext:value-type="string">
            <text:p>주 5일(월~금) 09:30~18:30</text:p>
          </table:table-cell>
          <table:table-cell office:value-type="string" calcext:value-type="string">
            <text:p>서울 영등포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3.08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office:value-type="string" calcext:value-type="string">
            <text:p><text:span text:style-name="T23">연금</text:span><text:span text:style-name="T24">/</text:span><text:span text:style-name="T25">보험</text:span><text:span text:style-name="T26">: </text:span><text:span text:style-name="T27">국민연금</text:span><text:span text:style-name="T24">,</text:span><text:span text:style-name="T25">고용보험</text:span><text:span text:style-name="T26">,</text:span><text:span text:style-name="T25">산재보험</text:span><text:span text:style-name="T26">,</text:span><text:span text:style-name="T27">건강보험</text:span><text:span text:style-name="T26">,</text:span><text:span text:style-name="T27">퇴직연금</text:span></text:p>
            <text:p><text:span text:style-name="T593">휴무</text:span><text:span text:style-name="T594">/</text:span><text:span text:style-name="T595">휴가</text:span><text:span text:style-name="T596">/</text:span><text:span text:style-name="T595">행사</text:span><text:span text:style-name="T594">: </text:span><text:span text:style-name="T595">주</text:span><text:span text:style-name="T596">5</text:span><text:span text:style-name="T597">일제</text:span><text:span text:style-name="T594">,</text:span><text:span text:style-name="T597">연차제도</text:span><text:span text:style-name="T594">,</text:span><text:span text:style-name="T597">경조휴가</text:span><text:span text:style-name="T594">,</text:span><text:span text:style-name="T597">반차제도</text:span><text:span text:style-name="T594">,</text:span><text:span text:style-name="T595">출산휴가</text:span><text:span text:style-name="T594">,</text:span><text:span text:style-name="T595">육아휴직</text:span><text:span text:style-name="T594">,</text:span><text:span text:style-name="T597">남성출산휴가</text:span><text:span text:style-name="T596">,</text:span><text:span text:style-name="T597">창립일행사</text:span><text:span text:style-name="T596">,</text:span><text:span text:style-name="T597">워크샵</text:span><text:span text:style-name="T596">/MT,</text:span><text:span text:style-name="T595">체육대회</text:span><text:span text:style-name="T594">,</text:span><text:span text:style-name="T597">야유횜</text:span></text:p>
            <text:p><text:span text:style-name="T598">보상</text:span><text:span text:style-name="T599">/</text:span><text:span text:style-name="T600">수당</text:span><text:span text:style-name="T599">/</text:span><text:span text:style-name="T600">지원</text:span><text:span text:style-name="T599">: </text:span><text:span text:style-name="T600">퇴직금</text:span><text:span text:style-name="T599">,</text:span><text:span text:style-name="T601">경조금</text:span><text:span text:style-name="T599">,</text:span><text:span text:style-name="T600">정기보너스</text:span><text:span text:style-name="T602">,</text:span><text:span text:style-name="T601">자녀교육비</text:span><text:span text:style-name="T602">,</text:span><text:span text:style-name="T601">사내대출</text:span><text:span text:style-name="T602">,</text:span><text:span text:style-name="T601">장기근속포상</text:span><text:span text:style-name="T599">,</text:span><text:span text:style-name="T601">우수사원포상제도</text:span><text:span text:style-name="T599">,</text:span><text:span text:style-name="T601">가족의료비지원</text:span><text:span text:style-name="T602">,</text:span><text:span text:style-name="T600">임직원교육비</text:span><text:span text:style-name="T599">,</text:span><text:span text:style-name="T600">자기개발지원</text:span><text:span text:style-name="T602">,</text:span><text:span text:style-name="T601">장기근속수당</text:span><text:span text:style-name="T602">,</text:span><text:span text:style-name="T600">명절선물</text:span><text:span text:style-name="T599">/</text:span><text:span text:style-name="T601">명절상여</text:span><text:span text:style-name="T599">,</text:span><text:span text:style-name="T600">주차지원</text:span><text:span text:style-name="T599">,</text:span><text:span text:style-name="T600">야간교통비지급</text:span><text:span text:style-name="T602">,</text:span><text:span text:style-name="T601">도서구입비지원</text:span><text:span text:style-name="T602">,</text:span><text:span text:style-name="T601">임직원할인</text:span></text:p>
            <text:p><text:span text:style-name="T603">사내제도</text:span><text:span text:style-name="T604">/</text:span><text:span text:style-name="T605">성장</text:span><text:span text:style-name="T606">: </text:span><text:span text:style-name="T607">신입사원교육</text:span><text:span text:style-name="T604">,</text:span><text:span text:style-name="T605">직무능력향상교육</text:span><text:span text:style-name="T604">,</text:span><text:span text:style-name="T607">리더쉽강화교육</text:span></text:p>
            <text:p><text:span text:style-name="T23">사내시설</text:span><text:span text:style-name="T24">: </text:span><text:span text:style-name="T25">휴식공간</text:span><text:span text:style-name="T26">,</text:span><text:span text:style-name="T27">카페테리아</text:span><text:span text:style-name="T24">,</text:span><text:span text:style-name="T25">사내도서관</text:span><text:span text:style-name="T26">,</text:span><text:span text:style-name="T25">사내정원</text:span><text:span text:style-name="T26">,</text:span><text:span text:style-name="T27">주차장</text:span><text:span text:style-name="T26">,</text:span><text:span text:style-name="T27">흡연공간</text:span></text:p>
            <text:p><text:span text:style-name="T608">편의</text:span><text:span text:style-name="T609">/</text:span><text:span text:style-name="T610">여가</text:span><text:span text:style-name="T611">/</text:span><text:span text:style-name="T612">건강</text:span><text:span text:style-name="T609">: </text:span><text:span text:style-name="T610">사내동호회</text:span><text:span text:style-name="T609">,</text:span><text:span text:style-name="T610">건강검진</text:span><text:span text:style-name="T611">,</text:span><text:span text:style-name="T610">저녁식사지원</text:span><text:span text:style-name="T611">,</text:span><text:span text:style-name="T612">아침식사지원</text:span><text:span text:style-name="T611">,</text:span><text:span text:style-name="T612">휴양시설</text:span>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상재,황정일</text:p>
          </table:table-cell>
          <table:table-cell office:value-type="string" calcext:value-type="string">
            <text:p>중소기업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gemvaxlink.com/" xlink:type="simple">www.gemvaxlink.com</text:a></text:p>
          </table:table-cell>
          <table:table-cell office:value-type="string" calcext:value-type="string">
            <text:p>해외명품, 무선인터넷솔루션 개발 </text:p>
          </table:table-cell>
          <table:table-cell office:value-type="string" calcext:value-type="string">
            <text:p>서울 영등포구 영등포로 272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1000억</text:p>
          </table:table-cell>
        </table:table-row>
        <table:table-row table:style-name="ro20">
          <table:table-cell office:value-type="string" calcext:value-type="string">
            <text:p><text:a xlink:href="https://www.jobkorea.co.kr/Recruit/GI_Read/43716636?Oem_Code=C1&amp;logpath=1&amp;stext=C++&amp;listno=120" xlink:type="simple">에스넷아이씨티(주)</text:a></text:p>
          </table:table-cell>
          <table:table-cell office:value-type="string" calcext:value-type="string">
            <text:p>에스넷아이씨티(주)</text:p>
          </table:table-cell>
          <table:table-cell office:value-type="string" calcext:value-type="string">
            <text:p>[기술연구소] 5G 시스템 개발자 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영어능력 우수자</text:p>
            <text:p>동종업계 경력자 및 관련학과 졸업자</text:p>
            <text:p>커뮤니케이션 능력 및 끈기</text:p>
          </table:table-cell>
          <table:table-cell office:value-type="string" calcext:value-type="string">
            <text:p>회사내규에 따름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경기 성남시</text:p>
          </table:table-cell>
          <table:table-cell office:value-type="string" calcext:value-type="string">
            <text:p>서류전형 &gt; 1차면접 &gt; 2차면접 &gt; 임원면접 &gt; 최종합격</text:p>
          </table:table-cell>
          <table:table-cell office:value-type="string" calcext:value-type="string">
            <text:p>2024.02.06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허위사실이 발견될 경우 채용이 취소될 수 있습니다.</text:p>
          </table:table-cell>
          <table:table-cell office:value-type="string" calcext:value-type="string">
            <text:p><text:span text:style-name="T23">연금</text:span><text:span text:style-name="T24">/</text:span><text:span text:style-name="T25">보험</text:span><text:span text:style-name="T26">: </text:span><text:span text:style-name="T27">국민연금</text:span><text:span text:style-name="T24">,</text:span><text:span text:style-name="T25">고용보험</text:span><text:span text:style-name="T26">,</text:span><text:span text:style-name="T25">산재보험</text:span><text:span text:style-name="T26">,</text:span><text:span text:style-name="T27">건강보험</text:span><text:span text:style-name="T26">,</text:span><text:span text:style-name="T27">퇴직연금</text:span></text:p>
            <text:p><text:span text:style-name="T613">휴무</text:span><text:span text:style-name="T614">/</text:span><text:span text:style-name="T615">휴가</text:span><text:span text:style-name="T614">/</text:span><text:span text:style-name="T616">행사</text:span><text:span text:style-name="T614">: </text:span><text:span text:style-name="T615">주</text:span><text:span text:style-name="T614">5</text:span><text:span text:style-name="T616">일제</text:span><text:span text:style-name="T617">,</text:span><text:span text:style-name="T616">정기휴가</text:span><text:span text:style-name="T617">,</text:span><text:span text:style-name="T616">포상휴가</text:span><text:span text:style-name="T614">,</text:span><text:span text:style-name="T616">출산휴가</text:span><text:span text:style-name="T617">,</text:span><text:span text:style-name="T616">창립일휴무</text:span><text:span text:style-name="T617">,</text:span><text:span text:style-name="T616">워크샵</text:span><text:span text:style-name="T617">/MT,</text:span><text:span text:style-name="T616">주말휴무</text:span></text:p>
            <text:p><text:span text:style-name="T618">보상</text:span><text:span text:style-name="T619">/</text:span><text:span text:style-name="T620">수당</text:span><text:span text:style-name="T619">/</text:span><text:span text:style-name="T621">지원</text:span><text:span text:style-name="T619">: </text:span><text:span text:style-name="T620">퇴직금</text:span><text:span text:style-name="T619">,</text:span><text:span text:style-name="T621">경조금</text:span><text:span text:style-name="T622">,</text:span><text:span text:style-name="T621">자격증수당</text:span><text:span text:style-name="T622">,</text:span><text:span text:style-name="T621">도서구입비지원</text:span><text:span text:style-name="T619">,</text:span><text:span text:style-name="T621">성과급</text:span><text:span text:style-name="T622">,</text:span><text:span text:style-name="T621">복리후생지원</text:span><text:span text:style-name="T619">,</text:span><text:span text:style-name="T621">회식비지원</text:span></text:p>
            <text:p><text:span text:style-name="T492">사내시설</text:span><text:span text:style-name="T493">: </text:span><text:span text:style-name="T494">쾌적한업무공간</text:span></text:p>
          </table:table-cell>
          <table:table-cell office:value-type="string" calcext:value-type="string">
            <text:p>컴퓨터시스템 통합 자문 및 구축 서비스업</text:p>
          </table:table-cell>
          <table:table-cell office:value-type="string" calcext:value-type="string">
            <text:p>김정순</text:p>
          </table:table-cell>
          <table:table-cell office:value-type="string" calcext:value-type="string">
            <text:p>중소기업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ww.snetict.co.kr</text:p>
          </table:table-cell>
          <table:table-cell office:value-type="string" calcext:value-type="string">
            <text:p>정보통신시스템 설치운영,소프트웨어 개발/정보통신공사/컴...</text:p>
          </table:table-cell>
          <table:table-cell office:value-type="string" calcext:value-type="string">
            <text:p>서울 송파구 법원로11길 25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241억 2,000만원</text:p>
          </table:table-cell>
        </table:table-row>
        <table:table-row table:style-name="ro5">
          <table:table-cell office:value-type="string" calcext:value-type="string">
            <text:p><text:a xlink:href="https://www.jobkorea.co.kr/Recruit/GI_Read/43688029?Oem_Code=C1&amp;logpath=1&amp;stext=C++&amp;listno=152" xlink:type="simple">포인트아이(주)</text:a></text:p>
          </table:table-cell>
          <table:table-cell office:value-type="string" calcext:value-type="string">
            <text:p>포인트아이(주)</text:p>
          </table:table-cell>
          <table:table-cell office:value-type="string" calcext:value-type="string">
            <text:p>[신입/경력] 이동통신 사업자 ICT 시스템 개발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초대졸이상(졸업예정자 가능)</text:p>
          </table:table-cell>
          <table:table-cell office:value-type="string" calcext:value-type="string">
            <text:p>정규직</text:p>
          </table:table-cell>
          <table:table-cell office:value-type="string" calcext:value-type="string">
            <text:p>관련 자격증 보유</text:p>
            <text:p>ICT 유관업무 경력자</text:p>
            <text:p>자격증:정보처리기사 및 SCJP 등</text:p>
            <text:p>전산학/컴퓨터공학,응용소프트웨어공학,정보/통신공학 등 IT관련</text:p>
          </table:table-cell>
          <table:table-cell office:value-type="string" calcext:value-type="string">
            <text:p>연봉 3,500만원 이상</text:p>
          </table:table-cell>
          <table:table-cell office:value-type="string" calcext:value-type="string">
            <text:p>사원/팀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강남구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2.29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23">연금</text:span><text:span text:style-name="T24">/</text:span><text:span text:style-name="T25">보험</text:span><text:span text:style-name="T26">: </text:span><text:span text:style-name="T27">국민연금</text:span><text:span text:style-name="T24">,</text:span><text:span text:style-name="T25">고용보험</text:span><text:span text:style-name="T26">,</text:span><text:span text:style-name="T25">산재보험</text:span><text:span text:style-name="T26">,</text:span><text:span text:style-name="T27">건강보험</text:span><text:span text:style-name="T26">,</text:span><text:span text:style-name="T27">퇴직연금</text:span></text:p>
            <text:p><text:span text:style-name="T623">휴무</text:span><text:span text:style-name="T624">/</text:span><text:span text:style-name="T625">휴가</text:span><text:span text:style-name="T626">/</text:span><text:span text:style-name="T627">행사</text:span><text:span text:style-name="T626">: </text:span><text:span text:style-name="T625">주</text:span><text:span text:style-name="T626">5</text:span><text:span text:style-name="T627">일제</text:span><text:span text:style-name="T624">,</text:span><text:span text:style-name="T627">연차제도</text:span><text:span text:style-name="T624">,</text:span><text:span text:style-name="T627">경조휴가</text:span><text:span text:style-name="T624">,</text:span><text:span text:style-name="T627">반차제도</text:span><text:span text:style-name="T624">,</text:span><text:span text:style-name="T627">위로휴가</text:span><text:span text:style-name="T624">,</text:span><text:span text:style-name="T625">리프레시휴가</text:span><text:span text:style-name="T624">,</text:span><text:span text:style-name="T627">출산휴가</text:span><text:span text:style-name="T626">,</text:span><text:span text:style-name="T625">생일휴가</text:span><text:span text:style-name="T626">,</text:span><text:span text:style-name="T625">노동절휴무</text:span><text:span text:style-name="T624">,</text:span><text:span text:style-name="T625">창립기념일휴무</text:span><text:span text:style-name="T626">,</text:span><text:span text:style-name="T625">법정근로휴무</text:span></text:p>
            <text:p><text:span text:style-name="T628">보상</text:span><text:span text:style-name="T629">/</text:span><text:span text:style-name="T630">수당</text:span><text:span text:style-name="T629">/</text:span><text:span text:style-name="T631">지원</text:span><text:span text:style-name="T629">: </text:span><text:span text:style-name="T631">경조금</text:span><text:span text:style-name="T632">,</text:span><text:span text:style-name="T630">야간근로수당</text:span><text:span text:style-name="T629">,</text:span><text:span text:style-name="T630">휴일근로수당</text:span><text:span text:style-name="T629">,</text:span><text:span text:style-name="T630">특허등록포상</text:span><text:span text:style-name="T629">,</text:span><text:span text:style-name="T630">우수사원포상</text:span><text:span text:style-name="T629">,</text:span><text:span text:style-name="T630">야간교통지원</text:span><text:span text:style-name="T629">,</text:span><text:span text:style-name="T630">국내</text:span><text:span text:style-name="T632">/</text:span><text:span text:style-name="T630">외출장지원</text:span><text:span text:style-name="T632">,</text:span><text:span text:style-name="T630">프로젝트경비지원</text:span><text:span text:style-name="T632">,</text:span><text:span text:style-name="T630">명절선물</text:span><text:span text:style-name="T632">,</text:span><text:span text:style-name="T630">리프레시휴가지원</text:span></text:p>
            <text:p><text:span text:style-name="T633">사내제도</text:span><text:span text:style-name="T634">/</text:span><text:span text:style-name="T635">성장</text:span><text:span text:style-name="T636">: </text:span><text:span text:style-name="T637">주</text:span><text:span text:style-name="T636">40</text:span><text:span text:style-name="T637">시간</text:span></text:p>
            <text:p><text:span text:style-name="T638">편의</text:span><text:span text:style-name="T639">/</text:span><text:span text:style-name="T640">여가</text:span><text:span text:style-name="T639">/</text:span><text:span text:style-name="T641">건강</text:span><text:span text:style-name="T639">: </text:span><text:span text:style-name="T640">건강검진</text:span><text:span text:style-name="T639">-2</text:span><text:span text:style-name="T641">년</text:span><text:span text:style-name="T642">(40</text:span><text:span text:style-name="T640">세미만</text:span><text:span text:style-name="T642">)/1</text:span><text:span text:style-name="T641">회</text:span><text:span text:style-name="T642">,</text:span><text:span text:style-name="T641">저녁식사지원</text:span><text:span text:style-name="T642">,</text:span><text:span text:style-name="T641">리조트제휴</text:span></text:p>
            <text:p><text:span text:style-name="T643">교육</text:span><text:span text:style-name="T644">: </text:span><text:span text:style-name="T645">법정의무교육</text:span><text:span text:style-name="T646">,</text:span><text:span text:style-name="T647">직무관련교육</text:span><text:span text:style-name="T644">,</text:span><text:span text:style-name="T645">도서구입지원</text:span><text:span text:style-name="T646">,</text:span><text:span text:style-name="T647">온라인교육지원</text:span><text:span text:style-name="T644">,</text:span><text:span text:style-name="T647">워크샵</text:span></text:p>
          </table:table-cell>
          <table:table-cell office:value-type="string" calcext:value-type="string">
            <text:p>네트워크.통신서비스</text:p>
          </table:table-cell>
          <table:table-cell office:value-type="string" calcext:value-type="string">
            <text:p>이봉문</text:p>
          </table:table-cell>
          <table:table-cell office:value-type="string" calcext:value-type="string">
            <text:p>중소기업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ww.pointi.com</text:p>
          </table:table-cell>
          <table:table-cell office:value-type="string" calcext:value-type="string">
            <text:p>소프트웨어개발및공급업</text:p>
          </table:table-cell>
          <table:table-cell office:value-type="string" calcext:value-type="string">
            <text:p>서울 강남구 언주로148길 19 (논현동, 청호빌딩) 5층</text:p>
          </table:table-cell>
          <table:table-cell office:value-type="float" office:value="5013" calcext:value-type="float">
            <text:p>5013</text:p>
          </table:table-cell>
          <table:table-cell office:value-type="float" office:value="0" calcext:value-type="float">
            <text:p>0</text:p>
          </table:table-cell>
        </table:table-row>
        <table:table-row table:style-name="ro20">
          <table:table-cell office:value-type="string" calcext:value-type="string">
            <text:p><text:a xlink:href="https://www.jobkorea.co.kr/Recruit/GI_Read/43687345?Oem_Code=C1&amp;logpath=1&amp;stext=C++&amp;listno=154" xlink:type="simple">BIMPeers</text:a></text:p>
          </table:table-cell>
          <table:table-cell office:value-type="string" calcext:value-type="string">
            <text:p>BIMPeers</text:p>
          </table:table-cell>
          <table:table-cell office:value-type="string" calcext:value-type="string">
            <text:p>[신입] SW개발 엔지니어 채용</text:p>
          </table:table-cell>
          <table:table-cell office:value-type="string" calcext:value-type="string">
            <text:p>신입</text:p>
          </table:table-cell>
          <table:table-cell office:value-type="string" calcext:value-type="string">
            <text:p>대졸이상(졸업예정자 가능)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컴퓨터/시스템공학, 건축/건설관련 학과</text:p>
            <text:p>정보처리관련 자격증</text:p>
            <text:p>배움에 대한 열정이 있고 함께 성장해 나갈 수 있는 분</text:p>
            <text:p>적극적, 긍정적 협업 마인드 있는 분</text:p>
          </table:table-cell>
          <table:table-cell office:value-type="string" calcext:value-type="string">
            <text:p>면접 후 결정</text:p>
          </table:table-cell>
          <table:table-cell office:value-type="string" calcext:value-type="string">
            <text:p>사원</text:p>
          </table:table-cell>
          <table:table-cell office:value-type="string" calcext:value-type="string">
            <text:p>주 5일(월~금) 09:00~18:00</text:p>
          </table:table-cell>
          <table:table-cell office:value-type="string" calcext:value-type="string">
            <text:p>서울시 서초구</text:p>
          </table:table-cell>
          <table:table-cell office:value-type="string" calcext:value-type="string">
            <text:p>서류전형 &gt; 면접전형 &gt; 최종합격</text:p>
          </table:table-cell>
          <table:table-cell office:value-type="string" calcext:value-type="string">
            <text:p>2024.02.04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이력서,포트폴리오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23">매월</text:span><text:span text:style-name="T24"> </text:span><text:span text:style-name="T25">도서</text:span><text:span text:style-name="T26">,</text:span><text:span text:style-name="T27">운동</text:span><text:span text:style-name="T24">,</text:span><text:span text:style-name="T25">병원</text:span><text:span text:style-name="T26">,</text:span><text:span text:style-name="T25">공연등</text:span><text:span text:style-name="T26"> </text:span><text:span text:style-name="T27">자기계발비</text:span><text:span text:style-name="T26"> </text:span><text:span text:style-name="T27">제공</text:span></text:p>
            <text:p><text:span text:style-name="T472">업무에</text:span><text:span text:style-name="T473"> </text:span><text:span text:style-name="T474">필요한</text:span><text:span text:style-name="T473"> </text:span><text:span text:style-name="T474">프로그래밍</text:span><text:span text:style-name="T473"> </text:span><text:span text:style-name="T475">전공</text:span><text:span text:style-name="T473"> </text:span><text:span text:style-name="T475">서적</text:span><text:span text:style-name="T476"> </text:span><text:span text:style-name="T474">제공</text:span></text:p>
            <text:p><text:span text:style-name="T65">매월</text:span><text:span text:style-name="T66"> </text:span><text:span text:style-name="T67">마지막주</text:span><text:span text:style-name="T68"> </text:span><text:span text:style-name="T69">금요일</text:span><text:span text:style-name="T68"> </text:span><text:span text:style-name="T69">오전근무</text:span></text:p>
            <text:p><text:span text:style-name="T648">자율연차사용</text:span><text:span text:style-name="T649"> </text:span><text:span text:style-name="T650">및</text:span><text:span text:style-name="T651"> </text:span><text:span text:style-name="T650">자율복장</text:span></text:p>
            <text:p><text:span text:style-name="T5">생일</text:span><text:span text:style-name="T6"> </text:span><text:span text:style-name="T7">선물</text:span><text:span text:style-name="T8"> </text:span><text:span text:style-name="T7">제공</text:span></text:p>
          </table:table-cell>
          <table:table-cell office:value-type="string" calcext:value-type="string">
            <text:p>솔루션.SI.CRM.ERP</text:p>
          </table:table-cell>
          <table:table-cell office:value-type="string" calcext:value-type="string">
            <text:p>김경</text:p>
          </table:table-cell>
          <table:table-cell office:value-type="string" calcext:value-type="string">
            <text:p>중소기업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ww.bimpeers.com</text:p>
          </table:table-cell>
          <table:table-cell office:value-type="string" calcext:value-type="string">
            <text:p>프로젝트 정보 관리 시스템개발, 건축설계지원도구 개발, 모바...</text:p>
          </table:table-cell>
          <table:table-cell office:value-type="string" calcext:value-type="string">
            <text:p>서울 서초구 서운로 26-1 (서초동, 보일빌딩) 501호, 601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억 2천만</text:p>
          </table:table-cell>
        </table:table-row>
        <table:table-row table:style-name="ro10">
          <table:table-cell office:value-type="string" calcext:value-type="string">
            <text:p><text:a xlink:href="https://www.jobkorea.co.kr/Recruit/GI_Read/43646599?Oem_Code=C1&amp;logpath=1&amp;stext=C++&amp;listno=187" xlink:type="simple">(주)로엔</text:a></text:p>
          </table:table-cell>
          <table:table-cell office:value-type="string" calcext:value-type="string">
            <text:p>(주)로엔</text:p>
          </table:table-cell>
          <table:table-cell office:value-type="string" calcext:value-type="string">
            <text:p>2024 로엔 신입/경력사원모집</text:p>
          </table:table-cell>
          <table:table-cell office:value-type="string" calcext:value-type="string">
            <text:p>신입<text:span text:style-name="T1">·경력</text:span></text:p>
          </table:table-cell>
          <table:table-cell office:value-type="string" calcext:value-type="string">
            <text:p>학력무관</text:p>
          </table:table-cell>
          <table:table-cell office:value-type="string" calcext:value-type="string">
            <text:p>정규직 수습기간 3개월</text:p>
          </table:table-cell>
          <table:table-cell office:value-type="string" calcext:value-type="string">
            <text:p>전기/전자공학, 컴퓨터/시스템공학 등 공학계열</text:p>
            <text:p>프로그래밍언어 가능자(C,C#,C++의 이해 및 구현)</text:p>
            <text:p>PLC프로그래밍 및 3D 운용 가능자(솔리드윅스 등)</text:p>
            <text:p>영어가능자</text:p>
          </table:table-cell>
          <table:table-cell office:value-type="string" calcext:value-type="string">
            <text:p>연봉 3,500만원</text:p>
          </table:table-cell>
          <table:table-cell office:value-type="string" calcext:value-type="string">
            <text:p>엔지니어</text:p>
          </table:table-cell>
          <table:table-cell office:value-type="string" calcext:value-type="string">
            <text:p>주 5일(월~금) 09:00~</text:p>
          </table:table-cell>
          <table:table-cell office:value-type="string" calcext:value-type="string">
            <text:p>경기 일산</text:p>
          </table:table-cell>
          <table:table-cell office:value-type="string" calcext:value-type="string">
            <text:p>서류전형 &gt; 1차면접 &gt; 2차면접 &gt; 최종합격</text:p>
          </table:table-cell>
          <table:table-cell office:value-type="string" calcext:value-type="string">
            <text:p>2024.01.25</text:p>
          </table:table-cell>
          <table:table-cell office:value-type="string" calcext:value-type="string">
            <text:p>잡코리아 입사지원</text:p>
          </table:table-cell>
          <table:table-cell office:value-type="string" calcext:value-type="string">
            <text:p>잡코리아 이력서</text:p>
          </table:table-cell>
          <table:table-cell office:value-type="string" calcext:value-type="string">
            <text:p>입사지원 서류에 허위사실이 발견될 경우, 채용확정 이후라도 채용이 취소될 수 있습니다.</text:p>
          </table:table-cell>
          <table:table-cell office:value-type="string" calcext:value-type="string">
            <text:p><text:span text:style-name="T652">매년우수사원포상</text:span><text:span text:style-name="T653">,PJ</text:span><text:span text:style-name="T654">별인센티브지급</text:span><text:span text:style-name="T655">,</text:span><text:span text:style-name="T654">차량지원</text:span><text:span text:style-name="T653">or</text:span><text:span text:style-name="T656">차량지원금지급</text:span><text:span text:style-name="T655">,</text:span><text:span text:style-name="T656">출산지원금지급</text:span><text:span text:style-name="T653">,</text:span><text:span text:style-name="T654">근속포상금및해외여행지원</text:span><text:span text:style-name="T653">,</text:span><text:span text:style-name="T654">가족외식비지급</text:span><text:span text:style-name="T655">,</text:span><text:span text:style-name="T654">명절상여및여름휴가비지급</text:span><text:span text:style-name="T653">,</text:span><text:span text:style-name="T656">퇴직연금및</text:span><text:span text:style-name="T655">4</text:span><text:span text:style-name="T654">대보험</text:span></text:p>
          </table:table-cell>
          <table:table-cell office:value-type="string" calcext:value-type="string">
            <text:p>기계.기계설비</text:p>
          </table:table-cell>
          <table:table-cell office:value-type="string" calcext:value-type="string">
            <text:p>김상락</text:p>
          </table:table-cell>
          <table:table-cell office:value-type="string" calcext:value-type="string">
            <text:p>중소기업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ww.ro-en.co.kr</text:p>
          </table:table-cell>
          <table:table-cell office:value-type="string" calcext:value-type="string">
            <text:p>산업용로봇,Robot자동화,공장자동화,비젼시스템,자율주행로...</text:p>
          </table:table-cell>
          <table:table-cell office:value-type="string" calcext:value-type="string">
            <text:p>경기 파주시 산남로231번가길 59-11 (산남동) 본사/기술연구소</text:p>
          </table:table-cell>
          <table:table-cell office:value-type="float" office:value="4255" calcext:value-type="float">
            <text:p>425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wiss"/>
    <style:font-face style:name="Noto Sans CJK KR2" svg:font-family="'Noto Sans CJK KR'" style:font-family-generic="system" style:font-pitch="variable"/>
    <style:font-face style:name="Noto Serif CJK KR" svg:font-family="'Noto Serif CJK KR'" style:font-family-generic="roman"/>
    <style:font-face style:name="돋움" svg:font-family="돋움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2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81">
      <number:minutes number:style="long"/>
      <number:text>:</number:text>
      <number:seconds number:style="long" number:decimal-places="1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9">
      <number:minutes number:style="long"/>
      <number:text>:</number:text>
      <number:seconds number:style="long"/>
    </number:time-style>
    <number:number-style style:name="N178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6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₩</number:text>
      <number:fill-character> </number:fill-character>
      <number:text>-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date-style style:name="N170">
      <number:year number:style="long"/>
      <number:text>/</number:text>
      <number:month number:style="long"/>
      <number:text>/</number:text>
      <number:day number:style="long"/>
    </number:date-style>
    <number:time-style style:name="N169">
      <number:hours/>
      <number:text>시</number:text>
      <number:minutes number:style="long"/>
      <number:text>분</number:text>
      <number:seconds number:style="long"/>
      <number:text>초</number:text>
    </number:time-style>
    <number:time-style style:name="N168">
      <number:hours/>
      <number:text>시</number:text>
      <number:minutes number:style="long"/>
      <number:text>분</number:text>
    </number:time-style>
    <number:date-style style:name="N167">
      <number:year number:style="long"/>
      <number:text>년 </number:text>
      <number:month number:style="long"/>
      <number:text>월 </number:text>
      <number:day number:style="long"/>
      <number:text>일</number:text>
    </number:date-style>
    <number:date-style style:name="N166">
      <number:month number:style="long"/>
      <number:text>-</number:text>
      <number:day number:style="long"/>
      <number:text>-</number:text>
      <number:year/>
    </number:date-style>
    <number:date-style style:name="N165">
      <number:month number:style="long"/>
      <number:text>-</number:text>
      <number:day number:style="long"/>
    </number:date-style>
    <number:date-style style:name="N164">
      <number:year number:style="long"/>
      <number:text>年 </number:text>
      <number:month number:style="long"/>
      <number:text>月 </number:text>
      <number:day number:style="long"/>
      <number:text>日</number:text>
    </number:date-style>
    <number:currency-style style:name="N16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 number:style="long"/>
      <number:text>-</number:text>
      <number:month number:textual="true"/>
    </number:date-style>
    <number:date-style style:name="N152">
      <number:day number:style="long"/>
      <number:text>-</number:text>
      <number:month number:textual="true"/>
      <number:text>-</number:text>
      <number:year/>
    </number:date-style>
    <number:number-style style:name="N151P0" style:volatile="true">
      <number:text>₩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0P0" style:volatile="true">
      <number:text>₩</number:text>
      <number:number number:decimal-places="2" number:min-decimal-places="2" number:min-integer-digits="1" number:grouping="true"/>
    </number:number-style>
    <number:number-style style:name="N150">
      <number:text>-₩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48P0" style:volatile="true">
      <number:text>₩</number:text>
      <number:number number:decimal-places="0" number:min-decimal-places="0" number:min-integer-digits="1" number:grouping="true"/>
    </number:number-style>
    <number:number-style style:name="N148">
      <number:text>-₩</number:text>
      <number:number number:decimal-places="0" number:min-decimal-places="0" number:min-integer-digits="1" number:grouping="true"/>
      <style:map style:condition="value()&gt;=0" style:apply-style-name="N148P0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2:42:21.257054616</meta:creation-date>
    <dc:date>2024-01-19T11:55:11.185863975</dc:date>
    <meta:editing-duration>PT1H28M58S</meta:editing-duration>
    <meta:editing-cycles>4</meta:editing-cycles>
    <meta:generator>LibreOffice/7.3.7.2$Linux_X86_64 LibreOffice_project/30$Build-2</meta:generator>
    <meta:document-statistic meta:table-count="1" meta:cell-count="1586" meta:object-count="0"/>
  </office:meta>
</office:document-meta>
</file>